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3.353cm"/>
    </style:style>
    <style:style style:name="co4" style:family="table-column">
      <style:table-column-properties fo:break-before="auto" style:column-width="6.907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3.066cm"/>
    </style:style>
    <style:style style:name="co7" style:family="table-column">
      <style:table-column-properties fo:break-before="auto" style:column-width="3.239cm"/>
    </style:style>
    <style:style style:name="co10" style:family="table-column">
      <style:table-column-properties fo:break-before="auto" style:column-width="3.468cm"/>
    </style:style>
    <style:style style:name="co11" style:family="table-column">
      <style:table-column-properties fo:break-before="auto" style:column-width="3.295cm"/>
    </style:style>
    <style:style style:name="ro7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1.402cm" fo:break-before="auto" style:use-optimal-row-height="false"/>
    </style:style>
    <style:style style:name="ro8" style:family="table-row">
      <style:table-row-properties style:row-height="0.132cm" fo:break-before="auto" style:use-optimal-row-height="false"/>
    </style:style>
    <style:style style:name="ro9" style:family="table-row">
      <style:table-row-properties style:row-height="0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0" style:family="table-cell" style:parent-style-name="Default" style:data-style-name="N100">
      <style:table-cell-properties style:rotation-align="none"/>
    </style:style>
    <style:style style:name="ce151" style:family="table-cell" style:parent-style-name="Excel_20_Built-in_20_Comma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2" style:family="table-cell" style:parent-style-name="Excel_20_Built-in_20_Comma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 style:data-style-name="N4">
      <style:table-cell-properties style:rotation-align="none"/>
    </style:style>
    <style:style style:name="ce154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5" style:family="table-cell" style:parent-style-name="Default" style:data-style-name="N36">
      <style:table-cell-properties style:rotation-align="none"/>
    </style:style>
    <style:style style:name="ce285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6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8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9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4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6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7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8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9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2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7" style:family="table-cell" style:parent-style-name="Default">
      <style:table-cell-properties fo:border-bottom="none" fo:border-left="none" fo:border-right="none" fo:border-top="0.06pt solid #000000"/>
    </style:style>
    <style:style style:name="ce328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2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7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8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9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3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8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1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3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5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76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77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2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3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5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1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 style:data-style-name="N11"/>
    <style:style style:name="ce400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1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3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7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8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9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Excel_20_Built-in_20_Percent" style:data-style-name="N11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2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413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4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2" style:family="table-cell" style:parent-style-name="Default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4" style:family="table-cell" style:parent-style-name="Default" style:data-style-name="N100">
      <style:table-cell-properties style:rotation-align="none"/>
    </style:style>
    <style:style style:name="ce185" style:family="table-cell" style:parent-style-name="Excel_20_Built-in_20_Comma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6" style:family="table-cell" style:parent-style-name="Excel_20_Built-in_20_Comma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 style:data-style-name="N4">
      <style:table-cell-properties style:rotation-align="none"/>
    </style:style>
    <style:style style:name="ce188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9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8" table:number-columns-repeated="4" table:default-cell-style-name="Default"/>
        <table:table-column table:style-name="co8" table:default-cell-style-name="ce399"/>
        <table:table-column table:style-name="co8" table:number-columns-repeated="1011" table:default-cell-style-name="Default"/>
        <table:table-row table:style-name="ro3">
          <table:table-cell table:number-columns-repeated="1024"/>
        </table:table-row>
        <table:table-row table:style-name="ro5">
          <table:table-cell table:style-name="ce285" office:value-type="string" calcext:value-type="string">
            <text:p>AUDITORIA DE CADA Y BANCOS</text:p>
          </table:table-cell>
          <table:table-cell table:style-name="ce306" table:number-columns-repeated="11"/>
          <table:table-cell table:style-name="ce400"/>
          <table:table-cell table:style-name="ce413"/>
          <table:table-cell table:style-name="ce423" table:number-columns-repeated="1010"/>
        </table:table-row>
        <table:table-row table:style-name="ro3">
          <table:table-cell table:style-name="ce286" table:number-columns-repeated="12"/>
          <table:table-cell table:style-name="ce401"/>
          <table:table-cell table:style-name="ce414" table:number-columns-repeated="1011"/>
        </table:table-row>
        <table:table-row table:style-name="ro3">
          <table:table-cell table:style-name="ce287" office:value-type="string" calcext:value-type="string">
            <text:p>Cliente:</text:p>
          </table:table-cell>
          <table:table-cell table:style-name="ce307" office:value-type="string" calcext:value-type="string">
            <text:p>TELSOTERRA S.A</text:p>
          </table:table-cell>
          <table:table-cell table:style-name="ce328" table:number-columns-repeated="7"/>
          <table:table-cell table:style-name="ce378" office:value-type="string" calcext:value-type="string">
            <text:p>P/T:</text:p>
          </table:table-cell>
          <table:table-cell table:style-name="ce386"/>
          <table:table-cell table:style-name="ce393"/>
          <table:table-cell table:style-name="ce402" table:number-columns-spanned="2" table:number-rows-spanned="1"/>
          <table:covered-table-cell table:style-name="ce415"/>
          <table:table-cell table:style-name="ce424" table:number-columns-repeated="1010"/>
        </table:table-row>
        <table:table-row table:style-name="ro3">
          <table:table-cell table:style-name="ce288" office:value-type="string" calcext:value-type="string">
            <text:p>Sección:</text:p>
          </table:table-cell>
          <table:table-cell table:style-name="ce308" office:value-type="string" calcext:value-type="string">
            <text:p>Fase 2 – Ejecución</text:p>
          </table:table-cell>
          <table:table-cell table:style-name="ce329" table:number-columns-repeated="7"/>
          <table:table-cell table:style-name="ce379" office:value-type="string" calcext:value-type="string">
            <text:p>Preparado por:</text:p>
          </table:table-cell>
          <table:table-cell table:style-name="ce387"/>
          <table:table-cell table:style-name="ce394"/>
          <table:table-cell table:style-name="ce403" office:value-type="string" calcext:value-type="string" table:number-columns-spanned="2" table:number-rows-spanned="1">
            <text:p>Cesar Leon</text:p>
          </table:table-cell>
          <table:covered-table-cell table:style-name="ce416"/>
          <table:table-cell table:style-name="ce424" table:number-columns-repeated="1010"/>
        </table:table-row>
        <table:table-row table:style-name="ro3">
          <table:table-cell table:style-name="ce288" office:value-type="string" calcext:value-type="string">
            <text:p>Area:</text:p>
          </table:table-cell>
          <table:table-cell table:style-name="ce308" office:value-type="string" calcext:value-type="string">
            <text:p>Caja/Bancos</text:p>
          </table:table-cell>
          <table:table-cell table:style-name="ce329" table:number-columns-repeated="7"/>
          <table:table-cell table:style-name="ce379" office:value-type="string" calcext:value-type="string">
            <text:p>Fecha:</text:p>
          </table:table-cell>
          <table:table-cell table:style-name="ce387"/>
          <table:table-cell table:style-name="ce394"/>
          <table:table-cell table:style-name="ce123" office:value-type="date" office:date-value="2020-10-15" calcext:value-type="date" table:number-columns-spanned="2" table:number-rows-spanned="1">
            <text:p>15/10/20</text:p>
          </table:table-cell>
          <table:covered-table-cell table:style-name="ce417"/>
          <table:table-cell table:style-name="ce424" table:number-columns-repeated="1010"/>
        </table:table-row>
        <table:table-row table:style-name="ro3">
          <table:table-cell table:style-name="ce288" office:value-type="string" calcext:value-type="string">
            <text:p>Prueba:</text:p>
          </table:table-cell>
          <table:table-cell table:style-name="ce308" office:value-type="string" calcext:value-type="string">
            <text:p>Análisis variaciones de grupo contable</text:p>
          </table:table-cell>
          <table:table-cell table:style-name="ce329" table:number-columns-repeated="7"/>
          <table:table-cell table:style-name="ce379" office:value-type="string" calcext:value-type="string">
            <text:p>Revisado por:</text:p>
          </table:table-cell>
          <table:table-cell table:style-name="ce387"/>
          <table:table-cell table:style-name="ce394"/>
          <table:table-cell table:style-name="ce403" office:value-type="string" calcext:value-type="string" table:number-columns-spanned="2" table:number-rows-spanned="1">
            <text:p>Carlos Almeida</text:p>
          </table:table-cell>
          <table:covered-table-cell table:style-name="ce416"/>
          <table:table-cell table:style-name="ce424" table:number-columns-repeated="1010"/>
        </table:table-row>
        <table:table-row table:style-name="ro3">
          <table:table-cell table:style-name="ce289" office:value-type="string" calcext:value-type="string">
            <text:p>Con corte al:</text:p>
          </table:table-cell>
          <table:table-cell table:style-name="ce309" office:value-type="string" calcext:value-type="string">
            <text:p>Al 31 de Octubre del 2020</text:p>
          </table:table-cell>
          <table:table-cell table:style-name="ce330" table:number-columns-repeated="7"/>
          <table:table-cell table:style-name="ce380" office:value-type="string" calcext:value-type="string">
            <text:p>Fecha:</text:p>
          </table:table-cell>
          <table:table-cell table:style-name="ce388"/>
          <table:table-cell table:style-name="ce395"/>
          <table:table-cell table:style-name="ce404" table:number-columns-spanned="2" table:number-rows-spanned="1"/>
          <table:covered-table-cell table:style-name="ce418"/>
          <table:table-cell table:style-name="ce424" table:number-columns-repeated="1010"/>
        </table:table-row>
        <table:table-row table:style-name="ro3">
          <table:table-cell table:style-name="ce290" table:number-columns-repeated="12"/>
          <table:table-cell table:style-name="ce405"/>
          <table:table-cell table:style-name="ce290" table:number-columns-repeated="51"/>
          <table:table-cell table:number-columns-repeated="960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23" office:value-type="string" calcext:value-type="string" table:number-columns-spanned="1" table:number-rows-spanned="2">
            <text:p>Código</text:p>
          </table:table-cell>
          <table:table-cell table:style-name="ce48" office:value-type="string" calcext:value-type="string" table:number-columns-spanned="1" table:number-rows-spanned="2">
            <text:p>Cuenta</text:p>
          </table:table-cell>
          <table:table-cell table:style-name="ce331" office:value-type="string" calcext:value-type="string">
            <text:p>Saldos contables al</text:p>
          </table:table-cell>
          <table:table-cell table:style-name="ce97" office:value-type="string" calcext:value-type="string" table:number-columns-spanned="2" table:number-rows-spanned="1">
            <text:p>Ajustes y/o re-clasificaciones</text:p>
          </table:table-cell>
          <table:covered-table-cell table:style-name="ce97"/>
          <table:table-cell table:style-name="ce97" office:value-type="string" calcext:value-type="string">
            <text:p>Saldos auditados al</text:p>
          </table:table-cell>
          <table:table-cell table:style-name="ce23" office:value-type="string" calcext:value-type="string" table:number-columns-spanned="1" table:number-rows-spanned="2">
            <text:p>Código</text:p>
          </table:table-cell>
          <table:table-cell table:style-name="ce48" office:value-type="string" calcext:value-type="string" table:number-columns-spanned="1" table:number-rows-spanned="2">
            <text:p>Cuenta</text:p>
          </table:table-cell>
          <table:table-cell table:style-name="ce331" office:value-type="string" calcext:value-type="string">
            <text:p>Saldos auditados al</text:p>
          </table:table-cell>
          <table:table-cell table:style-name="ce126" office:value-type="string" office:string-value="Ref. PT" calcext:value-type="string" table:number-columns-spanned="1" table:number-rows-spanned="2">
            <text:p><text:s/>Ref. PT </text:p>
          </table:table-cell>
          <table:table-cell table:style-name="ce134" office:value-type="string" calcext:value-type="string" table:number-columns-spanned="1" table:number-rows-spanned="2">
            <text:p>Ref</text:p>
          </table:table-cell>
          <table:table-cell table:style-name="ce396" office:value-type="string" calcext:value-type="string" table:number-columns-spanned="2" table:number-rows-spanned="1">
            <text:p>Variaciones</text:p>
          </table:table-cell>
          <table:covered-table-cell table:style-name="ce406"/>
          <table:table-cell table:style-name="ce173" office:value-type="string" office:string-value="Obs." calcext:value-type="string" table:number-columns-spanned="1" table:number-rows-spanned="2">
            <text:p><text:s/>Obs. </text:p>
          </table:table-cell>
          <table:table-cell table:style-name="ce290" table:number-columns-repeated="50"/>
          <table:table-cell table:number-columns-repeated="960"/>
        </table:table-row>
        <table:table-row table:style-name="ro3">
          <table:covered-table-cell table:style-name="ce23"/>
          <table:covered-table-cell table:style-name="ce48"/>
          <table:table-cell table:style-name="ce332" office:value-type="date" office:date-value="2020-10-31" calcext:value-type="date">
            <text:p>31-oct-20</text:p>
          </table:table-cell>
          <table:table-cell table:style-name="ce332" office:value-type="string" calcext:value-type="string">
            <text:p>Débitos</text:p>
          </table:table-cell>
          <table:table-cell table:style-name="ce332" office:value-type="string" calcext:value-type="string">
            <text:p>Créditos</text:p>
          </table:table-cell>
          <table:table-cell table:style-name="ce332" office:value-type="date" office:date-value="2020-12-31" calcext:value-type="date">
            <text:p>31-dic-20</text:p>
          </table:table-cell>
          <table:covered-table-cell table:style-name="ce23"/>
          <table:covered-table-cell table:style-name="ce48"/>
          <table:table-cell table:style-name="ce332" office:value-type="date" office:date-value="2019-12-31" calcext:value-type="date">
            <text:p>31-dic-19</text:p>
          </table:table-cell>
          <table:covered-table-cell table:style-name="ce126"/>
          <table:covered-table-cell table:style-name="ce134"/>
          <table:table-cell table:style-name="ce397" office:value-type="string" calcext:value-type="string">
            <text:p>Valor</text:p>
          </table:table-cell>
          <table:table-cell table:style-name="ce407" office:value-type="string" calcext:value-type="string">
            <text:p>%</text:p>
          </table:table-cell>
          <table:covered-table-cell table:style-name="ce173"/>
          <table:table-cell table:style-name="ce290" table:number-columns-repeated="50"/>
          <table:table-cell table:number-columns-repeated="960"/>
        </table:table-row>
        <table:table-row table:style-name="ro3">
          <table:table-cell table:style-name="ce8"/>
          <table:table-cell table:style-name="ce26"/>
          <table:table-cell table:style-name="ce333"/>
          <table:table-cell table:style-name="ce353"/>
          <table:table-cell table:style-name="ce366"/>
          <table:table-cell table:style-name="ce369" table:formula="of:=[.C14]-[.D14]+[.E14]" office:value-type="float" office:value="0" calcext:value-type="float">
            <text:p><text:s/>- </text:p>
          </table:table-cell>
          <table:table-cell table:style-name="ce86"/>
          <table:table-cell table:style-name="ce333"/>
          <table:table-cell table:style-name="ce377"/>
          <table:table-cell table:style-name="ce382"/>
          <table:table-cell table:style-name="ce390"/>
          <table:table-cell table:style-name="ce333" office:value-type="float" office:value="0" calcext:value-type="float">
            <text:p><text:s/>- </text:p>
          </table:table-cell>
          <table:table-cell table:style-name="ce408" table:formula="of:=[.L14]/[.$L$30]" office:value-type="percentage" office:value="0" calcext:value-type="percentage">
            <text:p>0.00 %</text:p>
          </table:table-cell>
          <table:table-cell table:style-name="ce420"/>
          <table:table-cell table:style-name="ce424" table:number-columns-repeated="1010"/>
        </table:table-row>
        <table:table-row table:style-name="ro3">
          <table:table-cell table:style-name="ce9"/>
          <table:table-cell table:style-name="ce27"/>
          <table:table-cell table:style-name="ce334"/>
          <table:table-cell table:style-name="ce354"/>
          <table:table-cell table:style-name="ce367"/>
          <table:table-cell table:style-name="ce369" table:formula="of:=[.C15]-[.D15]+[.E15]" office:value-type="float" office:value="0" calcext:value-type="float">
            <text:p><text:s/>- </text:p>
          </table:table-cell>
          <table:table-cell table:style-name="ce87"/>
          <table:table-cell/>
          <table:table-cell table:style-name="ce335"/>
          <table:table-cell table:style-name="ce383"/>
          <table:table-cell table:style-name="ce391"/>
          <table:table-cell table:style-name="ce333" office:value-type="float" office:value="0" calcext:value-type="float">
            <text:p><text:s/>- </text:p>
          </table:table-cell>
          <table:table-cell table:style-name="ce408" table:formula="of:=[.L15]/[.$L$30]" office:value-type="percentage" office:value="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4">
          <table:table-cell table:style-name="ce87" office:value-type="string" calcext:value-type="string">
            <text:p>1-1-1-01-02-001</text:p>
          </table:table-cell>
          <table:table-cell table:style-name="ce87" office:value-type="string" calcext:value-type="string">
            <text:p>Caja Chica </text:p>
          </table:table-cell>
          <table:table-cell table:style-name="ce335" office:value-type="float" office:value="500" calcext:value-type="float">
            <text:p><text:s/>500 </text:p>
          </table:table-cell>
          <table:table-cell table:style-name="ce354"/>
          <table:table-cell table:style-name="ce367"/>
          <table:table-cell table:style-name="ce369" table:formula="of:=[.C16]-[.D16]+[.E16]" office:value-type="float" office:value="500" calcext:value-type="float">
            <text:p><text:s/>500 </text:p>
          </table:table-cell>
          <table:table-cell table:style-name="ce88" office:value-type="string" calcext:value-type="string">
            <text:p>1-1-1-01-02-001</text:p>
          </table:table-cell>
          <table:table-cell table:style-name="ce93" office:value-type="string" calcext:value-type="string">
            <text:p>Caja Chica </text:p>
          </table:table-cell>
          <table:table-cell table:style-name="ce335" office:value-type="float" office:value="500" calcext:value-type="float">
            <text:p><text:s/>500 </text:p>
          </table:table-cell>
          <table:table-cell table:style-name="ce383"/>
          <table:table-cell table:style-name="ce391"/>
          <table:table-cell table:style-name="ce333" table:formula="of:=[.F16]-[.I16]" office:value-type="float" office:value="0" calcext:value-type="float">
            <text:p><text:s/>- </text:p>
          </table:table-cell>
          <table:table-cell table:style-name="ce408" table:formula="of:=[.L16]/[.$L$30]" office:value-type="percentage" office:value="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3">
          <table:table-cell table:style-name="ce87" office:value-type="string" calcext:value-type="string">
            <text:p>1-1-1-01-02-002</text:p>
          </table:table-cell>
          <table:table-cell table:style-name="ce87" office:value-type="string" calcext:value-type="string">
            <text:p>Depósitos en Transito</text:p>
          </table:table-cell>
          <table:table-cell table:style-name="ce335" office:value-type="float" office:value="-11.68" calcext:value-type="float">
            <text:p><text:s/>(12)</text:p>
          </table:table-cell>
          <table:table-cell table:style-name="ce354"/>
          <table:table-cell table:style-name="ce367"/>
          <table:table-cell table:style-name="ce369" table:formula="of:=[.C17]-[.D17]+[.E17]" office:value-type="float" office:value="-11.68" calcext:value-type="float">
            <text:p><text:s/>(12)</text:p>
          </table:table-cell>
          <table:table-cell table:style-name="ce87" office:value-type="string" calcext:value-type="string">
            <text:p>1-1-1-01-02-002</text:p>
          </table:table-cell>
          <table:table-cell table:style-name="ce87" office:value-type="string" calcext:value-type="string">
            <text:p>Depósitos en Transito</text:p>
          </table:table-cell>
          <table:table-cell table:style-name="ce335" office:value-type="float" office:value="0" calcext:value-type="float">
            <text:p><text:s/>- </text:p>
          </table:table-cell>
          <table:table-cell table:style-name="ce383"/>
          <table:table-cell table:style-name="ce391"/>
          <table:table-cell table:style-name="ce333" table:formula="of:=[.F17]-[.I17]" office:value-type="float" office:value="-11.68" calcext:value-type="float">
            <text:p><text:s/>(12)</text:p>
          </table:table-cell>
          <table:table-cell table:style-name="ce408" table:formula="of:=[.L17]/[.$L$30]" office:value-type="percentage" office:value="-0.000808384497566195" calcext:value-type="percentage">
            <text:p>-0.08 %</text:p>
          </table:table-cell>
          <table:table-cell table:style-name="ce421"/>
          <table:table-cell table:style-name="ce425" table:number-columns-repeated="1010"/>
        </table:table-row>
        <table:table-row table:style-name="ro4">
          <table:table-cell table:style-name="ce87" table:number-columns-repeated="2"/>
          <table:table-cell table:style-name="ce336" table:number-columns-repeated="3"/>
          <table:table-cell table:style-name="ce369" table:formula="of:=[.C18]-[.D18]+[.E18]" office:value-type="float" office:value="0" calcext:value-type="float">
            <text:p><text:s/>- </text:p>
          </table:table-cell>
          <table:table-cell table:style-name="ce88"/>
          <table:table-cell table:style-name="ce93"/>
          <table:table-cell table:style-name="ce335"/>
          <table:table-cell table:style-name="ce383"/>
          <table:table-cell table:style-name="ce391"/>
          <table:table-cell table:style-name="ce333" table:formula="of:=[.F18]-[.I18]" office:value-type="float" office:value="0" calcext:value-type="float">
            <text:p><text:s/>- </text:p>
          </table:table-cell>
          <table:table-cell table:style-name="ce408" table:formula="of:=[.L18]/[.$L$30]" office:value-type="percentage" office:value="0" calcext:value-type="percentage">
            <text:p>0.00 %</text:p>
          </table:table-cell>
          <table:table-cell table:style-name="ce421"/>
          <table:table-cell table:style-name="ce426" table:number-columns-repeated="1010"/>
        </table:table-row>
        <table:table-row table:style-name="ro4">
          <table:table-cell table:style-name="ce87" office:value-type="string" calcext:value-type="string">
            <text:p>1-1-1-01-03-002</text:p>
          </table:table-cell>
          <table:table-cell table:style-name="ce87" office:value-type="string" calcext:value-type="string">
            <text:p>Banco Internacional 1500617151</text:p>
          </table:table-cell>
          <table:table-cell table:style-name="ce335" office:value-type="float" office:value="1390.53" calcext:value-type="float">
            <text:p><text:s/>1,391 </text:p>
          </table:table-cell>
          <table:table-cell table:style-name="ce355"/>
          <table:table-cell table:style-name="ce368"/>
          <table:table-cell table:style-name="ce366" table:formula="of:=[.C19]-[.D19]+[.E19]" office:value-type="float" office:value="1390.53" calcext:value-type="float">
            <text:p><text:s/>1,391 </text:p>
          </table:table-cell>
          <table:table-cell table:style-name="ce88" office:value-type="string" calcext:value-type="string">
            <text:p>1-1-1-01-03-002</text:p>
          </table:table-cell>
          <table:table-cell table:style-name="ce93" office:value-type="string" calcext:value-type="string">
            <text:p>Banco Internacional 1500617151</text:p>
          </table:table-cell>
          <table:table-cell table:style-name="ce335" office:value-type="float" office:value="1392.29" calcext:value-type="float">
            <text:p><text:s/>1,392 </text:p>
          </table:table-cell>
          <table:table-cell table:style-name="ce383"/>
          <table:table-cell table:style-name="ce391"/>
          <table:table-cell table:style-name="ce333" table:formula="of:=[.F19]-[.I19]" office:value-type="float" office:value="-1.75999999999999" calcext:value-type="float">
            <text:p><text:s/>(2)</text:p>
          </table:table-cell>
          <table:table-cell table:style-name="ce408" table:formula="of:=[.L19]/[.$L$30]" office:value-type="percentage" office:value="-0.00012181136264696" calcext:value-type="percentage">
            <text:p>-0.01 %</text:p>
          </table:table-cell>
          <table:table-cell table:style-name="ce421"/>
          <table:table-cell table:style-name="ce425" table:number-columns-repeated="1010"/>
        </table:table-row>
        <table:table-row table:style-name="ro4">
          <table:table-cell table:style-name="ce87" office:value-type="string" calcext:value-type="string">
            <text:p>1-1-1-01-03-003</text:p>
          </table:table-cell>
          <table:table-cell table:style-name="ce87" office:value-type="string" calcext:value-type="string">
            <text:p>Banco Machala 1070987682</text:p>
          </table:table-cell>
          <table:table-cell table:style-name="ce335" office:value-type="float" office:value="20411.81" calcext:value-type="float">
            <text:p><text:s/>20,412 </text:p>
          </table:table-cell>
          <table:table-cell table:style-name="ce355"/>
          <table:table-cell table:style-name="ce335"/>
          <table:table-cell table:style-name="ce366" table:formula="of:=[.C20]-[.D20]+[.E20]" office:value-type="float" office:value="20411.81" calcext:value-type="float">
            <text:p><text:s/>20,412 </text:p>
          </table:table-cell>
          <table:table-cell table:style-name="ce88" office:value-type="string" calcext:value-type="string">
            <text:p>1-1-1-01-03-003</text:p>
          </table:table-cell>
          <table:table-cell table:style-name="ce93" office:value-type="string" calcext:value-type="string">
            <text:p>Banco Machala 1070987682</text:p>
          </table:table-cell>
          <table:table-cell table:style-name="ce335" office:value-type="float" office:value="5949.8" calcext:value-type="float">
            <text:p><text:s/>5,950 </text:p>
          </table:table-cell>
          <table:table-cell table:style-name="ce383"/>
          <table:table-cell table:style-name="ce391"/>
          <table:table-cell table:style-name="ce333" table:formula="of:=[.F20]-[.I20]" office:value-type="float" office:value="14462.01" calcext:value-type="float">
            <text:p><text:s/>14,462 </text:p>
          </table:table-cell>
          <table:table-cell table:style-name="ce408" table:formula="of:=[.L20]/[.$L$30]" office:value-type="percentage" office:value="1.00093019586021" calcext:value-type="percentage">
            <text:p>100.09 %</text:p>
          </table:table-cell>
          <table:table-cell table:style-name="ce421"/>
          <table:table-cell table:style-name="ce425" table:number-columns-repeated="1010"/>
        </table:table-row>
        <table:table-row table:style-name="ro3">
          <table:table-cell table:style-name="ce11"/>
          <table:table-cell table:style-name="ce28"/>
          <table:table-cell table:style-name="ce337"/>
          <table:table-cell table:style-name="ce354"/>
          <table:table-cell table:style-name="ce335"/>
          <table:table-cell table:style-name="ce366" table:formula="of:=[.C21]-[.D21]+[.E21]" office:value-type="float" office:value="0" calcext:value-type="float">
            <text:p><text:s/>- </text:p>
          </table:table-cell>
          <table:table-cell table:style-name="ce372"/>
          <table:table-cell table:style-name="ce375"/>
          <table:table-cell table:style-name="ce337"/>
          <table:table-cell table:style-name="ce383"/>
          <table:table-cell table:style-name="ce391"/>
          <table:table-cell table:style-name="ce333" table:formula="of:=[.F21]-[.I21]" office:value-type="float" office:value="0" calcext:value-type="float">
            <text:p><text:s/>- </text:p>
          </table:table-cell>
          <table:table-cell table:style-name="ce408" table:formula="of:=[.L21]/[.$L$30]" office:value-type="percentage" office:value="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3">
          <table:table-cell table:style-name="ce11"/>
          <table:table-cell table:style-name="ce28"/>
          <table:table-cell table:style-name="ce338"/>
          <table:table-cell table:style-name="ce354"/>
          <table:table-cell table:style-name="ce335"/>
          <table:table-cell table:style-name="ce366" table:formula="of:=[.C22]-[.D22]+[.E22]" office:value-type="float" office:value="0" calcext:value-type="float">
            <text:p><text:s/>- </text:p>
          </table:table-cell>
          <table:table-cell table:style-name="ce372"/>
          <table:table-cell table:style-name="ce376"/>
          <table:table-cell table:style-name="ce338"/>
          <table:table-cell table:style-name="ce383"/>
          <table:table-cell table:style-name="ce391"/>
          <table:table-cell table:style-name="ce333" table:formula="of:=[.F22]-[.I22]" office:value-type="float" office:value="0" calcext:value-type="float">
            <text:p><text:s/>- </text:p>
          </table:table-cell>
          <table:table-cell table:style-name="ce408" table:formula="of:=[.L22]/[.$L$30]" office:value-type="percentage" office:value="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3">
          <table:table-cell table:style-name="ce11"/>
          <table:table-cell table:style-name="ce28"/>
          <table:table-cell table:style-name="ce338"/>
          <table:table-cell table:style-name="ce354"/>
          <table:table-cell table:style-name="ce335"/>
          <table:table-cell table:style-name="ce366" table:formula="of:=[.C23]-[.D23]+[.E23]" office:value-type="float" office:value="0" calcext:value-type="float">
            <text:p><text:s/>- </text:p>
          </table:table-cell>
          <table:table-cell table:style-name="ce372"/>
          <table:table-cell table:style-name="ce376"/>
          <table:table-cell table:style-name="ce338"/>
          <table:table-cell table:style-name="ce383"/>
          <table:table-cell table:style-name="ce391"/>
          <table:table-cell table:style-name="ce333" table:formula="of:=[.F23]-[.I23]" office:value-type="float" office:value="0" calcext:value-type="float">
            <text:p><text:s/>- </text:p>
          </table:table-cell>
          <table:table-cell table:style-name="ce408" table:formula="of:=[.L23]/[.$L$30]" office:value-type="percentage" office:value="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3">
          <table:table-cell table:style-name="ce11" table:number-columns-repeated="2"/>
          <table:table-cell table:style-name="ce338"/>
          <table:table-cell table:style-name="ce354"/>
          <table:table-cell table:style-name="ce335"/>
          <table:table-cell table:style-name="ce366" table:formula="of:=[.C24]-[.D24]+[.E24]" office:value-type="float" office:value="0" calcext:value-type="float">
            <text:p><text:s/>- </text:p>
          </table:table-cell>
          <table:table-cell table:style-name="ce372"/>
          <table:table-cell table:style-name="ce376"/>
          <table:table-cell table:style-name="ce334"/>
          <table:table-cell table:style-name="ce384"/>
          <table:table-cell table:style-name="ce391"/>
          <table:table-cell table:style-name="ce333" table:formula="of:=[.F24]-[.I24]" office:value-type="float" office:value="0" calcext:value-type="float">
            <text:p><text:s/>- </text:p>
          </table:table-cell>
          <table:table-cell table:style-name="ce408" table:formula="of:=[.L24]/[.$L$30]" office:value-type="percentage" office:value="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3">
          <table:table-cell table:style-name="ce12"/>
          <table:table-cell table:style-name="ce29"/>
          <table:table-cell table:style-name="ce339"/>
          <table:table-cell table:style-name="ce336" table:number-columns-repeated="2"/>
          <table:table-cell table:style-name="ce366" table:formula="of:=[.C25]-[.D25]+[.E25]" office:value-type="float" office:value="0" calcext:value-type="float">
            <text:p><text:s/>- </text:p>
          </table:table-cell>
          <table:table-cell table:style-name="ce373" table:number-columns-repeated="2"/>
          <table:table-cell table:style-name="ce336"/>
          <table:table-cell table:style-name="ce383"/>
          <table:table-cell table:style-name="ce391"/>
          <table:table-cell table:style-name="ce333" table:formula="of:=[.F25]-[.I25]" office:value-type="float" office:value="0" calcext:value-type="float">
            <text:p><text:s/>- </text:p>
          </table:table-cell>
          <table:table-cell table:style-name="ce408" table:formula="of:=[.L25]/[.$L$30]" office:value-type="percentage" office:value="0" calcext:value-type="percentage">
            <text:p>0.00 %</text:p>
          </table:table-cell>
          <table:table-cell table:style-name="ce421"/>
          <table:table-cell table:style-name="ce426" table:number-columns-repeated="1010"/>
        </table:table-row>
        <table:table-row table:style-name="ro3">
          <table:table-cell table:style-name="ce13"/>
          <table:table-cell table:style-name="ce30"/>
          <table:table-cell table:style-name="ce335"/>
          <table:table-cell table:style-name="ce355"/>
          <table:table-cell table:style-name="ce335"/>
          <table:table-cell table:style-name="ce366" table:formula="of:=[.C26]-[.D26]+[.E26]" office:value-type="float" office:value="0" calcext:value-type="float">
            <text:p><text:s/>- </text:p>
          </table:table-cell>
          <table:table-cell table:style-name="ce374" table:number-columns-repeated="2"/>
          <table:table-cell table:style-name="ce335"/>
          <table:table-cell table:style-name="ce384"/>
          <table:table-cell table:style-name="ce391"/>
          <table:table-cell table:style-name="ce333" table:formula="of:=[.F26]-[.I26]" office:value-type="float" office:value="0" calcext:value-type="float">
            <text:p><text:s/>- </text:p>
          </table:table-cell>
          <table:table-cell table:style-name="ce408" table:formula="of:=[.L26]/[.$L$30]" office:value-type="percentage" office:value="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3">
          <table:table-cell table:style-name="ce14"/>
          <table:table-cell table:style-name="ce30"/>
          <table:table-cell table:style-name="ce335"/>
          <table:table-cell table:style-name="ce354"/>
          <table:table-cell table:style-name="ce367" table:number-columns-repeated="2"/>
          <table:table-cell table:style-name="ce368"/>
          <table:table-cell table:style-name="ce335" table:number-columns-repeated="2"/>
          <table:table-cell table:style-name="ce384"/>
          <table:table-cell table:style-name="ce391"/>
          <table:table-cell table:style-name="ce333" table:formula="of:=[.F27]-[.I27]" office:value-type="float" office:value="0" calcext:value-type="float">
            <text:p><text:s/>- </text:p>
          </table:table-cell>
          <table:table-cell table:style-name="ce408" table:formula="of:=[.L27]/[.$L$30]" office:value-type="percentage" office:value="0" calcext:value-type="percentage">
            <text:p>0.00 %</text:p>
          </table:table-cell>
          <table:table-cell table:style-name="ce421"/>
          <table:table-cell table:style-name="ce425" table:number-columns-repeated="1010"/>
        </table:table-row>
        <table:table-row table:style-name="ro3">
          <table:table-cell table:style-name="ce15"/>
          <table:table-cell table:style-name="ce31"/>
          <table:table-cell table:style-name="ce340" table:number-columns-repeated="7"/>
          <table:table-cell table:style-name="ce382"/>
          <table:table-cell table:style-name="ce390"/>
          <table:table-cell table:style-name="ce340"/>
          <table:table-cell table:style-name="ce409"/>
          <table:table-cell table:style-name="ce420"/>
          <table:table-cell table:style-name="ce424" table:number-columns-repeated="1010"/>
        </table:table-row>
        <table:table-row table:style-name="ro8">
          <table:table-cell table:style-name="ce16"/>
          <table:table-cell table:style-name="ce32"/>
          <table:table-cell table:style-name="ce341"/>
          <table:table-cell table:style-name="ce356"/>
          <table:table-cell table:style-name="ce366"/>
          <table:table-cell table:style-name="ce369" table:number-columns-repeated="2"/>
          <table:table-cell table:style-name="ce341"/>
          <table:table-cell table:style-name="ce366"/>
          <table:table-cell table:style-name="ce385"/>
          <table:table-cell table:style-name="ce392"/>
          <table:table-cell table:style-name="ce398"/>
          <table:table-cell table:style-name="ce410"/>
          <table:table-cell table:style-name="ce420"/>
          <table:table-cell table:style-name="ce424" table:number-columns-repeated="1010"/>
        </table:table-row>
        <table:table-row table:style-name="ro9">
          <table:table-cell table:style-name="ce302"/>
          <table:table-cell table:style-name="ce319" office:value-type="string" office:string-value="Total" calcext:value-type="string">
            <text:p><text:s/>Total </text:p>
          </table:table-cell>
          <table:table-cell table:style-name="ce302" table:formula="of:=SUM([.C14:.C27])" office:value-type="float" office:value="22290.66" calcext:value-type="float">
            <text:p><text:s/>22,291 </text:p>
          </table:table-cell>
          <table:table-cell table:style-name="ce302" table:formula="of:=SUM([.D14:.D27])" office:value-type="float" office:value="0" calcext:value-type="float">
            <text:p><text:s/>- </text:p>
          </table:table-cell>
          <table:table-cell table:style-name="ce302" table:formula="of:=SUM([.E14:.E27])" office:value-type="float" office:value="0" calcext:value-type="float">
            <text:p><text:s/>- </text:p>
          </table:table-cell>
          <table:table-cell table:style-name="ce302" table:formula="of:=SUM([.F14:.F27])" office:value-type="float" office:value="22290.66" calcext:value-type="float">
            <text:p><text:s/>22,291 </text:p>
          </table:table-cell>
          <table:table-cell table:style-name="ce302" table:number-columns-repeated="2"/>
          <table:table-cell table:style-name="ce302" table:formula="of:=SUM([.I14:.I27])" office:value-type="float" office:value="7842.09" calcext:value-type="float">
            <text:p><text:s/>7,842 </text:p>
          </table:table-cell>
          <table:table-cell table:style-name="ce302" table:number-columns-repeated="2"/>
          <table:table-cell table:style-name="ce302" table:formula="of:=SUM([.L14:.L27])" office:value-type="float" office:value="14448.57" calcext:value-type="float">
            <text:p><text:s/>14,449 </text:p>
          </table:table-cell>
          <table:table-cell table:style-name="ce411"/>
          <table:table-cell table:style-name="ce422"/>
          <table:table-cell table:style-name="ce427"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320"/>
          <table:table-cell table:style-name="ce342" office:value-type="string" calcext:value-type="string">
            <text:p>Saldo al</text:p>
          </table:table-cell>
          <table:table-cell table:style-name="ce357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3">
          <table:table-cell/>
          <table:table-cell table:style-name="ce321" office:value-type="string" calcext:value-type="string">
            <text:p>Nota a los Ef's</text:p>
          </table:table-cell>
          <table:table-cell table:style-name="ce343" office:value-type="date" office:date-value="2020-12-31" calcext:value-type="date">
            <text:p>31/12/2020</text:p>
          </table:table-cell>
          <table:table-cell table:style-name="ce358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3">
          <table:table-cell/>
          <table:table-cell table:style-name="ce322"/>
          <table:table-cell table:style-name="ce344"/>
          <table:table-cell table:style-name="ce359"/>
          <table:table-cell table:number-columns-repeated="1020"/>
        </table:table-row>
        <table:table-row table:style-name="ro3">
          <table:table-cell/>
          <table:table-cell table:style-name="ce322" office:value-type="string" calcext:value-type="string">
            <text:p>Instituciones financieras</text:p>
          </table:table-cell>
          <table:table-cell table:style-name="ce359" table:formula="of:=SUM([.F19:.F22])" office:value-type="float" office:value="21802.34" calcext:value-type="float">
            <text:p><text:s/>21,802 </text:p>
          </table:table-cell>
          <table:table-cell table:style-name="ce359" table:formula="of:=SUM([.I19:.I22])" office:value-type="float" office:value="7342.09" calcext:value-type="float">
            <text:p><text:s/>7,342 </text:p>
          </table:table-cell>
          <table:table-cell table:number-columns-repeated="1020"/>
        </table:table-row>
        <table:table-row table:style-name="ro3">
          <table:table-cell/>
          <table:table-cell table:style-name="ce322" office:value-type="string" calcext:value-type="string">
            <text:p>Caja</text:p>
          </table:table-cell>
          <table:table-cell table:style-name="ce360" table:formula="of:=SUM([.F16:.F18])" office:value-type="float" office:value="488.32" calcext:value-type="float">
            <text:p><text:s/>488 </text:p>
          </table:table-cell>
          <table:table-cell table:style-name="ce360" table:formula="of:=SUM([.I16:.I18])" office:value-type="float" office:value="500" calcext:value-type="float">
            <text:p><text:s/>500 </text:p>
          </table:table-cell>
          <table:table-cell table:number-columns-repeated="1020"/>
        </table:table-row>
        <table:table-row table:style-name="ro3">
          <table:table-cell/>
          <table:table-cell table:style-name="ce321" office:value-type="string" calcext:value-type="string">
            <text:p>Total</text:p>
          </table:table-cell>
          <table:table-cell table:style-name="ce347" table:formula="of:=+SUM([.C35:.C37])" office:value-type="float" office:value="22290.66" calcext:value-type="float">
            <text:p><text:s/>22,291 </text:p>
          </table:table-cell>
          <table:table-cell table:style-name="ce361" table:formula="of:=+SUM([.D35:.D37])" office:value-type="float" office:value="7842.09" calcext:value-type="float">
            <text:p><text:s/>7,842 </text:p>
          </table:table-cell>
          <table:table-cell table:number-columns-repeated="1020"/>
        </table:table-row>
        <table:table-row table:style-name="ro3">
          <table:table-cell/>
          <table:table-cell table:style-name="ce323"/>
          <table:table-cell table:style-name="ce348"/>
          <table:table-cell table:style-name="ce362"/>
          <table:table-cell table:number-columns-repeated="1020"/>
        </table:table-row>
        <table:table-row table:style-name="ro3">
          <table:table-cell/>
          <table:table-cell table:style-name="ce324"/>
          <table:table-cell table:style-name="ce349"/>
          <table:table-cell table:style-name="ce363"/>
          <table:table-cell table:number-columns-repeated="1020"/>
        </table:table-row>
        <table:table-row table:style-name="ro3">
          <table:table-cell/>
          <table:table-cell table:style-name="ce325" office:value-type="string" calcext:value-type="string">
            <text:p>Trial</text:p>
          </table:table-cell>
          <table:table-cell table:style-name="ce64"/>
          <table:table-cell table:style-name="ce77"/>
          <table:table-cell table:number-columns-repeated="1020"/>
        </table:table-row>
        <table:table-row table:style-name="ro3">
          <table:table-cell/>
          <table:table-cell table:style-name="ce326" office:value-type="string" calcext:value-type="string">
            <text:p>Diferencia</text:p>
          </table:table-cell>
          <table:table-cell table:style-name="ce65" table:formula="of:=[.C38]-[.C41]" office:value-type="float" office:value="22290.66" calcext:value-type="float">
            <text:p><text:s/>22,291 </text:p>
          </table:table-cell>
          <table:table-cell table:style-name="ce78" table:formula="of:=[.D38]-[.D41]" office:value-type="float" office:value="7842.09" calcext:value-type="float">
            <text:p><text:s/>7,842 </text:p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303" office:value-type="string" calcext:value-type="string">
            <text:p>Fuente: </text:p>
          </table:table-cell>
          <table:table-cell table:style-name="ce327" table:number-columns-repeated="11"/>
          <table:table-cell table:style-name="ce412"/>
          <table:table-cell table:style-name="ce327"/>
          <table:table-cell table:number-columns-repeated="1010"/>
        </table:table-row>
        <table:table-row table:style-name="ro3">
          <table:table-cell table:style-name="ce304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3">
          <table:table-cell table:style-name="ce304"/>
          <table:table-cell table:number-columns-repeated="1023"/>
        </table:table-row>
        <table:table-row table:style-name="ro3">
          <table:table-cell table:style-name="ce305" office:value-type="string" calcext:value-type="string">
            <text:p>Objetivo: </text:p>
          </table:table-cell>
          <table:table-cell table:number-columns-repeated="1023"/>
        </table:table-row>
        <table:table-row table:style-name="ro3">
          <table:table-cell table:style-name="ce304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3">
          <table:table-cell table:style-name="ce304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3" table:number-rows-repeated="2">
          <table:table-cell table:style-name="ce304"/>
          <table:table-cell table:number-columns-repeated="1023"/>
        </table:table-row>
        <table:table-row table:style-name="ro3">
          <table:table-cell table:style-name="ce305" office:value-type="string" calcext:value-type="string">
            <text:p>Observaciones:</text:p>
          </table:table-cell>
          <table:table-cell table:number-columns-repeated="1023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Cedula Resumen'.A25:'Cedula Resumen'.A26">
            <calcext:condition calcext:apply-style-name="ConditionalStyle_2" calcext:value="duplicate" calcext:base-cell-address="'Cedula Resumen'.A25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table table:name="Mayor C y B" table:style-name="ta1">
        <table:table-column table:style-name="co8" table:default-cell-style-name="Default"/>
        <table:table-column table:style-name="co8" table:default-cell-style-name="ce184"/>
        <table:table-column table:style-name="co9" table:default-cell-style-name="ce186"/>
        <table:table-column table:style-name="co8" table:default-cell-style-name="ce186"/>
        <table:table-column table:style-name="co8" table:number-columns-repeated="5" table:default-cell-style-name="Default"/>
        <table:table-column table:style-name="co8" table:default-cell-style-name="ce189"/>
        <table:table-column table:style-name="co8" table:default-cell-style-name="Default"/>
        <table:table-row table:style-name="ro7">
          <table:table-cell table:style-name="ce182" office:value-type="float" office:value="6" calcext:value-type="float">
            <text:p>6</text:p>
          </table:table-cell>
          <table:table-cell table:style-name="ce183" office:value-type="string" calcext:value-type="string">
            <text:p>1-1-1-01-02-001</text:p>
          </table:table-cell>
          <table:table-cell table:style-name="ce185" office:value-type="float" office:value="500" calcext:value-type="float">
            <text:p><text:s/>500.00 </text:p>
          </table:table-cell>
          <table:table-cell table:style-name="ce185" office:value-type="string" office:string-value="Caja Chica Guayaquil" calcext:value-type="string">
            <text:p><text:s/>Caja Chica Guayaquil </text:p>
          </table:table-cell>
          <table:table-cell table:style-name="ce182" table:number-columns-repeated="7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<text:s/>505.00</text:p>
          </table:table-cell>
          <table:table-cell office:value-type="float" office:value="5" calcext:value-type="float">
            <text:p><text:s/>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7202" calcext:value-type="float">
            <text:p>2972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074-0 :ND:0-525074 PAGO HORAS EXTRAS Y ALIME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<text:s/>506.00</text:p>
          </table:table-cell>
          <table:table-cell office:value-type="float" office:value="1" calcext:value-type="float">
            <text:p><text:s/>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9902" calcext:value-type="float">
            <text:p>2999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516887-0 :ND:0-516887 Cargo mas iva pago provee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<text:s/>501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" calcext:value-type="float">
            <text:p><text:s/>5.00 </text:p>
          </table:table-cell>
          <table:table-cell/>
          <table:table-cell office:value-type="float" office:value="1722" calcext:value-type="float">
            <text:p>17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#297202: RECLASIFICACIÓN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<text:s/>50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722" calcext:value-type="float">
            <text:p>17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#299902: RECLASIFICACIÓN</text:p>
          </table:table-cell>
        </table:table-row>
        <table:table-row table:style-name="ro7">
          <table:table-cell table:style-name="ce182" office:value-type="float" office:value="11" calcext:value-type="float">
            <text:p>11</text:p>
          </table:table-cell>
          <table:table-cell table:style-name="ce183" office:value-type="string" calcext:value-type="string">
            <text:p>1-1-1-01-02-002</text:p>
          </table:table-cell>
          <table:table-cell table:style-name="ce185" office:value-type="float" office:value="0" calcext:value-type="float">
            <text:p><text:s/>- </text:p>
          </table:table-cell>
          <table:table-cell table:style-name="ce185" office:value-type="string" office:string-value="Depósitos en Tránsito" calcext:value-type="string">
            <text:p><text:s/>Depósitos en Tránsito </text:p>
          </table:table-cell>
          <table:table-cell table:style-name="ce182" table:number-columns-repeated="7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-11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.68" calcext:value-type="float">
            <text:p><text:s/>11.68 </text:p>
          </table:table-cell>
          <table:table-cell/>
          <table:table-cell office:value-type="float" office:value="1807" calcext:value-type="float">
            <text:p>18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RECLASIF. DEPOSITO CTA.CTE. TR# 345102 REF# 59569664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1-1-1-01-03</text:p>
          </table:table-cell>
          <table:table-cell office:value-type="float" office:value="7342.09" calcext:value-type="float">
            <text:p><text:s/>7,342.09 </text:p>
          </table:table-cell>
          <table:table-cell office:value-type="string" office:string-value="INSTITUCIONES FINANCIERAS" calcext:value-type="string">
            <text:p><text:s/>INSTITUCIONES FINANCIERAS </text:p>
          </table:table-cell>
          <table:table-cell/>
          <table:table-cell table:style-name="ce187" table:number-columns-repeated="3"/>
          <table:table-cell/>
          <table:table-cell table:style-name="Default"/>
          <table:table-cell table:style-name="ce187"/>
        </table:table-row>
        <table:table-row table:style-name="ro7">
          <table:table-cell table:style-name="ce182" office:value-type="float" office:value="15" calcext:value-type="float">
            <text:p>15</text:p>
          </table:table-cell>
          <table:table-cell table:style-name="ce183" office:value-type="string" calcext:value-type="string">
            <text:p>1-1-1-01-03-002</text:p>
          </table:table-cell>
          <table:table-cell table:style-name="ce185" office:value-type="float" office:value="1392.29" calcext:value-type="float">
            <text:p><text:s/>1,392.29 </text:p>
          </table:table-cell>
          <table:table-cell table:style-name="ce185" office:value-type="string" office:string-value="Banco Internacional #1500617151" calcext:value-type="string">
            <text:p><text:s/>Banco Internacional #1500617151 </text:p>
          </table:table-cell>
          <table:table-cell table:style-name="ce182" table:number-columns-repeated="3"/>
          <table:table-cell table:style-name="ce188"/>
          <table:table-cell table:style-name="ce182" table:number-columns-repeated="3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<text:s/>1,390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76" calcext:value-type="float">
            <text:p><text:s/>1.76 </text:p>
          </table:table-cell>
          <table:table-cell/>
          <table:table-cell office:value-type="float" office:value="1709" calcext:value-type="float">
            <text:p>17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INTE</text:p>
          </table:table-cell>
          <table:table-cell office:value-type="float" office:value="330602" calcext:value-type="float">
            <text:p>330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31082020-1 :ND:1-31082020 RENOV. SERV. BANI6009</text:p>
          </table:table-cell>
        </table:table-row>
        <table:table-row table:style-name="ro7">
          <table:table-cell table:style-name="ce182" office:value-type="float" office:value="17" calcext:value-type="float">
            <text:p>17</text:p>
          </table:table-cell>
          <table:table-cell table:style-name="ce183" office:value-type="string" calcext:value-type="string">
            <text:p>1-1-1-01-03-003</text:p>
          </table:table-cell>
          <table:table-cell table:style-name="ce185" office:value-type="float" office:value="5949.8" calcext:value-type="float">
            <text:p><text:s/>5,949.80 </text:p>
          </table:table-cell>
          <table:table-cell table:style-name="ce185" office:value-type="string" office:string-value="Banco Machala # 1070987682" calcext:value-type="string">
            <text:p><text:s/>Banco Machala # 1070987682 </text:p>
          </table:table-cell>
          <table:table-cell table:style-name="ce182"/>
          <table:table-cell table:style-name="ce188" table:number-columns-repeated="3"/>
          <table:table-cell table:style-name="ce182" table:number-columns-repeated="3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-523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473.78" calcext:value-type="float">
            <text:p><text:s/>6,473.78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5902" calcext:value-type="float">
            <text:p>2659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445925-0 :ND:0-445925 FIN DE MES ENERO 2020 - D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-598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74.32" calcext:value-type="float">
            <text:p><text:s/>74.32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7102" calcext:value-type="float">
            <text:p>267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17570-0 :ND:0-17570 cargo mas iva por serv. tra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-627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.89" calcext:value-type="float">
            <text:p><text:s/>28.89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7202" calcext:value-type="float">
            <text:p>2672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175700-0 :ND:0-175700 Impuesto salida de divisa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-647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" calcext:value-type="float">
            <text:p><text:s/>20.00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7302" calcext:value-type="float">
            <text:p>2673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1757000-0 :ND:0-1757000 Gastos exterior por tra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-157.68</text:p>
          </table:table-cell>
          <table:table-cell office:value-type="float" office:value="489.51" calcext:value-type="float">
            <text:p><text:s/>489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6002" calcext:value-type="float">
            <text:p>2660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C 603432-0 :NC:0-603432 Acreditación valor debita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-69.02</text:p>
          </table:table-cell>
          <table:table-cell office:value-type="float" office:value="88.66" calcext:value-type="float">
            <text:p><text:s/>88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6102" calcext:value-type="float">
            <text:p>266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C 603437-0 :NC:0-603437 Acreditación valor debita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-60.06</text:p>
          </table:table-cell>
          <table:table-cell office:value-type="float" office:value="8.96" calcext:value-type="float">
            <text:p><text:s/>8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6202" calcext:value-type="float">
            <text:p>2662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C 603444-0 :NC:0-603444 Acreditación valor debita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-55.35</text:p>
          </table:table-cell>
          <table:table-cell office:value-type="float" office:value="4.71" calcext:value-type="float">
            <text:p><text:s/>4.7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6302" calcext:value-type="float">
            <text:p>2663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C 603449-0 :NC:0-603449 Acreditación valor debita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-47.20</text:p>
          </table:table-cell>
          <table:table-cell office:value-type="float" office:value="8.15" calcext:value-type="float">
            <text:p><text:s/>8.1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6402" calcext:value-type="float">
            <text:p>2664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C 603454-0 :NC:0-603454 Acreditación valor debita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-40.92</text:p>
          </table:table-cell>
          <table:table-cell office:value-type="float" office:value="6.28" calcext:value-type="float">
            <text:p><text:s/>6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6502" calcext:value-type="float">
            <text:p>2665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C 603459-0 :NC:0-603459 Acreditación valor debita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-36.76</text:p>
          </table:table-cell>
          <table:table-cell office:value-type="float" office:value="4.16" calcext:value-type="float">
            <text:p><text:s/>4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6602" calcext:value-type="float">
            <text:p>2666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C 603464-0 :NC:0-603464 Acreditación valor debita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<text:s/>1,905.30</text:p>
          </table:table-cell>
          <table:table-cell office:value-type="float" office:value="1942.06" calcext:value-type="float">
            <text:p><text:s/>1,942.0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6702" calcext:value-type="float">
            <text:p>2667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C 603469-0 :NC:0-603469 Acreditación valor debita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<text:s/>2,370.98</text:p>
          </table:table-cell>
          <table:table-cell office:value-type="float" office:value="465.68" calcext:value-type="float">
            <text:p><text:s/>465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6802" calcext:value-type="float">
            <text:p>2668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C 603474-0 :NC:0-603474 Acreditación valor debita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<text:s/>2,429.29</text:p>
          </table:table-cell>
          <table:table-cell office:value-type="float" office:value="58.31" calcext:value-type="float">
            <text:p><text:s/>58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6902" calcext:value-type="float">
            <text:p>2669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C 603479-0 :NC:0-603479 Acreditación valor debita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<text:s/>2,442.92</text:p>
          </table:table-cell>
          <table:table-cell office:value-type="float" office:value="13.63" calcext:value-type="float">
            <text:p><text:s/>13.6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7002" calcext:value-type="float">
            <text:p>2670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C 603486-0 :NC:0-603486 Acreditación valor debita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<text:s/>2,442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" calcext:value-type="float">
            <text:p><text:s/>0.20 </text:p>
          </table:table-cell>
          <table:table-cell/>
          <table:table-cell office:value-type="float" office:value="1458" calcext:value-type="float">
            <text:p>14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7402" calcext:value-type="float">
            <text:p>2674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4327850-0 :ND:0-4327850 Alcance Quincena mes En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-4,385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6827.85" calcext:value-type="float">
            <text:p><text:s/>6,827.85 </text:p>
          </table:table-cell>
          <table:table-cell/>
          <table:table-cell office:value-type="float" office:value="1453" calcext:value-type="float">
            <text:p>14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58402" calcext:value-type="float">
            <text:p>2584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421828-0 :ND:0-421828 PAGO FIN DE MES DICIEMBRE</text:p>
          </table:table-cell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-4,417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.2" calcext:value-type="float">
            <text:p><text:s/>32.20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702" calcext:value-type="float">
            <text:p>2577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2-0 ALVARADO CEDEÑO AG :DB -1070987682: CANCE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-4,912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5" calcext:value-type="float">
            <text:p><text:s/>495.00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802" calcext:value-type="float">
            <text:p>2578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3-0 CAJAMARCA PROTECTI :DB -1070987682: CANCE</text:p>
          </table:table-cell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-7,706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94" calcext:value-type="float">
            <text:p><text:s/>2,794.00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902" calcext:value-type="float">
            <text:p>2579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4-0 EDISON FAUSTO COND :DB -1070987682: CANCE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-7,764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.53" calcext:value-type="float">
            <text:p><text:s/>58.53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002" calcext:value-type="float">
            <text:p>2580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5-0 GARCIA ALAÑA VICTO :DB -1070987682: CANCE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-8,743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979" calcext:value-type="float">
            <text:p><text:s/>979.00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102" calcext:value-type="float">
            <text:p>258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6-0 SISALEMA PACHECO V :DB -1070987682: CANCE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-11,187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43.48" calcext:value-type="float">
            <text:p><text:s/>2,443.48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202" calcext:value-type="float">
            <text:p>2582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7-0 TORRES RONQUILLO F :DB -1070987682: CANCE</text:p>
          </table:table-cell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-11,385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8" calcext:value-type="float">
            <text:p><text:s/>198.00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302" calcext:value-type="float">
            <text:p>2583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8-0 TRANSPORTE CARGA P :DB -1070987682: CANCE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-11,393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.62" calcext:value-type="float">
            <text:p><text:s/>8.62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3102" calcext:value-type="float">
            <text:p>253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2-0 JAVIER PAUL CORNEJ :DB -1070987682: LIQUI</text:p>
          </table:table-cell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-11,607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3.9" calcext:value-type="float">
            <text:p><text:s/>213.90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3402" calcext:value-type="float">
            <text:p>2534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6-0 CONECEL S.A. :DB -1070987682: CANCELACION</text:p>
          </table:table-cell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-11,787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9.82" calcext:value-type="float">
            <text:p><text:s/>179.82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3502" calcext:value-type="float">
            <text:p>2535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8-0 WINEDTECH S.A. :DB -1070987682: CANCELACI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-12,840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53" calcext:value-type="float">
            <text:p><text:s/>1,053.00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3602" calcext:value-type="float">
            <text:p>2536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5-0 NARVAEZ BUSTAMANTE :DB -1070987682: CANCE</text:p>
          </table:table-cell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-13,196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6" calcext:value-type="float">
            <text:p><text:s/>356.00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3702" calcext:value-type="float">
            <text:p>2537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7-0 CORPLITORAL SA :DB -1070987682: CANCELACI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-15,702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05.97" calcext:value-type="float">
            <text:p><text:s/>2,505.97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3202" calcext:value-type="float">
            <text:p>2532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3-0 IESS :DB -1070987682: PAGO PLANILLA IESS 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-16,197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4.95" calcext:value-type="float">
            <text:p><text:s/>494.95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6702" calcext:value-type="float">
            <text:p>2567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32-0 IESS :CK-1070987682: PAGO IESS PLANILLA P</text:p>
          </table:table-cell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-16,319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2.26" calcext:value-type="float">
            <text:p><text:s/>122.26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6802" calcext:value-type="float">
            <text:p>2568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33-0 IESS :CK-1070987682: PAGO PLANILLA EXTENS</text:p>
          </table:table-cell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-16,374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.19" calcext:value-type="float">
            <text:p><text:s/>54.19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6602" calcext:value-type="float">
            <text:p>2566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31-0 FRANCISCO LUVER QU :DB -1070987682: Repos</text:p>
          </table:table-cell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-18,151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77.83" calcext:value-type="float">
            <text:p><text:s/>1,777.83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3002" calcext:value-type="float">
            <text:p>2530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TR 3-0 DBA TECMECO SAS :DB -1070987682: PAGO POR C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-19,058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6.8" calcext:value-type="float">
            <text:p><text:s/>906.80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002" calcext:value-type="float">
            <text:p>2570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35-0 MATAMOROS MORENO R :DB -1070987682: CANCE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-19,789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730.32" calcext:value-type="float">
            <text:p><text:s/>730.32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102" calcext:value-type="float">
            <text:p>257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36-0 WILSON MANUEL VALD :DB -1070987682: CANCE</text:p>
          </table:table-cell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-20,323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34.46" calcext:value-type="float">
            <text:p><text:s/>534.46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202" calcext:value-type="float">
            <text:p>2572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37-0 ACEROTEC S.A. ACER :DB -1070987682: CANCE</text:p>
          </table:table-cell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-20,587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3.63" calcext:value-type="float">
            <text:p><text:s/>263.63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302" calcext:value-type="float">
            <text:p>2573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38-0 EVISA :DB -1070987682: CANCELACION DEL 50</text:p>
          </table:table-cell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-21,712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6902" calcext:value-type="float">
            <text:p>2569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34-0 MANUEL NOGALES Y P :CK-1070987682: Cancel</text:p>
          </table:table-cell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-21,810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98" calcext:value-type="float">
            <text:p><text:s/>98.00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502" calcext:value-type="float">
            <text:p>2575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39-0 QUISHPE PUNINA ANG :DB -1070987682: CANCE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-21,958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8.5" calcext:value-type="float">
            <text:p><text:s/>148.50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602" calcext:value-type="float">
            <text:p>2576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1-0 CAJAMARCA PROTECTI :DB -1070987682: CANCE</text:p>
          </table:table-cell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-6,958.59</text:p>
          </table:table-cell>
          <table:table-cell office:value-type="float" office:value="15000" calcext:value-type="float">
            <text:p><text:s/>15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62002" calcext:value-type="float">
            <text:p>2620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DP 43536048-0 :DP:0-43536048 ABONO FACT #90 CLIENT</text:p>
          </table:table-cell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<text:s/>3,322.55</text:p>
          </table:table-cell>
          <table:table-cell office:value-type="float" office:value="10281.14" calcext:value-type="float">
            <text:p><text:s/>10,281.1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62102" calcext:value-type="float">
            <text:p>262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DP 54438407-0 :DP:0-54438407 ABONO FACT#90 CLIENTE</text:p>
          </table:table-cell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<text:s/>6,119.42</text:p>
          </table:table-cell>
          <table:table-cell office:value-type="float" office:value="2796.87" calcext:value-type="float">
            <text:p><text:s/>2,796.8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62202" calcext:value-type="float">
            <text:p>2622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DP 43536349-0 :DP:0-43536349 CANC. FACT#130 CLIENT</text:p>
          </table:table-cell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string" calcext:value-type="string">
            <text:p><text:s/>6,177.41</text:p>
          </table:table-cell>
          <table:table-cell office:value-type="float" office:value="57.99" calcext:value-type="float">
            <text:p><text:s/>57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62302" calcext:value-type="float">
            <text:p>2623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DP 43536374-0 :DP:0-43536374 Deposito de Fernando 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<text:s/>6,171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7" calcext:value-type="float">
            <text:p><text:s/>5.70 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2402" calcext:value-type="float">
            <text:p>2624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463418-0 :ND:0-463418 COMISION BANCARIA CARGO M</text:p>
          </table:table-cell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<text:s/>6,169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52" calcext:value-type="float">
            <text:p><text:s/>2.52 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2502" calcext:value-type="float">
            <text:p>2625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0107202-0 :ND:0-0107202 CARGO MAS IVA EMISION R</text:p>
          </table:table-cell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string" calcext:value-type="string">
            <text:p><text:s/>6,166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52" calcext:value-type="float">
            <text:p><text:s/>2.52 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2602" calcext:value-type="float">
            <text:p>2626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01072020-0 :ND:0-01072020 CARGO MAS IVA EMISION</text:p>
          </table:table-cell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<text:s/>6,164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52" calcext:value-type="float">
            <text:p><text:s/>2.52 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2702" calcext:value-type="float">
            <text:p>2627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0107202001-0 :ND:0-0107202001 CARGO MAS IVA EMI</text:p>
          </table:table-cell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<text:s/>6,161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52" calcext:value-type="float">
            <text:p><text:s/>2.52 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2802" calcext:value-type="float">
            <text:p>2628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010720200-0 :ND:0-010720200 CARGO MAS IVA EMISI</text:p>
          </table:table-cell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<text:s/>5,672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9.51" calcext:value-type="float">
            <text:p><text:s/>489.51 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2902" calcext:value-type="float">
            <text:p>2629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54-0 :ND:0-20754 PLANILLA PRESTAMO QUIROGRAF</text:p>
          </table:table-cell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string" calcext:value-type="string">
            <text:p><text:s/>5,671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3002" calcext:value-type="float">
            <text:p>2630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540-0 :ND:0-207540 CARGO MAS IVA COBRO APORT</text:p>
          </table:table-cell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string" calcext:value-type="string">
            <text:p><text:s/>5,583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.66" calcext:value-type="float">
            <text:p><text:s/>88.66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3102" calcext:value-type="float">
            <text:p>263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55-0 :ND:0-20755 PLANILLA EXT. CONYUGUES DIC</text:p>
          </table:table-cell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string" calcext:value-type="string">
            <text:p><text:s/>5,583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3202" calcext:value-type="float">
            <text:p>2632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550-0 :ND:0-207550 CARGO MAS IVA COBRO APORT</text:p>
          </table:table-cell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<text:s/>5,574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.96" calcext:value-type="float">
            <text:p><text:s/>8.96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3302" calcext:value-type="float">
            <text:p>2633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56-0 :ND:0-20756 PLANILLA AJUSTE EXT. CONYUG</text:p>
          </table:table-cell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<text:s/>5,573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3402" calcext:value-type="float">
            <text:p>2634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560-0 :ND:0-207560 CARGO MAS IVA COBRO APORT</text:p>
          </table:table-cell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<text:s/>5,569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71" calcext:value-type="float">
            <text:p><text:s/>4.71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3502" calcext:value-type="float">
            <text:p>2635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57-0 :ND:0-20757 PLANILLA AJUSTE EXT. CONYUG</text:p>
          </table:table-cell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<text:s/>5,568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3602" calcext:value-type="float">
            <text:p>2636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570-0 :ND:0-207570 CARGO MAS IVA COBRO APORT</text:p>
          </table:table-cell>
        </table:table-row>
        <table:table-row table:style-name="ro4">
          <table:table-cell office:value-type="float" office:value="76" calcext:value-type="float">
            <text:p>76</text:p>
          </table:table-cell>
          <table:table-cell office:value-type="string" calcext:value-type="string">
            <text:p><text:s/>5,560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.15" calcext:value-type="float">
            <text:p><text:s/>8.15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3702" calcext:value-type="float">
            <text:p>2637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58-0 :ND:0-20758 PLANILLA AJUSTE EXT. CONYUG</text:p>
          </table:table-cell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string" calcext:value-type="string">
            <text:p><text:s/>5,560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3802" calcext:value-type="float">
            <text:p>2638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580-0 :ND:0-207580 CARGO MAS IVA COBRO APORT</text:p>
          </table:table-cell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string" calcext:value-type="string">
            <text:p><text:s/>5,554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6.28" calcext:value-type="float">
            <text:p><text:s/>6.28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3902" calcext:value-type="float">
            <text:p>2639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59-0 :ND:0-20759 PLANILLA AJUSTE EXT. CONYUG</text:p>
          </table:table-cell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string" calcext:value-type="string">
            <text:p><text:s/>5,554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4002" calcext:value-type="float">
            <text:p>2640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590-0 :ND:0-207590 CARGO MAS IVA COBRO APORT</text:p>
          </table:table-cell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<text:s/>5,549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16" calcext:value-type="float">
            <text:p><text:s/>4.16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4102" calcext:value-type="float">
            <text:p>264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60-0 :ND:0-20760 PLANILLA AJUSTE EXT. CONYUG</text:p>
          </table:table-cell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string" calcext:value-type="string">
            <text:p><text:s/>5,549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4202" calcext:value-type="float">
            <text:p>2642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600-0 :ND:0-207600 CARGO MAS IVA COBRO APORT</text:p>
          </table:table-cell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string" calcext:value-type="string">
            <text:p><text:s/>3,607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42.06" calcext:value-type="float">
            <text:p><text:s/>1,942.06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4302" calcext:value-type="float">
            <text:p>2643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61-0 :ND:0-20761 PAGO PLANILLAS NORMAL IESS </text:p>
          </table:table-cell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string" calcext:value-type="string">
            <text:p><text:s/>3,607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4402" calcext:value-type="float">
            <text:p>2644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610-0 :ND:0-207610 CARGO MAS IVA APORTES IES</text:p>
          </table:table-cell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string" calcext:value-type="string">
            <text:p><text:s/>3,141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5.68" calcext:value-type="float">
            <text:p><text:s/>465.68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4502" calcext:value-type="float">
            <text:p>2645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62-0 :ND:0-20762 PAGO PLANILLA NORMALE AJUST</text:p>
          </table:table-cell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string" calcext:value-type="string">
            <text:p><text:s/>3,141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4602" calcext:value-type="float">
            <text:p>2646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620-0 :ND:0-207620 CARGO MAS IVA COBRO IESS</text:p>
          </table:table-cell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string" calcext:value-type="string">
            <text:p><text:s/>3,083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.31" calcext:value-type="float">
            <text:p><text:s/>58.31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4702" calcext:value-type="float">
            <text:p>2647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63-0 :ND:0-20763 PAGO PLANILLA FONDO RESERVA</text:p>
          </table:table-cell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string" calcext:value-type="string">
            <text:p><text:s/>3,082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4802" calcext:value-type="float">
            <text:p>2648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630-0 :ND:0-207630 CARGO MAS IVA COBRO APORT</text:p>
          </table:table-cell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string" calcext:value-type="string">
            <text:p><text:s/>3,069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63" calcext:value-type="float">
            <text:p><text:s/>13.63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4902" calcext:value-type="float">
            <text:p>2649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64-0 :ND:0-20764 PLANILLA AJUSTE FONDO DE RE</text:p>
          </table:table-cell>
        </table:table-row>
        <table:table-row table:style-name="ro4">
          <table:table-cell office:value-type="float" office:value="89" calcext:value-type="float">
            <text:p>89</text:p>
          </table:table-cell>
          <table:table-cell office:value-type="string" calcext:value-type="string">
            <text:p><text:s/>3,069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5002" calcext:value-type="float">
            <text:p>2650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640-0 :ND:0-207640 CARGO MAS IVA COBRO APORT</text:p>
          </table:table-cell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<text:s/>2,919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" calcext:value-type="float">
            <text:p><text:s/>150.00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5102" calcext:value-type="float">
            <text:p>265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4225-0 :ND:0-4225 PAGO SRI RETENCION IVA MES DI</text:p>
          </table:table-cell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string" calcext:value-type="string">
            <text:p><text:s/>2,918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5202" calcext:value-type="float">
            <text:p>2652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42250-0 :ND:0-42250 CARGO MAS IVA COBRO SECTOR </text:p>
          </table:table-cell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<text:s/>2,790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8.2" calcext:value-type="float">
            <text:p><text:s/>128.20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5302" calcext:value-type="float">
            <text:p>2653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4239-0 :ND:0-4239 PAGO SRI RETENCION FUENTE DIC</text:p>
          </table:table-cell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string" calcext:value-type="string">
            <text:p><text:s/>2,790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5402" calcext:value-type="float">
            <text:p>2654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42390-0 :ND:0-42390 CARGO MAS IVA COBRO SECTOR </text:p>
          </table:table-cell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string" calcext:value-type="string">
            <text:p><text:s/>1,760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30" calcext:value-type="float">
            <text:p><text:s/>1,030.00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5502" calcext:value-type="float">
            <text:p>2655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432783-0 :ND:0-432783 PAGO ALIMENTACION MES ENE</text:p>
          </table:table-cell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string" calcext:value-type="string">
            <text:p>-2,734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95.3" calcext:value-type="float">
            <text:p><text:s/>4,495.30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5602" calcext:value-type="float">
            <text:p>2656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432785-0 :ND:0-432785 PAGO QUINCENA MES ENERO 2</text:p>
          </table:table-cell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string" calcext:value-type="string">
            <text:p>-2,740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7" calcext:value-type="float">
            <text:p><text:s/>5.70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5702" calcext:value-type="float">
            <text:p>2657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682988-0 :ND:0-682988 CARGO MAS IVA PAGO ROLES</text:p>
          </table:table-cell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string" calcext:value-type="string">
            <text:p>-2,746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7" calcext:value-type="float">
            <text:p><text:s/>5.70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5802" calcext:value-type="float">
            <text:p>2658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682989-0 :ND:0-682989 CARGO MAS IVA PAGO ROLES</text:p>
          </table:table-cell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-2,746.02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6002" calcext:value-type="float">
            <text:p>2760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C 305606-0 :NC:0-305606 ORDEN COBRO IESS</text:p>
          </table:table-cell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string" calcext:value-type="string">
            <text:p>-2,745.80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6102" calcext:value-type="float">
            <text:p>2761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C 305619-0 :NC:0-305619 ORDEN COBRO IESS</text:p>
          </table:table-cell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-2,745.58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6202" calcext:value-type="float">
            <text:p>2762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C 305626-0 :NC:0-305626 ORDEN DE COBRO IESS</text:p>
          </table:table-cell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-2,745.36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6302" calcext:value-type="float">
            <text:p>276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C 305631-0 :NC:0-305631 ORDEN DE COBRO IESS</text:p>
          </table:table-cell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-2,745.14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6402" calcext:value-type="float">
            <text:p>2764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C 305644-0 :NC:0-305644 ORDEN DE COBRO IESS</text:p>
          </table:table-cell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string" calcext:value-type="string">
            <text:p>-2,744.92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6502" calcext:value-type="float">
            <text:p>2765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C 305662-0 :NC:0-305662 ORDEN DE COBRO IESS</text:p>
          </table:table-cell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-2,744.70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6602" calcext:value-type="float">
            <text:p>2766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C 306944-0 :NC:0-306944 ORDEN DE COBRO IESS</text:p>
          </table:table-cell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string" calcext:value-type="string">
            <text:p>-2,744.48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6702" calcext:value-type="float">
            <text:p>2767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C 306955-0 :NC:0-306955 ORDEN DE COBRO IESS</text:p>
          </table:table-cell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-3,260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5.66" calcext:value-type="float">
            <text:p><text:s/>515.66 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6802" calcext:value-type="float">
            <text:p>2768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19797-0 :ND:0-19797 PAGO PRESTAMO QUIROGRAFARIO</text:p>
          </table:table-cell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>
            <text:p>-3,399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.07" calcext:value-type="float">
            <text:p><text:s/>139.07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702" calcext:value-type="float">
            <text:p>2587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51-0 ENTREGAS ESPECIALE :DB -1070987682: CANCE</text:p>
          </table:table-cell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-3,776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6.97" calcext:value-type="float">
            <text:p><text:s/>376.97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802" calcext:value-type="float">
            <text:p>2618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82-0 FRANCISCO LUVER QU :DB -1070987682: FONDO</text:p>
          </table:table-cell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string" calcext:value-type="string">
            <text:p>-3,834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.8" calcext:value-type="float">
            <text:p><text:s/>58.80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902" calcext:value-type="float">
            <text:p>2619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81-0 QUISHPE PUNINA ANG :DB -1070987682: CANCE</text:p>
          </table:table-cell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-4,959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702" calcext:value-type="float">
            <text:p>2617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80-0 MANUEL NOGALES Y P :DB -1070987682: CANCE</text:p>
          </table:table-cell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-5,022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62.02" calcext:value-type="float">
            <text:p><text:s/>62.02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502" calcext:value-type="float">
            <text:p>2585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49-0 GURUMENDI CUJILAN <text:s/>:DB -1070987682: CANCE</text:p>
          </table:table-cell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-6,546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24" calcext:value-type="float">
            <text:p><text:s/>1,524.00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602" calcext:value-type="float">
            <text:p>2586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50-0 EDISON FAUSTO COND :DB -1070987682: CANCE</text:p>
          </table:table-cell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-7,093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7.74" calcext:value-type="float">
            <text:p><text:s/>547.74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9602" calcext:value-type="float">
            <text:p>2596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59-0 PAREDES MURILLO JO :DB -1070987682: CANCE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-7,160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66.37" calcext:value-type="float">
            <text:p><text:s/>66.37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9702" calcext:value-type="float">
            <text:p>2597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0-0 RENDON DE LA CUADR :DB -1070987682: CANCE</text:p>
          </table:table-cell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-7,240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0.55" calcext:value-type="float">
            <text:p><text:s/>80.55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9802" calcext:value-type="float">
            <text:p>2598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1-0 GURUMENDI CUJILAN <text:s/>:DB -1070987682: CANCE</text:p>
          </table:table-cell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-10,288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48" calcext:value-type="float">
            <text:p><text:s/>3,048.00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9902" calcext:value-type="float">
            <text:p>2599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2-0 NUÑEZ CALLE JOSE A :DB -1070987682: CANCE</text:p>
          </table:table-cell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string" calcext:value-type="string">
            <text:p>-10,410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1.66" calcext:value-type="float">
            <text:p><text:s/>121.66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002" calcext:value-type="float">
            <text:p>2600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3-0 CONECEL S.A. :DB -1070987682: CANCELACION</text:p>
          </table:table-cell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-10,920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0.38" calcext:value-type="float">
            <text:p><text:s/>510.38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102" calcext:value-type="float">
            <text:p>2601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4-0 ALVARADO CEDEÑO AG :DB -1070987682: CANCE</text:p>
          </table:table-cell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string" calcext:value-type="string">
            <text:p>-11,873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52.38" calcext:value-type="float">
            <text:p><text:s/>952.38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202" calcext:value-type="float">
            <text:p>2602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5-0 SUDAMTEL CIA. LTDA :DB -1070987682: CANCE</text:p>
          </table:table-cell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string" calcext:value-type="string">
            <text:p>-12,170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7" calcext:value-type="float">
            <text:p><text:s/>297.00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102" calcext:value-type="float">
            <text:p>2611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5-0 TRANSPORTE CARGA P :DB -1070987682: CANCE</text:p>
          </table:table-cell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string" calcext:value-type="string">
            <text:p>-17,026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56.48" calcext:value-type="float">
            <text:p><text:s/>4,856.48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202" calcext:value-type="float">
            <text:p>2612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6-0 EDISON FAUSTO COND :DB -1070987682: CANCE</text:p>
          </table:table-cell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-18,236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10.05" calcext:value-type="float">
            <text:p><text:s/>1,210.05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302" calcext:value-type="float">
            <text:p>261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7-0 IIASA :DB -1070987682: CANCELACION FACT #</text:p>
          </table:table-cell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string" calcext:value-type="string">
            <text:p>-18,407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0.69" calcext:value-type="float">
            <text:p><text:s/>170.69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402" calcext:value-type="float">
            <text:p>2604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7-0 FIGUEROA BOLAÑOS J :DB -1070987682: CANCE</text:p>
          </table:table-cell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string" calcext:value-type="string">
            <text:p>-21,672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64.96" calcext:value-type="float">
            <text:p><text:s/>3,264.96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502" calcext:value-type="float">
            <text:p>2605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8-0 SANCHEZ LOPEZ INGR :DB -1070987682: CANCE</text:p>
          </table:table-cell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string" calcext:value-type="string">
            <text:p>-23,685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13" calcext:value-type="float">
            <text:p><text:s/>2,013.00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602" calcext:value-type="float">
            <text:p>2606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0-0 CAJAMARCA PROTECTI :DB -1070987682: CANCE</text:p>
          </table:table-cell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string" calcext:value-type="string">
            <text:p>-24,337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1.95" calcext:value-type="float">
            <text:p><text:s/>651.95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702" calcext:value-type="float">
            <text:p>2607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1-0 SWISSOIL DEL ECUAD :DB -1070987682: CANCE</text:p>
          </table:table-cell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-24,645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8" calcext:value-type="float">
            <text:p><text:s/>308.00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802" calcext:value-type="float">
            <text:p>2608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2-0 SANIPORT S.A. :DB -1070987682: CANCELACIO</text:p>
          </table:table-cell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string" calcext:value-type="string">
            <text:p>-28,049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04.37" calcext:value-type="float">
            <text:p><text:s/>3,404.37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902" calcext:value-type="float">
            <text:p>2609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3-0 JC PORTAL DRILLING :DB -1070987682: CANCE</text:p>
          </table:table-cell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string" calcext:value-type="string">
            <text:p>-28,572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23.15" calcext:value-type="float">
            <text:p><text:s/>523.15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002" calcext:value-type="float">
            <text:p>2610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4-0 SERVIDECONS SA :DB -1070987682: CANCELACI</text:p>
          </table:table-cell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string" calcext:value-type="string">
            <text:p>-32,292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19.82" calcext:value-type="float">
            <text:p><text:s/>3,719.82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602" calcext:value-type="float">
            <text:p>2616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8-0 TORRES RONQUILLO F :DB -1070987682: CANCE</text:p>
          </table:table-cell>
        </table:table-row>
        <table:table-row table:style-name="ro4">
          <table:table-cell office:value-type="float" office:value="131" calcext:value-type="float">
            <text:p>131</text:p>
          </table:table-cell>
          <table:table-cell office:value-type="string" calcext:value-type="string">
            <text:p>-38,072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80.33" calcext:value-type="float">
            <text:p><text:s/>5,780.33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402" calcext:value-type="float">
            <text:p>2614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9-0 GEDEQUIP S.A. :DB -1070987682: ABONO FACT</text:p>
          </table:table-cell>
        </table:table-row>
        <table:table-row table:style-name="ro4">
          <table:table-cell office:value-type="float" office:value="132" calcext:value-type="float">
            <text:p>132</text:p>
          </table:table-cell>
          <table:table-cell office:value-type="string" calcext:value-type="string">
            <text:p>-43,853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80.32" calcext:value-type="float">
            <text:p><text:s/>5,780.32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502" calcext:value-type="float">
            <text:p>2615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9-0 GEDEQUIP S.A. :DB -1070987682: ABONO FACT</text:p>
          </table:table-cell>
        </table:table-row>
        <table:table-row table:style-name="ro4">
          <table:table-cell office:value-type="float" office:value="133" calcext:value-type="float">
            <text:p>133</text:p>
          </table:table-cell>
          <table:table-cell office:value-type="string" calcext:value-type="string">
            <text:p>-45,331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77.9" calcext:value-type="float">
            <text:p><text:s/>1,477.90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302" calcext:value-type="float">
            <text:p>260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6-0 TORRES RONQUILLO F :DB -1070987682: CANCE</text:p>
          </table:table-cell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string" calcext:value-type="string">
            <text:p>-45,067.47</text:p>
          </table:table-cell>
          <table:table-cell office:value-type="float" office:value="263.63" calcext:value-type="float">
            <text:p><text:s/>263.6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302" calcext:value-type="float">
            <text:p>257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38-0 EVISA :</text:p>
          </table:table-cell>
        </table:table-row>
        <table:table-row table:style-name="ro4">
          <table:table-cell office:value-type="float" office:value="135" calcext:value-type="float">
            <text:p>135</text:p>
          </table:table-cell>
          <table:table-cell office:value-type="string" calcext:value-type="string">
            <text:p>-45,526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58.81" calcext:value-type="float">
            <text:p><text:s/>458.81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802" calcext:value-type="float">
            <text:p>2588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52-0 ENTREGAS ESPECIALE :DB -1070987682: Liqui</text:p>
          </table:table-cell>
        </table:table-row>
        <table:table-row table:style-name="ro4">
          <table:table-cell office:value-type="float" office:value="136" calcext:value-type="float">
            <text:p>136</text:p>
          </table:table-cell>
          <table:table-cell office:value-type="string" calcext:value-type="string">
            <text:p>-45,552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" calcext:value-type="float">
            <text:p><text:s/>26.00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902" calcext:value-type="float">
            <text:p>2589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53-0 IESS :DB -1070987682: PAGO PLANILLA IESS </text:p>
          </table:table-cell>
        </table:table-row>
        <table:table-row table:style-name="ro4">
          <table:table-cell office:value-type="float" office:value="137" calcext:value-type="float">
            <text:p>137</text:p>
          </table:table-cell>
          <table:table-cell office:value-type="string" calcext:value-type="string">
            <text:p>-47,492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40.64" calcext:value-type="float">
            <text:p><text:s/>1,940.64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9002" calcext:value-type="float">
            <text:p>2590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54-0 IESS :DB -1070987682: PAGO IESS PLANILLAS</text:p>
          </table:table-cell>
        </table:table-row>
        <table:table-row table:style-name="ro4">
          <table:table-cell office:value-type="float" office:value="138" calcext:value-type="float">
            <text:p>138</text:p>
          </table:table-cell>
          <table:table-cell office:value-type="string" calcext:value-type="string">
            <text:p>-47,885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2.1" calcext:value-type="float">
            <text:p><text:s/>392.10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9102" calcext:value-type="float">
            <text:p>2591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55-0 IESS :DB -1070987682: PAGO IESS PLANILLAS</text:p>
          </table:table-cell>
        </table:table-row>
        <table:table-row table:style-name="ro4">
          <table:table-cell office:value-type="float" office:value="139" calcext:value-type="float">
            <text:p>139</text:p>
          </table:table-cell>
          <table:table-cell office:value-type="string" calcext:value-type="string">
            <text:p>-47,903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.71" calcext:value-type="float">
            <text:p><text:s/>18.71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9202" calcext:value-type="float">
            <text:p>2592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56-0 IESS :DB -1070987682: PLANILLAS AJUSTES F</text:p>
          </table:table-cell>
        </table:table-row>
        <table:table-row table:style-name="ro4">
          <table:table-cell office:value-type="float" office:value="140" calcext:value-type="float">
            <text:p>140</text:p>
          </table:table-cell>
          <table:table-cell office:value-type="string" calcext:value-type="string">
            <text:p>-48,099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6" calcext:value-type="float">
            <text:p><text:s/>196.00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9302" calcext:value-type="float">
            <text:p>259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57-0 QUISHPE PUNINA ANG :DB -1070987682: cance</text:p>
          </table:table-cell>
        </table:table-row>
        <table:table-row table:style-name="ro4">
          <table:table-cell office:value-type="float" office:value="141" calcext:value-type="float">
            <text:p>141</text:p>
          </table:table-cell>
          <table:table-cell office:value-type="string" calcext:value-type="string">
            <text:p>-48,177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77.33" calcext:value-type="float">
            <text:p><text:s/>77.33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9402" calcext:value-type="float">
            <text:p>2594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58-0 GURUMENDI CUJILAN <text:s/>:DB -1070987682: cance</text:p>
          </table:table-cell>
        </table:table-row>
        <table:table-row table:style-name="ro4">
          <table:table-cell office:value-type="float" office:value="142" calcext:value-type="float">
            <text:p>142</text:p>
          </table:table-cell>
          <table:table-cell office:value-type="string" calcext:value-type="string">
            <text:p>-32,177.06</text:p>
          </table:table-cell>
          <table:table-cell office:value-type="float" office:value="16000" calcext:value-type="float">
            <text:p><text:s/>16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202" calcext:value-type="float">
            <text:p>2732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43536046-0 :DP:0-43536046 PAGO FACT #132 Y ABON</text:p>
          </table:table-cell>
        </table:table-row>
        <table:table-row table:style-name="ro4">
          <table:table-cell office:value-type="float" office:value="143" calcext:value-type="float">
            <text:p>143</text:p>
          </table:table-cell>
          <table:table-cell office:value-type="string" calcext:value-type="string">
            <text:p>-17,177.06</text:p>
          </table:table-cell>
          <table:table-cell office:value-type="float" office:value="15000" calcext:value-type="float">
            <text:p><text:s/>15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302" calcext:value-type="float">
            <text:p>273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43536049-0 :DP:0-43536049 CANCELACION FACT #90-</text:p>
          </table:table-cell>
        </table:table-row>
        <table:table-row table:style-name="ro4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27,114.79</text:p>
          </table:table-cell>
          <table:table-cell office:value-type="float" office:value="44291.85" calcext:value-type="float">
            <text:p><text:s/>44,291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402" calcext:value-type="float">
            <text:p>2734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56773067-0 :DP:0-56773067 PAGO FACT #131 CLIENT</text:p>
          </table:table-cell>
        </table:table-row>
        <table:table-row table:style-name="ro4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43,238.98</text:p>
          </table:table-cell>
          <table:table-cell office:value-type="float" office:value="16124.19" calcext:value-type="float">
            <text:p><text:s/>16,124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2802" calcext:value-type="float">
            <text:p>2728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56773068-0 :DP:0-56773068 PAGO FACT #100-104 CL</text:p>
          </table:table-cell>
        </table:table-row>
        <table:table-row table:style-name="ro4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51,477.53</text:p>
          </table:table-cell>
          <table:table-cell office:value-type="float" office:value="8238.55" calcext:value-type="float">
            <text:p><text:s/>8,238.5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2902" calcext:value-type="float">
            <text:p>2729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56773071-0 :DP:0-56773071 PAGO FACT #107 CLIENT</text:p>
          </table:table-cell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58,346.01</text:p>
          </table:table-cell>
          <table:table-cell office:value-type="float" office:value="6868.48" calcext:value-type="float">
            <text:p><text:s/>6,868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002" calcext:value-type="float">
            <text:p>2730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56773072-0 :DP:0-56773072 PAGO FACT #109-112 CL</text:p>
          </table:table-cell>
        </table:table-row>
        <table:table-row table:style-name="ro4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62,463.10</text:p>
          </table:table-cell>
          <table:table-cell office:value-type="float" office:value="4117.09" calcext:value-type="float">
            <text:p><text:s/>4,117.0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102" calcext:value-type="float">
            <text:p>2731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56773070-0 :DP:0-56773070 PAGO FACT #102-105-10</text:p>
          </table:table-cell>
        </table:table-row>
        <table:table-row table:style-name="ro4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57,967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95.5" calcext:value-type="float">
            <text:p><text:s/>4,495.50 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3702" calcext:value-type="float">
            <text:p>2737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457191-0 :ND:0-457191 QUINCENA MES FEBRERO 2020</text:p>
          </table:table-cell>
        </table:table-row>
        <table:table-row table:style-name="ro4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57,070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897.5" calcext:value-type="float">
            <text:p><text:s/>897.50 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3802" calcext:value-type="float">
            <text:p>2738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461207-0 :ND:0-461207 ALIMENTACION MES FEBRERO </text:p>
          </table:table-cell>
        </table:table-row>
        <table:table-row table:style-name="ro4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57,064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7" calcext:value-type="float">
            <text:p><text:s/>5.70 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3902" calcext:value-type="float">
            <text:p>2739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5947250-0 :ND:0-5947250 CARGO MAS IVA PAGO ROLE</text:p>
          </table:table-cell>
        </table:table-row>
        <table:table-row table:style-name="ro4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49,049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8014.71" calcext:value-type="float">
            <text:p><text:s/>8,014.71 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4002" calcext:value-type="float">
            <text:p>2740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462111-0 :ND:0-462111 SUELDO FIN DE MES FEBRERO</text:p>
          </table:table-cell>
        </table:table-row>
        <table:table-row table:style-name="ro4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49,043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7" calcext:value-type="float">
            <text:p><text:s/>5.70 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4102" calcext:value-type="float">
            <text:p>2741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390204-0 :ND:0-390204 Cargo mas iva por pago de</text:p>
          </table:table-cell>
        </table:table-row>
        <table:table-row table:style-name="ro4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49,043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4202" calcext:value-type="float">
            <text:p>2742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3677-0 :ND:0-3677 Cargo mas Iva, cobro sector p</text:p>
          </table:table-cell>
        </table:table-row>
        <table:table-row table:style-name="ro4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47,994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49.45" calcext:value-type="float">
            <text:p><text:s/>1,049.45 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4302" calcext:value-type="float">
            <text:p>274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3669-0 :ND:0-3669 Pago Retencion Iva mes Enero </text:p>
          </table:table-cell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47,446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7.57" calcext:value-type="float">
            <text:p><text:s/>547.57 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4402" calcext:value-type="float">
            <text:p>2744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36770-0 :ND:0-36770 Pago retencion fuente mes E</text:p>
          </table:table-cell>
        </table:table-row>
        <table:table-row table:style-name="ro4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47,446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4502" calcext:value-type="float">
            <text:p>2745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36690-0 :ND:0-36690 Cargo mas iva, cobro sector</text:p>
          </table:table-cell>
        </table:table-row>
        <table:table-row table:style-name="ro4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47,440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7" calcext:value-type="float">
            <text:p><text:s/>5.70 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4602" calcext:value-type="float">
            <text:p>2746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051178-0 :ND:0-051178 Cargo mas iva, pago de ro</text:p>
          </table:table-cell>
        </table:table-row>
        <table:table-row table:style-name="ro4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47,440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4702" calcext:value-type="float">
            <text:p>2747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197970-0 :ND:0-197970 Cargo mas iva, cobro apor</text:p>
          </table:table-cell>
        </table:table-row>
        <table:table-row table:style-name="ro4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47,351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.66" calcext:value-type="float">
            <text:p><text:s/>88.66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4902" calcext:value-type="float">
            <text:p>2749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19798-0 :ND:0-19798 PAGO IESS CONYUGUES MES ENE</text:p>
          </table:table-cell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47,351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5002" calcext:value-type="float">
            <text:p>2750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019798-0 :ND:0-019798 CARGO MAS IVA COBRO APORT</text:p>
          </table:table-cell>
        </table:table-row>
        <table:table-row table:style-name="ro4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47,293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.31" calcext:value-type="float">
            <text:p><text:s/>58.31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5102" calcext:value-type="float">
            <text:p>2751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19800-0 :ND:0-19800 PAGO FONDO DE RESERVA MES E</text:p>
          </table:table-cell>
        </table:table-row>
        <table:table-row table:style-name="ro4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47,293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5202" calcext:value-type="float">
            <text:p>2752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019800-0 :ND:0-019800 CARGO MAS IVA COBRO APORT</text:p>
          </table:table-cell>
        </table:table-row>
        <table:table-row table:style-name="ro4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47,290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" calcext:value-type="float">
            <text:p><text:s/>3.00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5302" calcext:value-type="float">
            <text:p>275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8460-0 :ND:0-8460 CARGA MAS IVA CONSID. CHEQUE </text:p>
          </table:table-cell>
        </table:table-row>
        <table:table-row table:style-name="ro4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47,287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" calcext:value-type="float">
            <text:p><text:s/>3.00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5402" calcext:value-type="float">
            <text:p>2754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8470-0 :ND:0-8470 CARGO MAS IVA CONSID.CHEQUE C</text:p>
          </table:table-cell>
        </table:table-row>
        <table:table-row table:style-name="ro4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47,287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3" calcext:value-type="float">
            <text:p><text:s/>0.03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5502" calcext:value-type="float">
            <text:p>2755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63490-0 :ND:0-63490 CONTRIB. PARA FINANCIAMIENT</text:p>
          </table:table-cell>
        </table:table-row>
        <table:table-row table:style-name="ro4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47,286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86" calcext:value-type="float">
            <text:p><text:s/>0.86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5602" calcext:value-type="float">
            <text:p>2756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063490-0 :ND:0-063490 INTERESES DE SOBREGIROS/U</text:p>
          </table:table-cell>
        </table:table-row>
        <table:table-row table:style-name="ro4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47,286.53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5702" calcext:value-type="float">
            <text:p>2757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C 305591-0 :NC:0-305591 ORDEN COBRO IESS</text:p>
          </table:table-cell>
        </table:table-row>
        <table:table-row table:style-name="ro4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47,286.75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5802" calcext:value-type="float">
            <text:p>2758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C 305596-0 :NC:0-305596 ORDEN DE COBRO IESS</text:p>
          </table:table-cell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47,286.97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5902" calcext:value-type="float">
            <text:p>2759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C 305601-0 :NC:0-305601 ORDEN DE COBRO IESS</text:p>
          </table:table-cell>
        </table:table-row>
        <table:table-row table:style-name="ro4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46,420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66.25" calcext:value-type="float">
            <text:p><text:s/>866.25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202" calcext:value-type="float">
            <text:p>2682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0-0 TRANSPORTE CARGA P :DB -1070987682: CANCE</text:p>
          </table:table-cell>
        </table:table-row>
        <table:table-row table:style-name="ro4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46,420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9602" calcext:value-type="float">
            <text:p>289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277002-0 :ND:0-277002 CARGO MAS IVA COBRO APORT</text:p>
          </table:table-cell>
        </table:table-row>
        <table:table-row table:style-name="ro4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42,779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40.8" calcext:value-type="float">
            <text:p><text:s/>3,640.80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402" calcext:value-type="float">
            <text:p>2684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2-0 BRENSAM BONILLA S. :DB -1070987682: CANCE</text:p>
          </table:table-cell>
        </table:table-row>
        <table:table-row table:style-name="ro4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40,747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32" calcext:value-type="float">
            <text:p><text:s/>2,032.00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502" calcext:value-type="float">
            <text:p>2685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3-0 EDISON FAUSTO COND :DB -1070987682: CANCE</text:p>
          </table:table-cell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40,285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2.28" calcext:value-type="float">
            <text:p><text:s/>462.28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602" calcext:value-type="float">
            <text:p>268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4-0 SUMBA ORTEGA IVAN <text:s/>:DB -1070987682: CANCE</text:p>
          </table:table-cell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39,259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26.16" calcext:value-type="float">
            <text:p><text:s/>1,026.16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702" calcext:value-type="float">
            <text:p>2687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5-0 SIXTO ROYAL RIVERA :DB -1070987682: CANCE</text:p>
          </table:table-cell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37,460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98.32" calcext:value-type="float">
            <text:p><text:s/>1,798.32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802" calcext:value-type="float">
            <text:p>2688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6-0 FIGUEROA BOLAÑOS J :DB -1070987682: CANCE</text:p>
          </table:table-cell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37,230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9.96" calcext:value-type="float">
            <text:p><text:s/>229.96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902" calcext:value-type="float">
            <text:p>2689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7-0 FRANCISCO LUVER QU :DB -1070987682: REPOS</text:p>
          </table:table-cell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37,177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3.9" calcext:value-type="float">
            <text:p><text:s/>53.90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002" calcext:value-type="float">
            <text:p>2690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9-0 QUISHPE PUNINA ANG :DB -1070987682: CANCE</text:p>
          </table:table-cell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37,092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.57" calcext:value-type="float">
            <text:p><text:s/>84.57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102" calcext:value-type="float">
            <text:p>2691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8-0 GURUMENDI CUJILAN <text:s/>:DB -1070987682: CANCE</text:p>
          </table:table-cell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37,012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0.47" calcext:value-type="float">
            <text:p><text:s/>80.47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202" calcext:value-type="float">
            <text:p>2692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1-0 JORCHU SA :DB -1070987682: CANCELACION FA</text:p>
          </table:table-cell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35,844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67.8" calcext:value-type="float">
            <text:p><text:s/>1,167.80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502" calcext:value-type="float">
            <text:p>2695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4-0 SERVIDECONS SA :DB -1070987682: CANCELACI</text:p>
          </table:table-cell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35,335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09.02" calcext:value-type="float">
            <text:p><text:s/>509.02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602" calcext:value-type="float">
            <text:p>269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7-0 FIGUEROA BOLAÑOS J :DB -1070987682: CANCE</text:p>
          </table:table-cell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34,537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798.22" calcext:value-type="float">
            <text:p><text:s/>798.22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702" calcext:value-type="float">
            <text:p>2697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6-0 SIXTO ROYAL RIVERA :DB -1070987682: CANCE</text:p>
          </table:table-cell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31,226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10.47" calcext:value-type="float">
            <text:p><text:s/>3,310.47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802" calcext:value-type="float">
            <text:p>2698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5-0 PUBLI-MARCA PUBLIC :DB -1070987682: CANCE</text:p>
          </table:table-cell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29,755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71.3" calcext:value-type="float">
            <text:p><text:s/>1,471.30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902" calcext:value-type="float">
            <text:p>2699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0-0 JC PORTAL DRILLING :DB -1070987682: CANCE</text:p>
          </table:table-cell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27,473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81.82" calcext:value-type="float">
            <text:p><text:s/>2,281.82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7502" calcext:value-type="float">
            <text:p>2675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3-0 ZURICH SEGUROS ECU :DB -1070987682: ABONO</text:p>
          </table:table-cell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26,888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5.12" calcext:value-type="float">
            <text:p><text:s/>585.12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7602" calcext:value-type="float">
            <text:p>267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4-0 ZURICH SEGUROS ECU :DB -1070987682: ABONO</text:p>
          </table:table-cell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26,049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839.16" calcext:value-type="float">
            <text:p><text:s/>839.16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7702" calcext:value-type="float">
            <text:p>2677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5-0 ELECTROLEG SA :DB -1070987682: CANCELACIO</text:p>
          </table:table-cell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24,613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36.04" calcext:value-type="float">
            <text:p><text:s/>1,436.04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7802" calcext:value-type="float">
            <text:p>2678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6-0 GARCIA ALAÑA VICTO :DB -1070987682: CANCE</text:p>
          </table:table-cell>
        </table:table-row>
        <table:table-row table:style-name="ro4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15,952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8660.38" calcext:value-type="float">
            <text:p><text:s/>8,660.38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7902" calcext:value-type="float">
            <text:p>2679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7-0 TORRES RONQUILLO F :DB -1070987682: CANCE</text:p>
          </table:table-cell>
        </table:table-row>
        <table:table-row table:style-name="ro4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9,970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82.43" calcext:value-type="float">
            <text:p><text:s/>5,982.43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002" calcext:value-type="float">
            <text:p>2680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8-0 NUÑEZ CALLE JOSE A :DB -1070987682: CANCE</text:p>
          </table:table-cell>
        </table:table-row>
        <table:table-row table:style-name="ro4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7,206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63.9" calcext:value-type="float">
            <text:p><text:s/>2,763.90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102" calcext:value-type="float">
            <text:p>2681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9-0 GEDEQUIP S.A. :DB -1070987682: CANCELACIO</text:p>
          </table:table-cell>
        </table:table-row>
        <table:table-row table:style-name="ro4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6,727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9.3" calcext:value-type="float">
            <text:p><text:s/>479.30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002" calcext:value-type="float">
            <text:p>2700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8-0 ALVARADO CEDEÑO AG :DB -1070987682: Cance</text:p>
          </table:table-cell>
        </table:table-row>
        <table:table-row table:style-name="ro4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3,569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57.73" calcext:value-type="float">
            <text:p><text:s/>3,157.73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102" calcext:value-type="float">
            <text:p>2701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9-0 TORRES RONQUILLO F :DB -1070987682: CANCE</text:p>
          </table:table-cell>
        </table:table-row>
        <table:table-row table:style-name="ro4">
          <table:table-cell office:value-type="float" office:value="196" calcext:value-type="float">
            <text:p>196</text:p>
          </table:table-cell>
          <table:table-cell office:value-type="string" calcext:value-type="string">
            <text:p>-1,465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5035.3" calcext:value-type="float">
            <text:p><text:s/>5,035.30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202" calcext:value-type="float">
            <text:p>2702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10-0 TORRES RONQUILLO F :DB -1070987682: CANCE</text:p>
          </table:table-cell>
        </table:table-row>
        <table:table-row table:style-name="ro4">
          <table:table-cell office:value-type="float" office:value="197" calcext:value-type="float">
            <text:p>197</text:p>
          </table:table-cell>
          <table:table-cell office:value-type="string" calcext:value-type="string">
            <text:p>-9,022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7556.98" calcext:value-type="float">
            <text:p><text:s/>7,556.98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302" calcext:value-type="float">
            <text:p>2703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12-0 NUÑEZ CALLE JOSE A :DB -1070987682: CANCE</text:p>
          </table:table-cell>
        </table:table-row>
        <table:table-row table:style-name="ro4">
          <table:table-cell office:value-type="float" office:value="198" calcext:value-type="float">
            <text:p>198</text:p>
          </table:table-cell>
          <table:table-cell office:value-type="string" calcext:value-type="string">
            <text:p>-11,812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90.02" calcext:value-type="float">
            <text:p><text:s/>2,790.02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402" calcext:value-type="float">
            <text:p>2704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11-0 NUÑEZ CALLE JOSE A :DB -1070987682: CANCE</text:p>
          </table:table-cell>
        </table:table-row>
        <table:table-row table:style-name="ro4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38,187.05</text:p>
          </table:table-cell>
          <table:table-cell office:value-type="float" office:value="50000" calcext:value-type="float">
            <text:p><text:s/>50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502" calcext:value-type="float">
            <text:p>2735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DP 43536065-0 :DP:0-43536065 PAGO FACT #128 CLIENT</text:p>
          </table:table-cell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72,873.29</text:p>
          </table:table-cell>
          <table:table-cell office:value-type="float" office:value="34686.24" calcext:value-type="float">
            <text:p><text:s/>34,686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602" calcext:value-type="float">
            <text:p>273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DP 6600-0 :DP:0-6600 PAGO FACT #146-147-148-149 CL</text:p>
          </table:table-cell>
        </table:table-row>
        <table:table-row table:style-name="ro4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72,867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7" calcext:value-type="float">
            <text:p><text:s/>5.70 </text:p>
          </table:table-cell>
          <table:table-cell/>
          <table:table-cell office:value-type="float" office:value="1520" calcext:value-type="float">
            <text:p>15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7002" calcext:value-type="float">
            <text:p>2770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719911-0 :ND:0-719911 CARGO MAS IVA PAGO DE ROL</text:p>
          </table:table-cell>
        </table:table-row>
        <table:table-row table:style-name="ro4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85,648.73</text:p>
          </table:table-cell>
          <table:table-cell office:value-type="float" office:value="12781.14" calcext:value-type="float">
            <text:p><text:s/>12,781.1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83502" calcext:value-type="float">
            <text:p>2835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DP 56773080-0 :DP:0-56773080 DEPOSITO</text:p>
          </table:table-cell>
        </table:table-row>
        <table:table-row table:style-name="ro4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85,643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7" calcext:value-type="float">
            <text:p><text:s/>5.70 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3602" calcext:value-type="float">
            <text:p>283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7199110-0 :ND:0-7199110 CARGO MAS IVA PAGO ROLE</text:p>
          </table:table-cell>
        </table:table-row>
        <table:table-row table:style-name="ro4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85,174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8.8" calcext:value-type="float">
            <text:p><text:s/>468.80 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3702" calcext:value-type="float">
            <text:p>2837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18662-0 :ND:0-18662 PLANILLA PRESTAMO QUIROGRAF</text:p>
          </table:table-cell>
        </table:table-row>
        <table:table-row table:style-name="ro4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85,174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3802" calcext:value-type="float">
            <text:p>2838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18662-0 :ND:0-018662 CARGO MAS IVA COBRO APORT</text:p>
          </table:table-cell>
        </table:table-row>
        <table:table-row table:style-name="ro4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85,085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.66" calcext:value-type="float">
            <text:p><text:s/>88.66 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3902" calcext:value-type="float">
            <text:p>2839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18663-0 :ND:0-18663 PLANILLA IESS EXTENSION CON</text:p>
          </table:table-cell>
        </table:table-row>
        <table:table-row table:style-name="ro4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85,085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4002" calcext:value-type="float">
            <text:p>2840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18663-0 :ND:0-018663 CARGO MAS IVA COBRO APORT</text:p>
          </table:table-cell>
        </table:table-row>
        <table:table-row table:style-name="ro4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83,132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53" calcext:value-type="float">
            <text:p><text:s/>1,953.00 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4102" calcext:value-type="float">
            <text:p>2841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18664-0 :ND:0-18664 PLANILLA NORMALES IESS MES </text:p>
          </table:table-cell>
        </table:table-row>
        <table:table-row table:style-name="ro4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83,131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4202" calcext:value-type="float">
            <text:p>2842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18664-0 :ND:0-018664 CARGO MAS IVA APORTE IESS</text:p>
          </table:table-cell>
        </table:table-row>
        <table:table-row table:style-name="ro4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82,457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674.55" calcext:value-type="float">
            <text:p><text:s/>674.55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6902" calcext:value-type="float">
            <text:p>2869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18665-0 :ND:0-18665 PAGO PLANILLA NORMAL AJUSTE</text:p>
          </table:table-cell>
        </table:table-row>
        <table:table-row table:style-name="ro4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82,457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7002" calcext:value-type="float">
            <text:p>2870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18665-0 :ND:0-018665 CARGO MAS IVA COBRO APORT</text:p>
          </table:table-cell>
        </table:table-row>
        <table:table-row table:style-name="ro4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82,456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7202" calcext:value-type="float">
            <text:p>2872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18666-0 :ND:0-18666 CARGO MAS IVA COBRO APORTES</text:p>
          </table:table-cell>
        </table:table-row>
        <table:table-row table:style-name="ro4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82,416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.05" calcext:value-type="float">
            <text:p><text:s/>40.05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7302" calcext:value-type="float">
            <text:p>2873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18667-0 :ND:0-018667 PLANILLA AJUSTE EXT. CONY</text:p>
          </table:table-cell>
        </table:table-row>
        <table:table-row table:style-name="ro4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82,416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7402" calcext:value-type="float">
            <text:p>2874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18667-0 :ND:0-18667 CARGO MAS IVA COBRO APORTES</text:p>
          </table:table-cell>
        </table:table-row>
        <table:table-row table:style-name="ro4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82,398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.68" calcext:value-type="float">
            <text:p><text:s/>17.68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7502" calcext:value-type="float">
            <text:p>2875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18668-0 :ND:0-018668 PLANILLA AJUSTE FONDO RES</text:p>
          </table:table-cell>
        </table:table-row>
        <table:table-row table:style-name="ro4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82,398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7602" calcext:value-type="float">
            <text:p>287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18668-0 :ND:0-18668 CARGO MAS IVA COBRO APORTES</text:p>
          </table:table-cell>
        </table:table-row>
        <table:table-row table:style-name="ro4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81,198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00" calcext:value-type="float">
            <text:p><text:s/>1,200.00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7702" calcext:value-type="float">
            <text:p>2877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477062-0 :ND:0-477062 PAGO ALIMENTACION MES MAR</text:p>
          </table:table-cell>
        </table:table-row>
        <table:table-row table:style-name="ro4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80,061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36.92" calcext:value-type="float">
            <text:p><text:s/>1,136.92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7802" calcext:value-type="float">
            <text:p>2878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3674-0 :ND:0-03674 PAGO RTE IVA MES FEBRERO 20</text:p>
          </table:table-cell>
        </table:table-row>
        <table:table-row table:style-name="ro4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80,061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7902" calcext:value-type="float">
            <text:p>2879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3674-0 :ND:0-3674 CARGO MAS IVA COBRO SECTOR PU</text:p>
          </table:table-cell>
        </table:table-row>
        <table:table-row table:style-name="ro4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79,417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43.83" calcext:value-type="float">
            <text:p><text:s/>643.83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8002" calcext:value-type="float">
            <text:p>2880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3677-0 :ND:0-03677 PAGO RTE FUENTE MES FEBRERO</text:p>
          </table:table-cell>
        </table:table-row>
        <table:table-row table:style-name="ro4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79,416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9" calcext:value-type="float">
            <text:p><text:s/>0.90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8102" calcext:value-type="float">
            <text:p>2881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13564-0 :ND:0-13564 CARGO MAS IVA PAGO DE ROLES</text:p>
          </table:table-cell>
        </table:table-row>
        <table:table-row table:style-name="ro4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74,894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522" calcext:value-type="float">
            <text:p><text:s/>4,522.00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8202" calcext:value-type="float">
            <text:p>2882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47919-0 :ND:0-47919 PAGO QUINCENA MES MARZO 202</text:p>
          </table:table-cell>
        </table:table-row>
        <table:table-row table:style-name="ro4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74,892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52" calcext:value-type="float">
            <text:p><text:s/>2.52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8302" calcext:value-type="float">
            <text:p>2883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113202003-0 :ND:0-0113202003 CARGO MAS IVA EMI</text:p>
          </table:table-cell>
        </table:table-row>
        <table:table-row table:style-name="ro4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74,889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52" calcext:value-type="float">
            <text:p><text:s/>2.52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8402" calcext:value-type="float">
            <text:p>2884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113202003-1 :ND:1-0113202003 CARGO MAS IVA EMI</text:p>
          </table:table-cell>
        </table:table-row>
        <table:table-row table:style-name="ro4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74,887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52" calcext:value-type="float">
            <text:p><text:s/>2.52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8502" calcext:value-type="float">
            <text:p>2885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113202003-2 :ND:2-0113202003 CARGO MAS IVA EMI</text:p>
          </table:table-cell>
        </table:table-row>
        <table:table-row table:style-name="ro4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74,884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52" calcext:value-type="float">
            <text:p><text:s/>2.52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8602" calcext:value-type="float">
            <text:p>288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113202003-3 :ND:3-0113202003 CARGO MAS IVA EMI</text:p>
          </table:table-cell>
        </table:table-row>
        <table:table-row table:style-name="ro4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74,879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7" calcext:value-type="float">
            <text:p><text:s/>5.70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8702" calcext:value-type="float">
            <text:p>2887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18446-0 :ND:0-18446 CARGO MAS IVA PAGO DE ROLES</text:p>
          </table:table-cell>
        </table:table-row>
        <table:table-row table:style-name="ro4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73,869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10" calcext:value-type="float">
            <text:p><text:s/>1,010.00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8802" calcext:value-type="float">
            <text:p>2888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483211-0 :ND:0-483211 PAGO SUELDO FIN DE MES MA</text:p>
          </table:table-cell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73,863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7" calcext:value-type="float">
            <text:p><text:s/>5.70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8902" calcext:value-type="float">
            <text:p>2889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293562-0 :ND:0-293562 CARGO MAS IVA PAGO DE ROL</text:p>
          </table:table-cell>
        </table:table-row>
        <table:table-row table:style-name="ro4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62,910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952.79" calcext:value-type="float">
            <text:p><text:s/>10,952.79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9002" calcext:value-type="float">
            <text:p>2890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49165-0 :ND:0-49165 PAGO SUELDO FIN DE MES MARZ</text:p>
          </table:table-cell>
        </table:table-row>
        <table:table-row table:style-name="ro4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62,852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.31" calcext:value-type="float">
            <text:p><text:s/>58.31 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9402" calcext:value-type="float">
            <text:p>2894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18666-0 :ND:0-018666 PAGO FONDO RESERVA MES FE</text:p>
          </table:table-cell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62,858.00</text:p>
          </table:table-cell>
          <table:table-cell office:value-type="float" office:value="5.7" calcext:value-type="float">
            <text:p><text:s/>5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9502" calcext:value-type="float">
            <text:p>2895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C 719911-0 :NC:0-719911 REVERSO DE ND TRANSACCION</text:p>
          </table:table-cell>
        </table:table-row>
        <table:table-row table:style-name="ro4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62,462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6" calcext:value-type="float">
            <text:p><text:s/>396.00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302" calcext:value-type="float">
            <text:p>2683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1-0 SANIPORT S.A. :DB -1070987682: CANCELACIO</text:p>
          </table:table-cell>
        </table:table-row>
        <table:table-row table:style-name="ro4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62,305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6.14" calcext:value-type="float">
            <text:p><text:s/>156.14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502" calcext:value-type="float">
            <text:p>2705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14-0 CONECEL S.A. :DB -1070987682: CANCELACION</text:p>
          </table:table-cell>
        </table:table-row>
        <table:table-row table:style-name="ro4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62,305.96</text:p>
          </table:table-cell>
          <table:table-cell office:value-type="float" office:value="0.1" calcext:value-type="float">
            <text:p><text:s/>0.1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7" calcext:value-type="float">
            <text:p>153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7402" calcext:value-type="float">
            <text:p>2974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C 020202-0 :NC:0-020202 REVERSO POR DIFERENCIA</text:p>
          </table:table-cell>
        </table:table-row>
        <table:table-row table:style-name="ro4">
          <table:table-cell office:value-type="float" office:value="236" calcext:value-type="float">
            <text:p>236</text:p>
          </table:table-cell>
          <table:table-cell office:value-type="string" calcext:value-type="string">
            <text:p><text:s/>59,893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12.83" calcext:value-type="float">
            <text:p><text:s/>2,412.83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702" calcext:value-type="float">
            <text:p>2707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18-0 MAQUINARIAS Y VEHI :DB -1070987682: CANCE</text:p>
          </table:table-cell>
        </table:table-row>
        <table:table-row table:style-name="ro4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58,768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902" calcext:value-type="float">
            <text:p>2709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15-0 MANUEL NOGALES Y P :DB -1070987682: CANCE</text:p>
          </table:table-cell>
        </table:table-row>
        <table:table-row table:style-name="ro4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57,347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20.61" calcext:value-type="float">
            <text:p><text:s/>1,420.61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002" calcext:value-type="float">
            <text:p>2710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16-0 TORREGASI S.A. :DB -1070987682: CANCELACI</text:p>
          </table:table-cell>
        </table:table-row>
        <table:table-row table:style-name="ro4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57,270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77.33" calcext:value-type="float">
            <text:p><text:s/>77.33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102" calcext:value-type="float">
            <text:p>2711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19-0 GURUMENDI CUJILAN <text:s/>:DB -1070987682: CANCE</text:p>
          </table:table-cell>
        </table:table-row>
        <table:table-row table:style-name="ro4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53,983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86.6" calcext:value-type="float">
            <text:p><text:s/>3,286.60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202" calcext:value-type="float">
            <text:p>2712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1-0 ANCASCORP S.A. :DB -1070987682: CANCELACI</text:p>
          </table:table-cell>
        </table:table-row>
        <table:table-row table:style-name="ro4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52,868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14.78" calcext:value-type="float">
            <text:p><text:s/>1,114.78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302" calcext:value-type="float">
            <text:p>2713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3-0 FACINSER S.A. FRAN :DB -1070987682: CANCE</text:p>
          </table:table-cell>
        </table:table-row>
        <table:table-row table:style-name="ro4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50,426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42.28" calcext:value-type="float">
            <text:p><text:s/>2,442.28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402" calcext:value-type="float">
            <text:p>2714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2-0 GARCIA ALAÑA VICTO :DB -1070987682: CANCE</text:p>
          </table:table-cell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42,795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30.58" calcext:value-type="float">
            <text:p><text:s/>7,630.58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702" calcext:value-type="float">
            <text:p>2717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4-0 NUÑEZ CALLE JOSE A :DB -1070987682: CANCE</text:p>
          </table:table-cell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40,514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81.82" calcext:value-type="float">
            <text:p><text:s/>2,281.82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802" calcext:value-type="float">
            <text:p>2718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5-0 ZURICH SEGUROS ECU :DB -1070987682: ABONO</text:p>
          </table:table-cell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39,929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5.12" calcext:value-type="float">
            <text:p><text:s/>585.12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902" calcext:value-type="float">
            <text:p>2719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6-0 ZURICH SEGUROS ECU :DB -1070987682: ABONO</text:p>
          </table:table-cell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39,898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.58" calcext:value-type="float">
            <text:p><text:s/>30.58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002" calcext:value-type="float">
            <text:p>2720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7-0 ALVARADO CEDEÑO AG :DB -1070987682: CANCE</text:p>
          </table:table-cell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36,168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29.6" calcext:value-type="float">
            <text:p><text:s/>3,729.60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102" calcext:value-type="float">
            <text:p>2721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8-0 BRENSAM BONILLA S. :DB -1070987682: CANCE</text:p>
          </table:table-cell>
        </table:table-row>
        <table:table-row table:style-name="ro4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33,442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26.04" calcext:value-type="float">
            <text:p><text:s/>2,726.04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202" calcext:value-type="float">
            <text:p>2722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9-0 SERVIDECONS SA :DB -1070987682: CANCELACI</text:p>
          </table:table-cell>
        </table:table-row>
        <table:table-row table:style-name="ro4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33,310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2.08" calcext:value-type="float">
            <text:p><text:s/>132.08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302" calcext:value-type="float">
            <text:p>2723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30-0 FIGUEROA BOLAÑOS J :DB -1070987682: CANCE</text:p>
          </table:table-cell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32,173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36.83" calcext:value-type="float">
            <text:p><text:s/>1,136.83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402" calcext:value-type="float">
            <text:p>2724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31-0 LABCLEAN CIA. LTDA :DB -1070987682: CANCE</text:p>
          </table:table-cell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32,039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4.35" calcext:value-type="float">
            <text:p><text:s/>134.35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502" calcext:value-type="float">
            <text:p>2725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32-0 MERGAMA S.A. :DB -1070987682: CANCELACION</text:p>
          </table:table-cell>
        </table:table-row>
        <table:table-row table:style-name="ro4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23,481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557.81" calcext:value-type="float">
            <text:p><text:s/>8,557.81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602" calcext:value-type="float">
            <text:p>2726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33-0 BOWEN MENDOZA JOSE :DB -1070987682: Cance</text:p>
          </table:table-cell>
        </table:table-row>
        <table:table-row table:style-name="ro4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19,104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376.93" calcext:value-type="float">
            <text:p><text:s/>4,376.93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702" calcext:value-type="float">
            <text:p>2727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34-0 CORDOVA ARMIJOS JU :DB -1070987682: cance</text:p>
          </table:table-cell>
        </table:table-row>
        <table:table-row table:style-name="ro4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19,309.79</text:p>
          </table:table-cell>
          <table:table-cell office:value-type="float" office:value="205" calcext:value-type="float">
            <text:p><text:s/>20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89702" calcext:value-type="float">
            <text:p>2897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DP 58974834-0 :DP:0-58974834 DEPOSITO</text:p>
          </table:table-cell>
        </table:table-row>
        <table:table-row table:style-name="ro4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19,304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4" calcext:value-type="float">
            <text:p><text:s/>5.40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9802" calcext:value-type="float">
            <text:p>2898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364-0 :ND:0-52364 CARGO MAS IVA PAGO DE ROLES</text:p>
          </table:table-cell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19,304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3" calcext:value-type="float">
            <text:p><text:s/>0.30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9902" calcext:value-type="float">
            <text:p>2899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93467-0 :ND:0-593467 CARGO MAS IVA PAGO DE ROL</text:p>
          </table:table-cell>
        </table:table-row>
        <table:table-row table:style-name="ro4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18,031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72.36" calcext:value-type="float">
            <text:p><text:s/>1,272.36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0002" calcext:value-type="float">
            <text:p>2900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5703-0 :ND:0-05703 PAGO RTE FUENTE MES MARZO 2</text:p>
          </table:table-cell>
        </table:table-row>
        <table:table-row table:style-name="ro4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18,031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0102" calcext:value-type="float">
            <text:p>2901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703-0 :ND:0-5703 CARGO MAS IVA COBRO SECTOR PU</text:p>
          </table:table-cell>
        </table:table-row>
        <table:table-row table:style-name="ro4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13,804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226.63" calcext:value-type="float">
            <text:p><text:s/>4,226.63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0202" calcext:value-type="float">
            <text:p>2902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5729-0 :ND:0-05729 PAGO RTE IVA MES MARZO 2020</text:p>
          </table:table-cell>
        </table:table-row>
        <table:table-row table:style-name="ro4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13,804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0302" calcext:value-type="float">
            <text:p>2903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729-0 :ND:0-5729 CARGO MAS IVA COBRO SECTOR PU</text:p>
          </table:table-cell>
        </table:table-row>
        <table:table-row table:style-name="ro4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13,337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7.56" calcext:value-type="float">
            <text:p><text:s/>467.56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0402" calcext:value-type="float">
            <text:p>2904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19277-0 :ND:0-019277 PAGO IESS PRESTAMO QUIROG</text:p>
          </table:table-cell>
        </table:table-row>
        <table:table-row table:style-name="ro4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13,336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0502" calcext:value-type="float">
            <text:p>2905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19277-0 :ND:0-19277 CARGO MAS IVA COBRO APORTES</text:p>
          </table:table-cell>
        </table:table-row>
        <table:table-row table:style-name="ro4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13,248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.66" calcext:value-type="float">
            <text:p><text:s/>88.66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0602" calcext:value-type="float">
            <text:p>2906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19278-0 :ND:0-019278 PAGO IESS EXT CONYUGUE MA</text:p>
          </table:table-cell>
        </table:table-row>
        <table:table-row table:style-name="ro4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13,248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0702" calcext:value-type="float">
            <text:p>2907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19278-0 :ND:0-19278 CARGO MAS IVA COBRO APORTES</text:p>
          </table:table-cell>
        </table:table-row>
        <table:table-row table:style-name="ro4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11,758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89.61" calcext:value-type="float">
            <text:p><text:s/>1,489.61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0802" calcext:value-type="float">
            <text:p>2908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19279-0 :ND:0-019279 PAGO IESS PLANILLAS AJUST</text:p>
          </table:table-cell>
        </table:table-row>
        <table:table-row table:style-name="ro4">
          <table:table-cell office:value-type="float" office:value="266" calcext:value-type="float">
            <text:p>266</text:p>
          </table:table-cell>
          <table:table-cell office:value-type="string" calcext:value-type="string">
            <text:p><text:s/>11,758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0902" calcext:value-type="float">
            <text:p>2909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19279-0 :ND:0-19279 CARGO MAS IVA COBRO APORTES</text:p>
          </table:table-cell>
        </table:table-row>
        <table:table-row table:style-name="ro4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11,712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5.98" calcext:value-type="float">
            <text:p><text:s/>45.98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1002" calcext:value-type="float">
            <text:p>2910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19280-0 :ND:0-019280 PAGO IESS AJUSTES FONDO R</text:p>
          </table:table-cell>
        </table:table-row>
        <table:table-row table:style-name="ro4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11,711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1102" calcext:value-type="float">
            <text:p>2911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19280-0 :ND:0-19280 CARGO MAS IVA COBRO APORTES</text:p>
          </table:table-cell>
        </table:table-row>
        <table:table-row table:style-name="ro4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11,637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74.43" calcext:value-type="float">
            <text:p><text:s/>74.43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1202" calcext:value-type="float">
            <text:p>2912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19281-0 :ND:0-019281 PAGO IESS AJUSTE EXT CONY</text:p>
          </table:table-cell>
        </table:table-row>
        <table:table-row table:style-name="ro4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11,637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1302" calcext:value-type="float">
            <text:p>2913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19281-0 :ND:0-19281 CARGO MAS IVA COBRO APORTES</text:p>
          </table:table-cell>
        </table:table-row>
        <table:table-row table:style-name="ro4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11,637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1402" calcext:value-type="float">
            <text:p>2914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19282-0 :ND:0-19282 CARGO MAS IVA COBRO APORTES</text:p>
          </table:table-cell>
        </table:table-row>
        <table:table-row table:style-name="ro4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11,578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.31" calcext:value-type="float">
            <text:p><text:s/>58.31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1502" calcext:value-type="float">
            <text:p>2915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19282-0 :ND:0-019282 PAGO IESS FONDO DE RESERV</text:p>
          </table:table-cell>
        </table:table-row>
        <table:table-row table:style-name="ro4">
          <table:table-cell office:value-type="float" office:value="273" calcext:value-type="float">
            <text:p>273</text:p>
          </table:table-cell>
          <table:table-cell office:value-type="string" calcext:value-type="string">
            <text:p><text:s/>9,666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12.34" calcext:value-type="float">
            <text:p><text:s/>1,912.34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1602" calcext:value-type="float">
            <text:p>2916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19283-0 :ND:0-019283 PAGO IESS PLANILLA NORMAL</text:p>
          </table:table-cell>
        </table:table-row>
        <table:table-row table:style-name="ro4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9,666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1702" calcext:value-type="float">
            <text:p>2917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19283-0 :ND:0-19283 CARGO MAS IVA COBRO APORTES</text:p>
          </table:table-cell>
        </table:table-row>
        <table:table-row table:style-name="ro4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6,184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82" calcext:value-type="float">
            <text:p><text:s/>3,482.00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1802" calcext:value-type="float">
            <text:p>2918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07652-0 :ND:0-507652 PAGO QUINCENA MES ABRIL 2</text:p>
          </table:table-cell>
        </table:table-row>
        <table:table-row table:style-name="ro4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6,180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2" calcext:value-type="float">
            <text:p><text:s/>4.20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1902" calcext:value-type="float">
            <text:p>2919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967962-0 :ND:0-967962 CARGO MAS IVA PAGO DE ROL</text:p>
          </table:table-cell>
        </table:table-row>
        <table:table-row table:style-name="ro4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6,179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2002" calcext:value-type="float">
            <text:p>2920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15318361-0 :ND:0-15318361 CARGO MAS IVA TRANSFE</text:p>
          </table:table-cell>
        </table:table-row>
        <table:table-row table:style-name="ro4">
          <table:table-cell office:value-type="float" office:value="278" calcext:value-type="float">
            <text:p>278</text:p>
          </table:table-cell>
          <table:table-cell office:value-type="string" calcext:value-type="string">
            <text:p>-223,958.6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0138.45" calcext:value-type="float">
            <text:p><text:s/>230,138.45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2102" calcext:value-type="float">
            <text:p>2921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8091-0 :ND:0-08091 PAGO IMPUESTO A RENTA AÑO 2</text:p>
          </table:table-cell>
        </table:table-row>
        <table:table-row table:style-name="ro4">
          <table:table-cell office:value-type="float" office:value="279" calcext:value-type="float">
            <text:p>279</text:p>
          </table:table-cell>
          <table:table-cell office:value-type="string" calcext:value-type="string">
            <text:p>-223,958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2202" calcext:value-type="float">
            <text:p>2922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8091-0 :ND:0-8091 CARGO MAS IVA COBRO SECTOR PU</text:p>
          </table:table-cell>
        </table:table-row>
        <table:table-row table:style-name="ro4">
          <table:table-cell office:value-type="float" office:value="280" calcext:value-type="float">
            <text:p>280</text:p>
          </table:table-cell>
          <table:table-cell office:value-type="string" calcext:value-type="string">
            <text:p>-228,308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350" calcext:value-type="float">
            <text:p><text:s/>4,350.00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2302" calcext:value-type="float">
            <text:p>2923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6516-0 :ND:0-526516 PAGO FIN DE MES ABRIL 202</text:p>
          </table:table-cell>
        </table:table-row>
        <table:table-row table:style-name="ro4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6,691.14</text:p>
          </table:table-cell>
          <table:table-cell office:value-type="float" office:value="235000" calcext:value-type="float">
            <text:p><text:s/>235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2402" calcext:value-type="float">
            <text:p>2924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C 15318361-0 :NC:0-15318361 TRANSFERENCIA DE TN P</text:p>
          </table:table-cell>
        </table:table-row>
        <table:table-row table:style-name="ro4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6,426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4.18" calcext:value-type="float">
            <text:p><text:s/>264.18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6202" calcext:value-type="float">
            <text:p>2962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115-0 :ND:0-525115 LIQ. HABERES: ALVARADO OS</text:p>
          </table:table-cell>
        </table:table-row>
        <table:table-row table:style-name="ro4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6,241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5.38" calcext:value-type="float">
            <text:p><text:s/>185.38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6302" calcext:value-type="float">
            <text:p>2963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136-0 :ND:0-525136 LIQ. HABERES: <text:s/>REYES AVIL</text:p>
          </table:table-cell>
        </table:table-row>
        <table:table-row table:style-name="ro4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6,068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3.03" calcext:value-type="float">
            <text:p><text:s/>173.03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6402" calcext:value-type="float">
            <text:p>2964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13-0 :ND:0-52513 LIQ. HABERES: NUÑEZ IZURIET</text:p>
          </table:table-cell>
        </table:table-row>
        <table:table-row table:style-name="ro4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5,896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2.12" calcext:value-type="float">
            <text:p><text:s/>172.12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6502" calcext:value-type="float">
            <text:p>2965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12-0 :ND:0-52512 LIQ. HABERES: <text:s/>NIETO SANTIS</text:p>
          </table:table-cell>
        </table:table-row>
        <table:table-row table:style-name="ro4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5,480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6" calcext:value-type="float">
            <text:p><text:s/>416.00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6602" calcext:value-type="float">
            <text:p>2966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243-0 :ND:0-525243 GRATIFICACION: ALVARADO O</text:p>
          </table:table-cell>
        </table:table-row>
        <table:table-row table:style-name="ro4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5,064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6" calcext:value-type="float">
            <text:p><text:s/>416.00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6702" calcext:value-type="float">
            <text:p>2967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252-0 :ND:0-525252 GRATIFICACION: NIETO SANT</text:p>
          </table:table-cell>
        </table:table-row>
        <table:table-row table:style-name="ro4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4,648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6" calcext:value-type="float">
            <text:p><text:s/>416.00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6802" calcext:value-type="float">
            <text:p>2968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257-0 :ND:0-525257 GRATIFICACION: NUÑEZ IZUR</text:p>
          </table:table-cell>
        </table:table-row>
        <table:table-row table:style-name="ro4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4,232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6" calcext:value-type="float">
            <text:p><text:s/>416.00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6902" calcext:value-type="float">
            <text:p>2969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264-0 :ND:0-525264 GRATIFICACION: REYES AVIL</text:p>
          </table:table-cell>
        </table:table-row>
        <table:table-row table:style-name="ro4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4,099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2.83" calcext:value-type="float">
            <text:p><text:s/>132.83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7002" calcext:value-type="float">
            <text:p>2970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4995-0 :ND:0-524995 PAGO HORAS EXTRAS Y ALIME</text:p>
          </table:table-cell>
        </table:table-row>
        <table:table-row table:style-name="ro4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3,976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2.87" calcext:value-type="float">
            <text:p><text:s/>122.87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7102" calcext:value-type="float">
            <text:p>2971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069-0 :ND:0-525069 PAGO HORAS EXTRAS Y ALIME</text:p>
          </table:table-cell>
        </table:table-row>
        <table:table-row table:style-name="ro4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3,842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4.57" calcext:value-type="float">
            <text:p><text:s/>134.57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7202" calcext:value-type="float">
            <text:p>2972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074-0 :ND:0-525074 PAGO HORAS EXTRAS Y ALIME</text:p>
          </table:table-cell>
        </table:table-row>
        <table:table-row table:style-name="ro4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3,697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4.53" calcext:value-type="float">
            <text:p><text:s/>144.53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7302" calcext:value-type="float">
            <text:p>2973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107-0 :ND:0-525107 PAGO HORAS EXTRAS Y ALIME</text:p>
          </table:table-cell>
        </table:table-row>
        <table:table-row table:style-name="ro4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1,990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06.88" calcext:value-type="float">
            <text:p><text:s/>1,706.88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602" calcext:value-type="float">
            <text:p>2706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17-0 SISALEMA PACHECO V :DB -1070987682: CANCE</text:p>
          </table:table-cell>
        </table:table-row>
        <table:table-row table:style-name="ro4">
          <table:table-cell office:value-type="float" office:value="295" calcext:value-type="float">
            <text:p>295</text:p>
          </table:table-cell>
          <table:table-cell office:value-type="string" calcext:value-type="string">
            <text:p>-2,739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29.89" calcext:value-type="float">
            <text:p><text:s/>4,729.89 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4802" calcext:value-type="float">
            <text:p>2748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CK 935-0 M.I. MUNICIPALIDAD :DB -1070987682: PAGO </text:p>
          </table:table-cell>
        </table:table-row>
        <table:table-row table:style-name="ro4">
          <table:table-cell office:value-type="float" office:value="296" calcext:value-type="float">
            <text:p>296</text:p>
          </table:table-cell>
          <table:table-cell office:value-type="string" calcext:value-type="string">
            <text:p>-4,463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24.03" calcext:value-type="float">
            <text:p><text:s/>1,724.03 </text:p>
          </table:table-cell>
          <table:table-cell/>
          <table:table-cell office:value-type="float" office:value="1546" calcext:value-type="float">
            <text:p>15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6102" calcext:value-type="float">
            <text:p>2961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560668-0 :ND:0-560668 PAGO FACT <text:s/>662 664 665 66</text:p>
          </table:table-cell>
        </table:table-row>
        <table:table-row table:style-name="ro4">
          <table:table-cell office:value-type="float" office:value="297" calcext:value-type="float">
            <text:p>297</text:p>
          </table:table-cell>
          <table:table-cell office:value-type="string" calcext:value-type="string">
            <text:p>-5,588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1558" calcext:value-type="float">
            <text:p>15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4502" calcext:value-type="float">
            <text:p>2845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5710570-0 :ND:0-5710570 Cancelacion factura #87</text:p>
          </table:table-cell>
        </table:table-row>
        <table:table-row table:style-name="ro4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4,411.83</text:p>
          </table:table-cell>
          <table:table-cell office:value-type="float" office:value="10000" calcext:value-type="float">
            <text:p><text:s/>10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5802" calcext:value-type="float">
            <text:p>2958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C 060515-0 :NC:0-060515 TELCONET: PAGO FACT #156</text:p>
          </table:table-cell>
        </table:table-row>
        <table:table-row table:style-name="ro4">
          <table:table-cell office:value-type="float" office:value="299" calcext:value-type="float">
            <text:p>299</text:p>
          </table:table-cell>
          <table:table-cell office:value-type="string" calcext:value-type="string">
            <text:p><text:s/>5,536.83</text:p>
          </table:table-cell>
          <table:table-cell office:value-type="float" office:value="1125" calcext:value-type="float">
            <text:p><text:s/>1,1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5902" calcext:value-type="float">
            <text:p>2959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C 2991810-0 :NC:0-2991810 REVERSO DE ND TR#284502</text:p>
          </table:table-cell>
        </table:table-row>
        <table:table-row table:style-name="ro4">
          <table:table-cell office:value-type="float" office:value="300" calcext:value-type="float">
            <text:p>300</text:p>
          </table:table-cell>
          <table:table-cell office:value-type="string" calcext:value-type="string">
            <text:p><text:s/>20,536.83</text:p>
          </table:table-cell>
          <table:table-cell office:value-type="float" office:value="15000" calcext:value-type="float">
            <text:p><text:s/>15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5702" calcext:value-type="float">
            <text:p>2957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C 740608-0 :NC:0-740608 TELCONET: PAGO FACT 144-1</text:p>
          </table:table-cell>
        </table:table-row>
        <table:table-row table:style-name="ro4">
          <table:table-cell office:value-type="float" office:value="301" calcext:value-type="float">
            <text:p>301</text:p>
          </table:table-cell>
          <table:table-cell office:value-type="string" calcext:value-type="string">
            <text:p><text:s/>20,286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0.51" calcext:value-type="float">
            <text:p><text:s/>250.51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6202" calcext:value-type="float">
            <text:p>2862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560705-0 :ND:0-560705 CGER Canc. factura #435 m</text:p>
          </table:table-cell>
        </table:table-row>
        <table:table-row table:style-name="ro4">
          <table:table-cell office:value-type="float" office:value="302" calcext:value-type="float">
            <text:p>302</text:p>
          </table:table-cell>
          <table:table-cell office:value-type="string" calcext:value-type="string">
            <text:p><text:s/>20,282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2" calcext:value-type="float">
            <text:p><text:s/>4.20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2502" calcext:value-type="float">
            <text:p>2925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350793-0 :ND:0-350793 CARGO MAS IVA PAGO DE ROL</text:p>
          </table:table-cell>
        </table:table-row>
        <table:table-row table:style-name="ro4">
          <table:table-cell office:value-type="float" office:value="303" calcext:value-type="float">
            <text:p>303</text:p>
          </table:table-cell>
          <table:table-cell office:value-type="string" calcext:value-type="string">
            <text:p><text:s/>14,802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79.69" calcext:value-type="float">
            <text:p><text:s/>5,479.69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2602" calcext:value-type="float">
            <text:p>2926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528015-0 :ND:0-528015 PAGO FIN DE MES ABRIL 202</text:p>
          </table:table-cell>
        </table:table-row>
        <table:table-row table:style-name="ro4">
          <table:table-cell office:value-type="float" office:value="304" calcext:value-type="float">
            <text:p>304</text:p>
          </table:table-cell>
          <table:table-cell office:value-type="string" calcext:value-type="string">
            <text:p><text:s/>14,794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8" calcext:value-type="float">
            <text:p><text:s/>7.80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2702" calcext:value-type="float">
            <text:p>2927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0663-0 :ND:0-0663 COBRO SECTOR PUBLICO - SR</text:p>
          </table:table-cell>
        </table:table-row>
        <table:table-row table:style-name="ro4">
          <table:table-cell office:value-type="float" office:value="305" calcext:value-type="float">
            <text:p>305</text:p>
          </table:table-cell>
          <table:table-cell office:value-type="string" calcext:value-type="string">
            <text:p><text:s/>14,794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2802" calcext:value-type="float">
            <text:p>2928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663-0 :ND:0-663 CARGO MAS IVA COBRO SECTOR PUBL</text:p>
          </table:table-cell>
        </table:table-row>
        <table:table-row table:style-name="ro4">
          <table:table-cell office:value-type="float" office:value="306" calcext:value-type="float">
            <text:p>306</text:p>
          </table:table-cell>
          <table:table-cell office:value-type="string" calcext:value-type="string">
            <text:p><text:s/>14,778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.76" calcext:value-type="float">
            <text:p><text:s/>15.76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2902" calcext:value-type="float">
            <text:p>2929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0664-0 :ND:0-0664 COBRO SECTOR PUBLICO - SRI</text:p>
          </table:table-cell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string" calcext:value-type="string">
            <text:p><text:s/>14,778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3002" calcext:value-type="float">
            <text:p>2930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664-0 :ND:0-664 CARGO MAS IVA COBRO SECTOR PUBL</text:p>
          </table:table-cell>
        </table:table-row>
        <table:table-row table:style-name="ro4">
          <table:table-cell office:value-type="float" office:value="308" calcext:value-type="float">
            <text:p>308</text:p>
          </table:table-cell>
          <table:table-cell office:value-type="string" calcext:value-type="string">
            <text:p><text:s/>14,396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1.89" calcext:value-type="float">
            <text:p><text:s/>381.89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3102" calcext:value-type="float">
            <text:p>2931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021722-0 :ND:0-021722 PAGO PRESTAMO QUIROGRAFAR</text:p>
          </table:table-cell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string" calcext:value-type="string">
            <text:p><text:s/>14,396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3202" calcext:value-type="float">
            <text:p>2932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21722-0 :ND:0-21722 CARGO MAS IVA COBRO APORTES</text:p>
          </table:table-cell>
        </table:table-row>
        <table:table-row table:style-name="ro4">
          <table:table-cell office:value-type="float" office:value="310" calcext:value-type="float">
            <text:p>310</text:p>
          </table:table-cell>
          <table:table-cell office:value-type="string" calcext:value-type="string">
            <text:p><text:s/>14,307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.66" calcext:value-type="float">
            <text:p><text:s/>88.66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3302" calcext:value-type="float">
            <text:p>2933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021723-0 :ND:0-021723 PAGO IESS EXTEN. COONYUGU</text:p>
          </table:table-cell>
        </table:table-row>
        <table:table-row table:style-name="ro4">
          <table:table-cell office:value-type="float" office:value="311" calcext:value-type="float">
            <text:p>311</text:p>
          </table:table-cell>
          <table:table-cell office:value-type="string" calcext:value-type="string">
            <text:p><text:s/>14,307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3402" calcext:value-type="float">
            <text:p>2934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21723-0 :ND:0-21723 CARGO MAS IVA COBRO APORTES</text:p>
          </table:table-cell>
        </table:table-row>
        <table:table-row table:style-name="ro4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12,836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71.28" calcext:value-type="float">
            <text:p><text:s/>1,471.28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3502" calcext:value-type="float">
            <text:p>2935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021724-0 :ND:0-021724 PAGO PLANILLA NORMALES ME</text:p>
          </table:table-cell>
        </table:table-row>
        <table:table-row table:style-name="ro4">
          <table:table-cell office:value-type="float" office:value="313" calcext:value-type="float">
            <text:p>313</text:p>
          </table:table-cell>
          <table:table-cell office:value-type="string" calcext:value-type="string">
            <text:p><text:s/>12,835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3602" calcext:value-type="float">
            <text:p>2936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21724-0 :ND:0-21724 CARGO MAS IVA COBRO APORTES</text:p>
          </table:table-cell>
        </table:table-row>
        <table:table-row table:style-name="ro4">
          <table:table-cell office:value-type="float" office:value="314" calcext:value-type="float">
            <text:p>314</text:p>
          </table:table-cell>
          <table:table-cell office:value-type="string" calcext:value-type="string">
            <text:p><text:s/>12,352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2.97" calcext:value-type="float">
            <text:p><text:s/>482.97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3702" calcext:value-type="float">
            <text:p>2937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021725-0 :ND:0-021725 PAGO IESS PLANILLA AJUSTE</text:p>
          </table:table-cell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string" calcext:value-type="string">
            <text:p><text:s/>12,352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3802" calcext:value-type="float">
            <text:p>2938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21725-0 :ND:0-21725 CARGO MAS IVA COBRO APORTES</text:p>
          </table:table-cell>
        </table:table-row>
        <table:table-row table:style-name="ro4">
          <table:table-cell office:value-type="float" office:value="316" calcext:value-type="float">
            <text:p>316</text:p>
          </table:table-cell>
          <table:table-cell office:value-type="string" calcext:value-type="string">
            <text:p><text:s/>12,294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.31" calcext:value-type="float">
            <text:p><text:s/>58.31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3902" calcext:value-type="float">
            <text:p>2939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021726-0 :ND:0-021726 PLANILLA NORMAL FONDO RES</text:p>
          </table:table-cell>
        </table:table-row>
        <table:table-row table:style-name="ro4">
          <table:table-cell office:value-type="float" office:value="317" calcext:value-type="float">
            <text:p>317</text:p>
          </table:table-cell>
          <table:table-cell office:value-type="string" calcext:value-type="string">
            <text:p><text:s/>12,294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4002" calcext:value-type="float">
            <text:p>2940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21726-0 :ND:0-21726 CARGO MAS IVA COBRO APORTES</text:p>
          </table:table-cell>
        </table:table-row>
        <table:table-row table:style-name="ro4">
          <table:table-cell office:value-type="float" office:value="318" calcext:value-type="float">
            <text:p>318</text:p>
          </table:table-cell>
          <table:table-cell office:value-type="string" calcext:value-type="string">
            <text:p><text:s/>12,279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.19" calcext:value-type="float">
            <text:p><text:s/>15.19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4102" calcext:value-type="float">
            <text:p>2941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021727-0 :ND:0-021727 PLANILLA AJUSTE FONDO DE </text:p>
          </table:table-cell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string" calcext:value-type="string">
            <text:p><text:s/>12,278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4202" calcext:value-type="float">
            <text:p>2942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21727-0 :ND:0-21727 CARGO MAS IVA COBRO APORTES</text:p>
          </table:table-cell>
        </table:table-row>
        <table:table-row table:style-name="ro4">
          <table:table-cell office:value-type="float" office:value="320" calcext:value-type="float">
            <text:p>320</text:p>
          </table:table-cell>
          <table:table-cell office:value-type="string" calcext:value-type="string">
            <text:p><text:s/>12,246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.56" calcext:value-type="float">
            <text:p><text:s/>32.56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4302" calcext:value-type="float">
            <text:p>2943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021728-0 :ND:0-021728 PLANILLA AJUSTE EXTEN CON</text:p>
          </table:table-cell>
        </table:table-row>
        <table:table-row table:style-name="ro4">
          <table:table-cell office:value-type="float" office:value="321" calcext:value-type="float">
            <text:p>321</text:p>
          </table:table-cell>
          <table:table-cell office:value-type="string" calcext:value-type="string">
            <text:p><text:s/>12,246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4402" calcext:value-type="float">
            <text:p>2944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21728-0 :ND:0-21728 CARGO MAS IVA COBRO APORTES</text:p>
          </table:table-cell>
        </table:table-row>
        <table:table-row table:style-name="ro4">
          <table:table-cell office:value-type="float" office:value="322" calcext:value-type="float">
            <text:p>322</text:p>
          </table:table-cell>
          <table:table-cell office:value-type="string" calcext:value-type="string">
            <text:p><text:s/>11,121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4502" calcext:value-type="float">
            <text:p>2945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537117-0 :ND:0-537117 PAGO FACT#876 EC. NOGALES</text:p>
          </table:table-cell>
        </table:table-row>
        <table:table-row table:style-name="ro4">
          <table:table-cell office:value-type="float" office:value="323" calcext:value-type="float">
            <text:p>323</text:p>
          </table:table-cell>
          <table:table-cell office:value-type="string" calcext:value-type="string">
            <text:p><text:s/>9,589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31.8" calcext:value-type="float">
            <text:p><text:s/>1,531.80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4602" calcext:value-type="float">
            <text:p>2946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02918-0 :ND:0-02918 PAGO RTE IVA MES ABRIL 2020</text:p>
          </table:table-cell>
        </table:table-row>
        <table:table-row table:style-name="ro4">
          <table:table-cell office:value-type="float" office:value="324" calcext:value-type="float">
            <text:p>324</text:p>
          </table:table-cell>
          <table:table-cell office:value-type="string" calcext:value-type="string">
            <text:p><text:s/>9,589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4702" calcext:value-type="float">
            <text:p>2947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2918-0 :ND:0-2918 CARGO MAS IVA COBRO SECTOR PU</text:p>
          </table:table-cell>
        </table:table-row>
        <table:table-row table:style-name="ro4">
          <table:table-cell office:value-type="float" office:value="325" calcext:value-type="float">
            <text:p>325</text:p>
          </table:table-cell>
          <table:table-cell office:value-type="string" calcext:value-type="string">
            <text:p><text:s/>8,990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8.21" calcext:value-type="float">
            <text:p><text:s/>598.21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4802" calcext:value-type="float">
            <text:p>2948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02921-0 :ND:0-02921 PAGO RTE FUENTE MES ABRIL 2</text:p>
          </table:table-cell>
        </table:table-row>
        <table:table-row table:style-name="ro4">
          <table:table-cell office:value-type="float" office:value="326" calcext:value-type="float">
            <text:p>326</text:p>
          </table:table-cell>
          <table:table-cell office:value-type="string" calcext:value-type="string">
            <text:p><text:s/>8,990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4902" calcext:value-type="float">
            <text:p>2949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2921-0 :ND:0-2921 CARGO MAS IVA COBRO SECTOR PU</text:p>
          </table:table-cell>
        </table:table-row>
        <table:table-row table:style-name="ro4">
          <table:table-cell office:value-type="float" office:value="327" calcext:value-type="float">
            <text:p>327</text:p>
          </table:table-cell>
          <table:table-cell office:value-type="string" calcext:value-type="string">
            <text:p><text:s/>5,508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82" calcext:value-type="float">
            <text:p><text:s/>3,482.00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5002" calcext:value-type="float">
            <text:p>2950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550914-0 :ND:0-550914 PAGO QUINCENA MES MAYO 20</text:p>
          </table:table-cell>
        </table:table-row>
        <table:table-row table:style-name="ro4">
          <table:table-cell office:value-type="float" office:value="328" calcext:value-type="float">
            <text:p>328</text:p>
          </table:table-cell>
          <table:table-cell office:value-type="string" calcext:value-type="string">
            <text:p><text:s/>5,503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84" calcext:value-type="float">
            <text:p><text:s/>4.84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5102" calcext:value-type="float">
            <text:p>2951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0855-0 :ND:0-0855 COBRO SECTOR PUBLICO - SRI</text:p>
          </table:table-cell>
        </table:table-row>
        <table:table-row table:style-name="ro4">
          <table:table-cell office:value-type="float" office:value="329" calcext:value-type="float">
            <text:p>329</text:p>
          </table:table-cell>
          <table:table-cell office:value-type="string" calcext:value-type="string">
            <text:p><text:s/>5,503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5202" calcext:value-type="float">
            <text:p>2952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855-0 :ND:0-855 CARGO MAS IVA COBRO SECTOR PUBL</text:p>
          </table:table-cell>
        </table:table-row>
        <table:table-row table:style-name="ro4">
          <table:table-cell office:value-type="float" office:value="330" calcext:value-type="float">
            <text:p>330</text:p>
          </table:table-cell>
          <table:table-cell office:value-type="string" calcext:value-type="string">
            <text:p><text:s/>5,482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.67" calcext:value-type="float">
            <text:p><text:s/>20.67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5302" calcext:value-type="float">
            <text:p>2953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0859-0 :ND:0-0859 COBRO SECTOR PUBLICO - SRI</text:p>
          </table:table-cell>
        </table:table-row>
        <table:table-row table:style-name="ro4">
          <table:table-cell office:value-type="float" office:value="331" calcext:value-type="float">
            <text:p>331</text:p>
          </table:table-cell>
          <table:table-cell office:value-type="string" calcext:value-type="string">
            <text:p><text:s/>5,482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5402" calcext:value-type="float">
            <text:p>2954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859-0 :ND:0-859 CARGO MAS IVA COBRO SECTOR PUBL</text:p>
          </table:table-cell>
        </table:table-row>
        <table:table-row table:style-name="ro4">
          <table:table-cell office:value-type="float" office:value="332" calcext:value-type="float">
            <text:p>332</text:p>
          </table:table-cell>
          <table:table-cell office:value-type="string" calcext:value-type="string">
            <text:p><text:s/>4,823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9.19" calcext:value-type="float">
            <text:p><text:s/>659.19 </text:p>
          </table:table-cell>
          <table:table-cell/>
          <table:table-cell office:value-type="float" office:value="1546" calcext:value-type="float">
            <text:p>15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6002" calcext:value-type="float">
            <text:p>2960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560643-0 :ND:0-560643 CANCELACION FACT #14914 P</text:p>
          </table:table-cell>
        </table:table-row>
        <table:table-row table:style-name="ro4">
          <table:table-cell office:value-type="float" office:value="333" calcext:value-type="float">
            <text:p>333</text:p>
          </table:table-cell>
          <table:table-cell office:value-type="string" calcext:value-type="string">
            <text:p><text:s/>727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95.5" calcext:value-type="float">
            <text:p><text:s/>4,095.50 </text:p>
          </table:table-cell>
          <table:table-cell/>
          <table:table-cell office:value-type="float" office:value="1555" calcext:value-type="float">
            <text:p>15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7602" calcext:value-type="float">
            <text:p>2776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56065-0 :ND:0-56065 Pago factura #820 Jose Nuñe</text:p>
          </table:table-cell>
        </table:table-row>
        <table:table-row table:style-name="ro4">
          <table:table-cell office:value-type="float" office:value="334" calcext:value-type="float">
            <text:p>334</text:p>
          </table:table-cell>
          <table:table-cell office:value-type="string" calcext:value-type="string">
            <text:p><text:s/>726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2202" calcext:value-type="float">
            <text:p>3022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796972-0 :ND:0-796972 Cargo mas iva pago a prov</text:p>
          </table:table-cell>
        </table:table-row>
        <table:table-row table:style-name="ro4">
          <table:table-cell office:value-type="float" office:value="335" calcext:value-type="float">
            <text:p>335</text:p>
          </table:table-cell>
          <table:table-cell office:value-type="string" calcext:value-type="string">
            <text:p><text:s/>725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2302" calcext:value-type="float">
            <text:p>3023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796973-0 :ND:0-796973 Cargo mas iva pago a prov</text:p>
          </table:table-cell>
        </table:table-row>
        <table:table-row table:style-name="ro4">
          <table:table-cell office:value-type="float" office:value="336" calcext:value-type="float">
            <text:p>336</text:p>
          </table:table-cell>
          <table:table-cell office:value-type="string" calcext:value-type="string">
            <text:p><text:s/>723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52" calcext:value-type="float">
            <text:p><text:s/>2.52 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2402" calcext:value-type="float">
            <text:p>3024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0107202006-0 :ND:0-0107202006 Cargo mas iva emi</text:p>
          </table:table-cell>
        </table:table-row>
        <table:table-row table:style-name="ro4">
          <table:table-cell office:value-type="float" office:value="337" calcext:value-type="float">
            <text:p>337</text:p>
          </table:table-cell>
          <table:table-cell office:value-type="string" calcext:value-type="string">
            <text:p><text:s/>722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2502" calcext:value-type="float">
            <text:p>3025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87489-0 :ND:0-87489 Cargo mas iva pago a provee</text:p>
          </table:table-cell>
        </table:table-row>
        <table:table-row table:style-name="ro4">
          <table:table-cell office:value-type="float" office:value="338" calcext:value-type="float">
            <text:p>338</text:p>
          </table:table-cell>
          <table:table-cell office:value-type="string" calcext:value-type="string">
            <text:p><text:s/>721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2602" calcext:value-type="float">
            <text:p>3026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874891-0 :ND:0-874891 Cargo mas iva pago a prov</text:p>
          </table:table-cell>
        </table:table-row>
        <table:table-row table:style-name="ro4">
          <table:table-cell office:value-type="float" office:value="339" calcext:value-type="float">
            <text:p>339</text:p>
          </table:table-cell>
          <table:table-cell office:value-type="string" calcext:value-type="string">
            <text:p><text:s/>720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2702" calcext:value-type="float">
            <text:p>3027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874892-0 :ND:0-874892 Cargo mas iva pago a prov</text:p>
          </table:table-cell>
        </table:table-row>
        <table:table-row table:style-name="ro4">
          <table:table-cell office:value-type="float" office:value="340" calcext:value-type="float">
            <text:p>340</text:p>
          </table:table-cell>
          <table:table-cell office:value-type="string" calcext:value-type="string">
            <text:p><text:s/>719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2802" calcext:value-type="float">
            <text:p>3028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874893-0 :ND:0-874893 Cargo mas iva pago a prov</text:p>
          </table:table-cell>
        </table:table-row>
        <table:table-row table:style-name="ro4">
          <table:table-cell office:value-type="float" office:value="341" calcext:value-type="float">
            <text:p>341</text:p>
          </table:table-cell>
          <table:table-cell office:value-type="string" calcext:value-type="string">
            <text:p><text:s/>718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2902" calcext:value-type="float">
            <text:p>3029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985246-0 :ND:0-985246 Cargo mas iva pago a prov</text:p>
          </table:table-cell>
        </table:table-row>
        <table:table-row table:style-name="ro4">
          <table:table-cell office:value-type="float" office:value="342" calcext:value-type="float">
            <text:p>342</text:p>
          </table:table-cell>
          <table:table-cell office:value-type="string" calcext:value-type="string">
            <text:p><text:s/>717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3002" calcext:value-type="float">
            <text:p>3030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985247-0 :ND:0-985247 Cargo mas iva pago provee</text:p>
          </table:table-cell>
        </table:table-row>
        <table:table-row table:style-name="ro4">
          <table:table-cell office:value-type="float" office:value="343" calcext:value-type="float">
            <text:p>343</text:p>
          </table:table-cell>
          <table:table-cell office:value-type="string" calcext:value-type="string">
            <text:p><text:s/>716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3102" calcext:value-type="float">
            <text:p>3031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985248-0 :ND:0-985248 Cargo mas iva pago a prov</text:p>
          </table:table-cell>
        </table:table-row>
        <table:table-row table:style-name="ro4">
          <table:table-cell office:value-type="float" office:value="344" calcext:value-type="float">
            <text:p>344</text:p>
          </table:table-cell>
          <table:table-cell office:value-type="string" calcext:value-type="string">
            <text:p>-8,668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9384.48" calcext:value-type="float">
            <text:p><text:s/>9,384.48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6902" calcext:value-type="float">
            <text:p>2769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5-0 HOHESA, HORMIGONES :DB -1070987682: 100% an</text:p>
          </table:table-cell>
        </table:table-row>
        <table:table-row table:style-name="ro4">
          <table:table-cell office:value-type="float" office:value="345" calcext:value-type="float">
            <text:p>345</text:p>
          </table:table-cell>
          <table:table-cell office:value-type="string" calcext:value-type="string">
            <text:p>-9,793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7902" calcext:value-type="float">
            <text:p>2779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1-0 MANUEL NOGALES Y P :DB -1070987682: CANCEL</text:p>
          </table:table-cell>
        </table:table-row>
        <table:table-row table:style-name="ro4">
          <table:table-cell office:value-type="float" office:value="346" calcext:value-type="float">
            <text:p>346</text:p>
          </table:table-cell>
          <table:table-cell office:value-type="string" calcext:value-type="string">
            <text:p>-9,894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1" calcext:value-type="float">
            <text:p><text:s/>101.00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802" calcext:value-type="float">
            <text:p>2788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20-0 COMERCIAL KYWI S.A :DB -1070987682: Antici</text:p>
          </table:table-cell>
        </table:table-row>
        <table:table-row table:style-name="ro4">
          <table:table-cell office:value-type="float" office:value="347" calcext:value-type="float">
            <text:p>347</text:p>
          </table:table-cell>
          <table:table-cell office:value-type="string" calcext:value-type="string">
            <text:p>-10,839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945.65" calcext:value-type="float">
            <text:p><text:s/>945.65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902" calcext:value-type="float">
            <text:p>2789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21-0 CONSTRUCCION MATUT :DB -1070987682: Antici</text:p>
          </table:table-cell>
        </table:table-row>
        <table:table-row table:style-name="ro4">
          <table:table-cell office:value-type="float" office:value="348" calcext:value-type="float">
            <text:p>348</text:p>
          </table:table-cell>
          <table:table-cell office:value-type="string" calcext:value-type="string">
            <text:p>-11,467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28.03" calcext:value-type="float">
            <text:p><text:s/>628.03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7202" calcext:value-type="float">
            <text:p>2772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6-0 SUMBA ORTEGA IVAN <text:s/>:DB -1070987682: Cancela</text:p>
          </table:table-cell>
        </table:table-row>
        <table:table-row table:style-name="ro4">
          <table:table-cell office:value-type="float" office:value="349" calcext:value-type="float">
            <text:p>349</text:p>
          </table:table-cell>
          <table:table-cell office:value-type="string" calcext:value-type="string">
            <text:p>-22,390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922.28" calcext:value-type="float">
            <text:p><text:s/>10,922.28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7102" calcext:value-type="float">
            <text:p>2771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4-0 NUÑEZ CALLE JOSE A :DB -1070987682: Cancela</text:p>
          </table:table-cell>
        </table:table-row>
        <table:table-row table:style-name="ro4">
          <table:table-cell office:value-type="float" office:value="350" calcext:value-type="float">
            <text:p>350</text:p>
          </table:table-cell>
          <table:table-cell office:value-type="string" calcext:value-type="string">
            <text:p>-23,280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890.37" calcext:value-type="float">
            <text:p><text:s/>890.37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702" calcext:value-type="float">
            <text:p>2787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3-0 TORREGASI S.A. :DB -1070987682: CANCELACIO</text:p>
          </table:table-cell>
        </table:table-row>
        <table:table-row table:style-name="ro4">
          <table:table-cell office:value-type="float" office:value="351" calcext:value-type="float">
            <text:p>351</text:p>
          </table:table-cell>
          <table:table-cell office:value-type="string" calcext:value-type="string">
            <text:p>-26,961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81.48" calcext:value-type="float">
            <text:p><text:s/>3,681.48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7402" calcext:value-type="float">
            <text:p>2774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7-0 SUMBA ORTEGA IVAN <text:s/>:DB -1070987682: Cancela</text:p>
          </table:table-cell>
        </table:table-row>
        <table:table-row table:style-name="ro4">
          <table:table-cell office:value-type="float" office:value="352" calcext:value-type="float">
            <text:p>352</text:p>
          </table:table-cell>
          <table:table-cell office:value-type="string" calcext:value-type="string">
            <text:p>-29,984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22.73" calcext:value-type="float">
            <text:p><text:s/>3,022.73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602" calcext:value-type="float">
            <text:p>2786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2-0 SIXTO ROYAL RIVERA :DB -1070987682: CANCEL</text:p>
          </table:table-cell>
        </table:table-row>
        <table:table-row table:style-name="ro4">
          <table:table-cell office:value-type="float" office:value="353" calcext:value-type="float">
            <text:p>353</text:p>
          </table:table-cell>
          <table:table-cell office:value-type="string" calcext:value-type="string">
            <text:p>-60,466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482.21" calcext:value-type="float">
            <text:p><text:s/>30,482.21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002" calcext:value-type="float">
            <text:p>2790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25-0 MERCHAN ZAMBRANO L :DB -1070987682: ANTICI</text:p>
          </table:table-cell>
        </table:table-row>
        <table:table-row table:style-name="ro4">
          <table:table-cell office:value-type="float" office:value="354" calcext:value-type="float">
            <text:p>354</text:p>
          </table:table-cell>
          <table:table-cell office:value-type="string" calcext:value-type="string">
            <text:p>-90,949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482.21" calcext:value-type="float">
            <text:p><text:s/>30,482.21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102" calcext:value-type="float">
            <text:p>2791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26-0 LIGORGURO FALCONES :DB -1070987682: ANTICI</text:p>
          </table:table-cell>
        </table:table-row>
        <table:table-row table:style-name="ro4">
          <table:table-cell office:value-type="float" office:value="355" calcext:value-type="float">
            <text:p>355</text:p>
          </table:table-cell>
          <table:table-cell office:value-type="string" calcext:value-type="string">
            <text:p>-94,702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53.8" calcext:value-type="float">
            <text:p><text:s/>3,753.80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202" calcext:value-type="float">
            <text:p>2792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22-0 HOHESA, HORMIGONES :DB -1070987682: Antici</text:p>
          </table:table-cell>
        </table:table-row>
        <table:table-row table:style-name="ro4">
          <table:table-cell office:value-type="float" office:value="356" calcext:value-type="float">
            <text:p>356</text:p>
          </table:table-cell>
          <table:table-cell office:value-type="string" calcext:value-type="string">
            <text:p>-97,338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35.53" calcext:value-type="float">
            <text:p><text:s/>2,635.53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302" calcext:value-type="float">
            <text:p>2793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23-0 HOHESA, HORMIGONES :DB -1070987682: ANTICI</text:p>
          </table:table-cell>
        </table:table-row>
        <table:table-row table:style-name="ro4">
          <table:table-cell office:value-type="float" office:value="357" calcext:value-type="float">
            <text:p>357</text:p>
          </table:table-cell>
          <table:table-cell office:value-type="string" calcext:value-type="string">
            <text:p>-99,215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76.9" calcext:value-type="float">
            <text:p><text:s/>1,876.90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402" calcext:value-type="float">
            <text:p>2794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24-0 HOHESA, HORMIGONES :DB -1070987682: ANTICI</text:p>
          </table:table-cell>
        </table:table-row>
        <table:table-row table:style-name="ro4">
          <table:table-cell office:value-type="float" office:value="358" calcext:value-type="float">
            <text:p>358</text:p>
          </table:table-cell>
          <table:table-cell office:value-type="string" calcext:value-type="string">
            <text:p>-100,276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61.15" calcext:value-type="float">
            <text:p><text:s/>1,061.15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7502" calcext:value-type="float">
            <text:p>2775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8-0 CONSTRUCCION MATUT :DB -1070987682: CANCELA</text:p>
          </table:table-cell>
        </table:table-row>
        <table:table-row table:style-name="ro4">
          <table:table-cell office:value-type="float" office:value="359" calcext:value-type="float">
            <text:p>359</text:p>
          </table:table-cell>
          <table:table-cell office:value-type="string" calcext:value-type="string">
            <text:p>-100,657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1.46" calcext:value-type="float">
            <text:p><text:s/>381.46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302" calcext:value-type="float">
            <text:p>2783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7-0 TECNOVA S.A. :DB -1070987682: Anticipo ent</text:p>
          </table:table-cell>
        </table:table-row>
        <table:table-row table:style-name="ro4">
          <table:table-cell office:value-type="float" office:value="360" calcext:value-type="float">
            <text:p>360</text:p>
          </table:table-cell>
          <table:table-cell office:value-type="string" calcext:value-type="string">
            <text:p>-102,276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19.04" calcext:value-type="float">
            <text:p><text:s/>1,619.04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402" calcext:value-type="float">
            <text:p>2784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8-0 <text:s/>SALVACERO CIA. LT :DB -1070987682: CANCEL</text:p>
          </table:table-cell>
        </table:table-row>
        <table:table-row table:style-name="ro4">
          <table:table-cell office:value-type="float" office:value="361" calcext:value-type="float">
            <text:p>361</text:p>
          </table:table-cell>
          <table:table-cell office:value-type="string" calcext:value-type="string">
            <text:p>-102,872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5.57" calcext:value-type="float">
            <text:p><text:s/>595.57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502" calcext:value-type="float">
            <text:p>2785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9-0 CORDELERIA NACIONA :DB -1070987682: CANCEL</text:p>
          </table:table-cell>
        </table:table-row>
        <table:table-row table:style-name="ro4">
          <table:table-cell office:value-type="float" office:value="362" calcext:value-type="float">
            <text:p>362</text:p>
          </table:table-cell>
          <table:table-cell office:value-type="string" calcext:value-type="string">
            <text:p>-104,025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53.38" calcext:value-type="float">
            <text:p><text:s/>1,153.38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7702" calcext:value-type="float">
            <text:p>2777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9-0 CONSTRUCCION MATUT :DB -1070987682: CANCELA</text:p>
          </table:table-cell>
        </table:table-row>
        <table:table-row table:style-name="ro4">
          <table:table-cell office:value-type="float" office:value="363" calcext:value-type="float">
            <text:p>363</text:p>
          </table:table-cell>
          <table:table-cell office:value-type="string" calcext:value-type="string">
            <text:p>-109,656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30.68" calcext:value-type="float">
            <text:p><text:s/>5,630.68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202" calcext:value-type="float">
            <text:p>2782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6-0 HOHESA, HORMIGONES :DB -1070987682: Antici</text:p>
          </table:table-cell>
        </table:table-row>
        <table:table-row table:style-name="ro4">
          <table:table-cell office:value-type="float" office:value="364" calcext:value-type="float">
            <text:p>364</text:p>
          </table:table-cell>
          <table:table-cell office:value-type="string" calcext:value-type="string">
            <text:p>-110,781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7802" calcext:value-type="float">
            <text:p>2778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0-0 MANUEL NOGALES Y P :DB -1070987682: CANCEL</text:p>
          </table:table-cell>
        </table:table-row>
        <table:table-row table:style-name="ro4">
          <table:table-cell office:value-type="float" office:value="365" calcext:value-type="float">
            <text:p>365</text:p>
          </table:table-cell>
          <table:table-cell office:value-type="string" calcext:value-type="string">
            <text:p>-111,789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08" calcext:value-type="float">
            <text:p><text:s/>1,008.00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002" calcext:value-type="float">
            <text:p>2780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4-0 EQUIPOS &amp; PRUEBAS <text:s/>:DB -1070987682: Antici</text:p>
          </table:table-cell>
        </table:table-row>
        <table:table-row table:style-name="ro4">
          <table:table-cell office:value-type="float" office:value="366" calcext:value-type="float">
            <text:p>366</text:p>
          </table:table-cell>
          <table:table-cell office:value-type="string" calcext:value-type="string">
            <text:p>-115,743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54.36" calcext:value-type="float">
            <text:p><text:s/>3,954.36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102" calcext:value-type="float">
            <text:p>2781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5-0 HOHESA, HORMIGONES :DB -1070987682: Antici</text:p>
          </table:table-cell>
        </table:table-row>
        <table:table-row table:style-name="ro4">
          <table:table-cell office:value-type="float" office:value="367" calcext:value-type="float">
            <text:p>367</text:p>
          </table:table-cell>
          <table:table-cell office:value-type="string" calcext:value-type="string">
            <text:p>-112,818.89</text:p>
          </table:table-cell>
          <table:table-cell office:value-type="float" office:value="2925" calcext:value-type="float">
            <text:p><text:s/>2,9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97502" calcext:value-type="float">
            <text:p>2975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DP 58082466-0 :DP:0-58082466 PAGO ABONO CLIENTE DU</text:p>
          </table:table-cell>
        </table:table-row>
        <table:table-row table:style-name="ro4">
          <table:table-cell office:value-type="float" office:value="368" calcext:value-type="float">
            <text:p>368</text:p>
          </table:table-cell>
          <table:table-cell office:value-type="string" calcext:value-type="string">
            <text:p>-108,468.89</text:p>
          </table:table-cell>
          <table:table-cell office:value-type="float" office:value="4350" calcext:value-type="float">
            <text:p><text:s/>4,3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97702" calcext:value-type="float">
            <text:p>2977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DP 39770342-0 :DP:0-39770342 Javier Cornejo: Devol</text:p>
          </table:table-cell>
        </table:table-row>
        <table:table-row table:style-name="ro4">
          <table:table-cell office:value-type="float" office:value="369" calcext:value-type="float">
            <text:p>369</text:p>
          </table:table-cell>
          <table:table-cell office:value-type="string" calcext:value-type="string">
            <text:p>-108,623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4.26" calcext:value-type="float">
            <text:p><text:s/>154.26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1302" calcext:value-type="float">
            <text:p>3013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579576-0 :ND:0-579576 Eduaro Yepez: Pago Liquid</text:p>
          </table:table-cell>
        </table:table-row>
        <table:table-row table:style-name="ro4">
          <table:table-cell office:value-type="float" office:value="370" calcext:value-type="float">
            <text:p>370</text:p>
          </table:table-cell>
          <table:table-cell office:value-type="string" calcext:value-type="string">
            <text:p>-108,755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2.83" calcext:value-type="float">
            <text:p><text:s/>132.83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1402" calcext:value-type="float">
            <text:p>3014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579577-0 :ND:0-579577 Eduardo Yepez Neira: Pago</text:p>
          </table:table-cell>
        </table:table-row>
        <table:table-row table:style-name="ro4">
          <table:table-cell office:value-type="float" office:value="371" calcext:value-type="float">
            <text:p>371</text:p>
          </table:table-cell>
          <table:table-cell office:value-type="string" calcext:value-type="string">
            <text:p>-112,974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218.23" calcext:value-type="float">
            <text:p><text:s/>4,218.23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7802" calcext:value-type="float">
            <text:p>2978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57355-0 :ND:0-57355 Sueldo fin de mes Mayo 2020</text:p>
          </table:table-cell>
        </table:table-row>
        <table:table-row table:style-name="ro4">
          <table:table-cell office:value-type="float" office:value="372" calcext:value-type="float">
            <text:p>372</text:p>
          </table:table-cell>
          <table:table-cell office:value-type="string" calcext:value-type="string">
            <text:p>-113,534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0" calcext:value-type="float">
            <text:p><text:s/>560.00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7902" calcext:value-type="float">
            <text:p>2979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574332-0 :ND:0-574332 Pago alimentación mes May</text:p>
          </table:table-cell>
        </table:table-row>
        <table:table-row table:style-name="ro4">
          <table:table-cell office:value-type="float" office:value="373" calcext:value-type="float">
            <text:p>373</text:p>
          </table:table-cell>
          <table:table-cell office:value-type="string" calcext:value-type="string">
            <text:p>-113,535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8002" calcext:value-type="float">
            <text:p>2980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62428-0 :ND:0-262428 CARGO MAS IVA PAGOS A PRO</text:p>
          </table:table-cell>
        </table:table-row>
        <table:table-row table:style-name="ro4">
          <table:table-cell office:value-type="float" office:value="374" calcext:value-type="float">
            <text:p>374</text:p>
          </table:table-cell>
          <table:table-cell office:value-type="string" calcext:value-type="string">
            <text:p>-113,536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8102" calcext:value-type="float">
            <text:p>2981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62429-0 :ND:0-262429 Cargo mas iva por pago a </text:p>
          </table:table-cell>
        </table:table-row>
        <table:table-row table:style-name="ro4">
          <table:table-cell office:value-type="float" office:value="375" calcext:value-type="float">
            <text:p>375</text:p>
          </table:table-cell>
          <table:table-cell office:value-type="string" calcext:value-type="string">
            <text:p>-113,537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8202" calcext:value-type="float">
            <text:p>2982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62430-0 :ND:0-262430 Cargo mas iva por pago a </text:p>
          </table:table-cell>
        </table:table-row>
        <table:table-row table:style-name="ro4">
          <table:table-cell office:value-type="float" office:value="376" calcext:value-type="float">
            <text:p>376</text:p>
          </table:table-cell>
          <table:table-cell office:value-type="string" calcext:value-type="string">
            <text:p>-113,538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8302" calcext:value-type="float">
            <text:p>2983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62431-0 :ND:0-262431 Cargo mas iva por pago a </text:p>
          </table:table-cell>
        </table:table-row>
        <table:table-row table:style-name="ro4">
          <table:table-cell office:value-type="float" office:value="377" calcext:value-type="float">
            <text:p>377</text:p>
          </table:table-cell>
          <table:table-cell office:value-type="string" calcext:value-type="string">
            <text:p>-113,539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8402" calcext:value-type="float">
            <text:p>2984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62432-0 :ND:0-262432 Cargo mas iva por pago a </text:p>
          </table:table-cell>
        </table:table-row>
        <table:table-row table:style-name="ro4">
          <table:table-cell office:value-type="float" office:value="378" calcext:value-type="float">
            <text:p>378</text:p>
          </table:table-cell>
          <table:table-cell office:value-type="string" calcext:value-type="string">
            <text:p>-113,553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" calcext:value-type="float">
            <text:p><text:s/>14.00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8502" calcext:value-type="float">
            <text:p>2985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62433-0 :ND:0-262433 Cargo mas iva por pago de</text:p>
          </table:table-cell>
        </table:table-row>
        <table:table-row table:style-name="ro4">
          <table:table-cell office:value-type="float" office:value="379" calcext:value-type="float">
            <text:p>379</text:p>
          </table:table-cell>
          <table:table-cell office:value-type="string" calcext:value-type="string">
            <text:p>-113,571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" calcext:value-type="float">
            <text:p><text:s/>18.00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8602" calcext:value-type="float">
            <text:p>2986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62434-0 :ND:0-262434 Cargo mas iva pago roles</text:p>
          </table:table-cell>
        </table:table-row>
        <table:table-row table:style-name="ro4">
          <table:table-cell office:value-type="float" office:value="380" calcext:value-type="float">
            <text:p>380</text:p>
          </table:table-cell>
          <table:table-cell office:value-type="string" calcext:value-type="string">
            <text:p>-113,585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" calcext:value-type="float">
            <text:p><text:s/>14.00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8702" calcext:value-type="float">
            <text:p>2987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62435-0 :ND:0-262435 Cargo mas iva pago de rol</text:p>
          </table:table-cell>
        </table:table-row>
        <table:table-row table:style-name="ro4">
          <table:table-cell office:value-type="float" office:value="381" calcext:value-type="float">
            <text:p>381</text:p>
          </table:table-cell>
          <table:table-cell office:value-type="string" calcext:value-type="string">
            <text:p>-113,585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35" calcext:value-type="float">
            <text:p><text:s/>0.35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8802" calcext:value-type="float">
            <text:p>2988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62436-0 :ND:0-262436 Cargo mas iva transferenc</text:p>
          </table:table-cell>
        </table:table-row>
        <table:table-row table:style-name="ro4">
          <table:table-cell office:value-type="float" office:value="382" calcext:value-type="float">
            <text:p>382</text:p>
          </table:table-cell>
          <table:table-cell office:value-type="string" calcext:value-type="string">
            <text:p>-113,586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8902" calcext:value-type="float">
            <text:p>2989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385268-0 :ND:0-385268 Cargo mas iva pagos a pro</text:p>
          </table:table-cell>
        </table:table-row>
        <table:table-row table:style-name="ro4">
          <table:table-cell office:value-type="float" office:value="383" calcext:value-type="float">
            <text:p>383</text:p>
          </table:table-cell>
          <table:table-cell office:value-type="string" calcext:value-type="string">
            <text:p>-113,967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0.69" calcext:value-type="float">
            <text:p><text:s/>380.69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9002" calcext:value-type="float">
            <text:p>2990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020486-0 :ND:0-020486 PAGO IESS PRESTAMO QUIERO</text:p>
          </table:table-cell>
        </table:table-row>
        <table:table-row table:style-name="ro4">
          <table:table-cell office:value-type="float" office:value="384" calcext:value-type="float">
            <text:p>384</text:p>
          </table:table-cell>
          <table:table-cell office:value-type="string" calcext:value-type="string">
            <text:p>-113,967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9102" calcext:value-type="float">
            <text:p>2991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0486-0 :ND:0-20486 CARGO MAS IVA COBRO APORTE </text:p>
          </table:table-cell>
        </table:table-row>
        <table:table-row table:style-name="ro4">
          <table:table-cell office:value-type="float" office:value="385" calcext:value-type="float">
            <text:p>385</text:p>
          </table:table-cell>
          <table:table-cell office:value-type="string" calcext:value-type="string">
            <text:p>-114,056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.66" calcext:value-type="float">
            <text:p><text:s/>88.66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9202" calcext:value-type="float">
            <text:p>2992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020487-0 :ND:0-020487 Pago Iess Ext. conyugues </text:p>
          </table:table-cell>
        </table:table-row>
        <table:table-row table:style-name="ro4">
          <table:table-cell office:value-type="float" office:value="386" calcext:value-type="float">
            <text:p>386</text:p>
          </table:table-cell>
          <table:table-cell office:value-type="string" calcext:value-type="string">
            <text:p>-114,056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9302" calcext:value-type="float">
            <text:p>2993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0487-0 :ND:0-20487 Cargo mas iva cobro aporte </text:p>
          </table:table-cell>
        </table:table-row>
        <table:table-row table:style-name="ro4">
          <table:table-cell office:value-type="float" office:value="387" calcext:value-type="float">
            <text:p>387</text:p>
          </table:table-cell>
          <table:table-cell office:value-type="string" calcext:value-type="string">
            <text:p>-115,755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98.95" calcext:value-type="float">
            <text:p><text:s/>1,698.95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9402" calcext:value-type="float">
            <text:p>2994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020488-0 :ND:0-020488 Pago Iess Planillas Norma</text:p>
          </table:table-cell>
        </table:table-row>
        <table:table-row table:style-name="ro4">
          <table:table-cell office:value-type="float" office:value="388" calcext:value-type="float">
            <text:p>388</text:p>
          </table:table-cell>
          <table:table-cell office:value-type="string" calcext:value-type="string">
            <text:p>-115,755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9502" calcext:value-type="float">
            <text:p>2995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0488-0 :ND:0-20488 Cargo mas iva cobro aporte </text:p>
          </table:table-cell>
        </table:table-row>
        <table:table-row table:style-name="ro4">
          <table:table-cell office:value-type="float" office:value="389" calcext:value-type="float">
            <text:p>389</text:p>
          </table:table-cell>
          <table:table-cell office:value-type="string" calcext:value-type="string">
            <text:p>-115,813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.31" calcext:value-type="float">
            <text:p><text:s/>58.31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9602" calcext:value-type="float">
            <text:p>2996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020489-0 :ND:0-020489 Planilla Iess fondo de re</text:p>
          </table:table-cell>
        </table:table-row>
        <table:table-row table:style-name="ro4">
          <table:table-cell office:value-type="float" office:value="390" calcext:value-type="float">
            <text:p>390</text:p>
          </table:table-cell>
          <table:table-cell office:value-type="string" calcext:value-type="string">
            <text:p>-115,814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9702" calcext:value-type="float">
            <text:p>2997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0489-0 :ND:0-20489 Cargo mas iva cobro aporte </text:p>
          </table:table-cell>
        </table:table-row>
        <table:table-row table:style-name="ro4">
          <table:table-cell office:value-type="float" office:value="391" calcext:value-type="float">
            <text:p>391</text:p>
          </table:table-cell>
          <table:table-cell office:value-type="string" calcext:value-type="string">
            <text:p>-115,815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9802" calcext:value-type="float">
            <text:p>2998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516885-0 :ND:0-516885 Cargo mas iva pago a prov</text:p>
          </table:table-cell>
        </table:table-row>
        <table:table-row table:style-name="ro4">
          <table:table-cell office:value-type="float" office:value="392" calcext:value-type="float">
            <text:p>392</text:p>
          </table:table-cell>
          <table:table-cell office:value-type="string" calcext:value-type="string">
            <text:p>-115,816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9902" calcext:value-type="float">
            <text:p>2999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516887-0 :ND:0-516887 Cargo mas iva pago provee</text:p>
          </table:table-cell>
        </table:table-row>
        <table:table-row table:style-name="ro4">
          <table:table-cell office:value-type="float" office:value="393" calcext:value-type="float">
            <text:p>393</text:p>
          </table:table-cell>
          <table:table-cell office:value-type="string" calcext:value-type="string">
            <text:p>-115,817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0002" calcext:value-type="float">
            <text:p>3000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516889-0 :ND:0-516889 Cargo mas iva pago provee</text:p>
          </table:table-cell>
        </table:table-row>
        <table:table-row table:style-name="ro4">
          <table:table-cell office:value-type="float" office:value="394" calcext:value-type="float">
            <text:p>394</text:p>
          </table:table-cell>
          <table:table-cell office:value-type="string" calcext:value-type="string">
            <text:p>-115,818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0102" calcext:value-type="float">
            <text:p>3001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516891-0 :ND:0-516891 Cargo mas iva pago a prov</text:p>
          </table:table-cell>
        </table:table-row>
        <table:table-row table:style-name="ro4">
          <table:table-cell office:value-type="float" office:value="395" calcext:value-type="float">
            <text:p>395</text:p>
          </table:table-cell>
          <table:table-cell office:value-type="string" calcext:value-type="string">
            <text:p>-116,756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938.78" calcext:value-type="float">
            <text:p><text:s/>938.78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0202" calcext:value-type="float">
            <text:p>3002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02511-0 :ND:0-02511 Pago Sri Retencion Iva mes </text:p>
          </table:table-cell>
        </table:table-row>
        <table:table-row table:style-name="ro4">
          <table:table-cell office:value-type="float" office:value="396" calcext:value-type="float">
            <text:p>396</text:p>
          </table:table-cell>
          <table:table-cell office:value-type="string" calcext:value-type="string">
            <text:p>-116,757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0302" calcext:value-type="float">
            <text:p>3003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511-0 :ND:0-2511 Cargo mas iva cobro sector pu</text:p>
          </table:table-cell>
        </table:table-row>
        <table:table-row table:style-name="ro4">
          <table:table-cell office:value-type="float" office:value="397" calcext:value-type="float">
            <text:p>397</text:p>
          </table:table-cell>
          <table:table-cell office:value-type="string" calcext:value-type="string">
            <text:p>-117,367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10.82" calcext:value-type="float">
            <text:p><text:s/>610.82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0402" calcext:value-type="float">
            <text:p>3004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02512-0 :ND:0-02512 Pago ies retenciones en la </text:p>
          </table:table-cell>
        </table:table-row>
        <table:table-row table:style-name="ro4">
          <table:table-cell office:value-type="float" office:value="398" calcext:value-type="float">
            <text:p>398</text:p>
          </table:table-cell>
          <table:table-cell office:value-type="string" calcext:value-type="string">
            <text:p>-117,368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0502" calcext:value-type="float">
            <text:p>3005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512-0 :ND:0-2512 Cargo mas iva cobro sector pu</text:p>
          </table:table-cell>
        </table:table-row>
        <table:table-row table:style-name="ro4">
          <table:table-cell office:value-type="float" office:value="399" calcext:value-type="float">
            <text:p>399</text:p>
          </table:table-cell>
          <table:table-cell office:value-type="string" calcext:value-type="string">
            <text:p>-121,793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24.93" calcext:value-type="float">
            <text:p><text:s/>4,424.93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0602" calcext:value-type="float">
            <text:p>3006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597735-0 :ND:0-597735 Pago quincena mes Junio 2</text:p>
          </table:table-cell>
        </table:table-row>
        <table:table-row table:style-name="ro4">
          <table:table-cell office:value-type="float" office:value="400" calcext:value-type="float">
            <text:p>400</text:p>
          </table:table-cell>
          <table:table-cell office:value-type="string" calcext:value-type="string">
            <text:p>-121,794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0702" calcext:value-type="float">
            <text:p>3007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665527-0 :ND:0-665527 Cargo mas iva pago a prov</text:p>
          </table:table-cell>
        </table:table-row>
        <table:table-row table:style-name="ro4">
          <table:table-cell office:value-type="float" office:value="401" calcext:value-type="float">
            <text:p>401</text:p>
          </table:table-cell>
          <table:table-cell office:value-type="string" calcext:value-type="string">
            <text:p>-121,813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" calcext:value-type="float">
            <text:p><text:s/>19.00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0802" calcext:value-type="float">
            <text:p>3008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665528-0 :ND:0-665528 Cargo mas iva pago roles</text:p>
          </table:table-cell>
        </table:table-row>
        <table:table-row table:style-name="ro4">
          <table:table-cell office:value-type="float" office:value="402" calcext:value-type="float">
            <text:p>402</text:p>
          </table:table-cell>
          <table:table-cell office:value-type="string" calcext:value-type="string">
            <text:p>-121,814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0902" calcext:value-type="float">
            <text:p>3009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724210-0 :ND:0-724210 Cargo mas iva pago a prov</text:p>
          </table:table-cell>
        </table:table-row>
        <table:table-row table:style-name="ro4">
          <table:table-cell office:value-type="float" office:value="403" calcext:value-type="float">
            <text:p>403</text:p>
          </table:table-cell>
          <table:table-cell office:value-type="string" calcext:value-type="string">
            <text:p>-101,814.02</text:p>
          </table:table-cell>
          <table:table-cell office:value-type="float" office:value="20000" calcext:value-type="float">
            <text:p><text:s/>20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1502" calcext:value-type="float">
            <text:p>3015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C 512831-0 :NC:0-512831 Pago factura #150 -151-15</text:p>
          </table:table-cell>
        </table:table-row>
        <table:table-row table:style-name="ro4">
          <table:table-cell office:value-type="float" office:value="404" calcext:value-type="float">
            <text:p>404</text:p>
          </table:table-cell>
          <table:table-cell office:value-type="string" calcext:value-type="string">
            <text:p>-31,814.02</text:p>
          </table:table-cell>
          <table:table-cell office:value-type="float" office:value="70000" calcext:value-type="float">
            <text:p><text:s/>70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1802" calcext:value-type="float">
            <text:p>3018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C 623032-0 :NC:0-623032 Pago fact #152 abono fact</text:p>
          </table:table-cell>
        </table:table-row>
        <table:table-row table:style-name="ro4">
          <table:table-cell office:value-type="float" office:value="405" calcext:value-type="float">
            <text:p>405</text:p>
          </table:table-cell>
          <table:table-cell office:value-type="string" calcext:value-type="string">
            <text:p>-16,814.02</text:p>
          </table:table-cell>
          <table:table-cell office:value-type="float" office:value="15000" calcext:value-type="float">
            <text:p><text:s/>15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1902" calcext:value-type="float">
            <text:p>3019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C 787816-0 :NC:0-787816 Anticipo entregado telcon</text:p>
          </table:table-cell>
        </table:table-row>
        <table:table-row table:style-name="ro4">
          <table:table-cell office:value-type="float" office:value="406" calcext:value-type="float">
            <text:p>406</text:p>
          </table:table-cell>
          <table:table-cell office:value-type="string" calcext:value-type="string">
            <text:p><text:s/>63,185.98</text:p>
          </table:table-cell>
          <table:table-cell office:value-type="float" office:value="80000" calcext:value-type="float">
            <text:p><text:s/>80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2002" calcext:value-type="float">
            <text:p>3020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C 020592-0 :NC:0-020592 Anticipo entregado Telcon</text:p>
          </table:table-cell>
        </table:table-row>
        <table:table-row table:style-name="ro4">
          <table:table-cell office:value-type="float" office:value="407" calcext:value-type="float">
            <text:p>407</text:p>
          </table:table-cell>
          <table:table-cell office:value-type="string" calcext:value-type="string">
            <text:p><text:s/>63,184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2102" calcext:value-type="float">
            <text:p>3021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796971-0 :ND:0-796971 Cargo mas iva pago a prov</text:p>
          </table:table-cell>
        </table:table-row>
        <table:table-row table:style-name="ro4">
          <table:table-cell office:value-type="float" office:value="408" calcext:value-type="float">
            <text:p>408</text:p>
          </table:table-cell>
          <table:table-cell office:value-type="string" calcext:value-type="string">
            <text:p><text:s/>52,998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186.7" calcext:value-type="float">
            <text:p><text:s/>10,186.70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002" calcext:value-type="float">
            <text:p>280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1-0 NUÑEZ CALLE JOSE A :DB -1070987682: CANCEL</text:p>
          </table:table-cell>
        </table:table-row>
        <table:table-row table:style-name="ro4">
          <table:table-cell office:value-type="float" office:value="409" calcext:value-type="float">
            <text:p>409</text:p>
          </table:table-cell>
          <table:table-cell office:value-type="string" calcext:value-type="string">
            <text:p><text:s/>48,060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37.76" calcext:value-type="float">
            <text:p><text:s/>4,937.76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102" calcext:value-type="float">
            <text:p>280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2-0 TORRES RONQUILLO F :DB -1070987682: CANCEL</text:p>
          </table:table-cell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string" calcext:value-type="string">
            <text:p><text:s/>47,849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1.16" calcext:value-type="float">
            <text:p><text:s/>211.16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202" calcext:value-type="float">
            <text:p>280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3-0 GURUMENDI CUJILAN <text:s/>:DB -1070987682: CANCEL</text:p>
          </table:table-cell>
        </table:table-row>
        <table:table-row table:style-name="ro4">
          <table:table-cell office:value-type="float" office:value="411" calcext:value-type="float">
            <text:p>411</text:p>
          </table:table-cell>
          <table:table-cell office:value-type="string" calcext:value-type="string">
            <text:p><text:s/>44,865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84.02" calcext:value-type="float">
            <text:p><text:s/>2,984.02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302" calcext:value-type="float">
            <text:p>280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4-0 LABCLEAN CIA. LTDA :DB -1070987682: CANCEL</text:p>
          </table:table-cell>
        </table:table-row>
        <table:table-row table:style-name="ro4">
          <table:table-cell office:value-type="float" office:value="412" calcext:value-type="float">
            <text:p>412</text:p>
          </table:table-cell>
          <table:table-cell office:value-type="string" calcext:value-type="string">
            <text:p><text:s/>42,000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65.12" calcext:value-type="float">
            <text:p><text:s/>2,865.12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402" calcext:value-type="float">
            <text:p>280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5-0 CORDOVA ARMIJOS JU :DB -1070987682: CANCEL</text:p>
          </table:table-cell>
        </table:table-row>
        <table:table-row table:style-name="ro4">
          <table:table-cell office:value-type="float" office:value="413" calcext:value-type="float">
            <text:p>413</text:p>
          </table:table-cell>
          <table:table-cell office:value-type="string" calcext:value-type="string">
            <text:p><text:s/>41,454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5.41" calcext:value-type="float">
            <text:p><text:s/>545.41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502" calcext:value-type="float">
            <text:p>280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6-0 SANIPORT S.A. :DB -1070987682: CANCELACION</text:p>
          </table:table-cell>
        </table:table-row>
        <table:table-row table:style-name="ro4">
          <table:table-cell office:value-type="float" office:value="414" calcext:value-type="float">
            <text:p>414</text:p>
          </table:table-cell>
          <table:table-cell office:value-type="string" calcext:value-type="string">
            <text:p><text:s/>41,121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2.94" calcext:value-type="float">
            <text:p><text:s/>332.94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602" calcext:value-type="float">
            <text:p>280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7-0 GALLINO PIÑA DARWI :DB -1070987682: CANCEL</text:p>
          </table:table-cell>
        </table:table-row>
        <table:table-row table:style-name="ro4">
          <table:table-cell office:value-type="float" office:value="415" calcext:value-type="float">
            <text:p>415</text:p>
          </table:table-cell>
          <table:table-cell office:value-type="string" calcext:value-type="string">
            <text:p><text:s/>40,719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2.41" calcext:value-type="float">
            <text:p><text:s/>402.41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802" calcext:value-type="float">
            <text:p>280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4-0 CORDELERIA NACIONA :DB -1070987682: Antici</text:p>
          </table:table-cell>
        </table:table-row>
        <table:table-row table:style-name="ro4">
          <table:table-cell office:value-type="float" office:value="416" calcext:value-type="float">
            <text:p>416</text:p>
          </table:table-cell>
          <table:table-cell office:value-type="string" calcext:value-type="string">
            <text:p><text:s/>39,730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989.16" calcext:value-type="float">
            <text:p><text:s/>989.16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902" calcext:value-type="float">
            <text:p>280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5-0 ALVARADO CEDEÑO AG :DB -1070987682: CANCEL</text:p>
          </table:table-cell>
        </table:table-row>
        <table:table-row table:style-name="ro4">
          <table:table-cell office:value-type="float" office:value="417" calcext:value-type="float">
            <text:p>417</text:p>
          </table:table-cell>
          <table:table-cell office:value-type="string" calcext:value-type="string">
            <text:p><text:s/>38,311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18.5" calcext:value-type="float">
            <text:p><text:s/>1,418.50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002" calcext:value-type="float">
            <text:p>281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6-0 BOWEN MENDOZA JOSE :DB -1070987682: CANCEL</text:p>
          </table:table-cell>
        </table:table-row>
        <table:table-row table:style-name="ro4">
          <table:table-cell office:value-type="float" office:value="418" calcext:value-type="float">
            <text:p>418</text:p>
          </table:table-cell>
          <table:table-cell office:value-type="string" calcext:value-type="string">
            <text:p><text:s/>37,994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7.13" calcext:value-type="float">
            <text:p><text:s/>317.13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102" calcext:value-type="float">
            <text:p>281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7-0 CONECEL S.A. :DB -1070987682: CANCELACION </text:p>
          </table:table-cell>
        </table:table-row>
        <table:table-row table:style-name="ro4">
          <table:table-cell office:value-type="float" office:value="419" calcext:value-type="float">
            <text:p>419</text:p>
          </table:table-cell>
          <table:table-cell office:value-type="string" calcext:value-type="string">
            <text:p><text:s/>37,674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9.94" calcext:value-type="float">
            <text:p><text:s/>319.94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902" calcext:value-type="float">
            <text:p>281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3-0 GARCIA ALAÑA VICTO :DB -1070987682: CANCEL</text:p>
          </table:table-cell>
        </table:table-row>
        <table:table-row table:style-name="ro4">
          <table:table-cell office:value-type="float" office:value="420" calcext:value-type="float">
            <text:p>420</text:p>
          </table:table-cell>
          <table:table-cell office:value-type="string" calcext:value-type="string">
            <text:p><text:s/>26,732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942.62" calcext:value-type="float">
            <text:p><text:s/>10,942.62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202" calcext:value-type="float">
            <text:p>281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8-0 HORMIGONES Y PISOS :DB -1070987682: CANCEL</text:p>
          </table:table-cell>
        </table:table-row>
        <table:table-row table:style-name="ro4">
          <table:table-cell office:value-type="float" office:value="421" calcext:value-type="float">
            <text:p>421</text:p>
          </table:table-cell>
          <table:table-cell office:value-type="string" calcext:value-type="string">
            <text:p><text:s/>23,674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58.05" calcext:value-type="float">
            <text:p><text:s/>3,058.05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502" calcext:value-type="float">
            <text:p>279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K 936-0 SUPERINTENDENCIA D :DB -1070987682: Pago </text:p>
          </table:table-cell>
        </table:table-row>
        <table:table-row table:style-name="ro4">
          <table:table-cell office:value-type="float" office:value="422" calcext:value-type="float">
            <text:p>422</text:p>
          </table:table-cell>
          <table:table-cell office:value-type="string" calcext:value-type="string">
            <text:p><text:s/>22,070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03.84" calcext:value-type="float">
            <text:p><text:s/>1,603.84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302" calcext:value-type="float">
            <text:p>281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9-0 CONSTRUCCION MATUT :DB -1070987682: CANCEL</text:p>
          </table:table-cell>
        </table:table-row>
        <table:table-row table:style-name="ro4">
          <table:table-cell office:value-type="float" office:value="423" calcext:value-type="float">
            <text:p>423</text:p>
          </table:table-cell>
          <table:table-cell office:value-type="string" calcext:value-type="string">
            <text:p><text:s/>21,492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7.53" calcext:value-type="float">
            <text:p><text:s/>577.53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402" calcext:value-type="float">
            <text:p>281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8-0 COMERCIAL KYWI S.A :DB -1070987682: CANCEL</text:p>
          </table:table-cell>
        </table:table-row>
        <table:table-row table:style-name="ro4">
          <table:table-cell office:value-type="float" office:value="424" calcext:value-type="float">
            <text:p>424</text:p>
          </table:table-cell>
          <table:table-cell office:value-type="string" calcext:value-type="string">
            <text:p><text:s/>21,137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5.66" calcext:value-type="float">
            <text:p><text:s/>355.66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502" calcext:value-type="float">
            <text:p>281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9-0 CONSTRUCCION MATUT :DB -1070987682: CANCEL</text:p>
          </table:table-cell>
        </table:table-row>
        <table:table-row table:style-name="ro4">
          <table:table-cell office:value-type="float" office:value="425" calcext:value-type="float">
            <text:p>425</text:p>
          </table:table-cell>
          <table:table-cell office:value-type="string" calcext:value-type="string">
            <text:p><text:s/>20,466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70.85" calcext:value-type="float">
            <text:p><text:s/>670.85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602" calcext:value-type="float">
            <text:p>281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0-0 SUMBA ORTEGA IVAN <text:s/>:DB -1070987682: ANTICI</text:p>
          </table:table-cell>
        </table:table-row>
        <table:table-row table:style-name="ro4">
          <table:table-cell office:value-type="float" office:value="426" calcext:value-type="float">
            <text:p>426</text:p>
          </table:table-cell>
          <table:table-cell office:value-type="string" calcext:value-type="string">
            <text:p><text:s/>19,916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50" calcext:value-type="float">
            <text:p><text:s/>550.00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702" calcext:value-type="float">
            <text:p>281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1-0 FACINSER S.A. FRAN :DB -1070987682: CANCEL</text:p>
          </table:table-cell>
        </table:table-row>
        <table:table-row table:style-name="ro4">
          <table:table-cell office:value-type="float" office:value="427" calcext:value-type="float">
            <text:p>427</text:p>
          </table:table-cell>
          <table:table-cell office:value-type="string" calcext:value-type="string">
            <text:p><text:s/>19,903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.34" calcext:value-type="float">
            <text:p><text:s/>12.34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3402" calcext:value-type="float">
            <text:p>283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4-0 COMERCIAL KYWI S.A :DB -1070987682: Pago d</text:p>
          </table:table-cell>
        </table:table-row>
        <table:table-row table:style-name="ro4">
          <table:table-cell office:value-type="float" office:value="428" calcext:value-type="float">
            <text:p>428</text:p>
          </table:table-cell>
          <table:table-cell office:value-type="string" calcext:value-type="string">
            <text:p><text:s/>17,790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13.53" calcext:value-type="float">
            <text:p><text:s/>2,113.53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802" calcext:value-type="float">
            <text:p>281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2-0 HOHESA, HORMIGONES :DB -1070987682: ANTICI</text:p>
          </table:table-cell>
        </table:table-row>
        <table:table-row table:style-name="ro4">
          <table:table-cell office:value-type="float" office:value="429" calcext:value-type="float">
            <text:p>429</text:p>
          </table:table-cell>
          <table:table-cell office:value-type="string" calcext:value-type="string">
            <text:p><text:s/>15,546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43.48" calcext:value-type="float">
            <text:p><text:s/>2,243.48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502" calcext:value-type="float">
            <text:p>286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82-0 SERVIDECONS SA :DB -1070987682: Cancelacio</text:p>
          </table:table-cell>
        </table:table-row>
        <table:table-row table:style-name="ro4">
          <table:table-cell office:value-type="float" office:value="430" calcext:value-type="float">
            <text:p>430</text:p>
          </table:table-cell>
          <table:table-cell office:value-type="string" calcext:value-type="string">
            <text:p><text:s/>13,407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39.21" calcext:value-type="float">
            <text:p><text:s/>2,139.21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602" calcext:value-type="float">
            <text:p>279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27-0 ZURICH SEGUROS ECU :DB -1070987682: CANCEL</text:p>
          </table:table-cell>
        </table:table-row>
        <table:table-row table:style-name="ro4">
          <table:table-cell office:value-type="float" office:value="431" calcext:value-type="float">
            <text:p>431</text:p>
          </table:table-cell>
          <table:table-cell office:value-type="string" calcext:value-type="string">
            <text:p><text:s/>11,125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81.82" calcext:value-type="float">
            <text:p><text:s/>2,281.82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702" calcext:value-type="float">
            <text:p>279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28-0 ZURICH SEGUROS ECU :DB -1070987682: CUOTA </text:p>
          </table:table-cell>
        </table:table-row>
        <table:table-row table:style-name="ro4">
          <table:table-cell office:value-type="float" office:value="432" calcext:value-type="float">
            <text:p>432</text:p>
          </table:table-cell>
          <table:table-cell office:value-type="string" calcext:value-type="string">
            <text:p><text:s/>10,577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8.55" calcext:value-type="float">
            <text:p><text:s/>548.55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802" calcext:value-type="float">
            <text:p>279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29-0 ZURICH SEGUROS ECU :DB -1070987682: CUOTA </text:p>
          </table:table-cell>
        </table:table-row>
        <table:table-row table:style-name="ro4">
          <table:table-cell office:value-type="float" office:value="433" calcext:value-type="float">
            <text:p>433</text:p>
          </table:table-cell>
          <table:table-cell office:value-type="string" calcext:value-type="string">
            <text:p><text:s/>9,992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5.12" calcext:value-type="float">
            <text:p><text:s/>585.12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902" calcext:value-type="float">
            <text:p>279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0-0 ZURICH SEGUROS ECU :DB -1070987682: CUOTA </text:p>
          </table:table-cell>
        </table:table-row>
        <table:table-row table:style-name="ro4">
          <table:table-cell office:value-type="float" office:value="434" calcext:value-type="float">
            <text:p>434</text:p>
          </table:table-cell>
          <table:table-cell office:value-type="string" calcext:value-type="string">
            <text:p><text:s/>9,445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6.77" calcext:value-type="float">
            <text:p><text:s/>546.77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902" calcext:value-type="float">
            <text:p>285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3-0 <text:s/>SALVACERO CIA. LT :DB -1070987682: Cancel</text:p>
          </table:table-cell>
        </table:table-row>
        <table:table-row table:style-name="ro4">
          <table:table-cell office:value-type="float" office:value="435" calcext:value-type="float">
            <text:p>435</text:p>
          </table:table-cell>
          <table:table-cell office:value-type="string" calcext:value-type="string">
            <text:p><text:s/>5,809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35.39" calcext:value-type="float">
            <text:p><text:s/>3,635.39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002" calcext:value-type="float">
            <text:p>282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0-0 <text:s/>SALVACERO CIA. LT :DB -1070987682: CANCEL</text:p>
          </table:table-cell>
        </table:table-row>
        <table:table-row table:style-name="ro4">
          <table:table-cell office:value-type="float" office:value="436" calcext:value-type="float">
            <text:p>436</text:p>
          </table:table-cell>
          <table:table-cell office:value-type="string" calcext:value-type="string">
            <text:p><text:s/>890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19.89" calcext:value-type="float">
            <text:p><text:s/>4,919.89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102" calcext:value-type="float">
            <text:p>282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1-0 LIGORGURO FALCONES :DB -1070987682: ANTICI</text:p>
          </table:table-cell>
        </table:table-row>
        <table:table-row table:style-name="ro4">
          <table:table-cell office:value-type="float" office:value="437" calcext:value-type="float">
            <text:p>437</text:p>
          </table:table-cell>
          <table:table-cell office:value-type="string" calcext:value-type="string">
            <text:p>-5,620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11.06" calcext:value-type="float">
            <text:p><text:s/>6,511.06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202" calcext:value-type="float">
            <text:p>282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2-0 MERCHAN ZAMBRANO L :DB -1070987682: 50% an</text:p>
          </table:table-cell>
        </table:table-row>
        <table:table-row table:style-name="ro4">
          <table:table-cell office:value-type="float" office:value="438" calcext:value-type="float">
            <text:p>438</text:p>
          </table:table-cell>
          <table:table-cell office:value-type="string" calcext:value-type="string">
            <text:p>-13,255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34.42" calcext:value-type="float">
            <text:p><text:s/>7,634.42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302" calcext:value-type="float">
            <text:p>282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3-0 MERCHAN ZAMBRANO L :DB -1070987682: 50% AN</text:p>
          </table:table-cell>
        </table:table-row>
        <table:table-row table:style-name="ro4">
          <table:table-cell office:value-type="float" office:value="439" calcext:value-type="float">
            <text:p>439</text:p>
          </table:table-cell>
          <table:table-cell office:value-type="string" calcext:value-type="string">
            <text:p>-18,715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60" calcext:value-type="float">
            <text:p><text:s/>5,460.00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402" calcext:value-type="float">
            <text:p>282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4-0 LIGORGURO FALCONES :DB -1070987682: Antici</text:p>
          </table:table-cell>
        </table:table-row>
        <table:table-row table:style-name="ro4">
          <table:table-cell office:value-type="float" office:value="440" calcext:value-type="float">
            <text:p>440</text:p>
          </table:table-cell>
          <table:table-cell office:value-type="string" calcext:value-type="string">
            <text:p>-24,059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344.44" calcext:value-type="float">
            <text:p><text:s/>5,344.44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502" calcext:value-type="float">
            <text:p>282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5-0 BOWEN MENDOZA JOSE :DB -1070987682: Cancel</text:p>
          </table:table-cell>
        </table:table-row>
        <table:table-row table:style-name="ro4">
          <table:table-cell office:value-type="float" office:value="441" calcext:value-type="float">
            <text:p>441</text:p>
          </table:table-cell>
          <table:table-cell office:value-type="string" calcext:value-type="string">
            <text:p>-25,010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950.4" calcext:value-type="float">
            <text:p><text:s/>950.40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602" calcext:value-type="float">
            <text:p>282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6-0 CARGARAUSTRAL S.A. :DB -1070987682: Cancel</text:p>
          </table:table-cell>
        </table:table-row>
        <table:table-row table:style-name="ro4">
          <table:table-cell office:value-type="float" office:value="442" calcext:value-type="float">
            <text:p>442</text:p>
          </table:table-cell>
          <table:table-cell office:value-type="string" calcext:value-type="string">
            <text:p>-25,037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.84" calcext:value-type="float">
            <text:p><text:s/>26.84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702" calcext:value-type="float">
            <text:p>282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7-0 ELECTROLEG SA :DB -1070987682: Cancelación</text:p>
          </table:table-cell>
        </table:table-row>
        <table:table-row table:style-name="ro4">
          <table:table-cell office:value-type="float" office:value="443" calcext:value-type="float">
            <text:p>443</text:p>
          </table:table-cell>
          <table:table-cell office:value-type="string" calcext:value-type="string">
            <text:p>-25,949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912.87" calcext:value-type="float">
            <text:p><text:s/>912.87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802" calcext:value-type="float">
            <text:p>282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8-0 GARCIA ALAÑA VICTO :DB -1070987682: Cancel</text:p>
          </table:table-cell>
        </table:table-row>
        <table:table-row table:style-name="ro4">
          <table:table-cell office:value-type="float" office:value="444" calcext:value-type="float">
            <text:p>444</text:p>
          </table:table-cell>
          <table:table-cell office:value-type="string" calcext:value-type="string">
            <text:p>-26,267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7.75" calcext:value-type="float">
            <text:p><text:s/>317.75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902" calcext:value-type="float">
            <text:p>282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9-0 GURUMENDI CUJILAN <text:s/>:DB -1070987682: Cancel</text:p>
          </table:table-cell>
        </table:table-row>
        <table:table-row table:style-name="ro4">
          <table:table-cell office:value-type="float" office:value="445" calcext:value-type="float">
            <text:p>445</text:p>
          </table:table-cell>
          <table:table-cell office:value-type="string" calcext:value-type="string">
            <text:p>-34,737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69.39" calcext:value-type="float">
            <text:p><text:s/>8,469.39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3002" calcext:value-type="float">
            <text:p>283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0-0 NUÑEZ CALLE JOSE A :DB -1070987682: Abono </text:p>
          </table:table-cell>
        </table:table-row>
        <table:table-row table:style-name="ro4">
          <table:table-cell office:value-type="float" office:value="446" calcext:value-type="float">
            <text:p>446</text:p>
          </table:table-cell>
          <table:table-cell office:value-type="string" calcext:value-type="string">
            <text:p>-35,536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799.66" calcext:value-type="float">
            <text:p><text:s/>799.66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3102" calcext:value-type="float">
            <text:p>283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1-0 TORREGASI S.A. :DB -1070987682: Cancelacio</text:p>
          </table:table-cell>
        </table:table-row>
        <table:table-row table:style-name="ro4">
          <table:table-cell office:value-type="float" office:value="447" calcext:value-type="float">
            <text:p>447</text:p>
          </table:table-cell>
          <table:table-cell office:value-type="string" calcext:value-type="string">
            <text:p>-35,622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85.83" calcext:value-type="float">
            <text:p><text:s/>85.83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3202" calcext:value-type="float">
            <text:p>283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2-0 MERGAMA S.A. :DB -1070987682: Cancelacion </text:p>
          </table:table-cell>
        </table:table-row>
        <table:table-row table:style-name="ro4">
          <table:table-cell office:value-type="float" office:value="448" calcext:value-type="float">
            <text:p>448</text:p>
          </table:table-cell>
          <table:table-cell office:value-type="string" calcext:value-type="string">
            <text:p>-40,984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361.46" calcext:value-type="float">
            <text:p><text:s/>5,361.46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002" calcext:value-type="float">
            <text:p>286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4-0 <text:s/>SALVACERO CIA. LT :DB -1070987682: Cancel</text:p>
          </table:table-cell>
        </table:table-row>
        <table:table-row table:style-name="ro4">
          <table:table-cell office:value-type="float" office:value="449" calcext:value-type="float">
            <text:p>449</text:p>
          </table:table-cell>
          <table:table-cell office:value-type="string" calcext:value-type="string">
            <text:p>-48,908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7924.8" calcext:value-type="float">
            <text:p><text:s/>7,924.80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702" calcext:value-type="float">
            <text:p>286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84-0 TORRES RONQUILLO F :DB -1070987682: Cancel</text:p>
          </table:table-cell>
        </table:table-row>
        <table:table-row table:style-name="ro4">
          <table:table-cell office:value-type="float" office:value="450" calcext:value-type="float">
            <text:p>450</text:p>
          </table:table-cell>
          <table:table-cell office:value-type="string" calcext:value-type="string">
            <text:p>-49,164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5.64" calcext:value-type="float">
            <text:p><text:s/>255.64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3302" calcext:value-type="float">
            <text:p>283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3-0 FRANCISCO LUVER QU :DB -1070987682: REPOSI</text:p>
          </table:table-cell>
        </table:table-row>
        <table:table-row table:style-name="ro4">
          <table:table-cell office:value-type="float" office:value="451" calcext:value-type="float">
            <text:p>451</text:p>
          </table:table-cell>
          <table:table-cell office:value-type="string" calcext:value-type="string">
            <text:p>-53,118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54.06" calcext:value-type="float">
            <text:p><text:s/>3,954.06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502" calcext:value-type="float">
            <text:p>285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5-0 COMERCIAL KYWI S.A :DB -1070987682: Cancel</text:p>
          </table:table-cell>
        </table:table-row>
        <table:table-row table:style-name="ro4">
          <table:table-cell office:value-type="float" office:value="452" calcext:value-type="float">
            <text:p>452</text:p>
          </table:table-cell>
          <table:table-cell office:value-type="string" calcext:value-type="string">
            <text:p>-56,854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35.71" calcext:value-type="float">
            <text:p><text:s/>3,735.71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102" calcext:value-type="float">
            <text:p>286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9-0 <text:s/>SALVACERO CIA. LT :DB -1070987682: Cancel</text:p>
          </table:table-cell>
        </table:table-row>
        <table:table-row table:style-name="ro4">
          <table:table-cell office:value-type="float" office:value="453" calcext:value-type="float">
            <text:p>453</text:p>
          </table:table-cell>
          <table:table-cell office:value-type="string" calcext:value-type="string">
            <text:p>-57,710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856.06" calcext:value-type="float">
            <text:p><text:s/>856.06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302" calcext:value-type="float">
            <text:p>286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80-0 FACINSER S.A. FRAN :DB -1070987682: Cancel</text:p>
          </table:table-cell>
        </table:table-row>
        <table:table-row table:style-name="ro4">
          <table:table-cell office:value-type="float" office:value="454" calcext:value-type="float">
            <text:p>454</text:p>
          </table:table-cell>
          <table:table-cell office:value-type="string" calcext:value-type="string">
            <text:p>-58,714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04.03" calcext:value-type="float">
            <text:p><text:s/>1,004.03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602" calcext:value-type="float">
            <text:p>286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83-0 SUMBA ORTEGA IVAN <text:s/>:DB -1070987682: Cancel</text:p>
          </table:table-cell>
        </table:table-row>
        <table:table-row table:style-name="ro4">
          <table:table-cell office:value-type="float" office:value="455" calcext:value-type="float">
            <text:p>455</text:p>
          </table:table-cell>
          <table:table-cell office:value-type="string" calcext:value-type="string">
            <text:p>-60,298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83.75" calcext:value-type="float">
            <text:p><text:s/>1,583.75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302" calcext:value-type="float">
            <text:p>284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K 937-0 DEMERA MORALES SAN :DB -1070987682: CANCE</text:p>
          </table:table-cell>
        </table:table-row>
        <table:table-row table:style-name="ro4">
          <table:table-cell office:value-type="float" office:value="456" calcext:value-type="float">
            <text:p>456</text:p>
          </table:table-cell>
          <table:table-cell office:value-type="string" calcext:value-type="string">
            <text:p>-61,423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402" calcext:value-type="float">
            <text:p>284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5-0 MANUEL NOGALES Y P :DB -1070987682: Cancel</text:p>
          </table:table-cell>
        </table:table-row>
        <table:table-row table:style-name="ro4">
          <table:table-cell office:value-type="float" office:value="457" calcext:value-type="float">
            <text:p>457</text:p>
          </table:table-cell>
          <table:table-cell office:value-type="string" calcext:value-type="string">
            <text:p>-72,346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923.1" calcext:value-type="float">
            <text:p><text:s/>10,923.10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602" calcext:value-type="float">
            <text:p>284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6-0 BOWEN MENDOZA JOSE :DB -1070987682: Cancel</text:p>
          </table:table-cell>
        </table:table-row>
        <table:table-row table:style-name="ro4">
          <table:table-cell office:value-type="float" office:value="458" calcext:value-type="float">
            <text:p>458</text:p>
          </table:table-cell>
          <table:table-cell office:value-type="string" calcext:value-type="string">
            <text:p>-76,088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42.2" calcext:value-type="float">
            <text:p><text:s/>3,742.20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702" calcext:value-type="float">
            <text:p>284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7-0 CORDOVA ARMIJOS JU :DB -1070987682: Cancel</text:p>
          </table:table-cell>
        </table:table-row>
        <table:table-row table:style-name="ro4">
          <table:table-cell office:value-type="float" office:value="459" calcext:value-type="float">
            <text:p>459</text:p>
          </table:table-cell>
          <table:table-cell office:value-type="string" calcext:value-type="string">
            <text:p>-77,622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33.87" calcext:value-type="float">
            <text:p><text:s/>1,533.87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902" calcext:value-type="float">
            <text:p>284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9-0 ELECTROLEG SA :DB -1070987682: Cancelacion</text:p>
          </table:table-cell>
        </table:table-row>
        <table:table-row table:style-name="ro4">
          <table:table-cell office:value-type="float" office:value="460" calcext:value-type="float">
            <text:p>460</text:p>
          </table:table-cell>
          <table:table-cell office:value-type="string" calcext:value-type="string">
            <text:p>-78,333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711.04" calcext:value-type="float">
            <text:p><text:s/>711.04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002" calcext:value-type="float">
            <text:p>285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0-0 FIGUEROA BOLAÑOS J :DB -1070987682: Cancel</text:p>
          </table:table-cell>
        </table:table-row>
        <table:table-row table:style-name="ro4">
          <table:table-cell office:value-type="float" office:value="461" calcext:value-type="float">
            <text:p>461</text:p>
          </table:table-cell>
          <table:table-cell office:value-type="string" calcext:value-type="string">
            <text:p>-79,171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838.2" calcext:value-type="float">
            <text:p><text:s/>838.20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202" calcext:value-type="float">
            <text:p>285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1-0 MARCELO NARVÁEZ AN :DB -1070987682: Cancel</text:p>
          </table:table-cell>
        </table:table-row>
        <table:table-row table:style-name="ro4">
          <table:table-cell office:value-type="float" office:value="462" calcext:value-type="float">
            <text:p>462</text:p>
          </table:table-cell>
          <table:table-cell office:value-type="string" calcext:value-type="string">
            <text:p>-88,908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9736.66" calcext:value-type="float">
            <text:p><text:s/>9,736.66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302" calcext:value-type="float">
            <text:p>285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2-0 NUÑEZ CALLE JOSE A :DB -1070987682: Cancel</text:p>
          </table:table-cell>
        </table:table-row>
        <table:table-row table:style-name="ro4">
          <table:table-cell office:value-type="float" office:value="463" calcext:value-type="float">
            <text:p>463</text:p>
          </table:table-cell>
          <table:table-cell office:value-type="string" calcext:value-type="string">
            <text:p>-89,304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6" calcext:value-type="float">
            <text:p><text:s/>396.00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402" calcext:value-type="float">
            <text:p>285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8-0 SANIPORT S.A. :DB -1070987682: Cancelacion</text:p>
          </table:table-cell>
        </table:table-row>
        <table:table-row table:style-name="ro4">
          <table:table-cell office:value-type="float" office:value="464" calcext:value-type="float">
            <text:p>464</text:p>
          </table:table-cell>
          <table:table-cell office:value-type="string" calcext:value-type="string">
            <text:p>-92,611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07.5" calcext:value-type="float">
            <text:p><text:s/>3,307.50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602" calcext:value-type="float">
            <text:p>285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6-0 BRENSAM BONILLA S. :DB -1070987682: Cancel</text:p>
          </table:table-cell>
        </table:table-row>
        <table:table-row table:style-name="ro4">
          <table:table-cell office:value-type="float" office:value="465" calcext:value-type="float">
            <text:p>465</text:p>
          </table:table-cell>
          <table:table-cell office:value-type="string" calcext:value-type="string">
            <text:p>-93,255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643.5" calcext:value-type="float">
            <text:p><text:s/>643.50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802" calcext:value-type="float">
            <text:p>286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85-0 TRANSPORTE CARGA P :DB -1070987682: Cancel</text:p>
          </table:table-cell>
        </table:table-row>
        <table:table-row table:style-name="ro4">
          <table:table-cell office:value-type="float" office:value="466" calcext:value-type="float">
            <text:p>466</text:p>
          </table:table-cell>
          <table:table-cell office:value-type="string" calcext:value-type="string">
            <text:p>-93,580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5.12" calcext:value-type="float">
            <text:p><text:s/>325.12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702" calcext:value-type="float">
            <text:p>285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8-0 GALLINO PIÑA DARWI :DB -1070987682: Cancel</text:p>
          </table:table-cell>
        </table:table-row>
        <table:table-row table:style-name="ro4">
          <table:table-cell office:value-type="float" office:value="467" calcext:value-type="float">
            <text:p>467</text:p>
          </table:table-cell>
          <table:table-cell office:value-type="string" calcext:value-type="string">
            <text:p>-103,397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9817.15" calcext:value-type="float">
            <text:p><text:s/>9,817.15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402" calcext:value-type="float">
            <text:p>286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81-0 GRAIMAN CIA. LTDA :DB -1070987682: Cancela</text:p>
          </table:table-cell>
        </table:table-row>
        <table:table-row table:style-name="ro4">
          <table:table-cell office:value-type="float" office:value="468" calcext:value-type="float">
            <text:p>468</text:p>
          </table:table-cell>
          <table:table-cell office:value-type="string" calcext:value-type="string">
            <text:p>-103,765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7.71" calcext:value-type="float">
            <text:p><text:s/>367.71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802" calcext:value-type="float">
            <text:p>285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7-0 <text:s/>SALVACERO CIA. LT :DB -1070987682: Cancel</text:p>
          </table:table-cell>
        </table:table-row>
        <table:table-row table:style-name="ro4">
          <table:table-cell office:value-type="float" office:value="469" calcext:value-type="float">
            <text:p>469</text:p>
          </table:table-cell>
          <table:table-cell office:value-type="string" calcext:value-type="string">
            <text:p>-95,163.64</text:p>
          </table:table-cell>
          <table:table-cell office:value-type="float" office:value="8601.5" calcext:value-type="float">
            <text:p><text:s/>8,601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306202" calcext:value-type="float">
            <text:p>306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DP 56652008-0 :DP:0-56652008 Abono factura #158 Cl</text:p>
          </table:table-cell>
        </table:table-row>
        <table:table-row table:style-name="ro4">
          <table:table-cell office:value-type="float" office:value="470" calcext:value-type="float">
            <text:p>470</text:p>
          </table:table-cell>
          <table:table-cell office:value-type="string" calcext:value-type="string">
            <text:p>-94,803.64</text:p>
          </table:table-cell>
          <table:table-cell office:value-type="float" office:value="360" calcext:value-type="float">
            <text:p><text:s/>3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306102" calcext:value-type="float">
            <text:p>306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DP 56773012-0 :DP:0-56773012 Pago factura 165 clie</text:p>
          </table:table-cell>
        </table:table-row>
        <table:table-row table:style-name="ro4">
          <table:table-cell office:value-type="float" office:value="471" calcext:value-type="float">
            <text:p>471</text:p>
          </table:table-cell>
          <table:table-cell office:value-type="string" calcext:value-type="string">
            <text:p>-95,076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2.89" calcext:value-type="float">
            <text:p><text:s/>272.89 </text:p>
          </table:table-cell>
          <table:table-cell/>
          <table:table-cell office:value-type="float" office:value="1648" calcext:value-type="float">
            <text:p>16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6602" calcext:value-type="float">
            <text:p>306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38064-0 :ND:0-638064 Pago factura #9652 Ricia</text:p>
          </table:table-cell>
        </table:table-row>
        <table:table-row table:style-name="ro4">
          <table:table-cell office:value-type="float" office:value="472" calcext:value-type="float">
            <text:p>472</text:p>
          </table:table-cell>
          <table:table-cell office:value-type="string" calcext:value-type="string">
            <text:p>-108,861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784.93" calcext:value-type="float">
            <text:p><text:s/>13,784.93 </text:p>
          </table:table-cell>
          <table:table-cell/>
          <table:table-cell office:value-type="float" office:value="1648" calcext:value-type="float">
            <text:p>16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6802" calcext:value-type="float">
            <text:p>306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47930-0 :ND:0-647930 Pago anticipo Pablo Ligor</text:p>
          </table:table-cell>
        </table:table-row>
        <table:table-row table:style-name="ro4">
          <table:table-cell office:value-type="float" office:value="473" calcext:value-type="float">
            <text:p>473</text:p>
          </table:table-cell>
          <table:table-cell office:value-type="string" calcext:value-type="string">
            <text:p>-109,054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3.16" calcext:value-type="float">
            <text:p><text:s/>193.16 </text:p>
          </table:table-cell>
          <table:table-cell/>
          <table:table-cell office:value-type="float" office:value="1648" calcext:value-type="float">
            <text:p>16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6402" calcext:value-type="float">
            <text:p>306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22916-0 :ND:0-622916 Pago diferencia proveedor</text:p>
          </table:table-cell>
        </table:table-row>
        <table:table-row table:style-name="ro4">
          <table:table-cell office:value-type="float" office:value="474" calcext:value-type="float">
            <text:p>474</text:p>
          </table:table-cell>
          <table:table-cell office:value-type="string" calcext:value-type="string">
            <text:p>-111,336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81.8" calcext:value-type="float">
            <text:p><text:s/>2,281.80 </text:p>
          </table:table-cell>
          <table:table-cell/>
          <table:table-cell office:value-type="float" office:value="1649" calcext:value-type="float">
            <text:p>16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6902" calcext:value-type="float">
            <text:p>306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48135-0 :ND:0-648135 Pago abono factura #26496</text:p>
          </table:table-cell>
        </table:table-row>
        <table:table-row table:style-name="ro4">
          <table:table-cell office:value-type="float" office:value="475" calcext:value-type="float">
            <text:p>475</text:p>
          </table:table-cell>
          <table:table-cell office:value-type="string" calcext:value-type="string">
            <text:p>-111,921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5.12" calcext:value-type="float">
            <text:p><text:s/>585.12 </text:p>
          </table:table-cell>
          <table:table-cell/>
          <table:table-cell office:value-type="float" office:value="1649" calcext:value-type="float">
            <text:p>16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7002" calcext:value-type="float">
            <text:p>307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48171-0 :ND:0-648171 Pago abono factura #26497</text:p>
          </table:table-cell>
        </table:table-row>
        <table:table-row table:style-name="ro4">
          <table:table-cell office:value-type="float" office:value="476" calcext:value-type="float">
            <text:p>476</text:p>
          </table:table-cell>
          <table:table-cell office:value-type="string" calcext:value-type="string">
            <text:p>-112,081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0" calcext:value-type="float">
            <text:p><text:s/>160.00 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7102" calcext:value-type="float">
            <text:p>307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49623-0 :ND:0-649623 REEMBOLSO ATM ANGEL MANZA</text:p>
          </table:table-cell>
        </table:table-row>
        <table:table-row table:style-name="ro4">
          <table:table-cell office:value-type="float" office:value="477" calcext:value-type="float">
            <text:p>477</text:p>
          </table:table-cell>
          <table:table-cell office:value-type="string" calcext:value-type="string">
            <text:p>-113,938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56.82" calcext:value-type="float">
            <text:p><text:s/>1,856.82 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7202" calcext:value-type="float">
            <text:p>307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49544-0 :ND:0-649544 Anticipo pagado Facinser </text:p>
          </table:table-cell>
        </table:table-row>
        <table:table-row table:style-name="ro4">
          <table:table-cell office:value-type="float" office:value="478" calcext:value-type="float">
            <text:p>478</text:p>
          </table:table-cell>
          <table:table-cell office:value-type="string" calcext:value-type="string">
            <text:p>-115,523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84.96" calcext:value-type="float">
            <text:p><text:s/>1,584.96 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7302" calcext:value-type="float">
            <text:p>307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56733-0 :ND:0-656733 Pago anticipo Ivan Sumba </text:p>
          </table:table-cell>
        </table:table-row>
        <table:table-row table:style-name="ro4">
          <table:table-cell office:value-type="float" office:value="479" calcext:value-type="float">
            <text:p>479</text:p>
          </table:table-cell>
          <table:table-cell office:value-type="string" calcext:value-type="string">
            <text:p>-117,914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91.64" calcext:value-type="float">
            <text:p><text:s/>2,391.64 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7402" calcext:value-type="float">
            <text:p>307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56741-0 :ND:0-656741 Pago anticipo proveedor J</text:p>
          </table:table-cell>
        </table:table-row>
        <table:table-row table:style-name="ro4">
          <table:table-cell office:value-type="float" office:value="480" calcext:value-type="float">
            <text:p>480</text:p>
          </table:table-cell>
          <table:table-cell office:value-type="string" calcext:value-type="string">
            <text:p>-121,158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43.07" calcext:value-type="float">
            <text:p><text:s/>3,243.07 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7502" calcext:value-type="float">
            <text:p>307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56793-0 :ND:0-656793 Pago anticipo proveedor J</text:p>
          </table:table-cell>
        </table:table-row>
        <table:table-row table:style-name="ro4">
          <table:table-cell office:value-type="float" office:value="481" calcext:value-type="float">
            <text:p>481</text:p>
          </table:table-cell>
          <table:table-cell office:value-type="string" calcext:value-type="string">
            <text:p>-121,794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636.08" calcext:value-type="float">
            <text:p><text:s/>636.08 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7602" calcext:value-type="float">
            <text:p>307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56799-0 :ND:0-656799 Pago anticipo proveedor F</text:p>
          </table:table-cell>
        </table:table-row>
        <table:table-row table:style-name="ro4">
          <table:table-cell office:value-type="float" office:value="482" calcext:value-type="float">
            <text:p>482</text:p>
          </table:table-cell>
          <table:table-cell office:value-type="string" calcext:value-type="string">
            <text:p>-123,612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17.9" calcext:value-type="float">
            <text:p><text:s/>1,817.90 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7702" calcext:value-type="float">
            <text:p>307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61497-0 :ND:0-661497 Pago anticipo 40% proveed</text:p>
          </table:table-cell>
        </table:table-row>
        <table:table-row table:style-name="ro4">
          <table:table-cell office:value-type="float" office:value="483" calcext:value-type="float">
            <text:p>483</text:p>
          </table:table-cell>
          <table:table-cell office:value-type="string" calcext:value-type="string">
            <text:p>-120,148.21</text:p>
          </table:table-cell>
          <table:table-cell office:value-type="float" office:value="3463.8" calcext:value-type="float">
            <text:p><text:s/>3,463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307802" calcext:value-type="float">
            <text:p>307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DP 59005719-0 :DP:0-59005719 Pago Cliente Ductos d</text:p>
          </table:table-cell>
        </table:table-row>
        <table:table-row table:style-name="ro4">
          <table:table-cell office:value-type="float" office:value="484" calcext:value-type="float">
            <text:p>484</text:p>
          </table:table-cell>
          <table:table-cell office:value-type="string" calcext:value-type="string">
            <text:p>-126,297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149.44" calcext:value-type="float">
            <text:p><text:s/>6,149.44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7902" calcext:value-type="float">
            <text:p>307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2022-0 :ND:0-62022 Pago Fin de mes Junio 2020</text:p>
          </table:table-cell>
        </table:table-row>
        <table:table-row table:style-name="ro4">
          <table:table-cell office:value-type="float" office:value="485" calcext:value-type="float">
            <text:p>485</text:p>
          </table:table-cell>
          <table:table-cell office:value-type="string" calcext:value-type="string">
            <text:p>-127,415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17.5" calcext:value-type="float">
            <text:p><text:s/>1,117.50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8002" calcext:value-type="float">
            <text:p>308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20386-0 :ND:0-620386 Pago alimentacion mes Jun</text:p>
          </table:table-cell>
        </table:table-row>
        <table:table-row table:style-name="ro4">
          <table:table-cell office:value-type="float" office:value="486" calcext:value-type="float">
            <text:p>486</text:p>
          </table:table-cell>
          <table:table-cell office:value-type="string" calcext:value-type="string">
            <text:p>-127,415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8102" calcext:value-type="float">
            <text:p>308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179964-0 :ND:0-179964 CARGO MAS IVA PAGOS A PRO</text:p>
          </table:table-cell>
        </table:table-row>
        <table:table-row table:style-name="ro4">
          <table:table-cell office:value-type="float" office:value="487" calcext:value-type="float">
            <text:p>487</text:p>
          </table:table-cell>
          <table:table-cell office:value-type="string" calcext:value-type="string">
            <text:p>-127,416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8202" calcext:value-type="float">
            <text:p>308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179965-0 :ND:0-179965 CARGO MAS IVA PAGOS A PRO</text:p>
          </table:table-cell>
        </table:table-row>
        <table:table-row table:style-name="ro4">
          <table:table-cell office:value-type="float" office:value="488" calcext:value-type="float">
            <text:p>488</text:p>
          </table:table-cell>
          <table:table-cell office:value-type="string" calcext:value-type="string">
            <text:p>-127,416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8302" calcext:value-type="float">
            <text:p>308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179966-0 :ND:0-179966 CARGO MAS IVA PAGOS A PRO</text:p>
          </table:table-cell>
        </table:table-row>
        <table:table-row table:style-name="ro4">
          <table:table-cell office:value-type="float" office:value="489" calcext:value-type="float">
            <text:p>489</text:p>
          </table:table-cell>
          <table:table-cell office:value-type="string" calcext:value-type="string">
            <text:p>-127,416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8402" calcext:value-type="float">
            <text:p>308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179967-0 :ND:0-179967 CARGO MAS IVA PAGOS A PRO</text:p>
          </table:table-cell>
        </table:table-row>
        <table:table-row table:style-name="ro4">
          <table:table-cell office:value-type="float" office:value="490" calcext:value-type="float">
            <text:p>490</text:p>
          </table:table-cell>
          <table:table-cell office:value-type="string" calcext:value-type="string">
            <text:p>-127,417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8502" calcext:value-type="float">
            <text:p>308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179968-0 :ND:0-179968 CARGO MAS IVA PAGOS A PRO</text:p>
          </table:table-cell>
        </table:table-row>
        <table:table-row table:style-name="ro4">
          <table:table-cell office:value-type="float" office:value="491" calcext:value-type="float">
            <text:p>491</text:p>
          </table:table-cell>
          <table:table-cell office:value-type="string" calcext:value-type="string">
            <text:p>-127,424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7" calcext:value-type="float">
            <text:p><text:s/>7.00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8602" calcext:value-type="float">
            <text:p>308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179970-0 :ND:0-179970 CARGO MAS IVA PAGO DE ROL</text:p>
          </table:table-cell>
        </table:table-row>
        <table:table-row table:style-name="ro4">
          <table:table-cell office:value-type="float" office:value="492" calcext:value-type="float">
            <text:p>492</text:p>
          </table:table-cell>
          <table:table-cell office:value-type="string" calcext:value-type="string">
            <text:p>-127,431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.65" calcext:value-type="float">
            <text:p><text:s/>6.65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8702" calcext:value-type="float">
            <text:p>308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179971-0 :ND:0-179971 CARGO MAS IVA PAGO DE ROL</text:p>
          </table:table-cell>
        </table:table-row>
        <table:table-row table:style-name="ro4">
          <table:table-cell office:value-type="float" office:value="493" calcext:value-type="float">
            <text:p>493</text:p>
          </table:table-cell>
          <table:table-cell office:value-type="string" calcext:value-type="string">
            <text:p>-127,519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.66" calcext:value-type="float">
            <text:p><text:s/>88.66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1302" calcext:value-type="float">
            <text:p>311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20121-0 :ND:0-020121 Pago IESS extencion de co</text:p>
          </table:table-cell>
        </table:table-row>
        <table:table-row table:style-name="ro4">
          <table:table-cell office:value-type="float" office:value="494" calcext:value-type="float">
            <text:p>494</text:p>
          </table:table-cell>
          <table:table-cell office:value-type="string" calcext:value-type="string">
            <text:p>-127,578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.31" calcext:value-type="float">
            <text:p><text:s/>58.31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1402" calcext:value-type="float">
            <text:p>311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20124-0 :ND:0-020124 Pago IESS Fondo de reserv</text:p>
          </table:table-cell>
        </table:table-row>
        <table:table-row table:style-name="ro4">
          <table:table-cell office:value-type="float" office:value="495" calcext:value-type="float">
            <text:p>495</text:p>
          </table:table-cell>
          <table:table-cell office:value-type="string" calcext:value-type="string">
            <text:p>-129,531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53.54" calcext:value-type="float">
            <text:p><text:s/>1,953.54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1502" calcext:value-type="float">
            <text:p>311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20123-0 :ND:0-020123 Pago IESS planilla normal</text:p>
          </table:table-cell>
        </table:table-row>
        <table:table-row table:style-name="ro4">
          <table:table-cell office:value-type="float" office:value="496" calcext:value-type="float">
            <text:p>496</text:p>
          </table:table-cell>
          <table:table-cell office:value-type="string" calcext:value-type="string">
            <text:p>-129,537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83" calcext:value-type="float">
            <text:p><text:s/>5.83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1602" calcext:value-type="float">
            <text:p>311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20125-0 :ND:0-020125 Pago IESS ajuste fondo de</text:p>
          </table:table-cell>
        </table:table-row>
        <table:table-row table:style-name="ro4">
          <table:table-cell office:value-type="float" office:value="497" calcext:value-type="float">
            <text:p>497</text:p>
          </table:table-cell>
          <table:table-cell office:value-type="string" calcext:value-type="string">
            <text:p>-129,754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7.52" calcext:value-type="float">
            <text:p><text:s/>217.52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1702" calcext:value-type="float">
            <text:p>311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20122-0 :ND:0-020122 Pago IESS Planilla ajuste</text:p>
          </table:table-cell>
        </table:table-row>
        <table:table-row table:style-name="ro4">
          <table:table-cell office:value-type="float" office:value="498" calcext:value-type="float">
            <text:p>498</text:p>
          </table:table-cell>
          <table:table-cell office:value-type="string" calcext:value-type="string">
            <text:p>-130,196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2.07" calcext:value-type="float">
            <text:p><text:s/>442.07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1802" calcext:value-type="float">
            <text:p>311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20120-0 :ND:0-020120 Pago prestamos quirografa</text:p>
          </table:table-cell>
        </table:table-row>
        <table:table-row table:style-name="ro4">
          <table:table-cell office:value-type="float" office:value="499" calcext:value-type="float">
            <text:p>499</text:p>
          </table:table-cell>
          <table:table-cell office:value-type="string" calcext:value-type="string">
            <text:p>-130,197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8902" calcext:value-type="float">
            <text:p>308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271377-0 :ND:0-271377 CARGO MAS IVA PAGOS A PRO</text:p>
          </table:table-cell>
        </table:table-row>
        <table:table-row table:style-name="ro4">
          <table:table-cell office:value-type="float" office:value="500" calcext:value-type="float">
            <text:p>500</text:p>
          </table:table-cell>
          <table:table-cell office:value-type="string" calcext:value-type="string">
            <text:p>-130,197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9002" calcext:value-type="float">
            <text:p>309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2713790-0 :ND:0-2713790 CARGO MAS IVA PAGOS A P</text:p>
          </table:table-cell>
        </table:table-row>
        <table:table-row table:style-name="ro4">
          <table:table-cell office:value-type="float" office:value="501" calcext:value-type="float">
            <text:p>501</text:p>
          </table:table-cell>
          <table:table-cell office:value-type="string" calcext:value-type="string">
            <text:p>-130,198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9102" calcext:value-type="float">
            <text:p>309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271380-0 :ND:0-271380 CARGO MAS IVA PAGOS A PRO</text:p>
          </table:table-cell>
        </table:table-row>
        <table:table-row table:style-name="ro4">
          <table:table-cell office:value-type="float" office:value="502" calcext:value-type="float">
            <text:p>502</text:p>
          </table:table-cell>
          <table:table-cell office:value-type="string" calcext:value-type="string">
            <text:p>-130,198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9202" calcext:value-type="float">
            <text:p>309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12970-0 :ND:0-312970 CARGO MAS IVA PAGOS A PRO</text:p>
          </table:table-cell>
        </table:table-row>
        <table:table-row table:style-name="ro4">
          <table:table-cell office:value-type="float" office:value="503" calcext:value-type="float">
            <text:p>503</text:p>
          </table:table-cell>
          <table:table-cell office:value-type="string" calcext:value-type="string">
            <text:p>-130,199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9302" calcext:value-type="float">
            <text:p>309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49808-0 :ND:0-349808 CARGO MAS IVA PAGOS A PRO</text:p>
          </table:table-cell>
        </table:table-row>
        <table:table-row table:style-name="ro4">
          <table:table-cell office:value-type="float" office:value="504" calcext:value-type="float">
            <text:p>504</text:p>
          </table:table-cell>
          <table:table-cell office:value-type="string" calcext:value-type="string">
            <text:p>-130,199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9402" calcext:value-type="float">
            <text:p>309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49809-0 :ND:0-349809 CARGO MAS IVA PAGOS A PRO</text:p>
          </table:table-cell>
        </table:table-row>
        <table:table-row table:style-name="ro4">
          <table:table-cell office:value-type="float" office:value="505" calcext:value-type="float">
            <text:p>505</text:p>
          </table:table-cell>
          <table:table-cell office:value-type="string" calcext:value-type="string">
            <text:p>-130,200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9502" calcext:value-type="float">
            <text:p>309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49810-0 :ND:0-349810 CARGO MAS IVA PAGOS A PRO</text:p>
          </table:table-cell>
        </table:table-row>
        <table:table-row table:style-name="ro4">
          <table:table-cell office:value-type="float" office:value="506" calcext:value-type="float">
            <text:p>506</text:p>
          </table:table-cell>
          <table:table-cell office:value-type="string" calcext:value-type="string">
            <text:p>-130,200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9602" calcext:value-type="float">
            <text:p>309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49811-0 :ND:0-349811 CARGO MAS IVA PAGOS A PRO</text:p>
          </table:table-cell>
        </table:table-row>
        <table:table-row table:style-name="ro4">
          <table:table-cell office:value-type="float" office:value="507" calcext:value-type="float">
            <text:p>507</text:p>
          </table:table-cell>
          <table:table-cell office:value-type="string" calcext:value-type="string">
            <text:p>-130,201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9702" calcext:value-type="float">
            <text:p>309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49812-0 :ND:0-349812 CARGO MAS IVA PAGOS A PRO</text:p>
          </table:table-cell>
        </table:table-row>
        <table:table-row table:style-name="ro4">
          <table:table-cell office:value-type="float" office:value="508" calcext:value-type="float">
            <text:p>508</text:p>
          </table:table-cell>
          <table:table-cell office:value-type="string" calcext:value-type="string">
            <text:p>-130,201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9802" calcext:value-type="float">
            <text:p>309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49813-0 :ND:0-349813 CARGO MAS IVA PAGOS A PRO</text:p>
          </table:table-cell>
        </table:table-row>
        <table:table-row table:style-name="ro4">
          <table:table-cell office:value-type="float" office:value="509" calcext:value-type="float">
            <text:p>509</text:p>
          </table:table-cell>
          <table:table-cell office:value-type="string" calcext:value-type="string">
            <text:p>-130,201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9902" calcext:value-type="float">
            <text:p>309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49814-0 :ND:0-349814 CARGO MAS IVA PAGOS A PRO</text:p>
          </table:table-cell>
        </table:table-row>
        <table:table-row table:style-name="ro4">
          <table:table-cell office:value-type="float" office:value="510" calcext:value-type="float">
            <text:p>510</text:p>
          </table:table-cell>
          <table:table-cell office:value-type="string" calcext:value-type="string">
            <text:p>-130,202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0002" calcext:value-type="float">
            <text:p>310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49815-0 :ND:0-349815 CARGO MAS IVA PAGOS A PRO</text:p>
          </table:table-cell>
        </table:table-row>
        <table:table-row table:style-name="ro4">
          <table:table-cell office:value-type="float" office:value="511" calcext:value-type="float">
            <text:p>511</text:p>
          </table:table-cell>
          <table:table-cell office:value-type="string" calcext:value-type="string">
            <text:p>-130,202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0102" calcext:value-type="float">
            <text:p>310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49816-0 :ND:0-349816 CARGO MAS IVA PAGOS A PRO</text:p>
          </table:table-cell>
        </table:table-row>
        <table:table-row table:style-name="ro4">
          <table:table-cell office:value-type="float" office:value="512" calcext:value-type="float">
            <text:p>512</text:p>
          </table:table-cell>
          <table:table-cell office:value-type="string" calcext:value-type="string">
            <text:p>-130,203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0202" calcext:value-type="float">
            <text:p>310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81294-0 :ND:0-381294 CARGO MAS IVA PAGOS A PRO</text:p>
          </table:table-cell>
        </table:table-row>
        <table:table-row table:style-name="ro4">
          <table:table-cell office:value-type="float" office:value="513" calcext:value-type="float">
            <text:p>513</text:p>
          </table:table-cell>
          <table:table-cell office:value-type="string" calcext:value-type="string">
            <text:p>-130,203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0302" calcext:value-type="float">
            <text:p>310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81295-0 :ND:0-381295 CARGO MAS IVA PAGOS A PRO</text:p>
          </table:table-cell>
        </table:table-row>
        <table:table-row table:style-name="ro4">
          <table:table-cell office:value-type="float" office:value="514" calcext:value-type="float">
            <text:p>514</text:p>
          </table:table-cell>
          <table:table-cell office:value-type="string" calcext:value-type="string">
            <text:p>-130,204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0402" calcext:value-type="float">
            <text:p>310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81296-0 :ND:0-381296 CARGO MAS IVA PAGOS A PRO</text:p>
          </table:table-cell>
        </table:table-row>
        <table:table-row table:style-name="ro4">
          <table:table-cell office:value-type="float" office:value="515" calcext:value-type="float">
            <text:p>515</text:p>
          </table:table-cell>
          <table:table-cell office:value-type="string" calcext:value-type="string">
            <text:p>-130,204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0502" calcext:value-type="float">
            <text:p>310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20120-0 :ND:0-20120 CARGO MAS IVA COBRO APORTES</text:p>
          </table:table-cell>
        </table:table-row>
        <table:table-row table:style-name="ro4">
          <table:table-cell office:value-type="float" office:value="516" calcext:value-type="float">
            <text:p>516</text:p>
          </table:table-cell>
          <table:table-cell office:value-type="string" calcext:value-type="string">
            <text:p>-130,204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0602" calcext:value-type="float">
            <text:p>310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20121-0 :ND:0-20121 CARGO MAS IVA COBRO APORTES</text:p>
          </table:table-cell>
        </table:table-row>
        <table:table-row table:style-name="ro4">
          <table:table-cell office:value-type="float" office:value="517" calcext:value-type="float">
            <text:p>517</text:p>
          </table:table-cell>
          <table:table-cell office:value-type="string" calcext:value-type="string">
            <text:p>-130,204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0702" calcext:value-type="float">
            <text:p>310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20122-0 :ND:0-20122 CARGO MAS IVA COBRO APORTES</text:p>
          </table:table-cell>
        </table:table-row>
        <table:table-row table:style-name="ro4">
          <table:table-cell office:value-type="float" office:value="518" calcext:value-type="float">
            <text:p>518</text:p>
          </table:table-cell>
          <table:table-cell office:value-type="string" calcext:value-type="string">
            <text:p>-130,205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0802" calcext:value-type="float">
            <text:p>310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20123-0 :ND:0-20123 CARGO MAS IVA COBRO APORTES</text:p>
          </table:table-cell>
        </table:table-row>
        <table:table-row table:style-name="ro4">
          <table:table-cell office:value-type="float" office:value="519" calcext:value-type="float">
            <text:p>519</text:p>
          </table:table-cell>
          <table:table-cell office:value-type="string" calcext:value-type="string">
            <text:p>-130,205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0902" calcext:value-type="float">
            <text:p>310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20124-0 :ND:0-20124 CARGO MAS IVA COBRO APORTES</text:p>
          </table:table-cell>
        </table:table-row>
        <table:table-row table:style-name="ro4">
          <table:table-cell office:value-type="float" office:value="520" calcext:value-type="float">
            <text:p>520</text:p>
          </table:table-cell>
          <table:table-cell office:value-type="string" calcext:value-type="string">
            <text:p>-130,205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1002" calcext:value-type="float">
            <text:p>311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20125-0 :ND:0-20125 CARGO MAS IVA COBRO APORTES</text:p>
          </table:table-cell>
        </table:table-row>
        <table:table-row table:style-name="ro4">
          <table:table-cell office:value-type="float" office:value="521" calcext:value-type="float">
            <text:p>521</text:p>
          </table:table-cell>
          <table:table-cell office:value-type="string" calcext:value-type="string">
            <text:p>-130,205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1102" calcext:value-type="float">
            <text:p>311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450956-0 :ND:0-450956 CARGO MAS IVA PAGOS A PRO</text:p>
          </table:table-cell>
        </table:table-row>
        <table:table-row table:style-name="ro4">
          <table:table-cell office:value-type="float" office:value="522" calcext:value-type="float">
            <text:p>522</text:p>
          </table:table-cell>
          <table:table-cell office:value-type="string" calcext:value-type="string">
            <text:p>-130,206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1202" calcext:value-type="float">
            <text:p>311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923-0 :ND:0-3923 CARGO MAS IVA COBRO SECTOR PU</text:p>
          </table:table-cell>
        </table:table-row>
        <table:table-row table:style-name="ro4">
          <table:table-cell office:value-type="float" office:value="523" calcext:value-type="float">
            <text:p>523</text:p>
          </table:table-cell>
          <table:table-cell office:value-type="string" calcext:value-type="string">
            <text:p>-132,760.6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54.47" calcext:value-type="float">
            <text:p><text:s/>2,554.47 </text:p>
          </table:table-cell>
          <table:table-cell/>
          <table:table-cell office:value-type="float" office:value="1614" calcext:value-type="float">
            <text:p>16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1902" calcext:value-type="float">
            <text:p>311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926-0 :ND:0-3926 Pago SRI retenciones IVA mes </text:p>
          </table:table-cell>
        </table:table-row>
        <table:table-row table:style-name="ro4">
          <table:table-cell office:value-type="float" office:value="524" calcext:value-type="float">
            <text:p>524</text:p>
          </table:table-cell>
          <table:table-cell office:value-type="string" calcext:value-type="string">
            <text:p>-134,217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56.45" calcext:value-type="float">
            <text:p><text:s/>1,456.45 </text:p>
          </table:table-cell>
          <table:table-cell/>
          <table:table-cell office:value-type="float" office:value="1614" calcext:value-type="float">
            <text:p>16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2002" calcext:value-type="float">
            <text:p>312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3923-0 :ND:0-03923 Pago SRI retencion en la fu</text:p>
          </table:table-cell>
        </table:table-row>
        <table:table-row table:style-name="ro4">
          <table:table-cell office:value-type="float" office:value="525" calcext:value-type="float">
            <text:p>525</text:p>
          </table:table-cell>
          <table:table-cell office:value-type="string" calcext:value-type="string">
            <text:p>-134,217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2302" calcext:value-type="float">
            <text:p>312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508277-0 :ND:0-508277 CARGO MAS IVA PAGOS A PRO</text:p>
          </table:table-cell>
        </table:table-row>
        <table:table-row table:style-name="ro4">
          <table:table-cell office:value-type="float" office:value="526" calcext:value-type="float">
            <text:p>526</text:p>
          </table:table-cell>
          <table:table-cell office:value-type="string" calcext:value-type="string">
            <text:p>-134,217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2402" calcext:value-type="float">
            <text:p>312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508278-0 :ND:0-508278 CARGO MAS IVA PAGOS A PRO</text:p>
          </table:table-cell>
        </table:table-row>
        <table:table-row table:style-name="ro4">
          <table:table-cell office:value-type="float" office:value="527" calcext:value-type="float">
            <text:p>527</text:p>
          </table:table-cell>
          <table:table-cell office:value-type="string" calcext:value-type="string">
            <text:p>-134,218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2502" calcext:value-type="float">
            <text:p>312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508279-0 :ND:0-508279 CARGO MAS IVA PAGOS A PRO</text:p>
          </table:table-cell>
        </table:table-row>
        <table:table-row table:style-name="ro4">
          <table:table-cell office:value-type="float" office:value="528" calcext:value-type="float">
            <text:p>528</text:p>
          </table:table-cell>
          <table:table-cell office:value-type="string" calcext:value-type="string">
            <text:p>-134,218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2602" calcext:value-type="float">
            <text:p>312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508280-0 :ND:0-508280 CARGO MAS IVA PAGOS A PRO</text:p>
          </table:table-cell>
        </table:table-row>
        <table:table-row table:style-name="ro4">
          <table:table-cell office:value-type="float" office:value="529" calcext:value-type="float">
            <text:p>529</text:p>
          </table:table-cell>
          <table:table-cell office:value-type="string" calcext:value-type="string">
            <text:p>-134,219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2702" calcext:value-type="float">
            <text:p>312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508281-0 :ND:0-508281 CARGO MAS IVA PAGOS A PRO</text:p>
          </table:table-cell>
        </table:table-row>
        <table:table-row table:style-name="ro4">
          <table:table-cell office:value-type="float" office:value="530" calcext:value-type="float">
            <text:p>530</text:p>
          </table:table-cell>
          <table:table-cell office:value-type="string" calcext:value-type="string">
            <text:p>-134,219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2802" calcext:value-type="float">
            <text:p>312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508282-0 :ND:0-508282 CARGO MAS IVA PAGOS A PRO</text:p>
          </table:table-cell>
        </table:table-row>
        <table:table-row table:style-name="ro4">
          <table:table-cell office:value-type="float" office:value="531" calcext:value-type="float">
            <text:p>531</text:p>
          </table:table-cell>
          <table:table-cell office:value-type="string" calcext:value-type="string">
            <text:p>-134,220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2902" calcext:value-type="float">
            <text:p>312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508283-0 :ND:0-508283 CARGO MAS IVA PAGOS A PRO</text:p>
          </table:table-cell>
        </table:table-row>
        <table:table-row table:style-name="ro4">
          <table:table-cell office:value-type="float" office:value="532" calcext:value-type="float">
            <text:p>532</text:p>
          </table:table-cell>
          <table:table-cell office:value-type="string" calcext:value-type="string">
            <text:p>-134,220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3002" calcext:value-type="float">
            <text:p>313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584590-0 :ND:0-584590 CARGO MAS IVA PAGOS A PRO</text:p>
          </table:table-cell>
        </table:table-row>
        <table:table-row table:style-name="ro4">
          <table:table-cell office:value-type="float" office:value="533" calcext:value-type="float">
            <text:p>533</text:p>
          </table:table-cell>
          <table:table-cell office:value-type="string" calcext:value-type="string">
            <text:p>-134,221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3102" calcext:value-type="float">
            <text:p>313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81-0 :ND:0-719581 CARGO MAS IVA PAGOS A PRO</text:p>
          </table:table-cell>
        </table:table-row>
        <table:table-row table:style-name="ro4">
          <table:table-cell office:value-type="float" office:value="534" calcext:value-type="float">
            <text:p>534</text:p>
          </table:table-cell>
          <table:table-cell office:value-type="string" calcext:value-type="string">
            <text:p>-134,221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3202" calcext:value-type="float">
            <text:p>313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82-0 :ND:0-719582 CARGO MAS IVA PAGOS A PRO</text:p>
          </table:table-cell>
        </table:table-row>
        <table:table-row table:style-name="ro4">
          <table:table-cell office:value-type="float" office:value="535" calcext:value-type="float">
            <text:p>535</text:p>
          </table:table-cell>
          <table:table-cell office:value-type="string" calcext:value-type="string">
            <text:p>-134,222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3302" calcext:value-type="float">
            <text:p>313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83-0 :ND:0-719583 CARGO MAS IVA PAGOS A PRO</text:p>
          </table:table-cell>
        </table:table-row>
        <table:table-row table:style-name="ro4">
          <table:table-cell office:value-type="float" office:value="536" calcext:value-type="float">
            <text:p>536</text:p>
          </table:table-cell>
          <table:table-cell office:value-type="string" calcext:value-type="string">
            <text:p>-134,222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3402" calcext:value-type="float">
            <text:p>313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84-0 :ND:0-719584 CARGO MAS IVA PAGOS A PRO</text:p>
          </table:table-cell>
        </table:table-row>
        <table:table-row table:style-name="ro4">
          <table:table-cell office:value-type="float" office:value="537" calcext:value-type="float">
            <text:p>537</text:p>
          </table:table-cell>
          <table:table-cell office:value-type="string" calcext:value-type="string">
            <text:p>-134,222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3502" calcext:value-type="float">
            <text:p>313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85-0 :ND:0-719585 CARGO MAS IVA PAGOS A PRO</text:p>
          </table:table-cell>
        </table:table-row>
        <table:table-row table:style-name="ro4">
          <table:table-cell office:value-type="float" office:value="538" calcext:value-type="float">
            <text:p>538</text:p>
          </table:table-cell>
          <table:table-cell office:value-type="string" calcext:value-type="string">
            <text:p>-134,223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3602" calcext:value-type="float">
            <text:p>313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86-0 :ND:0-719586 CARGO MAS IVA PAGOS A PRO</text:p>
          </table:table-cell>
        </table:table-row>
        <table:table-row table:style-name="ro4">
          <table:table-cell office:value-type="float" office:value="539" calcext:value-type="float">
            <text:p>539</text:p>
          </table:table-cell>
          <table:table-cell office:value-type="string" calcext:value-type="string">
            <text:p>-134,223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3702" calcext:value-type="float">
            <text:p>313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87-0 :ND:0-719587 CARGO MAS IVA PAGOS A PRO</text:p>
          </table:table-cell>
        </table:table-row>
        <table:table-row table:style-name="ro4">
          <table:table-cell office:value-type="float" office:value="540" calcext:value-type="float">
            <text:p>540</text:p>
          </table:table-cell>
          <table:table-cell office:value-type="string" calcext:value-type="string">
            <text:p>-134,224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3802" calcext:value-type="float">
            <text:p>313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88-0 :ND:0-719588 CARGO MAS IVA PAGOS A PRO</text:p>
          </table:table-cell>
        </table:table-row>
        <table:table-row table:style-name="ro4">
          <table:table-cell office:value-type="float" office:value="541" calcext:value-type="float">
            <text:p>541</text:p>
          </table:table-cell>
          <table:table-cell office:value-type="string" calcext:value-type="string">
            <text:p>-134,224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3902" calcext:value-type="float">
            <text:p>313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89-0 :ND:0-719589 CARGO MAS IVA PAGOS A PRO</text:p>
          </table:table-cell>
        </table:table-row>
        <table:table-row table:style-name="ro4">
          <table:table-cell office:value-type="float" office:value="542" calcext:value-type="float">
            <text:p>542</text:p>
          </table:table-cell>
          <table:table-cell office:value-type="string" calcext:value-type="string">
            <text:p>-134,225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4002" calcext:value-type="float">
            <text:p>314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90-0 :ND:0-719590 CARGO MAS IVA PAGOS A PRO</text:p>
          </table:table-cell>
        </table:table-row>
        <table:table-row table:style-name="ro4">
          <table:table-cell office:value-type="float" office:value="543" calcext:value-type="float">
            <text:p>543</text:p>
          </table:table-cell>
          <table:table-cell office:value-type="string" calcext:value-type="string">
            <text:p>-134,225.6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4102" calcext:value-type="float">
            <text:p>314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91-0 :ND:0-719591 CARGO MAS IVA PAGOS A PRO</text:p>
          </table:table-cell>
        </table:table-row>
        <table:table-row table:style-name="ro4">
          <table:table-cell office:value-type="float" office:value="544" calcext:value-type="float">
            <text:p>544</text:p>
          </table:table-cell>
          <table:table-cell office:value-type="string" calcext:value-type="string">
            <text:p>-134,226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4202" calcext:value-type="float">
            <text:p>314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92-0 :ND:0-719592 CARGO MAS IVA PAGOS A PRO</text:p>
          </table:table-cell>
        </table:table-row>
        <table:table-row table:style-name="ro4">
          <table:table-cell office:value-type="float" office:value="545" calcext:value-type="float">
            <text:p>545</text:p>
          </table:table-cell>
          <table:table-cell office:value-type="string" calcext:value-type="string">
            <text:p>-134,226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4302" calcext:value-type="float">
            <text:p>314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93-0 :ND:0-719593 CARGO MAS IVA PAGOS A PRO</text:p>
          </table:table-cell>
        </table:table-row>
        <table:table-row table:style-name="ro4">
          <table:table-cell office:value-type="float" office:value="546" calcext:value-type="float">
            <text:p>546</text:p>
          </table:table-cell>
          <table:table-cell office:value-type="string" calcext:value-type="string">
            <text:p>-134,226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4402" calcext:value-type="float">
            <text:p>314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94-0 :ND:0-719594 CARGO MAS IVA PAGOS A PRO</text:p>
          </table:table-cell>
        </table:table-row>
        <table:table-row table:style-name="ro4">
          <table:table-cell office:value-type="float" office:value="547" calcext:value-type="float">
            <text:p>547</text:p>
          </table:table-cell>
          <table:table-cell office:value-type="string" calcext:value-type="string">
            <text:p>-134,227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4502" calcext:value-type="float">
            <text:p>314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95-0 :ND:0-719595 CARGO MAS IVA PAGOS A PRO</text:p>
          </table:table-cell>
        </table:table-row>
        <table:table-row table:style-name="ro4">
          <table:table-cell office:value-type="float" office:value="548" calcext:value-type="float">
            <text:p>548</text:p>
          </table:table-cell>
          <table:table-cell office:value-type="string" calcext:value-type="string">
            <text:p>-134,227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4602" calcext:value-type="float">
            <text:p>314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57555-0 :ND:0-757555 CARGO MAS IVA PAGOS A PRO</text:p>
          </table:table-cell>
        </table:table-row>
        <table:table-row table:style-name="ro4">
          <table:table-cell office:value-type="float" office:value="549" calcext:value-type="float">
            <text:p>549</text:p>
          </table:table-cell>
          <table:table-cell office:value-type="string" calcext:value-type="string">
            <text:p>-134,228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4702" calcext:value-type="float">
            <text:p>314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57556-0 :ND:0-757556 CARGO MAS IVA PAGOS A PRO</text:p>
          </table:table-cell>
        </table:table-row>
        <table:table-row table:style-name="ro4">
          <table:table-cell office:value-type="float" office:value="550" calcext:value-type="float">
            <text:p>550</text:p>
          </table:table-cell>
          <table:table-cell office:value-type="string" calcext:value-type="string">
            <text:p>-134,228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4802" calcext:value-type="float">
            <text:p>314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57557-0 :ND:0-757557 CARGO MAS IVA PAGOS A PRO</text:p>
          </table:table-cell>
        </table:table-row>
        <table:table-row table:style-name="ro4">
          <table:table-cell office:value-type="float" office:value="551" calcext:value-type="float">
            <text:p>551</text:p>
          </table:table-cell>
          <table:table-cell office:value-type="string" calcext:value-type="string">
            <text:p>-134,229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4902" calcext:value-type="float">
            <text:p>314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57558-0 :ND:0-757558 CARGO MAS IVA PAGOS A PRO</text:p>
          </table:table-cell>
        </table:table-row>
        <table:table-row table:style-name="ro4">
          <table:table-cell office:value-type="float" office:value="552" calcext:value-type="float">
            <text:p>552</text:p>
          </table:table-cell>
          <table:table-cell office:value-type="string" calcext:value-type="string">
            <text:p>-134,229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5002" calcext:value-type="float">
            <text:p>315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94649-0 :ND:0-794649 CARGO MAS IVA PAGOS A PRO</text:p>
          </table:table-cell>
        </table:table-row>
        <table:table-row table:style-name="ro4">
          <table:table-cell office:value-type="float" office:value="553" calcext:value-type="float">
            <text:p>553</text:p>
          </table:table-cell>
          <table:table-cell office:value-type="string" calcext:value-type="string">
            <text:p>-134,230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5102" calcext:value-type="float">
            <text:p>315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902490-0 :ND:0-902490 CARGO MAS IVA PAGOS A PRO</text:p>
          </table:table-cell>
        </table:table-row>
        <table:table-row table:style-name="ro4">
          <table:table-cell office:value-type="float" office:value="554" calcext:value-type="float">
            <text:p>554</text:p>
          </table:table-cell>
          <table:table-cell office:value-type="string" calcext:value-type="string">
            <text:p>-134,230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5202" calcext:value-type="float">
            <text:p>315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902491-0 :ND:0-902491 CARGO MAS IVA PAGOS A PRO</text:p>
          </table:table-cell>
        </table:table-row>
        <table:table-row table:style-name="ro4">
          <table:table-cell office:value-type="float" office:value="555" calcext:value-type="float">
            <text:p>555</text:p>
          </table:table-cell>
          <table:table-cell office:value-type="string" calcext:value-type="string">
            <text:p>-134,231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5302" calcext:value-type="float">
            <text:p>315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902492-0 :ND:0-902492 CARGO MAS IVA PAGOS A PRO</text:p>
          </table:table-cell>
        </table:table-row>
        <table:table-row table:style-name="ro4">
          <table:table-cell office:value-type="float" office:value="556" calcext:value-type="float">
            <text:p>556</text:p>
          </table:table-cell>
          <table:table-cell office:value-type="string" calcext:value-type="string">
            <text:p>-134,231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5402" calcext:value-type="float">
            <text:p>315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902493-0 :ND:0-902493 CARGO MAS IVA PAGOS A PRO</text:p>
          </table:table-cell>
        </table:table-row>
        <table:table-row table:style-name="ro4">
          <table:table-cell office:value-type="float" office:value="557" calcext:value-type="float">
            <text:p>557</text:p>
          </table:table-cell>
          <table:table-cell office:value-type="string" calcext:value-type="string">
            <text:p>-134,231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5502" calcext:value-type="float">
            <text:p>315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902494-0 :ND:0-902494 CARGO MAS IVA PAGOS A PRO</text:p>
          </table:table-cell>
        </table:table-row>
        <table:table-row table:style-name="ro4">
          <table:table-cell office:value-type="float" office:value="558" calcext:value-type="float">
            <text:p>558</text:p>
          </table:table-cell>
          <table:table-cell office:value-type="string" calcext:value-type="string">
            <text:p>-134,232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5602" calcext:value-type="float">
            <text:p>315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902495-0 :ND:0-902495 CARGO MAS IVA PAGOS A PRO</text:p>
          </table:table-cell>
        </table:table-row>
        <table:table-row table:style-name="ro4">
          <table:table-cell office:value-type="float" office:value="559" calcext:value-type="float">
            <text:p>559</text:p>
          </table:table-cell>
          <table:table-cell office:value-type="string" calcext:value-type="string">
            <text:p>-134,232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5702" calcext:value-type="float">
            <text:p>315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902496-0 :ND:0-902496 CARGO MAS IVA PAGOS A PRO</text:p>
          </table:table-cell>
        </table:table-row>
        <table:table-row table:style-name="ro4">
          <table:table-cell office:value-type="float" office:value="560" calcext:value-type="float">
            <text:p>560</text:p>
          </table:table-cell>
          <table:table-cell office:value-type="string" calcext:value-type="string">
            <text:p>-134,233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5802" calcext:value-type="float">
            <text:p>315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902497-0 :ND:0-902497 CARGO MAS IVA PAGOS A PRO</text:p>
          </table:table-cell>
        </table:table-row>
        <table:table-row table:style-name="ro4">
          <table:table-cell office:value-type="float" office:value="561" calcext:value-type="float">
            <text:p>561</text:p>
          </table:table-cell>
          <table:table-cell office:value-type="string" calcext:value-type="string">
            <text:p>-134,233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5902" calcext:value-type="float">
            <text:p>315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969061-0 :ND:0-969061 CARGO MAS IVA PAGOS A PRO</text:p>
          </table:table-cell>
        </table:table-row>
        <table:table-row table:style-name="ro4">
          <table:table-cell office:value-type="float" office:value="562" calcext:value-type="float">
            <text:p>562</text:p>
          </table:table-cell>
          <table:table-cell office:value-type="string" calcext:value-type="string">
            <text:p>-134,234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6002" calcext:value-type="float">
            <text:p>316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03896-0 :ND:0-003896 CARGO MAS IVA PAGOS A PRO</text:p>
          </table:table-cell>
        </table:table-row>
        <table:table-row table:style-name="ro4">
          <table:table-cell office:value-type="float" office:value="563" calcext:value-type="float">
            <text:p>563</text:p>
          </table:table-cell>
          <table:table-cell office:value-type="string" calcext:value-type="string">
            <text:p>-134,234.6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6102" calcext:value-type="float">
            <text:p>316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03897-0 :ND:0-003897 CARGO MAS IVA PAGOS A PRO</text:p>
          </table:table-cell>
        </table:table-row>
        <table:table-row table:style-name="ro4">
          <table:table-cell office:value-type="float" office:value="564" calcext:value-type="float">
            <text:p>564</text:p>
          </table:table-cell>
          <table:table-cell office:value-type="string" calcext:value-type="string">
            <text:p>-134,235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6202" calcext:value-type="float">
            <text:p>316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03898-0 :ND:0-003898 CARGO MAS IVA PAGOS A PRO</text:p>
          </table:table-cell>
        </table:table-row>
        <table:table-row table:style-name="ro4">
          <table:table-cell office:value-type="float" office:value="565" calcext:value-type="float">
            <text:p>565</text:p>
          </table:table-cell>
          <table:table-cell office:value-type="string" calcext:value-type="string">
            <text:p>-134,235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6302" calcext:value-type="float">
            <text:p>316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03899-0 :ND:0-003899 CARGO MAS IVA PAGOS A PRO</text:p>
          </table:table-cell>
        </table:table-row>
        <table:table-row table:style-name="ro4">
          <table:table-cell office:value-type="float" office:value="566" calcext:value-type="float">
            <text:p>566</text:p>
          </table:table-cell>
          <table:table-cell office:value-type="string" calcext:value-type="string">
            <text:p>-134,235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6402" calcext:value-type="float">
            <text:p>316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03900-0 :ND:0-003900 CARGO MAS IVA PAGOS A PRO</text:p>
          </table:table-cell>
        </table:table-row>
        <table:table-row table:style-name="ro4">
          <table:table-cell office:value-type="float" office:value="567" calcext:value-type="float">
            <text:p>567</text:p>
          </table:table-cell>
          <table:table-cell office:value-type="string" calcext:value-type="string">
            <text:p>-134,236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6502" calcext:value-type="float">
            <text:p>316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039010-0 :ND:0-0039010 CARGO MAS IVA PAGOS A P</text:p>
          </table:table-cell>
        </table:table-row>
        <table:table-row table:style-name="ro4">
          <table:table-cell office:value-type="float" office:value="568" calcext:value-type="float">
            <text:p>568</text:p>
          </table:table-cell>
          <table:table-cell office:value-type="string" calcext:value-type="string">
            <text:p>-134,236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2102" calcext:value-type="float">
            <text:p>312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479174-0 :ND:0-479174 CARGO MAS IVA PAGOS A PRO</text:p>
          </table:table-cell>
        </table:table-row>
        <table:table-row table:style-name="ro4">
          <table:table-cell office:value-type="float" office:value="569" calcext:value-type="float">
            <text:p>569</text:p>
          </table:table-cell>
          <table:table-cell office:value-type="string" calcext:value-type="string">
            <text:p>-134,237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2202" calcext:value-type="float">
            <text:p>312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479175-0 :ND:0-479175 CARGO MAS IVA PAGOS A PRO</text:p>
          </table:table-cell>
        </table:table-row>
        <table:table-row table:style-name="ro4">
          <table:table-cell office:value-type="float" office:value="570" calcext:value-type="float">
            <text:p>570</text:p>
          </table:table-cell>
          <table:table-cell office:value-type="string" calcext:value-type="string">
            <text:p>-87,237.34</text:p>
          </table:table-cell>
          <table:table-cell office:value-type="float" office:value="47000" calcext:value-type="float">
            <text:p><text:s/>47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9" calcext:value-type="float">
            <text:p>16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6602" calcext:value-type="float">
            <text:p>316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583647-0 :NC:0-583647 Anticipo entregado por cl</text:p>
          </table:table-cell>
        </table:table-row>
        <table:table-row table:style-name="ro4">
          <table:table-cell office:value-type="float" office:value="571" calcext:value-type="float">
            <text:p>571</text:p>
          </table:table-cell>
          <table:table-cell office:value-type="string" calcext:value-type="string">
            <text:p>-52,237.34</text:p>
          </table:table-cell>
          <table:table-cell office:value-type="float" office:value="35000" calcext:value-type="float">
            <text:p><text:s/>35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9" calcext:value-type="float">
            <text:p>16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6702" calcext:value-type="float">
            <text:p>316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583657-0 :NC:0-583657 Anticipo entregado por Te</text:p>
          </table:table-cell>
        </table:table-row>
        <table:table-row table:style-name="ro4">
          <table:table-cell office:value-type="float" office:value="572" calcext:value-type="float">
            <text:p>572</text:p>
          </table:table-cell>
          <table:table-cell office:value-type="string" calcext:value-type="string">
            <text:p><text:s/>7,762.66</text:p>
          </table:table-cell>
          <table:table-cell office:value-type="float" office:value="60000" calcext:value-type="float">
            <text:p><text:s/>60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9" calcext:value-type="float">
            <text:p>16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6802" calcext:value-type="float">
            <text:p>316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828488-0 :NC:0-828488 Anticipo entregado Telcon</text:p>
          </table:table-cell>
        </table:table-row>
        <table:table-row table:style-name="ro4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39,716.55</text:p>
          </table:table-cell>
          <table:table-cell office:value-type="float" office:value="31953.89" calcext:value-type="float">
            <text:p><text:s/>31,953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9" calcext:value-type="float">
            <text:p>16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6902" calcext:value-type="float">
            <text:p>316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015584330-0 :NC:0-015584330 Pago cliente Sade</text:p>
          </table:table-cell>
        </table:table-row>
        <table:table-row table:style-name="ro4">
          <table:table-cell office:value-type="float" office:value="574" calcext:value-type="float">
            <text:p>574</text:p>
          </table:table-cell>
          <table:table-cell office:value-type="string" calcext:value-type="string">
            <text:p><text:s/>30,502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9214.4" calcext:value-type="float">
            <text:p><text:s/>9,214.40 </text:p>
          </table:table-cell>
          <table:table-cell/>
          <table:table-cell office:value-type="float" office:value="1610" calcext:value-type="float">
            <text:p>16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7002" calcext:value-type="float">
            <text:p>317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63385-0 :ND:0-663385 Sueldo fin de mes Julio 2</text:p>
          </table:table-cell>
        </table:table-row>
        <table:table-row table:style-name="ro4">
          <table:table-cell office:value-type="float" office:value="575" calcext:value-type="float">
            <text:p>575</text:p>
          </table:table-cell>
          <table:table-cell office:value-type="string" calcext:value-type="string">
            <text:p><text:s/>30,386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5.76" calcext:value-type="float">
            <text:p><text:s/>115.76 </text:p>
          </table:table-cell>
          <table:table-cell/>
          <table:table-cell office:value-type="float" office:value="1629" calcext:value-type="float">
            <text:p>16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7102" calcext:value-type="float">
            <text:p>317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34171-0 :ND:0-634171 Pago liquidacion por repo</text:p>
          </table:table-cell>
        </table:table-row>
        <table:table-row table:style-name="ro4">
          <table:table-cell office:value-type="float" office:value="576" calcext:value-type="float">
            <text:p>576</text:p>
          </table:table-cell>
          <table:table-cell office:value-type="string" calcext:value-type="string">
            <text:p><text:s/>30,386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35" calcext:value-type="float">
            <text:p><text:s/>0.35 </text:p>
          </table:table-cell>
          <table:table-cell/>
          <table:table-cell office:value-type="float" office:value="1630" calcext:value-type="float">
            <text:p>16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7202" calcext:value-type="float">
            <text:p>317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94652-0 :ND:0-794652 CARGO MAS IVA TRANSFERENC</text:p>
          </table:table-cell>
        </table:table-row>
        <table:table-row table:style-name="ro4">
          <table:table-cell office:value-type="float" office:value="577" calcext:value-type="float">
            <text:p>577</text:p>
          </table:table-cell>
          <table:table-cell office:value-type="string" calcext:value-type="string">
            <text:p><text:s/>30,385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35" calcext:value-type="float">
            <text:p><text:s/>0.35 </text:p>
          </table:table-cell>
          <table:table-cell/>
          <table:table-cell office:value-type="float" office:value="1630" calcext:value-type="float">
            <text:p>16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7302" calcext:value-type="float">
            <text:p>317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94653-0 :ND:0-794653 CARGO MAS IVA TRANSFERENC</text:p>
          </table:table-cell>
        </table:table-row>
        <table:table-row table:style-name="ro4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30,385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630" calcext:value-type="float">
            <text:p>16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7402" calcext:value-type="float">
            <text:p>317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015584330-0 :ND:0-0015584330 CARGO MAS IVA TRA</text:p>
          </table:table-cell>
        </table:table-row>
        <table:table-row table:style-name="ro4">
          <table:table-cell office:value-type="float" office:value="579" calcext:value-type="float">
            <text:p>579</text:p>
          </table:table-cell>
          <table:table-cell office:value-type="string" calcext:value-type="string">
            <text:p><text:s/>30,385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630" calcext:value-type="float">
            <text:p>16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7502" calcext:value-type="float">
            <text:p>317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000003926-0 :ND:0-0000003926 CARGO MAS IVA COB</text:p>
          </table:table-cell>
        </table:table-row>
        <table:table-row table:style-name="ro4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25,231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54" calcext:value-type="float">
            <text:p><text:s/>5,154.00 </text:p>
          </table:table-cell>
          <table:table-cell/>
          <table:table-cell office:value-type="float" office:value="1640" calcext:value-type="float">
            <text:p>16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7602" calcext:value-type="float">
            <text:p>317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41408-0 :ND:0-641408 Quincena mes Julio 2020</text:p>
          </table:table-cell>
        </table:table-row>
        <table:table-row table:style-name="ro4">
          <table:table-cell office:value-type="float" office:value="581" calcext:value-type="float">
            <text:p>581</text:p>
          </table:table-cell>
          <table:table-cell office:value-type="string" calcext:value-type="string">
            <text:p><text:s/>24,053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77.5" calcext:value-type="float">
            <text:p><text:s/>1,177.50 </text:p>
          </table:table-cell>
          <table:table-cell/>
          <table:table-cell office:value-type="float" office:value="1640" calcext:value-type="float">
            <text:p>16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7702" calcext:value-type="float">
            <text:p>317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41700-0 :ND:0-641700 Alimentacion mes Julio 20</text:p>
          </table:table-cell>
        </table:table-row>
        <table:table-row table:style-name="ro4">
          <table:table-cell office:value-type="float" office:value="582" calcext:value-type="float">
            <text:p>582</text:p>
          </table:table-cell>
          <table:table-cell office:value-type="string" calcext:value-type="string">
            <text:p><text:s/>19,724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329.46" calcext:value-type="float">
            <text:p><text:s/>4,329.46 </text:p>
          </table:table-cell>
          <table:table-cell/>
          <table:table-cell office:value-type="float" office:value="1641" calcext:value-type="float">
            <text:p>16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7802" calcext:value-type="float">
            <text:p>317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858668-0 :ND:0-858668 NOTA DE CREDITO REVERS</text:p>
          </table:table-cell>
        </table:table-row>
        <table:table-row table:style-name="ro4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24,053.75</text:p>
          </table:table-cell>
          <table:table-cell office:value-type="float" office:value="4329.46" calcext:value-type="float">
            <text:p><text:s/>4,329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7902" calcext:value-type="float">
            <text:p>317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858668-0 :NC:0-858668 SE REVERSA ND 858668</text:p>
          </table:table-cell>
        </table:table-row>
        <table:table-row table:style-name="ro4">
          <table:table-cell office:value-type="float" office:value="584" calcext:value-type="float">
            <text:p>584</text:p>
          </table:table-cell>
          <table:table-cell office:value-type="string" calcext:value-type="string">
            <text:p><text:s/>28,383.21</text:p>
          </table:table-cell>
          <table:table-cell office:value-type="float" office:value="4329.46" calcext:value-type="float">
            <text:p><text:s/>4,329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3" calcext:value-type="float">
            <text:p>16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8002" calcext:value-type="float">
            <text:p>318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8586680-0 :NC:0-8586680 NOTA DE CREDITO</text:p>
          </table:table-cell>
        </table:table-row>
        <table:table-row table:style-name="ro4">
          <table:table-cell office:value-type="float" office:value="585" calcext:value-type="float">
            <text:p>585</text:p>
          </table:table-cell>
          <table:table-cell office:value-type="string" calcext:value-type="string">
            <text:p><text:s/>24,053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329.46" calcext:value-type="float">
            <text:p><text:s/>4,329.46 </text:p>
          </table:table-cell>
          <table:table-cell/>
          <table:table-cell office:value-type="float" office:value="1625" calcext:value-type="float">
            <text:p>16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8302" calcext:value-type="float">
            <text:p>318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18002-0 :ND:0-318002 Reverso Nota de credito #</text:p>
          </table:table-cell>
        </table:table-row>
        <table:table-row table:style-name="ro4">
          <table:table-cell office:value-type="float" office:value="586" calcext:value-type="float">
            <text:p>586</text:p>
          </table:table-cell>
          <table:table-cell office:value-type="string" calcext:value-type="string">
            <text:p><text:s/>24,039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" calcext:value-type="float">
            <text:p><text:s/>14.00 </text:p>
          </table:table-cell>
          <table:table-cell/>
          <table:table-cell office:value-type="float" office:value="1603" calcext:value-type="float">
            <text:p>16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1402" calcext:value-type="float">
            <text:p>321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1072020-0 :ND:0-31072020 Débito Cuenta Canal E</text:p>
          </table:table-cell>
        </table:table-row>
        <table:table-row table:style-name="ro4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24,039.85</text:p>
          </table:table-cell>
          <table:table-cell office:value-type="float" office:value="0.1" calcext:value-type="float">
            <text:p><text:s/>0.1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3" calcext:value-type="float">
            <text:p>16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1502" calcext:value-type="float">
            <text:p>321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67-0 :NC:0-67 Juan Cordova: Diferencia a Favor </text:p>
          </table:table-cell>
        </table:table-row>
        <table:table-row table:style-name="ro4">
          <table:table-cell office:value-type="float" office:value="588" calcext:value-type="float">
            <text:p>588</text:p>
          </table:table-cell>
          <table:table-cell office:value-type="string" calcext:value-type="string">
            <text:p><text:s/>24,039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3" calcext:value-type="float">
            <text:p><text:s/>0.30 </text:p>
          </table:table-cell>
          <table:table-cell/>
          <table:table-cell office:value-type="float" office:value="1604" calcext:value-type="float">
            <text:p>16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1602" calcext:value-type="float">
            <text:p>321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2-0 :ND:0-72 Graiman Cia. Ltda: Excedente Acre</text:p>
          </table:table-cell>
        </table:table-row>
        <table:table-row table:style-name="ro4">
          <table:table-cell office:value-type="float" office:value="589" calcext:value-type="float">
            <text:p>589</text:p>
          </table:table-cell>
          <table:table-cell office:value-type="string" calcext:value-type="string">
            <text:p><text:s/>24,006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.49" calcext:value-type="float">
            <text:p><text:s/>33.49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502" calcext:value-type="float">
            <text:p>3195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4-0 TUBERIAS PACIFICO <text:s/>:DB -1070987682: PAGO </text:p>
          </table:table-cell>
        </table:table-row>
        <table:table-row table:style-name="ro4">
          <table:table-cell office:value-type="float" office:value="590" calcext:value-type="float">
            <text:p>590</text:p>
          </table:table-cell>
          <table:table-cell office:value-type="string" calcext:value-type="string">
            <text:p><text:s/>23,808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8" calcext:value-type="float">
            <text:p><text:s/>198.00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602" calcext:value-type="float">
            <text:p>319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5-0 WILFRIDO ZAMBRANO <text:s/>:DB -1070987682: PAGO </text:p>
          </table:table-cell>
        </table:table-row>
        <table:table-row table:style-name="ro4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22,196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11.81" calcext:value-type="float">
            <text:p><text:s/>1,611.81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702" calcext:value-type="float">
            <text:p>319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6-0 TORREGASI S.A. :DB -1070987682: PAGO FACT</text:p>
          </table:table-cell>
        </table:table-row>
        <table:table-row table:style-name="ro4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21,071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802" calcext:value-type="float">
            <text:p>319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7-0 MANUEL NOGALES Y P :DB -1070987682: PAGO </text:p>
          </table:table-cell>
        </table:table-row>
        <table:table-row table:style-name="ro4">
          <table:table-cell office:value-type="float" office:value="593" calcext:value-type="float">
            <text:p>593</text:p>
          </table:table-cell>
          <table:table-cell office:value-type="string" calcext:value-type="string">
            <text:p><text:s/>18,232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38.65" calcext:value-type="float">
            <text:p><text:s/>2,838.65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902" calcext:value-type="float">
            <text:p>319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8-0 SUMBA ORTEGA IVAN <text:s/>:DB -1070987682: PAGO </text:p>
          </table:table-cell>
        </table:table-row>
        <table:table-row table:style-name="ro4">
          <table:table-cell office:value-type="float" office:value="594" calcext:value-type="float">
            <text:p>594</text:p>
          </table:table-cell>
          <table:table-cell office:value-type="string" calcext:value-type="string">
            <text:p><text:s/>16,992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39.67" calcext:value-type="float">
            <text:p><text:s/>1,239.67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002" calcext:value-type="float">
            <text:p>320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9-0 SUMBA ORTEGA IVAN <text:s/>:DB -1070987682: PAGO </text:p>
          </table:table-cell>
        </table:table-row>
        <table:table-row table:style-name="ro4">
          <table:table-cell office:value-type="float" office:value="595" calcext:value-type="float">
            <text:p>595</text:p>
          </table:table-cell>
          <table:table-cell office:value-type="string" calcext:value-type="string">
            <text:p><text:s/>16,089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3.58" calcext:value-type="float">
            <text:p><text:s/>903.58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102" calcext:value-type="float">
            <text:p>320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0-0 SUMBA ORTEGA IVAN <text:s/>:DB -1070987682: PAGO </text:p>
          </table:table-cell>
        </table:table-row>
        <table:table-row table:style-name="ro4">
          <table:table-cell office:value-type="float" office:value="596" calcext:value-type="float">
            <text:p>596</text:p>
          </table:table-cell>
          <table:table-cell office:value-type="string" calcext:value-type="string">
            <text:p><text:s/>15,270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819" calcext:value-type="float">
            <text:p><text:s/>819.00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202" calcext:value-type="float">
            <text:p>320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1-0 SUMBA ORTEGA IVAN <text:s/>:DB -1070987682: PAGO </text:p>
          </table:table-cell>
        </table:table-row>
        <table:table-row table:style-name="ro4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14,748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522" calcext:value-type="float">
            <text:p><text:s/>522.00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302" calcext:value-type="float">
            <text:p>320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2-0 NAOMI ABIGAIL ZAMB :DB -1070987682: PAGO </text:p>
          </table:table-cell>
        </table:table-row>
        <table:table-row table:style-name="ro4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14,295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52.94" calcext:value-type="float">
            <text:p><text:s/>452.94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402" calcext:value-type="float">
            <text:p>3204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3-0 TECNOVA S.A. :DB -1070987682: ANTICIPO OC</text:p>
          </table:table-cell>
        </table:table-row>
        <table:table-row table:style-name="ro4">
          <table:table-cell office:value-type="float" office:value="599" calcext:value-type="float">
            <text:p>599</text:p>
          </table:table-cell>
          <table:table-cell office:value-type="string" calcext:value-type="string">
            <text:p><text:s/>13,945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0.34" calcext:value-type="float">
            <text:p><text:s/>350.34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502" calcext:value-type="float">
            <text:p>3205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4-0 GURUMENDI CUJILAN <text:s/>:DB -1070987682: PAGO </text:p>
          </table:table-cell>
        </table:table-row>
        <table:table-row table:style-name="ro4">
          <table:table-cell office:value-type="float" office:value="600" calcext:value-type="float">
            <text:p>600</text:p>
          </table:table-cell>
          <table:table-cell office:value-type="string" calcext:value-type="string">
            <text:p><text:s/>10,585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59.44" calcext:value-type="float">
            <text:p><text:s/>3,359.44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602" calcext:value-type="float">
            <text:p>320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5-0 CAJAMARCA PROTECTI :DB -1070987682: PAGO </text:p>
          </table:table-cell>
        </table:table-row>
        <table:table-row table:style-name="ro4">
          <table:table-cell office:value-type="float" office:value="601" calcext:value-type="float">
            <text:p>601</text:p>
          </table:table-cell>
          <table:table-cell office:value-type="string" calcext:value-type="string">
            <text:p><text:s/>8,845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40.56" calcext:value-type="float">
            <text:p><text:s/>1,740.56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1002" calcext:value-type="float">
            <text:p>321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9-0 KITTON S.A. :DB -1070987682: ANTICIPO OC </text:p>
          </table:table-cell>
        </table:table-row>
        <table:table-row table:style-name="ro4">
          <table:table-cell office:value-type="float" office:value="602" calcext:value-type="float">
            <text:p>602</text:p>
          </table:table-cell>
          <table:table-cell office:value-type="string" calcext:value-type="string">
            <text:p><text:s/>8,432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2.74" calcext:value-type="float">
            <text:p><text:s/>412.74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8102" calcext:value-type="float">
            <text:p>318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41-0 DEMERA MORALES SAN :DB -1070987682: Pago </text:p>
          </table:table-cell>
        </table:table-row>
        <table:table-row table:style-name="ro4">
          <table:table-cell office:value-type="float" office:value="603" calcext:value-type="float">
            <text:p>603</text:p>
          </table:table-cell>
          <table:table-cell office:value-type="string" calcext:value-type="string">
            <text:p><text:s/>7,856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5.91" calcext:value-type="float">
            <text:p><text:s/>575.91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8202" calcext:value-type="float">
            <text:p>318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42-0 DEMERA MORALES SAN :DB -1070987682: Pago </text:p>
          </table:table-cell>
        </table:table-row>
        <table:table-row table:style-name="ro4">
          <table:table-cell office:value-type="float" office:value="604" calcext:value-type="float">
            <text:p>604</text:p>
          </table:table-cell>
          <table:table-cell office:value-type="string" calcext:value-type="string">
            <text:p><text:s/>5,856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00" calcext:value-type="float">
            <text:p><text:s/>2,000.00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702" calcext:value-type="float">
            <text:p>320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6-0 CORNEJO ESPINOZA J :DB -1070987682: PROVI</text:p>
          </table:table-cell>
        </table:table-row>
        <table:table-row table:style-name="ro4">
          <table:table-cell office:value-type="float" office:value="605" calcext:value-type="float">
            <text:p>605</text:p>
          </table:table-cell>
          <table:table-cell office:value-type="string" calcext:value-type="string">
            <text:p><text:s/>5,275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0.52" calcext:value-type="float">
            <text:p><text:s/>580.52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1102" calcext:value-type="float">
            <text:p>321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40-0 RENDON DE LA CUADR :DB -1070987682: ANTIC</text:p>
          </table:table-cell>
        </table:table-row>
        <table:table-row table:style-name="ro4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4,026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49.2" calcext:value-type="float">
            <text:p><text:s/>1,249.20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1202" calcext:value-type="float">
            <text:p>321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43-0 MARCELO NARVÁEZ AN :DB -1070987682: Pago </text:p>
          </table:table-cell>
        </table:table-row>
        <table:table-row table:style-name="ro4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3,188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838.2" calcext:value-type="float">
            <text:p><text:s/>838.20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1302" calcext:value-type="float">
            <text:p>321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44-0 MARCELO NARVÁEZ AN :DB -1070987682: Pago </text:p>
          </table:table-cell>
        </table:table-row>
        <table:table-row table:style-name="ro4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2,913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4.71" calcext:value-type="float">
            <text:p><text:s/>274.71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1902" calcext:value-type="float">
            <text:p>321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45-0 BANCO DEL PACIFICO :DB -1070987682: PENSI</text:p>
          </table:table-cell>
        </table:table-row>
        <table:table-row table:style-name="ro4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9,821.66</text:p>
          </table:table-cell>
          <table:table-cell office:value-type="float" office:value="6907.87" calcext:value-type="float">
            <text:p><text:s/>6,907.8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327602" calcext:value-type="float">
            <text:p>327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DP 56773024-0 :DP:0-56773024 Pago Factura #158 Cli</text:p>
          </table:table-cell>
        </table:table-row>
        <table:table-row table:style-name="ro4">
          <table:table-cell office:value-type="float" office:value="610" calcext:value-type="float">
            <text:p>610</text:p>
          </table:table-cell>
          <table:table-cell office:value-type="string" calcext:value-type="string">
            <text:p><text:s/>64,821.66</text:p>
          </table:table-cell>
          <table:table-cell office:value-type="float" office:value="55000" calcext:value-type="float">
            <text:p><text:s/>55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5" calcext:value-type="float">
            <text:p>16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7202" calcext:value-type="float">
            <text:p>327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235867-0 :NC:0-235867 Telconet S.A.: Anticipo d</text:p>
          </table:table-cell>
        </table:table-row>
        <table:table-row table:style-name="ro4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104,821.66</text:p>
          </table:table-cell>
          <table:table-cell office:value-type="float" office:value="40000" calcext:value-type="float">
            <text:p><text:s/>40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5" calcext:value-type="float">
            <text:p>16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7302" calcext:value-type="float">
            <text:p>327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363243-0 :NC:0-363243 Telconet S.A.: Anticipo d</text:p>
          </table:table-cell>
        </table:table-row>
        <table:table-row table:style-name="ro4">
          <table:table-cell office:value-type="float" office:value="612" calcext:value-type="float">
            <text:p>612</text:p>
          </table:table-cell>
          <table:table-cell office:value-type="string" calcext:value-type="string">
            <text:p><text:s/>164,821.66</text:p>
          </table:table-cell>
          <table:table-cell office:value-type="float" office:value="60000" calcext:value-type="float">
            <text:p><text:s/>60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5" calcext:value-type="float">
            <text:p>16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7402" calcext:value-type="float">
            <text:p>3274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656101-0 :NC:0-656101 Telconet S.A.: Anticipo d</text:p>
          </table:table-cell>
        </table:table-row>
        <table:table-row table:style-name="ro4">
          <table:table-cell office:value-type="float" office:value="613" calcext:value-type="float">
            <text:p>613</text:p>
          </table:table-cell>
          <table:table-cell office:value-type="string" calcext:value-type="string">
            <text:p><text:s/>199,821.66</text:p>
          </table:table-cell>
          <table:table-cell office:value-type="float" office:value="35000" calcext:value-type="float">
            <text:p><text:s/>35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5" calcext:value-type="float">
            <text:p>16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7502" calcext:value-type="float">
            <text:p>3275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966628-0 :NC:0-966628 Telconet S.A.: Anticipo d</text:p>
          </table:table-cell>
        </table:table-row>
        <table:table-row table:style-name="ro4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200,522.57</text:p>
          </table:table-cell>
          <table:table-cell office:value-type="float" office:value="700.91" calcext:value-type="float">
            <text:p><text:s/>700.9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08" calcext:value-type="float">
            <text:p>17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7702" calcext:value-type="float">
            <text:p>327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15613984-1 :NC:1-15613984 Pago fact #159-161 Cl</text:p>
          </table:table-cell>
        </table:table-row>
        <table:table-row table:style-name="ro4">
          <table:table-cell office:value-type="float" office:value="615" calcext:value-type="float">
            <text:p>615</text:p>
          </table:table-cell>
          <table:table-cell office:value-type="string" calcext:value-type="string">
            <text:p><text:s/>200,522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35" calcext:value-type="float">
            <text:p><text:s/>0.35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3102" calcext:value-type="float">
            <text:p>323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2511480000-1 :ND:1-2511480000 Comisiones y Serv</text:p>
          </table:table-cell>
        </table:table-row>
        <table:table-row table:style-name="ro4">
          <table:table-cell office:value-type="float" office:value="616" calcext:value-type="float">
            <text:p>616</text:p>
          </table:table-cell>
          <table:table-cell office:value-type="string" calcext:value-type="string">
            <text:p><text:s/>200,520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98" calcext:value-type="float">
            <text:p><text:s/>1.98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3202" calcext:value-type="float">
            <text:p>323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13082020-1 :ND:1-13082020 Comisiones y servicio</text:p>
          </table:table-cell>
        </table:table-row>
        <table:table-row table:style-name="ro4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199,280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40" calcext:value-type="float">
            <text:p><text:s/>1,240.00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3302" calcext:value-type="float">
            <text:p>323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684384-1 :ND:1-684384 Pago alimentacion mes Ago</text:p>
          </table:table-cell>
        </table:table-row>
        <table:table-row table:style-name="ro4">
          <table:table-cell office:value-type="float" office:value="618" calcext:value-type="float">
            <text:p>618</text:p>
          </table:table-cell>
          <table:table-cell office:value-type="string" calcext:value-type="string">
            <text:p><text:s/>194,550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30" calcext:value-type="float">
            <text:p><text:s/>4,730.00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3402" calcext:value-type="float">
            <text:p>3234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683595-1 :ND:1-683595 Cancelación Quincena mes </text:p>
          </table:table-cell>
        </table:table-row>
        <table:table-row table:style-name="ro4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186,846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7703.73" calcext:value-type="float">
            <text:p><text:s/>7,703.73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1702" calcext:value-type="float">
            <text:p>321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3041-0 :ND:0-3041 SRI - Cancelación de Impuesto</text:p>
          </table:table-cell>
        </table:table-row>
        <table:table-row table:style-name="ro4">
          <table:table-cell office:value-type="float" office:value="620" calcext:value-type="float">
            <text:p>620</text:p>
          </table:table-cell>
          <table:table-cell office:value-type="string" calcext:value-type="string">
            <text:p><text:s/>187,039.67</text:p>
          </table:table-cell>
          <table:table-cell office:value-type="float" office:value="193.16" calcext:value-type="float">
            <text:p><text:s/>193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1802" calcext:value-type="float">
            <text:p>321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54438406-0 :NC:0-54438406 CORDELERIA NACIONAL: </text:p>
          </table:table-cell>
        </table:table-row>
        <table:table-row table:style-name="ro4">
          <table:table-cell office:value-type="float" office:value="621" calcext:value-type="float">
            <text:p>621</text:p>
          </table:table-cell>
          <table:table-cell office:value-type="string" calcext:value-type="string">
            <text:p><text:s/>187,015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.98" calcext:value-type="float">
            <text:p><text:s/>23.98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2002" calcext:value-type="float">
            <text:p>322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15844-1 :ND:1-15844 PAGO IESS FONDO RESERVA JUL</text:p>
          </table:table-cell>
        </table:table-row>
        <table:table-row table:style-name="ro4">
          <table:table-cell office:value-type="float" office:value="622" calcext:value-type="float">
            <text:p>622</text:p>
          </table:table-cell>
          <table:table-cell office:value-type="string" calcext:value-type="string">
            <text:p><text:s/>186,957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.31" calcext:value-type="float">
            <text:p><text:s/>58.31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2102" calcext:value-type="float">
            <text:p>322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15843-1 :ND:1-15843 PAGO IESS FONDO DE RESERVA </text:p>
          </table:table-cell>
        </table:table-row>
        <table:table-row table:style-name="ro4">
          <table:table-cell office:value-type="float" office:value="623" calcext:value-type="float">
            <text:p>623</text:p>
          </table:table-cell>
          <table:table-cell office:value-type="string" calcext:value-type="string">
            <text:p><text:s/>186,916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.57" calcext:value-type="float">
            <text:p><text:s/>40.57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2202" calcext:value-type="float">
            <text:p>322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15840-1 :ND:1-15840 PAGO IESS EXT CONYUGUE JUL-</text:p>
          </table:table-cell>
        </table:table-row>
        <table:table-row table:style-name="ro4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186,828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.66" calcext:value-type="float">
            <text:p><text:s/>88.66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2302" calcext:value-type="float">
            <text:p>322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15839-1 :ND:1-15839 PAGO IESS EXT CONYUGUE JUL-</text:p>
          </table:table-cell>
        </table:table-row>
        <table:table-row table:style-name="ro4">
          <table:table-cell office:value-type="float" office:value="625" calcext:value-type="float">
            <text:p>625</text:p>
          </table:table-cell>
          <table:table-cell office:value-type="string" calcext:value-type="string">
            <text:p><text:s/>185,913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914.2" calcext:value-type="float">
            <text:p><text:s/>914.20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2402" calcext:value-type="float">
            <text:p>3224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15842-1 :ND:1-15842 PAGO IESS PLANILLAS APORTES</text:p>
          </table:table-cell>
        </table:table-row>
        <table:table-row table:style-name="ro4">
          <table:table-cell office:value-type="float" office:value="626" calcext:value-type="float">
            <text:p>626</text:p>
          </table:table-cell>
          <table:table-cell office:value-type="string" calcext:value-type="string">
            <text:p><text:s/>183,870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43.4" calcext:value-type="float">
            <text:p><text:s/>2,043.40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2602" calcext:value-type="float">
            <text:p>322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15841-1 :ND:1-15841 PAGO IESS PLANILLA NORMALES</text:p>
          </table:table-cell>
        </table:table-row>
        <table:table-row table:style-name="ro4">
          <table:table-cell office:value-type="float" office:value="627" calcext:value-type="float">
            <text:p>627</text:p>
          </table:table-cell>
          <table:table-cell office:value-type="string" calcext:value-type="string">
            <text:p><text:s/>180,673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96.74" calcext:value-type="float">
            <text:p><text:s/>3,196.74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2702" calcext:value-type="float">
            <text:p>322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3046-1 :ND:1-3046 Pago SRI Retencion en la fuen</text:p>
          </table:table-cell>
        </table:table-row>
        <table:table-row table:style-name="ro4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180,652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" calcext:value-type="float">
            <text:p><text:s/>21.00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2802" calcext:value-type="float">
            <text:p>322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18082020-1 :ND:1-18082020 Comisiones y servicio</text:p>
          </table:table-cell>
        </table:table-row>
        <table:table-row table:style-name="ro4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180,647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52" calcext:value-type="float">
            <text:p><text:s/>5.52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2902" calcext:value-type="float">
            <text:p>322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28082020-1 :ND:1-28082020 Comisiones por sobreg</text:p>
          </table:table-cell>
        </table:table-row>
        <table:table-row table:style-name="ro4">
          <table:table-cell office:value-type="float" office:value="630" calcext:value-type="float">
            <text:p>630</text:p>
          </table:table-cell>
          <table:table-cell office:value-type="string" calcext:value-type="string">
            <text:p><text:s/>180,626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.7" calcext:value-type="float">
            <text:p><text:s/>20.70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3002" calcext:value-type="float">
            <text:p>323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31082020-1 :ND:1-31082020 Comisiones y servicio</text:p>
          </table:table-cell>
        </table:table-row>
        <table:table-row table:style-name="ro4">
          <table:table-cell office:value-type="float" office:value="631" calcext:value-type="float">
            <text:p>631</text:p>
          </table:table-cell>
          <table:table-cell office:value-type="string" calcext:value-type="string">
            <text:p><text:s/>181,578.97</text:p>
          </table:table-cell>
          <table:table-cell office:value-type="float" office:value="952.38" calcext:value-type="float">
            <text:p><text:s/>952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202" calcext:value-type="float">
            <text:p>260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865-0 SUDAMTEL CIA. LTDA :</text:p>
          </table:table-cell>
        </table:table-row>
        <table:table-row table:style-name="ro4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181,659.44</text:p>
          </table:table-cell>
          <table:table-cell office:value-type="float" office:value="80.47" calcext:value-type="float">
            <text:p><text:s/>80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202" calcext:value-type="float">
            <text:p>269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01-0 JORCHU SA :</text:p>
          </table:table-cell>
        </table:table-row>
        <table:table-row table:style-name="ro4">
          <table:table-cell office:value-type="float" office:value="633" calcext:value-type="float">
            <text:p>633</text:p>
          </table:table-cell>
          <table:table-cell office:value-type="string" calcext:value-type="string">
            <text:p><text:s/>181,815.58</text:p>
          </table:table-cell>
          <table:table-cell office:value-type="float" office:value="156.14" calcext:value-type="float">
            <text:p><text:s/>156.1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502" calcext:value-type="float">
            <text:p>2705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14-0 CONECEL S.A. :</text:p>
          </table:table-cell>
        </table:table-row>
        <table:table-row table:style-name="ro4">
          <table:table-cell office:value-type="float" office:value="634" calcext:value-type="float">
            <text:p>634</text:p>
          </table:table-cell>
          <table:table-cell office:value-type="string" calcext:value-type="string">
            <text:p><text:s/>182,400.70</text:p>
          </table:table-cell>
          <table:table-cell office:value-type="float" office:value="585.12" calcext:value-type="float">
            <text:p><text:s/>585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902" calcext:value-type="float">
            <text:p>271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26-0 ZURICH SEGUROS ECU :</text:p>
          </table:table-cell>
        </table:table-row>
        <table:table-row table:style-name="ro4">
          <table:table-cell office:value-type="float" office:value="635" calcext:value-type="float">
            <text:p>635</text:p>
          </table:table-cell>
          <table:table-cell office:value-type="string" calcext:value-type="string">
            <text:p><text:s/>183,111.74</text:p>
          </table:table-cell>
          <table:table-cell office:value-type="float" office:value="711.04" calcext:value-type="float">
            <text:p><text:s/>711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002" calcext:value-type="float">
            <text:p>285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70-0 FIGUEROA BOLAÑOS J :</text:p>
          </table:table-cell>
        </table:table-row>
        <table:table-row table:style-name="ro4">
          <table:table-cell office:value-type="float" office:value="636" calcext:value-type="float">
            <text:p>636</text:p>
          </table:table-cell>
          <table:table-cell office:value-type="string" calcext:value-type="string">
            <text:p><text:s/>186,419.24</text:p>
          </table:table-cell>
          <table:table-cell office:value-type="float" office:value="3307.5" calcext:value-type="float">
            <text:p><text:s/>3,307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602" calcext:value-type="float">
            <text:p>285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76-0 BRENSAM BONILLA S. :</text:p>
          </table:table-cell>
        </table:table-row>
        <table:table-row table:style-name="ro4">
          <table:table-cell office:value-type="float" office:value="637" calcext:value-type="float">
            <text:p>637</text:p>
          </table:table-cell>
          <table:table-cell office:value-type="string" calcext:value-type="string">
            <text:p><text:s/>185,513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6.19" calcext:value-type="float">
            <text:p><text:s/>906.19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1202" calcext:value-type="float">
            <text:p>301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7-0 CONSTRUCCION MATUT :DB -1070987682: Cance</text:p>
          </table:table-cell>
        </table:table-row>
        <table:table-row table:style-name="ro4">
          <table:table-cell office:value-type="float" office:value="638" calcext:value-type="float">
            <text:p>638</text:p>
          </table:table-cell>
          <table:table-cell office:value-type="string" calcext:value-type="string">
            <text:p><text:s/>184,923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9.64" calcext:value-type="float">
            <text:p><text:s/>589.64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1102" calcext:value-type="float">
            <text:p>301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6-0 COMERCIAL KYWI S.A :DB -1070987682: Cance</text:p>
          </table:table-cell>
        </table:table-row>
        <table:table-row table:style-name="ro4">
          <table:table-cell office:value-type="float" office:value="639" calcext:value-type="float">
            <text:p>639</text:p>
          </table:table-cell>
          <table:table-cell office:value-type="string" calcext:value-type="string">
            <text:p><text:s/>181,187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35.82" calcext:value-type="float">
            <text:p><text:s/>3,735.82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202" calcext:value-type="float">
            <text:p>303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86-0 <text:s/>SALVACERO CIA. LT :DB -1070987682: Cancel</text:p>
          </table:table-cell>
        </table:table-row>
        <table:table-row table:style-name="ro4">
          <table:table-cell office:value-type="float" office:value="640" calcext:value-type="float">
            <text:p>640</text:p>
          </table:table-cell>
          <table:table-cell office:value-type="string" calcext:value-type="string">
            <text:p><text:s/>177,407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80.02" calcext:value-type="float">
            <text:p><text:s/>3,780.02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402" calcext:value-type="float">
            <text:p>3034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87-0 PRIN-IT S.A. :DB -1070987682: ANTICIPO 50%</text:p>
          </table:table-cell>
        </table:table-row>
        <table:table-row table:style-name="ro4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175,665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42.05" calcext:value-type="float">
            <text:p><text:s/>1,742.05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502" calcext:value-type="float">
            <text:p>3035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88-0 HORMIGONES Y PISOS :DB -1070987682: Cancel</text:p>
          </table:table-cell>
        </table:table-row>
        <table:table-row table:style-name="ro4">
          <table:table-cell office:value-type="float" office:value="642" calcext:value-type="float">
            <text:p>642</text:p>
          </table:table-cell>
          <table:table-cell office:value-type="string" calcext:value-type="string">
            <text:p><text:s/>174,500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64.75" calcext:value-type="float">
            <text:p><text:s/>1,164.75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602" calcext:value-type="float">
            <text:p>303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89-0 ALVARADO CEDEÑO AG :DB -1070987682: Cancel</text:p>
          </table:table-cell>
        </table:table-row>
        <table:table-row table:style-name="ro4">
          <table:table-cell office:value-type="float" office:value="643" calcext:value-type="float">
            <text:p>643</text:p>
          </table:table-cell>
          <table:table-cell office:value-type="string" calcext:value-type="string">
            <text:p><text:s/>166,717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7783.65" calcext:value-type="float">
            <text:p><text:s/>7,783.65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702" calcext:value-type="float">
            <text:p>303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0-0 BRENSAM BONILLA S. :DB -1070987682: Cancel</text:p>
          </table:table-cell>
        </table:table-row>
        <table:table-row table:style-name="ro4">
          <table:table-cell office:value-type="float" office:value="644" calcext:value-type="float">
            <text:p>644</text:p>
          </table:table-cell>
          <table:table-cell office:value-type="string" calcext:value-type="string">
            <text:p><text:s/>164,402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14.94" calcext:value-type="float">
            <text:p><text:s/>2,314.94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802" calcext:value-type="float">
            <text:p>303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1-0 CAJAMARCA PROTECTI :DB -1070987682: Cancel</text:p>
          </table:table-cell>
        </table:table-row>
        <table:table-row table:style-name="ro4">
          <table:table-cell office:value-type="float" office:value="645" calcext:value-type="float">
            <text:p>645</text:p>
          </table:table-cell>
          <table:table-cell office:value-type="string" calcext:value-type="string">
            <text:p><text:s/>163,174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27.6" calcext:value-type="float">
            <text:p><text:s/>1,227.60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902" calcext:value-type="float">
            <text:p>303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2-0 CARGARAUSTRAL S.A. :DB -1070987682: Cancel</text:p>
          </table:table-cell>
        </table:table-row>
        <table:table-row table:style-name="ro4">
          <table:table-cell office:value-type="float" office:value="646" calcext:value-type="float">
            <text:p>646</text:p>
          </table:table-cell>
          <table:table-cell office:value-type="string" calcext:value-type="string">
            <text:p><text:s/>161,971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03.54" calcext:value-type="float">
            <text:p><text:s/>1,203.54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002" calcext:value-type="float">
            <text:p>304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3-0 GARCIA ALAÑA VICTO :DB -1070987682: Cancel</text:p>
          </table:table-cell>
        </table:table-row>
        <table:table-row table:style-name="ro4">
          <table:table-cell office:value-type="float" office:value="647" calcext:value-type="float">
            <text:p>647</text:p>
          </table:table-cell>
          <table:table-cell office:value-type="string" calcext:value-type="string">
            <text:p><text:s/>148,019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51.23" calcext:value-type="float">
            <text:p><text:s/>13,951.23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102" calcext:value-type="float">
            <text:p>304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4-0 NUÑEZ CALLE JOSE A :DB -1070987682: Cancel</text:p>
          </table:table-cell>
        </table:table-row>
        <table:table-row table:style-name="ro4">
          <table:table-cell office:value-type="float" office:value="648" calcext:value-type="float">
            <text:p>648</text:p>
          </table:table-cell>
          <table:table-cell office:value-type="string" calcext:value-type="string">
            <text:p><text:s/>145,583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36.31" calcext:value-type="float">
            <text:p><text:s/>2,436.31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5302" calcext:value-type="float">
            <text:p>305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5-0 PINTUSARIATO S.A. :DB -1070987682: Cancel</text:p>
          </table:table-cell>
        </table:table-row>
        <table:table-row table:style-name="ro4">
          <table:table-cell office:value-type="float" office:value="649" calcext:value-type="float">
            <text:p>649</text:p>
          </table:table-cell>
          <table:table-cell office:value-type="string" calcext:value-type="string">
            <text:p><text:s/>125,493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089.76" calcext:value-type="float">
            <text:p><text:s/>20,089.76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DB -1070987682: Cancel</text:p>
          </table:table-cell>
        </table:table-row>
        <table:table-row table:style-name="ro4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125,002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1.25" calcext:value-type="float">
            <text:p><text:s/>491.25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302" calcext:value-type="float">
            <text:p>304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6-0 TRANSPORTE CARGA P :DB -1070987682: Cancel</text:p>
          </table:table-cell>
        </table:table-row>
        <table:table-row table:style-name="ro4">
          <table:table-cell office:value-type="float" office:value="651" calcext:value-type="float">
            <text:p>651</text:p>
          </table:table-cell>
          <table:table-cell office:value-type="string" calcext:value-type="string">
            <text:p><text:s/>124,688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4.21" calcext:value-type="float">
            <text:p><text:s/>314.21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402" calcext:value-type="float">
            <text:p>3044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7-0 JC PORTAL DRILLING :DB -1070987682: Cancel</text:p>
          </table:table-cell>
        </table:table-row>
        <table:table-row table:style-name="ro4">
          <table:table-cell office:value-type="float" office:value="652" calcext:value-type="float">
            <text:p>652</text:p>
          </table:table-cell>
          <table:table-cell office:value-type="string" calcext:value-type="string">
            <text:p><text:s/>124,628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.45" calcext:value-type="float">
            <text:p><text:s/>59.45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502" calcext:value-type="float">
            <text:p>3045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8-0 SWISSOIL DEL ECUAD :DB -1070987682: Cancel</text:p>
          </table:table-cell>
        </table:table-row>
        <table:table-row table:style-name="ro4">
          <table:table-cell office:value-type="float" office:value="653" calcext:value-type="float">
            <text:p>653</text:p>
          </table:table-cell>
          <table:table-cell office:value-type="string" calcext:value-type="string">
            <text:p><text:s/>119,854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74.11" calcext:value-type="float">
            <text:p><text:s/>4,774.11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702" calcext:value-type="float">
            <text:p>304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9-0 HORMIGONES Y PISOS :DB -1070987682: Cancel</text:p>
          </table:table-cell>
        </table:table-row>
        <table:table-row table:style-name="ro4">
          <table:table-cell office:value-type="float" office:value="654" calcext:value-type="float">
            <text:p>654</text:p>
          </table:table-cell>
          <table:table-cell office:value-type="string" calcext:value-type="string">
            <text:p><text:s/>111,178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676.5" calcext:value-type="float">
            <text:p><text:s/>8,676.50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802" calcext:value-type="float">
            <text:p>304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0-0 TECNOVIAS S.A. :DB -1070987682: Anticipo </text:p>
          </table:table-cell>
        </table:table-row>
        <table:table-row table:style-name="ro4">
          <table:table-cell office:value-type="float" office:value="655" calcext:value-type="float">
            <text:p>655</text:p>
          </table:table-cell>
          <table:table-cell office:value-type="string" calcext:value-type="string">
            <text:p><text:s/>109,748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29.23" calcext:value-type="float">
            <text:p><text:s/>1,429.23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902" calcext:value-type="float">
            <text:p>304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1-0 ANCASCORP S.A. :DB -1070987682: Cancelaci</text:p>
          </table:table-cell>
        </table:table-row>
        <table:table-row table:style-name="ro4">
          <table:table-cell office:value-type="float" office:value="656" calcext:value-type="float">
            <text:p>656</text:p>
          </table:table-cell>
          <table:table-cell office:value-type="string" calcext:value-type="string">
            <text:p><text:s/>109,473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5" calcext:value-type="float">
            <text:p><text:s/>275.00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5902" calcext:value-type="float">
            <text:p>305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8-0 TRANSPORTE PESADO <text:s/>:DB -1070987682: Cance</text:p>
          </table:table-cell>
        </table:table-row>
        <table:table-row table:style-name="ro4">
          <table:table-cell office:value-type="float" office:value="657" calcext:value-type="float">
            <text:p>657</text:p>
          </table:table-cell>
          <table:table-cell office:value-type="string" calcext:value-type="string">
            <text:p><text:s/>109,368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5.6" calcext:value-type="float">
            <text:p><text:s/>105.60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1002" calcext:value-type="float">
            <text:p>301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39-0 CHRISTIAN LABANDA <text:s/>:DB -1070987682: Cance</text:p>
          </table:table-cell>
        </table:table-row>
        <table:table-row table:style-name="ro4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109,194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3.57" calcext:value-type="float">
            <text:p><text:s/>173.57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5002" calcext:value-type="float">
            <text:p>305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2-0 JORCHU SA :DB -1070987682: Cancelacion fa</text:p>
          </table:table-cell>
        </table:table-row>
        <table:table-row table:style-name="ro4">
          <table:table-cell office:value-type="float" office:value="659" calcext:value-type="float">
            <text:p>659</text:p>
          </table:table-cell>
          <table:table-cell office:value-type="string" calcext:value-type="string">
            <text:p><text:s/>109,055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.75" calcext:value-type="float">
            <text:p><text:s/>139.75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5102" calcext:value-type="float">
            <text:p>305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3-0 SUKER S.A. :DB -1070987682: Cancelacion f</text:p>
          </table:table-cell>
        </table:table-row>
        <table:table-row table:style-name="ro4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107,141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13.81" calcext:value-type="float">
            <text:p><text:s/>1,913.81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5202" calcext:value-type="float">
            <text:p>305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4-0 COMERCIALIZADORA O :DB -1070987682: Cance</text:p>
          </table:table-cell>
        </table:table-row>
        <table:table-row table:style-name="ro4">
          <table:table-cell office:value-type="float" office:value="661" calcext:value-type="float">
            <text:p>661</text:p>
          </table:table-cell>
          <table:table-cell office:value-type="string" calcext:value-type="string">
            <text:p><text:s/>96,322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818.36" calcext:value-type="float">
            <text:p><text:s/>10,818.36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8802" calcext:value-type="float">
            <text:p>308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2-0 COMERCIAL KYWI S.A :DB -1070987682: Cance</text:p>
          </table:table-cell>
        </table:table-row>
        <table:table-row table:style-name="ro4">
          <table:table-cell office:value-type="float" office:value="662" calcext:value-type="float">
            <text:p>662</text:p>
          </table:table-cell>
          <table:table-cell office:value-type="string" calcext:value-type="string">
            <text:p><text:s/>95,394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28.62" calcext:value-type="float">
            <text:p><text:s/>928.62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6002" calcext:value-type="float">
            <text:p>306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9-0 KRESTON AUDIT SERV :DB -1070987682: Cance</text:p>
          </table:table-cell>
        </table:table-row>
        <table:table-row table:style-name="ro4">
          <table:table-cell office:value-type="float" office:value="663" calcext:value-type="float">
            <text:p>663</text:p>
          </table:table-cell>
          <table:table-cell office:value-type="string" calcext:value-type="string">
            <text:p><text:s/>92,090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03.41" calcext:value-type="float">
            <text:p><text:s/>3,303.41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6502" calcext:value-type="float">
            <text:p>3065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0-0 SIGUENCIA YANEZ MA :DB -1070987682: ANTIC</text:p>
          </table:table-cell>
        </table:table-row>
        <table:table-row table:style-name="ro4">
          <table:table-cell office:value-type="float" office:value="664" calcext:value-type="float">
            <text:p>664</text:p>
          </table:table-cell>
          <table:table-cell office:value-type="string" calcext:value-type="string">
            <text:p><text:s/>88,910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80.84" calcext:value-type="float">
            <text:p><text:s/>3,180.84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902" calcext:value-type="float">
            <text:p>320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8-0 HOHESA, HORMIGONES :DB -1070987682: ANTIC</text:p>
          </table:table-cell>
        </table:table-row>
        <table:table-row table:style-name="ro4">
          <table:table-cell office:value-type="float" office:value="665" calcext:value-type="float">
            <text:p>665</text:p>
          </table:table-cell>
          <table:table-cell office:value-type="string" calcext:value-type="string">
            <text:p><text:s/>84,765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44.32" calcext:value-type="float">
            <text:p><text:s/>4,144.32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6302" calcext:value-type="float">
            <text:p>306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40-0 DEMERA MORALES SAN :DB -1070987682: Cance</text:p>
          </table:table-cell>
        </table:table-row>
        <table:table-row table:style-name="ro4">
          <table:table-cell office:value-type="float" office:value="666" calcext:value-type="float">
            <text:p>666</text:p>
          </table:table-cell>
          <table:table-cell office:value-type="string" calcext:value-type="string">
            <text:p><text:s/>78,313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6451.99" calcext:value-type="float">
            <text:p><text:s/>6,451.99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6702" calcext:value-type="float">
            <text:p>306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1-0 LIGORGURO FALCONES :DB -1070987682: Cance</text:p>
          </table:table-cell>
        </table:table-row>
        <table:table-row table:style-name="ro4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78,113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0" calcext:value-type="float">
            <text:p><text:s/>200.00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802" calcext:value-type="float">
            <text:p>320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7-0 MENDEZ COGOLLO EDW :DB -1070987682: ANTIC</text:p>
          </table:table-cell>
        </table:table-row>
        <table:table-row table:style-name="ro4">
          <table:table-cell office:value-type="float" office:value="668" calcext:value-type="float">
            <text:p>668</text:p>
          </table:table-cell>
          <table:table-cell office:value-type="string" calcext:value-type="string">
            <text:p><text:s/>76,605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7.92" calcext:value-type="float">
            <text:p><text:s/>1,507.92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8402" calcext:value-type="float">
            <text:p>3184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3-0 TORREGASI S.A. :DB -1070987682: Pago Fact</text:p>
          </table:table-cell>
        </table:table-row>
        <table:table-row table:style-name="ro4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74,791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14.38" calcext:value-type="float">
            <text:p><text:s/>1,814.38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8502" calcext:value-type="float">
            <text:p>3185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4-0 COMERCIALIZADORA O :DB -1070987682: Cance</text:p>
          </table:table-cell>
        </table:table-row>
        <table:table-row table:style-name="ro4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74,206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5" calcext:value-type="float">
            <text:p><text:s/>585.00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8602" calcext:value-type="float">
            <text:p>318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5-0 ZURICH SEGUROS ECU :DB -1070987682: PAGO </text:p>
          </table:table-cell>
        </table:table-row>
        <table:table-row table:style-name="ro4">
          <table:table-cell office:value-type="float" office:value="671" calcext:value-type="float">
            <text:p>671</text:p>
          </table:table-cell>
          <table:table-cell office:value-type="string" calcext:value-type="string">
            <text:p><text:s/>71,339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67" calcext:value-type="float">
            <text:p><text:s/>2,867.00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8702" calcext:value-type="float">
            <text:p>318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6-0 ZURICH SEGUROS ECU :DB -1070987682: PAGO </text:p>
          </table:table-cell>
        </table:table-row>
        <table:table-row table:style-name="ro4">
          <table:table-cell office:value-type="float" office:value="672" calcext:value-type="float">
            <text:p>672</text:p>
          </table:table-cell>
          <table:table-cell office:value-type="string" calcext:value-type="string">
            <text:p><text:s/>68,894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44.68" calcext:value-type="float">
            <text:p><text:s/>2,444.68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8802" calcext:value-type="float">
            <text:p>318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7-0 COMERCIALIZADORA O :DB -1070987682: PAGO </text:p>
          </table:table-cell>
        </table:table-row>
        <table:table-row table:style-name="ro4">
          <table:table-cell office:value-type="float" office:value="673" calcext:value-type="float">
            <text:p>673</text:p>
          </table:table-cell>
          <table:table-cell office:value-type="string" calcext:value-type="string">
            <text:p><text:s/>68,760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3.85" calcext:value-type="float">
            <text:p><text:s/>133.85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8902" calcext:value-type="float">
            <text:p>318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8-0 CONECEL S.A. :DB -1070987682: PAGO FACTUR</text:p>
          </table:table-cell>
        </table:table-row>
        <table:table-row table:style-name="ro4">
          <table:table-cell office:value-type="float" office:value="674" calcext:value-type="float">
            <text:p>674</text:p>
          </table:table-cell>
          <table:table-cell office:value-type="string" calcext:value-type="string">
            <text:p><text:s/>67,779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981.63" calcext:value-type="float">
            <text:p><text:s/>981.63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002" calcext:value-type="float">
            <text:p>319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9-0 FACINSER S.A. FRAN :DB -1070987682: PAGO </text:p>
          </table:table-cell>
        </table:table-row>
        <table:table-row table:style-name="ro4">
          <table:table-cell office:value-type="float" office:value="675" calcext:value-type="float">
            <text:p>675</text:p>
          </table:table-cell>
          <table:table-cell office:value-type="string" calcext:value-type="string">
            <text:p><text:s/>60,014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7764.38" calcext:value-type="float">
            <text:p><text:s/>7,764.38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102" calcext:value-type="float">
            <text:p>319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0-0 NUÑEZ CALLE JOSE A :DB -1070987682: PAGO </text:p>
          </table:table-cell>
        </table:table-row>
        <table:table-row table:style-name="ro4">
          <table:table-cell office:value-type="float" office:value="676" calcext:value-type="float">
            <text:p>676</text:p>
          </table:table-cell>
          <table:table-cell office:value-type="string" calcext:value-type="string">
            <text:p><text:s/>59,621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3.3" calcext:value-type="float">
            <text:p><text:s/>393.30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202" calcext:value-type="float">
            <text:p>319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1-0 SANIPORT S.A. :DB -1070987682: PAGO FACTU</text:p>
          </table:table-cell>
        </table:table-row>
        <table:table-row table:style-name="ro4">
          <table:table-cell office:value-type="float" office:value="677" calcext:value-type="float">
            <text:p>677</text:p>
          </table:table-cell>
          <table:table-cell office:value-type="string" calcext:value-type="string">
            <text:p><text:s/>48,262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359.39" calcext:value-type="float">
            <text:p><text:s/>11,359.39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302" calcext:value-type="float">
            <text:p>319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2-0 TORRES RONQUILLO F :DB -1070987682: PAGO </text:p>
          </table:table-cell>
        </table:table-row>
        <table:table-row table:style-name="ro4">
          <table:table-cell office:value-type="float" office:value="678" calcext:value-type="float">
            <text:p>678</text:p>
          </table:table-cell>
          <table:table-cell office:value-type="string" calcext:value-type="string">
            <text:p><text:s/>48,115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7" calcext:value-type="float">
            <text:p><text:s/>147.00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402" calcext:value-type="float">
            <text:p>3194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3-0 TRANSPORTE CARGA P :DB -1070987682: PAGO </text:p>
          </table:table-cell>
        </table:table-row>
        <table:table-row table:style-name="ro4">
          <table:table-cell office:value-type="float" office:value="679" calcext:value-type="float">
            <text:p>679</text:p>
          </table:table-cell>
          <table:table-cell office:value-type="string" calcext:value-type="string">
            <text:p><text:s/>46,412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02.22" calcext:value-type="float">
            <text:p><text:s/>1,702.22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102" calcext:value-type="float">
            <text:p>328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3-0 LIGORGURO FALCONES :DB -1070987682: PABLO</text:p>
          </table:table-cell>
        </table:table-row>
        <table:table-row table:style-name="ro4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45,396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16" calcext:value-type="float">
            <text:p><text:s/>1,016.00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202" calcext:value-type="float">
            <text:p>328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4-0 LIGORGURO FALCONES :DB -1070987682: PABLO</text:p>
          </table:table-cell>
        </table:table-row>
        <table:table-row table:style-name="ro4">
          <table:table-cell office:value-type="float" office:value="681" calcext:value-type="float">
            <text:p>681</text:p>
          </table:table-cell>
          <table:table-cell office:value-type="string" calcext:value-type="string">
            <text:p><text:s/>45,284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.47" calcext:value-type="float">
            <text:p><text:s/>112.47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802" calcext:value-type="float">
            <text:p>327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0-0 CONECEL S.A. :DB -1070987682: CONECEL PAG</text:p>
          </table:table-cell>
        </table:table-row>
        <table:table-row table:style-name="ro4">
          <table:table-cell office:value-type="float" office:value="682" calcext:value-type="float">
            <text:p>682</text:p>
          </table:table-cell>
          <table:table-cell office:value-type="string" calcext:value-type="string">
            <text:p><text:s/>44,322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961.54" calcext:value-type="float">
            <text:p><text:s/>961.54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902" calcext:value-type="float">
            <text:p>327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1-0 TORREGASI S.A. :DB -1070987682: TORREGASI</text:p>
          </table:table-cell>
        </table:table-row>
        <table:table-row table:style-name="ro4">
          <table:table-cell office:value-type="float" office:value="683" calcext:value-type="float">
            <text:p>683</text:p>
          </table:table-cell>
          <table:table-cell office:value-type="string" calcext:value-type="string">
            <text:p><text:s/>43,197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1002" calcext:value-type="float">
            <text:p>331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200-0 MANUEL NOGALES Y P :</text:p>
          </table:table-cell>
        </table:table-row>
        <table:table-row table:style-name="ro4">
          <table:table-cell office:value-type="float" office:value="684" calcext:value-type="float">
            <text:p>684</text:p>
          </table:table-cell>
          <table:table-cell office:value-type="string" calcext:value-type="string">
            <text:p><text:s/>38,227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70.07" calcext:value-type="float">
            <text:p><text:s/>4,970.07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1402" calcext:value-type="float">
            <text:p>331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204-0 UNION CEMENTERA NA :DB -1070987682: UNION</text:p>
          </table:table-cell>
        </table:table-row>
        <table:table-row table:style-name="ro4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68,227.89</text:p>
          </table:table-cell>
          <table:table-cell office:value-type="float" office:value="30000" calcext:value-type="float">
            <text:p><text:s/>30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5002" calcext:value-type="float">
            <text:p>335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C 573779-1 :NC:1-573779 Telconet S.A.: Anticipo d</text:p>
          </table:table-cell>
        </table:table-row>
        <table:table-row table:style-name="ro4">
          <table:table-cell office:value-type="float" office:value="686" calcext:value-type="float">
            <text:p>686</text:p>
          </table:table-cell>
          <table:table-cell office:value-type="string" calcext:value-type="string">
            <text:p><text:s/>66,195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32.68" calcext:value-type="float">
            <text:p><text:s/>2,032.68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2902" calcext:value-type="float">
            <text:p>332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22950-1 :PAGO IESS PLANILLA NORMALES AGO-20</text:p>
          </table:table-cell>
        </table:table-row>
        <table:table-row table:style-name="ro4">
          <table:table-cell office:value-type="float" office:value="687" calcext:value-type="float">
            <text:p>687</text:p>
          </table:table-cell>
          <table:table-cell office:value-type="string" calcext:value-type="string">
            <text:p><text:s/>64,856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38.66" calcext:value-type="float">
            <text:p><text:s/>1,338.66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3002" calcext:value-type="float">
            <text:p>333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22951-1 :PAGO IESS PLANILLAS APORTES AGO-20 AJU</text:p>
          </table:table-cell>
        </table:table-row>
        <table:table-row table:style-name="ro4">
          <table:table-cell office:value-type="float" office:value="688" calcext:value-type="float">
            <text:p>688</text:p>
          </table:table-cell>
          <table:table-cell office:value-type="string" calcext:value-type="string">
            <text:p><text:s/>64,433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23.25" calcext:value-type="float">
            <text:p><text:s/>423.25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3102" calcext:value-type="float">
            <text:p>333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22948-1 :PAGO IESS PREST. QUIROGRAFARIO AGO-20</text:p>
          </table:table-cell>
        </table:table-row>
        <table:table-row table:style-name="ro4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64,354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78.96" calcext:value-type="float">
            <text:p><text:s/>78.96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3202" calcext:value-type="float">
            <text:p>333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22954-1 :PAGO IESS FONDO RESERVA AGO-20 AJUSTE</text:p>
          </table:table-cell>
        </table:table-row>
        <table:table-row table:style-name="ro4">
          <table:table-cell office:value-type="float" office:value="690" calcext:value-type="float">
            <text:p>690</text:p>
          </table:table-cell>
          <table:table-cell office:value-type="string" calcext:value-type="string">
            <text:p><text:s/>64,282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71.61" calcext:value-type="float">
            <text:p><text:s/>71.61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3302" calcext:value-type="float">
            <text:p>333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22949-1 :PAGO IESS EXT CONYUGUE AGO-20</text:p>
          </table:table-cell>
        </table:table-row>
        <table:table-row table:style-name="ro4">
          <table:table-cell office:value-type="float" office:value="691" calcext:value-type="float">
            <text:p>691</text:p>
          </table:table-cell>
          <table:table-cell office:value-type="string" calcext:value-type="string">
            <text:p><text:s/>64,224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.31" calcext:value-type="float">
            <text:p><text:s/>58.31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3402" calcext:value-type="float">
            <text:p>333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22953-1 :PAGO IESS FONDO DE RESERVA AGO-20</text:p>
          </table:table-cell>
        </table:table-row>
        <table:table-row table:style-name="ro4">
          <table:table-cell office:value-type="float" office:value="692" calcext:value-type="float">
            <text:p>692</text:p>
          </table:table-cell>
          <table:table-cell office:value-type="string" calcext:value-type="string">
            <text:p><text:s/>64,179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.51" calcext:value-type="float">
            <text:p><text:s/>44.51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3502" calcext:value-type="float">
            <text:p>333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22952-1 :PAGO IESS EXT CONYUGUE AGO-20 AJUSTE</text:p>
          </table:table-cell>
        </table:table-row>
        <table:table-row table:style-name="ro4">
          <table:table-cell office:value-type="float" office:value="693" calcext:value-type="float">
            <text:p>693</text:p>
          </table:table-cell>
          <table:table-cell office:value-type="string" calcext:value-type="string">
            <text:p><text:s/>56,491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88.38" calcext:value-type="float">
            <text:p><text:s/>7,688.38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3602" calcext:value-type="float">
            <text:p>3336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5352-1 :PAGO SRI - IMPUESTO AL VALOR AGREGADO M</text:p>
          </table:table-cell>
        </table:table-row>
        <table:table-row table:style-name="ro4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47,864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8626.55" calcext:value-type="float">
            <text:p><text:s/>8,626.55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3702" calcext:value-type="float">
            <text:p>333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5357-1 :PAGO SRI - RETENCION EN LA FUENTE MES A</text:p>
          </table:table-cell>
        </table:table-row>
        <table:table-row table:style-name="ro4">
          <table:table-cell office:value-type="float" office:value="695" calcext:value-type="float">
            <text:p>695</text:p>
          </table:table-cell>
          <table:table-cell office:value-type="string" calcext:value-type="string">
            <text:p><text:s/>47,843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" calcext:value-type="float">
            <text:p><text:s/>21.00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3802" calcext:value-type="float">
            <text:p>333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16092020-1 :ND:1-16092020 Comisiones y servicio</text:p>
          </table:table-cell>
        </table:table-row>
        <table:table-row table:style-name="ro4">
          <table:table-cell office:value-type="float" office:value="696" calcext:value-type="float">
            <text:p>696</text:p>
          </table:table-cell>
          <table:table-cell office:value-type="string" calcext:value-type="string">
            <text:p><text:s/>47,811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.4" calcext:value-type="float">
            <text:p><text:s/>32.40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3902" calcext:value-type="float">
            <text:p>333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30092020-1 :ND:1-30092020 Comisiones y servicio</text:p>
          </table:table-cell>
        </table:table-row>
        <table:table-row table:style-name="ro4">
          <table:table-cell office:value-type="float" office:value="697" calcext:value-type="float">
            <text:p>697</text:p>
          </table:table-cell>
          <table:table-cell office:value-type="string" calcext:value-type="string">
            <text:p><text:s/>47,809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98" calcext:value-type="float">
            <text:p><text:s/>1.98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4002" calcext:value-type="float">
            <text:p>334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15092020-1 :ND:1-15092020 Comisiones y servicio</text:p>
          </table:table-cell>
        </table:table-row>
        <table:table-row table:style-name="ro4">
          <table:table-cell office:value-type="float" office:value="698" calcext:value-type="float">
            <text:p>698</text:p>
          </table:table-cell>
          <table:table-cell office:value-type="string" calcext:value-type="string">
            <text:p><text:s/>46,367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42.5" calcext:value-type="float">
            <text:p><text:s/>1,442.50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4102" calcext:value-type="float">
            <text:p>334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7271230000-0 :PAGO ALIMENTACION MES SEPTIEMBRE </text:p>
          </table:table-cell>
        </table:table-row>
        <table:table-row table:style-name="ro4">
          <table:table-cell office:value-type="float" office:value="699" calcext:value-type="float">
            <text:p>699</text:p>
          </table:table-cell>
          <table:table-cell office:value-type="string" calcext:value-type="string">
            <text:p><text:s/>34,655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711.65" calcext:value-type="float">
            <text:p><text:s/>11,711.65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4202" calcext:value-type="float">
            <text:p>334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7063010000-0 :SUELDO FIN DE MES AGOSTO 2020</text:p>
          </table:table-cell>
        </table:table-row>
        <table:table-row table:style-name="ro4">
          <table:table-cell office:value-type="float" office:value="700" calcext:value-type="float">
            <text:p>700</text:p>
          </table:table-cell>
          <table:table-cell office:value-type="string" calcext:value-type="string">
            <text:p><text:s/>30,165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90" calcext:value-type="float">
            <text:p><text:s/>4,490.00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4302" calcext:value-type="float">
            <text:p>334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7270750000-0 :ND:0-7270750000 Quincena mes Sept</text:p>
          </table:table-cell>
        </table:table-row>
        <table:table-row table:style-name="ro4">
          <table:table-cell office:value-type="float" office:value="701" calcext:value-type="float">
            <text:p>701</text:p>
          </table:table-cell>
          <table:table-cell office:value-type="string" calcext:value-type="string">
            <text:p><text:s/>16,015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150.23" calcext:value-type="float">
            <text:p><text:s/>14,150.23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4402" calcext:value-type="float">
            <text:p>334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7465620000-0 :SUELDO FIN DE MES SEPTIEMBRE 2020</text:p>
          </table:table-cell>
        </table:table-row>
        <table:table-row table:style-name="ro4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61,015.22</text:p>
          </table:table-cell>
          <table:table-cell office:value-type="float" office:value="45000" calcext:value-type="float">
            <text:p><text:s/>45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4502" calcext:value-type="float">
            <text:p>334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C 8737-0 :NC:0-8737 Telconet S.A.: Anticipo de Re</text:p>
          </table:table-cell>
        </table:table-row>
        <table:table-row table:style-name="ro4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149,015.22</text:p>
          </table:table-cell>
          <table:table-cell office:value-type="float" office:value="88000" calcext:value-type="float">
            <text:p><text:s/>88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4602" calcext:value-type="float">
            <text:p>3346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C 734153-0 :NC:0-734153 Telconet S.A.: Anticipo d</text:p>
          </table:table-cell>
        </table:table-row>
        <table:table-row table:style-name="ro4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189,015.22</text:p>
          </table:table-cell>
          <table:table-cell office:value-type="float" office:value="40000" calcext:value-type="float">
            <text:p><text:s/>40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4802" calcext:value-type="float">
            <text:p>334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C 517079-0 :NC:0-517079 Telconet S.A.: Anticipo d</text:p>
          </table:table-cell>
        </table:table-row>
        <table:table-row table:style-name="ro4">
          <table:table-cell office:value-type="float" office:value="705" calcext:value-type="float">
            <text:p>705</text:p>
          </table:table-cell>
          <table:table-cell office:value-type="string" calcext:value-type="string">
            <text:p><text:s/>201,122.14</text:p>
          </table:table-cell>
          <table:table-cell office:value-type="float" office:value="12106.92" calcext:value-type="float">
            <text:p><text:s/>12,106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331502" calcext:value-type="float">
            <text:p>331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DP 43536499-1 :PAGO PARCIAL FACT# 170 CLIENTE: ANA</text:p>
          </table:table-cell>
        </table:table-row>
        <table:table-row table:style-name="ro4">
          <table:table-cell office:value-type="float" office:value="706" calcext:value-type="float">
            <text:p>706</text:p>
          </table:table-cell>
          <table:table-cell office:value-type="string" calcext:value-type="string">
            <text:p><text:s/>201,396.85</text:p>
          </table:table-cell>
          <table:table-cell office:value-type="float" office:value="274.71" calcext:value-type="float">
            <text:p><text:s/>274.7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331602" calcext:value-type="float">
            <text:p>3316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DP 59162765-0 :DP:0-59162765 Ck certificado # 945 </text:p>
          </table:table-cell>
        </table:table-row>
        <table:table-row table:style-name="ro4">
          <table:table-cell office:value-type="float" office:value="707" calcext:value-type="float">
            <text:p>707</text:p>
          </table:table-cell>
          <table:table-cell office:value-type="string" calcext:value-type="string">
            <text:p><text:s/>201,122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4.71" calcext:value-type="float">
            <text:p><text:s/>274.71 </text:p>
          </table:table-cell>
          <table:table-cell/>
          <table:table-cell office:value-type="float" office:value="1753" calcext:value-type="float">
            <text:p>17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4002" calcext:value-type="float">
            <text:p>324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945-0 :ND:0-945 Cheque certificado # 945 Banco </text:p>
          </table:table-cell>
        </table:table-row>
        <table:table-row table:style-name="ro4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201,396.85</text:p>
          </table:table-cell>
          <table:table-cell office:value-type="float" office:value="274.71" calcext:value-type="float">
            <text:p><text:s/>274.7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1902" calcext:value-type="float">
            <text:p>321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K 945-0 BANCO DEL PACIFICO :</text:p>
          </table:table-cell>
        </table:table-row>
        <table:table-row table:style-name="ro4">
          <table:table-cell office:value-type="float" office:value="709" calcext:value-type="float">
            <text:p>709</text:p>
          </table:table-cell>
          <table:table-cell office:value-type="string" calcext:value-type="string">
            <text:p><text:s/>196,288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08.76" calcext:value-type="float">
            <text:p><text:s/>5,108.76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4102" calcext:value-type="float">
            <text:p>324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41-0 LIGORGURO FALCONES :DB -1070987682: PABLO</text:p>
          </table:table-cell>
        </table:table-row>
        <table:table-row table:style-name="ro4">
          <table:table-cell office:value-type="float" office:value="710" calcext:value-type="float">
            <text:p>710</text:p>
          </table:table-cell>
          <table:table-cell office:value-type="string" calcext:value-type="string">
            <text:p><text:s/>194,010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78.04" calcext:value-type="float">
            <text:p><text:s/>2,278.04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4202" calcext:value-type="float">
            <text:p>324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42-0 LIGORGURO FALCONES :DB -1070987682: Pablo</text:p>
          </table:table-cell>
        </table:table-row>
        <table:table-row table:style-name="ro4">
          <table:table-cell office:value-type="float" office:value="711" calcext:value-type="float">
            <text:p>711</text:p>
          </table:table-cell>
          <table:table-cell office:value-type="string" calcext:value-type="string">
            <text:p><text:s/>193,896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3.8" calcext:value-type="float">
            <text:p><text:s/>113.80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1302" calcext:value-type="float">
            <text:p>331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203-0 CARRERA LLAGUNO JO :DB -1070987682: CARRE</text:p>
          </table:table-cell>
        </table:table-row>
        <table:table-row table:style-name="ro4">
          <table:table-cell office:value-type="float" office:value="712" calcext:value-type="float">
            <text:p>712</text:p>
          </table:table-cell>
          <table:table-cell office:value-type="string" calcext:value-type="string">
            <text:p><text:s/>193,625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1.15" calcext:value-type="float">
            <text:p><text:s/>271.15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4302" calcext:value-type="float">
            <text:p>324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43-0 KITTON S.A. :DB -1070987682: KITTON SA OC</text:p>
          </table:table-cell>
        </table:table-row>
        <table:table-row table:style-name="ro4">
          <table:table-cell office:value-type="float" office:value="713" calcext:value-type="float">
            <text:p>713</text:p>
          </table:table-cell>
          <table:table-cell office:value-type="string" calcext:value-type="string">
            <text:p><text:s/>188,655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70.07" calcext:value-type="float">
            <text:p><text:s/>4,970.07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1202" calcext:value-type="float">
            <text:p>331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202-0 UNION CEMENTERA NA :DB -1070987682: UNION</text:p>
          </table:table-cell>
        </table:table-row>
        <table:table-row table:style-name="ro4">
          <table:table-cell office:value-type="float" office:value="714" calcext:value-type="float">
            <text:p>714</text:p>
          </table:table-cell>
          <table:table-cell office:value-type="string" calcext:value-type="string">
            <text:p><text:s/>188,436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8.69" calcext:value-type="float">
            <text:p><text:s/>218.69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4402" calcext:value-type="float">
            <text:p>324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44-0 JESUS MESIAS GUIRA :DB -1070987682: Jesus</text:p>
          </table:table-cell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string" calcext:value-type="string">
            <text:p><text:s/>188,163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2.8" calcext:value-type="float">
            <text:p><text:s/>272.80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4502" calcext:value-type="float">
            <text:p>324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45-0 COMERCIAL KYWI S.A :DB -1070987682: Comer</text:p>
          </table:table-cell>
        </table:table-row>
        <table:table-row table:style-name="ro4">
          <table:table-cell office:value-type="float" office:value="716" calcext:value-type="float">
            <text:p>716</text:p>
          </table:table-cell>
          <table:table-cell office:value-type="string" calcext:value-type="string">
            <text:p><text:s/>188,148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.74" calcext:value-type="float">
            <text:p><text:s/>14.74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4602" calcext:value-type="float">
            <text:p>3246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46-0 HENK CENTENO FREDD :DB -1070987682: Fredd</text:p>
          </table:table-cell>
        </table:table-row>
        <table:table-row table:style-name="ro4">
          <table:table-cell office:value-type="float" office:value="717" calcext:value-type="float">
            <text:p>717</text:p>
          </table:table-cell>
          <table:table-cell office:value-type="string" calcext:value-type="string">
            <text:p><text:s/>181,113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7035.68" calcext:value-type="float">
            <text:p><text:s/>7,035.68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4702" calcext:value-type="float">
            <text:p>324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47-0 ALCIVAR BRICIO HUM :DB -1070987682: Humbe</text:p>
          </table:table-cell>
        </table:table-row>
        <table:table-row table:style-name="ro4">
          <table:table-cell office:value-type="float" office:value="718" calcext:value-type="float">
            <text:p>718</text:p>
          </table:table-cell>
          <table:table-cell office:value-type="string" calcext:value-type="string">
            <text:p><text:s/>177,490.6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22.48" calcext:value-type="float">
            <text:p><text:s/>3,622.48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4802" calcext:value-type="float">
            <text:p>324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48-0 PRIN-IT S.A. :DB -1070987682: Prin-it SA </text:p>
          </table:table-cell>
        </table:table-row>
        <table:table-row table:style-name="ro4">
          <table:table-cell office:value-type="float" office:value="719" calcext:value-type="float">
            <text:p>719</text:p>
          </table:table-cell>
          <table:table-cell office:value-type="string" calcext:value-type="string">
            <text:p><text:s/>177,111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8.68" calcext:value-type="float">
            <text:p><text:s/>378.68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102" calcext:value-type="float">
            <text:p>327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9-0 SUMBA ORTEGA IVAN <text:s/>:DB -1070987682: Sumba</text:p>
          </table:table-cell>
        </table:table-row>
        <table:table-row table:style-name="ro4">
          <table:table-cell office:value-type="float" office:value="720" calcext:value-type="float">
            <text:p>720</text:p>
          </table:table-cell>
          <table:table-cell office:value-type="string" calcext:value-type="string">
            <text:p><text:s/>164,957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154.68" calcext:value-type="float">
            <text:p><text:s/>12,154.68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3502" calcext:value-type="float">
            <text:p>323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K 946-0 LIGORGURO FALCONES :DB -1070987682: Pablo</text:p>
          </table:table-cell>
        </table:table-row>
        <table:table-row table:style-name="ro4">
          <table:table-cell office:value-type="float" office:value="721" calcext:value-type="float">
            <text:p>721</text:p>
          </table:table-cell>
          <table:table-cell office:value-type="string" calcext:value-type="string">
            <text:p><text:s/>164,119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838.2" calcext:value-type="float">
            <text:p><text:s/>838.20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3602" calcext:value-type="float">
            <text:p>3236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K 947-0 MARCELO NARVÁEZ AN :DB -1070987682: Marce</text:p>
          </table:table-cell>
        </table:table-row>
        <table:table-row table:style-name="ro4">
          <table:table-cell office:value-type="float" office:value="722" calcext:value-type="float">
            <text:p>722</text:p>
          </table:table-cell>
          <table:table-cell office:value-type="string" calcext:value-type="string">
            <text:p><text:s/>162,899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19.2" calcext:value-type="float">
            <text:p><text:s/>1,219.20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3702" calcext:value-type="float">
            <text:p>323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K 948-0 MARCELO NARVÁEZ AN :DB -1070987682: Marce</text:p>
          </table:table-cell>
        </table:table-row>
        <table:table-row table:style-name="ro4">
          <table:table-cell office:value-type="float" office:value="723" calcext:value-type="float">
            <text:p>723</text:p>
          </table:table-cell>
          <table:table-cell office:value-type="string" calcext:value-type="string">
            <text:p><text:s/>162,173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726.44" calcext:value-type="float">
            <text:p><text:s/>726.44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3802" calcext:value-type="float">
            <text:p>323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K 949-0 MARCELO NARVÁEZ AN :DB -1070987682: Marce</text:p>
          </table:table-cell>
        </table:table-row>
        <table:table-row table:style-name="ro4">
          <table:table-cell office:value-type="float" office:value="724" calcext:value-type="float">
            <text:p>724</text:p>
          </table:table-cell>
          <table:table-cell office:value-type="string" calcext:value-type="string">
            <text:p><text:s/>161,899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4.32" calcext:value-type="float">
            <text:p><text:s/>274.32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3902" calcext:value-type="float">
            <text:p>323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K 950-0 BANCO DEL PACIFICO :DB -1070987682: PENSI</text:p>
          </table:table-cell>
        </table:table-row>
        <table:table-row table:style-name="ro4">
          <table:table-cell office:value-type="float" office:value="725" calcext:value-type="float">
            <text:p>725</text:p>
          </table:table-cell>
          <table:table-cell office:value-type="string" calcext:value-type="string">
            <text:p><text:s/>161,839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.4" calcext:value-type="float">
            <text:p><text:s/>59.40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002" calcext:value-type="float">
            <text:p>325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49-0 WILFRIDO ZAMBRANO <text:s/>:DB -1070987682: Wilfr</text:p>
          </table:table-cell>
        </table:table-row>
        <table:table-row table:style-name="ro4">
          <table:table-cell office:value-type="float" office:value="726" calcext:value-type="float">
            <text:p>726</text:p>
          </table:table-cell>
          <table:table-cell office:value-type="string" calcext:value-type="string">
            <text:p><text:s/>155,028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6811.2" calcext:value-type="float">
            <text:p><text:s/>6,811.20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102" calcext:value-type="float">
            <text:p>325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0-0 BRENSAM BONILLA S. :DB -1070987682: Brens</text:p>
          </table:table-cell>
        </table:table-row>
        <table:table-row table:style-name="ro4">
          <table:table-cell office:value-type="float" office:value="727" calcext:value-type="float">
            <text:p>727</text:p>
          </table:table-cell>
          <table:table-cell office:value-type="string" calcext:value-type="string">
            <text:p><text:s/>154,928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0.42" calcext:value-type="float">
            <text:p><text:s/>100.42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202" calcext:value-type="float">
            <text:p>325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1-0 TECNOVA S.A. :DB -1070987682: Tecnova SA </text:p>
          </table:table-cell>
        </table:table-row>
        <table:table-row table:style-name="ro4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151,299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28.84" calcext:value-type="float">
            <text:p><text:s/>3,628.84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302" calcext:value-type="float">
            <text:p>325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2-0 COMERCIALIZADORA O :DB -1070987682: Comer</text:p>
          </table:table-cell>
        </table:table-row>
        <table:table-row table:style-name="ro4">
          <table:table-cell office:value-type="float" office:value="729" calcext:value-type="float">
            <text:p>729</text:p>
          </table:table-cell>
          <table:table-cell office:value-type="string" calcext:value-type="string">
            <text:p><text:s/>148,565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33.39" calcext:value-type="float">
            <text:p><text:s/>2,733.39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402" calcext:value-type="float">
            <text:p>325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3-0 COMERCIALIZADORA O :DB -1070987682: Comer</text:p>
          </table:table-cell>
        </table:table-row>
        <table:table-row table:style-name="ro4">
          <table:table-cell office:value-type="float" office:value="730" calcext:value-type="float">
            <text:p>730</text:p>
          </table:table-cell>
          <table:table-cell office:value-type="string" calcext:value-type="string">
            <text:p><text:s/>148,390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5.48" calcext:value-type="float">
            <text:p><text:s/>175.48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502" calcext:value-type="float">
            <text:p>325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4-0 GRAIMAN CIA. LTDA :DB -1070987682: Graima</text:p>
          </table:table-cell>
        </table:table-row>
        <table:table-row table:style-name="ro4">
          <table:table-cell office:value-type="float" office:value="731" calcext:value-type="float">
            <text:p>731</text:p>
          </table:table-cell>
          <table:table-cell office:value-type="string" calcext:value-type="string">
            <text:p><text:s/>147,752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638" calcext:value-type="float">
            <text:p><text:s/>638.00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602" calcext:value-type="float">
            <text:p>3256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5-0 VINITALY S.A. :DB -1070987682: Vinitaly S</text:p>
          </table:table-cell>
        </table:table-row>
        <table:table-row table:style-name="ro4">
          <table:table-cell office:value-type="float" office:value="732" calcext:value-type="float">
            <text:p>732</text:p>
          </table:table-cell>
          <table:table-cell office:value-type="string" calcext:value-type="string">
            <text:p><text:s/>146,010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41.57" calcext:value-type="float">
            <text:p><text:s/>1,741.57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702" calcext:value-type="float">
            <text:p>325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6-0 ALVARADO CEDEÑO AG :DB -1070987682: Agapi</text:p>
          </table:table-cell>
        </table:table-row>
        <table:table-row table:style-name="ro4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146,000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.73" calcext:value-type="float">
            <text:p><text:s/>10.73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802" calcext:value-type="float">
            <text:p>325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7-0 SUMBA ORTEGA IVAN <text:s/>:DB -1070987682: Sumba</text:p>
          </table:table-cell>
        </table:table-row>
        <table:table-row table:style-name="ro4">
          <table:table-cell office:value-type="float" office:value="734" calcext:value-type="float">
            <text:p>734</text:p>
          </table:table-cell>
          <table:table-cell office:value-type="string" calcext:value-type="string">
            <text:p><text:s/>145,510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0" calcext:value-type="float">
            <text:p><text:s/>490.00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902" calcext:value-type="float">
            <text:p>325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8-0 TRANSPORTE CARGA P :DB -1070987682: Vibar</text:p>
          </table:table-cell>
        </table:table-row>
        <table:table-row table:style-name="ro4">
          <table:table-cell office:value-type="float" office:value="735" calcext:value-type="float">
            <text:p>735</text:p>
          </table:table-cell>
          <table:table-cell office:value-type="string" calcext:value-type="string">
            <text:p><text:s/>144,533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976.77" calcext:value-type="float">
            <text:p><text:s/>976.77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002" calcext:value-type="float">
            <text:p>326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9-0 TORREGASI S.A. :DB -1070987682: Torregasi</text:p>
          </table:table-cell>
        </table:table-row>
        <table:table-row table:style-name="ro4">
          <table:table-cell office:value-type="float" office:value="736" calcext:value-type="float">
            <text:p>736</text:p>
          </table:table-cell>
          <table:table-cell office:value-type="string" calcext:value-type="string">
            <text:p><text:s/>144,236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7" calcext:value-type="float">
            <text:p><text:s/>297.00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102" calcext:value-type="float">
            <text:p>326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0-0 SALCEDO MOTORS S.A :DB -1070987682: Salce</text:p>
          </table:table-cell>
        </table:table-row>
        <table:table-row table:style-name="ro4">
          <table:table-cell office:value-type="float" office:value="737" calcext:value-type="float">
            <text:p>737</text:p>
          </table:table-cell>
          <table:table-cell office:value-type="string" calcext:value-type="string">
            <text:p><text:s/>143,774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1.89" calcext:value-type="float">
            <text:p><text:s/>461.89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202" calcext:value-type="float">
            <text:p>326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1-0 SERVIDECONS SA :DB -1070987682: Servideco</text:p>
          </table:table-cell>
        </table:table-row>
        <table:table-row table:style-name="ro4">
          <table:table-cell office:value-type="float" office:value="738" calcext:value-type="float">
            <text:p>738</text:p>
          </table:table-cell>
          <table:table-cell office:value-type="string" calcext:value-type="string">
            <text:p><text:s/>143,695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79.2" calcext:value-type="float">
            <text:p><text:s/>79.20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302" calcext:value-type="float">
            <text:p>326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2-0 TRANS- NARVAEZ CIA :DB -1070987682: Trans</text:p>
          </table:table-cell>
        </table:table-row>
        <table:table-row table:style-name="ro4">
          <table:table-cell office:value-type="float" office:value="739" calcext:value-type="float">
            <text:p>739</text:p>
          </table:table-cell>
          <table:table-cell office:value-type="string" calcext:value-type="string">
            <text:p><text:s/>142,984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711.04" calcext:value-type="float">
            <text:p><text:s/>711.04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402" calcext:value-type="float">
            <text:p>326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3-0 FIGUEROA BOLAÑOS J :DB -1070987682: John </text:p>
          </table:table-cell>
        </table:table-row>
        <table:table-row table:style-name="ro4">
          <table:table-cell office:value-type="float" office:value="740" calcext:value-type="float">
            <text:p>740</text:p>
          </table:table-cell>
          <table:table-cell office:value-type="string" calcext:value-type="string">
            <text:p><text:s/>141,424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59.34" calcext:value-type="float">
            <text:p><text:s/>1,559.34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502" calcext:value-type="float">
            <text:p>326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4-0 COMERCIAL KYWI S.A :DB -1070987682: Comer</text:p>
          </table:table-cell>
        </table:table-row>
        <table:table-row table:style-name="ro4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127,294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130.53" calcext:value-type="float">
            <text:p><text:s/>14,130.53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002" calcext:value-type="float">
            <text:p>327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8-0 TORRES RONQUILLO F :DB -1070987682: Franc</text:p>
          </table:table-cell>
        </table:table-row>
        <table:table-row table:style-name="ro4">
          <table:table-cell office:value-type="float" office:value="742" calcext:value-type="float">
            <text:p>742</text:p>
          </table:table-cell>
          <table:table-cell office:value-type="string" calcext:value-type="string">
            <text:p><text:s/>120,784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10" calcext:value-type="float">
            <text:p><text:s/>6,510.00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702" calcext:value-type="float">
            <text:p>326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5-0 SUMBA ORTEGA IVAN <text:s/>:DB -1070987682: Sumba</text:p>
          </table:table-cell>
        </table:table-row>
        <table:table-row table:style-name="ro4">
          <table:table-cell office:value-type="float" office:value="743" calcext:value-type="float">
            <text:p>743</text:p>
          </table:table-cell>
          <table:table-cell office:value-type="string" calcext:value-type="string">
            <text:p><text:s/>120,653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0.36" calcext:value-type="float">
            <text:p><text:s/>130.36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802" calcext:value-type="float">
            <text:p>326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6-0 CONECEL S.A. :DB -1070987682: Conecel Pag</text:p>
          </table:table-cell>
        </table:table-row>
        <table:table-row table:style-name="ro4">
          <table:table-cell office:value-type="float" office:value="744" calcext:value-type="float">
            <text:p>744</text:p>
          </table:table-cell>
          <table:table-cell office:value-type="string" calcext:value-type="string">
            <text:p><text:s/>120,497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6.15" calcext:value-type="float">
            <text:p><text:s/>156.15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902" calcext:value-type="float">
            <text:p>326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7-0 CONECEL S.A. :DB -1070987682: Conecel Pag</text:p>
          </table:table-cell>
        </table:table-row>
        <table:table-row table:style-name="ro4">
          <table:table-cell office:value-type="float" office:value="745" calcext:value-type="float">
            <text:p>745</text:p>
          </table:table-cell>
          <table:table-cell office:value-type="string" calcext:value-type="string">
            <text:p><text:s/>117,190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07.5" calcext:value-type="float">
            <text:p><text:s/>3,307.50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402" calcext:value-type="float">
            <text:p>328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6-0 BRENSAM BONILLA S. :DB -1070987682: BRENS</text:p>
          </table:table-cell>
        </table:table-row>
        <table:table-row table:style-name="ro4">
          <table:table-cell office:value-type="float" office:value="746" calcext:value-type="float">
            <text:p>746</text:p>
          </table:table-cell>
          <table:table-cell office:value-type="string" calcext:value-type="string">
            <text:p><text:s/>115,684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6.26" calcext:value-type="float">
            <text:p><text:s/>1,506.26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502" calcext:value-type="float">
            <text:p>328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7-0 GEDEQUIP S.A. :DB -1070987682: GEDEQUIP S</text:p>
          </table:table-cell>
        </table:table-row>
        <table:table-row table:style-name="ro4">
          <table:table-cell office:value-type="float" office:value="747" calcext:value-type="float">
            <text:p>747</text:p>
          </table:table-cell>
          <table:table-cell office:value-type="string" calcext:value-type="string">
            <text:p><text:s/>115,244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0" calcext:value-type="float">
            <text:p><text:s/>440.00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602" calcext:value-type="float">
            <text:p>3286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8-0 VINITALY S.A. :DB -1070987682: VINITALY S</text:p>
          </table:table-cell>
        </table:table-row>
        <table:table-row table:style-name="ro4">
          <table:table-cell office:value-type="float" office:value="748" calcext:value-type="float">
            <text:p>748</text:p>
          </table:table-cell>
          <table:table-cell office:value-type="string" calcext:value-type="string">
            <text:p><text:s/>113,204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39.4" calcext:value-type="float">
            <text:p><text:s/>2,039.40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702" calcext:value-type="float">
            <text:p>328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9-0 CARGARAUSTRAL S.A. :DB -1070987682: CARGA</text:p>
          </table:table-cell>
        </table:table-row>
        <table:table-row table:style-name="ro4">
          <table:table-cell office:value-type="float" office:value="749" calcext:value-type="float">
            <text:p>749</text:p>
          </table:table-cell>
          <table:table-cell office:value-type="string" calcext:value-type="string">
            <text:p><text:s/>112,907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7.56" calcext:value-type="float">
            <text:p><text:s/>297.56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802" calcext:value-type="float">
            <text:p>328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0-0 GURUMENDI CUJILAN <text:s/>:DB -1070987682: GURUM</text:p>
          </table:table-cell>
        </table:table-row>
        <table:table-row table:style-name="ro4">
          <table:table-cell office:value-type="float" office:value="750" calcext:value-type="float">
            <text:p>750</text:p>
          </table:table-cell>
          <table:table-cell office:value-type="string" calcext:value-type="string">
            <text:p><text:s/>110,880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26.35" calcext:value-type="float">
            <text:p><text:s/>2,026.35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902" calcext:value-type="float">
            <text:p>328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1-0 BOWEN MENDOZA JOSE :DB -1070987682: BOWEN</text:p>
          </table:table-cell>
        </table:table-row>
        <table:table-row table:style-name="ro4">
          <table:table-cell office:value-type="float" office:value="751" calcext:value-type="float">
            <text:p>751</text:p>
          </table:table-cell>
          <table:table-cell office:value-type="string" calcext:value-type="string">
            <text:p><text:s/>109,798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82.47" calcext:value-type="float">
            <text:p><text:s/>1,082.47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002" calcext:value-type="float">
            <text:p>329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2-0 FACINSER S.A. FRAN :DB -1070987682: FACIN</text:p>
          </table:table-cell>
        </table:table-row>
        <table:table-row table:style-name="ro4">
          <table:table-cell office:value-type="float" office:value="752" calcext:value-type="float">
            <text:p>752</text:p>
          </table:table-cell>
          <table:table-cell office:value-type="string" calcext:value-type="string">
            <text:p><text:s/>106,881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16.33" calcext:value-type="float">
            <text:p><text:s/>2,916.33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102" calcext:value-type="float">
            <text:p>329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3-0 SERVIDECONS SA :DB -1070987682: SERVIDECO</text:p>
          </table:table-cell>
        </table:table-row>
        <table:table-row table:style-name="ro4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106,424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457.2" calcext:value-type="float">
            <text:p><text:s/>457.20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202" calcext:value-type="float">
            <text:p>329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4-0 BOWEN MENDOZA JOSE :DB -1070987682: BOWEN</text:p>
          </table:table-cell>
        </table:table-row>
        <table:table-row table:style-name="ro4">
          <table:table-cell office:value-type="float" office:value="754" calcext:value-type="float">
            <text:p>754</text:p>
          </table:table-cell>
          <table:table-cell office:value-type="string" calcext:value-type="string">
            <text:p><text:s/>105,540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4" calcext:value-type="float">
            <text:p><text:s/>884.00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302" calcext:value-type="float">
            <text:p>329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5-0 GARCIA ALAÑA VICTO :DB -1070987682: GARCI</text:p>
          </table:table-cell>
        </table:table-row>
        <table:table-row table:style-name="ro4">
          <table:table-cell office:value-type="float" office:value="755" calcext:value-type="float">
            <text:p>755</text:p>
          </table:table-cell>
          <table:table-cell office:value-type="string" calcext:value-type="string">
            <text:p><text:s/>96,384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9156.33" calcext:value-type="float">
            <text:p><text:s/>9,156.33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402" calcext:value-type="float">
            <text:p>329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6-0 TORRES RONQUILLO F :DB -1070987682: TORRE</text:p>
          </table:table-cell>
        </table:table-row>
        <table:table-row table:style-name="ro4">
          <table:table-cell office:value-type="float" office:value="756" calcext:value-type="float">
            <text:p>756</text:p>
          </table:table-cell>
          <table:table-cell office:value-type="string" calcext:value-type="string">
            <text:p><text:s/>84,384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000" calcext:value-type="float">
            <text:p><text:s/>12,000.00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502" calcext:value-type="float">
            <text:p>329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7-0 BOWEN MENDOZA JOSE :DB -1070987682: BOWEN</text:p>
          </table:table-cell>
        </table:table-row>
        <table:table-row table:style-name="ro4">
          <table:table-cell office:value-type="float" office:value="757" calcext:value-type="float">
            <text:p>757</text:p>
          </table:table-cell>
          <table:table-cell office:value-type="string" calcext:value-type="string">
            <text:p><text:s/>83,991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3.3" calcext:value-type="float">
            <text:p><text:s/>393.30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702" calcext:value-type="float">
            <text:p>329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8-0 SANIPORT S.A. :DB -1070987682: SANIPORT S</text:p>
          </table:table-cell>
        </table:table-row>
        <table:table-row table:style-name="ro4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81,031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59.59" calcext:value-type="float">
            <text:p><text:s/>2,959.59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802" calcext:value-type="float">
            <text:p>329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9-0 COMERCIALIZADORA O :DB -1070987682: PAGO </text:p>
          </table:table-cell>
        </table:table-row>
        <table:table-row table:style-name="ro4">
          <table:table-cell office:value-type="float" office:value="759" calcext:value-type="float">
            <text:p>759</text:p>
          </table:table-cell>
          <table:table-cell office:value-type="string" calcext:value-type="string">
            <text:p><text:s/>80,669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1.92" calcext:value-type="float">
            <text:p><text:s/>361.92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902" calcext:value-type="float">
            <text:p>329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0-0 NAOMI ABIGAIL ZAMB :DB -1070987682: ZAMBR</text:p>
          </table:table-cell>
        </table:table-row>
        <table:table-row table:style-name="ro4">
          <table:table-cell office:value-type="float" office:value="760" calcext:value-type="float">
            <text:p>760</text:p>
          </table:table-cell>
          <table:table-cell office:value-type="string" calcext:value-type="string">
            <text:p><text:s/>80,078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1.28" calcext:value-type="float">
            <text:p><text:s/>591.28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002" calcext:value-type="float">
            <text:p>330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1-0 COMERCIAL KYWI S.A :DB -1070987682: COMER</text:p>
          </table:table-cell>
        </table:table-row>
        <table:table-row table:style-name="ro4">
          <table:table-cell office:value-type="float" office:value="761" calcext:value-type="float">
            <text:p>761</text:p>
          </table:table-cell>
          <table:table-cell office:value-type="string" calcext:value-type="string">
            <text:p><text:s/>79,200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877.49" calcext:value-type="float">
            <text:p><text:s/>877.49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102" calcext:value-type="float">
            <text:p>330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2-0 JORCHU SA :DB -1070987682: JORCHU S.A. PA</text:p>
          </table:table-cell>
        </table:table-row>
        <table:table-row table:style-name="ro4">
          <table:table-cell office:value-type="float" office:value="762" calcext:value-type="float">
            <text:p>762</text:p>
          </table:table-cell>
          <table:table-cell office:value-type="string" calcext:value-type="string">
            <text:p><text:s/>78,868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1.85" calcext:value-type="float">
            <text:p><text:s/>331.85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202" calcext:value-type="float">
            <text:p>330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3-0 ALVARADO CEDEÑO AG :DB -1070987682: ALVAR</text:p>
          </table:table-cell>
        </table:table-row>
        <table:table-row table:style-name="ro4">
          <table:table-cell office:value-type="float" office:value="763" calcext:value-type="float">
            <text:p>763</text:p>
          </table:table-cell>
          <table:table-cell office:value-type="string" calcext:value-type="string">
            <text:p><text:s/>74,594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274.46" calcext:value-type="float">
            <text:p><text:s/>4,274.46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302" calcext:value-type="float">
            <text:p>330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4-0 ELECTROLEG SA :DB -1070987682: ELECTROLEG</text:p>
          </table:table-cell>
        </table:table-row>
        <table:table-row table:style-name="ro4">
          <table:table-cell office:value-type="float" office:value="764" calcext:value-type="float">
            <text:p>764</text:p>
          </table:table-cell>
          <table:table-cell office:value-type="string" calcext:value-type="string">
            <text:p><text:s/>68,392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201.87" calcext:value-type="float">
            <text:p><text:s/>6,201.87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402" calcext:value-type="float">
            <text:p>330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5-0 NUÑEZ CALLE JOSE A :DB -1070987682: NUÑEZ</text:p>
          </table:table-cell>
        </table:table-row>
        <table:table-row table:style-name="ro4">
          <table:table-cell office:value-type="float" office:value="765" calcext:value-type="float">
            <text:p>765</text:p>
          </table:table-cell>
          <table:table-cell office:value-type="string" calcext:value-type="string">
            <text:p><text:s/>68,323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8.8" calcext:value-type="float">
            <text:p><text:s/>68.80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502" calcext:value-type="float">
            <text:p>330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6-0 EQUIPOS &amp; PRUEBAS <text:s/>:DB -1070987682: EQUIP</text:p>
          </table:table-cell>
        </table:table-row>
        <table:table-row table:style-name="ro4">
          <table:table-cell office:value-type="float" office:value="766" calcext:value-type="float">
            <text:p>766</text:p>
          </table:table-cell>
          <table:table-cell office:value-type="string" calcext:value-type="string">
            <text:p><text:s/>65,351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72.78" calcext:value-type="float">
            <text:p><text:s/>2,972.78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1102" calcext:value-type="float">
            <text:p>331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201-0 UNION CEMENTERA NA :DB -1070987682: UNION</text:p>
          </table:table-cell>
        </table:table-row>
        <table:table-row table:style-name="ro4">
          <table:table-cell office:value-type="float" office:value="767" calcext:value-type="float">
            <text:p>767</text:p>
          </table:table-cell>
          <table:table-cell office:value-type="string" calcext:value-type="string">
            <text:p><text:s/>64,152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98.42" calcext:value-type="float">
            <text:p><text:s/>1,198.42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302" calcext:value-type="float">
            <text:p>328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5-0 ELECTRONICA SIGLO <text:s/>:DB -1070987682: ELECT</text:p>
          </table:table-cell>
        </table:table-row>
        <table:table-row table:style-name="ro4">
          <table:table-cell office:value-type="float" office:value="768" calcext:value-type="float">
            <text:p>768</text:p>
          </table:table-cell>
          <table:table-cell office:value-type="string" calcext:value-type="string">
            <text:p><text:s/>59,639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512.86" calcext:value-type="float">
            <text:p><text:s/>4,512.86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002" calcext:value-type="float">
            <text:p>328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2-0 LIGORGURO FALCONES :DB -1070987682: LIGOR</text:p>
          </table:table-cell>
        </table:table-row>
        <table:table-row table:style-name="ro4">
          <table:table-cell office:value-type="float" office:value="769" calcext:value-type="float">
            <text:p>769</text:p>
          </table:table-cell>
          <table:table-cell office:value-type="string" calcext:value-type="string">
            <text:p><text:s/>57,350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89.58" calcext:value-type="float">
            <text:p><text:s/>2,289.58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40502" calcext:value-type="float">
            <text:p>340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8-0 MORAN MAZZINI DOUG :DB -1070987682: REEMB</text:p>
          </table:table-cell>
        </table:table-row>
        <table:table-row table:style-name="ro4">
          <table:table-cell office:value-type="float" office:value="770" calcext:value-type="float">
            <text:p>770</text:p>
          </table:table-cell>
          <table:table-cell office:value-type="string" calcext:value-type="string">
            <text:p><text:s/>57,344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38" calcext:value-type="float">
            <text:p><text:s/>5.38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40102" calcext:value-type="float">
            <text:p>340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4-0 CORNEJO ESPINOZA J :DB -1070987682: PAGO </text:p>
          </table:table-cell>
        </table:table-row>
        <table:table-row table:style-name="ro4">
          <table:table-cell office:value-type="float" office:value="771" calcext:value-type="float">
            <text:p>771</text:p>
          </table:table-cell>
          <table:table-cell office:value-type="string" calcext:value-type="string">
            <text:p><text:s/>57,356.51</text:p>
          </table:table-cell>
          <table:table-cell office:value-type="float" office:value="11.68" calcext:value-type="float">
            <text:p><text:s/>11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345102" calcext:value-type="float">
            <text:p>345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DP 59569664-1 :DP:1-59569664 DEPOSITO CTA.CTE. H.N</text:p>
          </table:table-cell>
        </table:table-row>
        <table:table-row table:style-name="ro4">
          <table:table-cell office:value-type="float" office:value="772" calcext:value-type="float">
            <text:p>772</text:p>
          </table:table-cell>
          <table:table-cell office:value-type="string" calcext:value-type="string">
            <text:p><text:s/>52,626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30" calcext:value-type="float">
            <text:p><text:s/>4,730.00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0902" calcext:value-type="float">
            <text:p>3409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7672160000-0 :ND:0-7672160000 Quincena mes Octu</text:p>
          </table:table-cell>
        </table:table-row>
        <table:table-row table:style-name="ro4">
          <table:table-cell office:value-type="float" office:value="773" calcext:value-type="float">
            <text:p>773</text:p>
          </table:table-cell>
          <table:table-cell office:value-type="string" calcext:value-type="string">
            <text:p><text:s/>38,788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838.09" calcext:value-type="float">
            <text:p><text:s/>13,838.09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1002" calcext:value-type="float">
            <text:p>3410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7893120000-0 :ND:0-7893120000 Sueldo fin de mes</text:p>
          </table:table-cell>
        </table:table-row>
        <table:table-row table:style-name="ro4">
          <table:table-cell office:value-type="float" office:value="774" calcext:value-type="float">
            <text:p>774</text:p>
          </table:table-cell>
          <table:table-cell office:value-type="string" calcext:value-type="string">
            <text:p><text:s/>37,228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60" calcext:value-type="float">
            <text:p><text:s/>1,560.00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1102" calcext:value-type="float">
            <text:p>341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7738390000-0 :ND:0-7738390000 Pago alimentacion</text:p>
          </table:table-cell>
        </table:table-row>
        <table:table-row table:style-name="ro4">
          <table:table-cell office:value-type="float" office:value="775" calcext:value-type="float">
            <text:p>775</text:p>
          </table:table-cell>
          <table:table-cell office:value-type="string" calcext:value-type="string">
            <text:p><text:s/>27,181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047.39" calcext:value-type="float">
            <text:p><text:s/>10,047.39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1202" calcext:value-type="float">
            <text:p>3412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4950-1 :ND:1-4950 Pago SRI - Impuesto al Valor </text:p>
          </table:table-cell>
        </table:table-row>
        <table:table-row table:style-name="ro4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21,768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12.96" calcext:value-type="float">
            <text:p><text:s/>5,412.96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1302" calcext:value-type="float">
            <text:p>3413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4944-1 :ND:1-4944 Pago SRI - Retencion en la fu</text:p>
          </table:table-cell>
        </table:table-row>
        <table:table-row table:style-name="ro4">
          <table:table-cell office:value-type="float" office:value="777" calcext:value-type="float">
            <text:p>777</text:p>
          </table:table-cell>
          <table:table-cell office:value-type="string" calcext:value-type="string">
            <text:p><text:s/>19,724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43.4" calcext:value-type="float">
            <text:p><text:s/>2,043.40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1402" calcext:value-type="float">
            <text:p>3414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14914-1 :ND:1-14914 PAGO IESS PLANILLA NORMALES</text:p>
          </table:table-cell>
        </table:table-row>
        <table:table-row table:style-name="ro4">
          <table:table-cell office:value-type="float" office:value="778" calcext:value-type="float">
            <text:p>778</text:p>
          </table:table-cell>
          <table:table-cell office:value-type="string" calcext:value-type="string">
            <text:p><text:s/>17,827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96.99" calcext:value-type="float">
            <text:p><text:s/>1,896.99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1502" calcext:value-type="float">
            <text:p>341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14912-1 :ND:1-14912 PAGO IESS PLANILLAS APORTES</text:p>
          </table:table-cell>
        </table:table-row>
        <table:table-row table:style-name="ro4">
          <table:table-cell office:value-type="float" office:value="779" calcext:value-type="float">
            <text:p>779</text:p>
          </table:table-cell>
          <table:table-cell office:value-type="string" calcext:value-type="string">
            <text:p><text:s/>17,756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71.61" calcext:value-type="float">
            <text:p><text:s/>71.61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1602" calcext:value-type="float">
            <text:p>3416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14911-1 :ND:1-14911 PAGO IESS EXT CONYUGUE SEP-</text:p>
          </table:table-cell>
        </table:table-row>
        <table:table-row table:style-name="ro4">
          <table:table-cell office:value-type="float" office:value="780" calcext:value-type="float">
            <text:p>780</text:p>
          </table:table-cell>
          <table:table-cell office:value-type="string" calcext:value-type="string">
            <text:p><text:s/>17,682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73.76" calcext:value-type="float">
            <text:p><text:s/>73.76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1702" calcext:value-type="float">
            <text:p>341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14915-1 :ND:1-14915 PAGO IESS EXT CONYUGUE SEP-</text:p>
          </table:table-cell>
        </table:table-row>
        <table:table-row table:style-name="ro4">
          <table:table-cell office:value-type="float" office:value="781" calcext:value-type="float">
            <text:p>781</text:p>
          </table:table-cell>
          <table:table-cell office:value-type="string" calcext:value-type="string">
            <text:p><text:s/>17,624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.31" calcext:value-type="float">
            <text:p><text:s/>58.31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1802" calcext:value-type="float">
            <text:p>3418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14913-1 :ND:1-14913 PAGO IESS FONDO DE RESERVA </text:p>
          </table:table-cell>
        </table:table-row>
        <table:table-row table:style-name="ro4">
          <table:table-cell office:value-type="float" office:value="782" calcext:value-type="float">
            <text:p>782</text:p>
          </table:table-cell>
          <table:table-cell office:value-type="string" calcext:value-type="string">
            <text:p><text:s/>17,546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77.5" calcext:value-type="float">
            <text:p><text:s/>77.50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1902" calcext:value-type="float">
            <text:p>3419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14916-1 :ND:1-14916 PAGO IESS FONDO RESERVA SEP</text:p>
          </table:table-cell>
        </table:table-row>
        <table:table-row table:style-name="ro4">
          <table:table-cell office:value-type="float" office:value="783" calcext:value-type="float">
            <text:p>783</text:p>
          </table:table-cell>
          <table:table-cell office:value-type="string" calcext:value-type="string">
            <text:p><text:s/>17,186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9.74" calcext:value-type="float">
            <text:p><text:s/>359.74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2002" calcext:value-type="float">
            <text:p>3420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14910-1 :ND:1-14910 PAGO IESS PREST. QUIROGRAFA</text:p>
          </table:table-cell>
        </table:table-row>
        <table:table-row table:style-name="ro4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17,165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" calcext:value-type="float">
            <text:p><text:s/>21.00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2102" calcext:value-type="float">
            <text:p>342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22102020-1 :ND:1-22102020 Comisiones y servicio</text:p>
          </table:table-cell>
        </table:table-row>
        <table:table-row table:style-name="ro4">
          <table:table-cell office:value-type="float" office:value="785" calcext:value-type="float">
            <text:p>785</text:p>
          </table:table-cell>
          <table:table-cell office:value-type="string" calcext:value-type="string">
            <text:p><text:s/>17,161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" calcext:value-type="float">
            <text:p><text:s/>4.00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2202" calcext:value-type="float">
            <text:p>3422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27102020-1 :ND:1-27102020 Comisiones y servicio</text:p>
          </table:table-cell>
        </table:table-row>
        <table:table-row table:style-name="ro4">
          <table:table-cell office:value-type="float" office:value="786" calcext:value-type="float">
            <text:p>786</text:p>
          </table:table-cell>
          <table:table-cell office:value-type="string" calcext:value-type="string">
            <text:p><text:s/>17,136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.2" calcext:value-type="float">
            <text:p><text:s/>25.20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2302" calcext:value-type="float">
            <text:p>3423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29102020-1 :ND:1-29102020 Comisiones y servicio</text:p>
          </table:table-cell>
        </table:table-row>
        <table:table-row table:style-name="ro4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17,136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35" calcext:value-type="float">
            <text:p><text:s/>0.35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2402" calcext:value-type="float">
            <text:p>3424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26102020-1 :ND:1-26102020 Comisiones y servicio</text:p>
          </table:table-cell>
        </table:table-row>
        <table:table-row table:style-name="ro4">
          <table:table-cell office:value-type="float" office:value="788" calcext:value-type="float">
            <text:p>788</text:p>
          </table:table-cell>
          <table:table-cell office:value-type="string" calcext:value-type="string">
            <text:p><text:s/>17,133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64" calcext:value-type="float">
            <text:p><text:s/>2.64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2502" calcext:value-type="float">
            <text:p>342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29102020-2 :ND:2-29102020 Comisiones y servicio</text:p>
          </table:table-cell>
        </table:table-row>
        <table:table-row table:style-name="ro4">
          <table:table-cell office:value-type="float" office:value="789" calcext:value-type="float">
            <text:p>789</text:p>
          </table:table-cell>
          <table:table-cell office:value-type="string" calcext:value-type="string">
            <text:p><text:s/>62,133.57</text:p>
          </table:table-cell>
          <table:table-cell office:value-type="float" office:value="45000" calcext:value-type="float">
            <text:p><text:s/>45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2602" calcext:value-type="float">
            <text:p>3426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C 593265-0 :NC:0-593265 Telconet S.A.: Anticipo d</text:p>
          </table:table-cell>
        </table:table-row>
        <table:table-row table:style-name="ro4">
          <table:table-cell office:value-type="float" office:value="790" calcext:value-type="float">
            <text:p>790</text:p>
          </table:table-cell>
          <table:table-cell office:value-type="string" calcext:value-type="string">
            <text:p><text:s/>87,133.57</text:p>
          </table:table-cell>
          <table:table-cell office:value-type="float" office:value="25000" calcext:value-type="float">
            <text:p><text:s/>25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2702" calcext:value-type="float">
            <text:p>342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C 849335-0 :NC:0-849335 Telconet S.A.: Anticipo d</text:p>
          </table:table-cell>
        </table:table-row>
        <table:table-row table:style-name="ro4">
          <table:table-cell office:value-type="float" office:value="791" calcext:value-type="float">
            <text:p>791</text:p>
          </table:table-cell>
          <table:table-cell office:value-type="string" calcext:value-type="string">
            <text:p><text:s/>117,133.57</text:p>
          </table:table-cell>
          <table:table-cell office:value-type="float" office:value="30000" calcext:value-type="float">
            <text:p><text:s/>30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2802" calcext:value-type="float">
            <text:p>3428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C 179268-0 :NC:0-179268 Telconet S.A.: Anticipo d</text:p>
          </table:table-cell>
        </table:table-row>
        <table:table-row table:style-name="ro4">
          <table:table-cell office:value-type="float" office:value="792" calcext:value-type="float">
            <text:p>792</text:p>
          </table:table-cell>
          <table:table-cell office:value-type="string" calcext:value-type="string">
            <text:p><text:s/>134,633.57</text:p>
          </table:table-cell>
          <table:table-cell office:value-type="float" office:value="17500" calcext:value-type="float">
            <text:p><text:s/>17,5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2902" calcext:value-type="float">
            <text:p>3429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C 445713-0 :NC:0-445713 Telconet S.A.: Anticipo d</text:p>
          </table:table-cell>
        </table:table-row>
        <table:table-row table:style-name="ro4">
          <table:table-cell office:value-type="float" office:value="793" calcext:value-type="float">
            <text:p>793</text:p>
          </table:table-cell>
          <table:table-cell office:value-type="string" calcext:value-type="string">
            <text:p><text:s/>149,761.07</text:p>
          </table:table-cell>
          <table:table-cell office:value-type="float" office:value="15127.5" calcext:value-type="float">
            <text:p><text:s/>15,127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3002" calcext:value-type="float">
            <text:p>3430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C 15860214-0 :NC:0-15860214 PAGO FACT# 173 CLIENT</text:p>
          </table:table-cell>
        </table:table-row>
        <table:table-row table:style-name="ro4">
          <table:table-cell office:value-type="float" office:value="794" calcext:value-type="float">
            <text:p>794</text:p>
          </table:table-cell>
          <table:table-cell office:value-type="string" calcext:value-type="string">
            <text:p><text:s/>178,923.73</text:p>
          </table:table-cell>
          <table:table-cell office:value-type="float" office:value="29162.66" calcext:value-type="float">
            <text:p><text:s/>29,162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3102" calcext:value-type="float">
            <text:p>343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C 15825519-0 :NC:0-15825519 PAGO FACT# 137 CLIENT</text:p>
          </table:table-cell>
        </table:table-row>
        <table:table-row table:style-name="ro4">
          <table:table-cell office:value-type="float" office:value="795" calcext:value-type="float">
            <text:p>795</text:p>
          </table:table-cell>
          <table:table-cell office:value-type="string" calcext:value-type="string">
            <text:p><text:s/>195,311.23</text:p>
          </table:table-cell>
          <table:table-cell office:value-type="float" office:value="16387.5" calcext:value-type="float">
            <text:p><text:s/>16,387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9" calcext:value-type="float">
            <text:p>17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5302" calcext:value-type="float">
            <text:p>3353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C 15795312-1 :NC:1-15795312 PAGO FACT# 171 CLIENT</text:p>
          </table:table-cell>
        </table:table-row>
        <table:table-row table:style-name="ro4">
          <table:table-cell office:value-type="float" office:value="796" calcext:value-type="float">
            <text:p>796</text:p>
          </table:table-cell>
          <table:table-cell office:value-type="string" calcext:value-type="string">
            <text:p><text:s/>185,078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232.29" calcext:value-type="float">
            <text:p><text:s/>10,232.29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1702" calcext:value-type="float">
            <text:p>331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05-0 FACINSER S.A. FRAN :</text:p>
          </table:table-cell>
        </table:table-row>
        <table:table-row table:style-name="ro4">
          <table:table-cell office:value-type="float" office:value="797" calcext:value-type="float">
            <text:p>797</text:p>
          </table:table-cell>
          <table:table-cell office:value-type="string" calcext:value-type="string">
            <text:p><text:s/>172,986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092.23" calcext:value-type="float">
            <text:p><text:s/>12,092.23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1902" calcext:value-type="float">
            <text:p>3319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07-0 BOWEN MENDOZA JOSE :</text:p>
          </table:table-cell>
        </table:table-row>
        <table:table-row table:style-name="ro4">
          <table:table-cell office:value-type="float" office:value="798" calcext:value-type="float">
            <text:p>798</text:p>
          </table:table-cell>
          <table:table-cell office:value-type="string" calcext:value-type="string">
            <text:p><text:s/>171,575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11.2" calcext:value-type="float">
            <text:p><text:s/>1,411.20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2002" calcext:value-type="float">
            <text:p>3320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08-0 BRENSAM BONILLA S. :</text:p>
          </table:table-cell>
        </table:table-row>
        <table:table-row table:style-name="ro4">
          <table:table-cell office:value-type="float" office:value="799" calcext:value-type="float">
            <text:p>799</text:p>
          </table:table-cell>
          <table:table-cell office:value-type="string" calcext:value-type="string">
            <text:p><text:s/>169,858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16.66" calcext:value-type="float">
            <text:p><text:s/>1,716.66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2102" calcext:value-type="float">
            <text:p>332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09-0 CARGARAUSTRAL S.A. :</text:p>
          </table:table-cell>
        </table:table-row>
        <table:table-row table:style-name="ro4">
          <table:table-cell office:value-type="float" office:value="800" calcext:value-type="float">
            <text:p>800</text:p>
          </table:table-cell>
          <table:table-cell office:value-type="string" calcext:value-type="string">
            <text:p><text:s/>166,138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20.85" calcext:value-type="float">
            <text:p><text:s/>3,720.85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2202" calcext:value-type="float">
            <text:p>3322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0-0 COMERCIALIZADORA O :</text:p>
          </table:table-cell>
        </table:table-row>
        <table:table-row table:style-name="ro4">
          <table:table-cell office:value-type="float" office:value="801" calcext:value-type="float">
            <text:p>801</text:p>
          </table:table-cell>
          <table:table-cell office:value-type="string" calcext:value-type="string">
            <text:p><text:s/>165,162.64</text:p>
          </table:table-cell>
          <table:table-cell office:value-type="float" office:value="0" calcext:value-type="float">
            <text:p><text:s/>- </text:p>
          </table:table-cell>
          <table:table-cell office:value-type="float" office:value="975.36" calcext:value-type="float">
            <text:p><text:s/>975.36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2302" calcext:value-type="float">
            <text:p>3323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1-0 CORDOVA ARMIJOS JU :</text:p>
          </table:table-cell>
        </table:table-row>
        <table:table-row table:style-name="ro4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165,072.64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" calcext:value-type="float">
            <text:p><text:s/>90.00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2402" calcext:value-type="float">
            <text:p>3324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2-0 JORCHU SA :</text:p>
          </table:table-cell>
        </table:table-row>
        <table:table-row table:style-name="ro4">
          <table:table-cell office:value-type="float" office:value="803" calcext:value-type="float">
            <text:p>803</text:p>
          </table:table-cell>
          <table:table-cell office:value-type="string" calcext:value-type="string">
            <text:p><text:s/>161,941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31.37" calcext:value-type="float">
            <text:p><text:s/>3,131.37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2502" calcext:value-type="float">
            <text:p>332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3-0 NUÑEZ CALLE JOSE A :</text:p>
          </table:table-cell>
        </table:table-row>
        <table:table-row table:style-name="ro4">
          <table:table-cell office:value-type="float" office:value="804" calcext:value-type="float">
            <text:p>804</text:p>
          </table:table-cell>
          <table:table-cell office:value-type="string" calcext:value-type="string">
            <text:p><text:s/>160,785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55.4" calcext:value-type="float">
            <text:p><text:s/>1,155.40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2602" calcext:value-type="float">
            <text:p>3326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4-0 SERVIDECONS SA :</text:p>
          </table:table-cell>
        </table:table-row>
        <table:table-row table:style-name="ro4">
          <table:table-cell office:value-type="float" office:value="805" calcext:value-type="float">
            <text:p>805</text:p>
          </table:table-cell>
          <table:table-cell office:value-type="string" calcext:value-type="string">
            <text:p><text:s/>152,196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8589.27" calcext:value-type="float">
            <text:p><text:s/>8,589.27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2702" calcext:value-type="float">
            <text:p>332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5-0 TORRES RONQUILLO F :</text:p>
          </table:table-cell>
        </table:table-row>
        <table:table-row table:style-name="ro4">
          <table:table-cell office:value-type="float" office:value="806" calcext:value-type="float">
            <text:p>806</text:p>
          </table:table-cell>
          <table:table-cell office:value-type="string" calcext:value-type="string">
            <text:p><text:s/>151,742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53.82" calcext:value-type="float">
            <text:p><text:s/>453.82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2802" calcext:value-type="float">
            <text:p>3328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6-0 EDISON FAUSTO COND :</text:p>
          </table:table-cell>
        </table:table-row>
        <table:table-row table:style-name="ro4">
          <table:table-cell office:value-type="float" office:value="807" calcext:value-type="float">
            <text:p>807</text:p>
          </table:table-cell>
          <table:table-cell office:value-type="string" calcext:value-type="string">
            <text:p><text:s/>148,572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69.92" calcext:value-type="float">
            <text:p><text:s/>3,169.92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5602" calcext:value-type="float">
            <text:p>3356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9-0 TOPIC GRANADOS MAR :DB -1070987682: TOPIC</text:p>
          </table:table-cell>
        </table:table-row>
        <table:table-row table:style-name="ro4">
          <table:table-cell office:value-type="float" office:value="808" calcext:value-type="float">
            <text:p>808</text:p>
          </table:table-cell>
          <table:table-cell office:value-type="string" calcext:value-type="string">
            <text:p><text:s/>148,298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4.32" calcext:value-type="float">
            <text:p><text:s/>274.32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5102" calcext:value-type="float">
            <text:p>335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CK 951-0 BANCO DEL PACIFICO :DB -1070987682: PENSI</text:p>
          </table:table-cell>
        </table:table-row>
        <table:table-row table:style-name="ro4">
          <table:table-cell office:value-type="float" office:value="809" calcext:value-type="float">
            <text:p>809</text:p>
          </table:table-cell>
          <table:table-cell office:value-type="string" calcext:value-type="string">
            <text:p><text:s/>148,042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6.5" calcext:value-type="float">
            <text:p><text:s/>256.50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5202" calcext:value-type="float">
            <text:p>3352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CK 952-0 FRANCISCO LUVER QU :DB -1070987682: REPOS</text:p>
          </table:table-cell>
        </table:table-row>
        <table:table-row table:style-name="ro4">
          <table:table-cell office:value-type="float" office:value="810" calcext:value-type="float">
            <text:p>810</text:p>
          </table:table-cell>
          <table:table-cell office:value-type="string" calcext:value-type="string">
            <text:p><text:s/>146,060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81.85" calcext:value-type="float">
            <text:p><text:s/>1,981.85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5702" calcext:value-type="float">
            <text:p>335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0-0 UNION CEMENTERA NA :DB -1070987682: UNION</text:p>
          </table:table-cell>
        </table:table-row>
        <table:table-row table:style-name="ro4">
          <table:table-cell office:value-type="float" office:value="811" calcext:value-type="float">
            <text:p>811</text:p>
          </table:table-cell>
          <table:table-cell office:value-type="string" calcext:value-type="string">
            <text:p><text:s/>143,972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87.43" calcext:value-type="float">
            <text:p><text:s/>2,087.43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5802" calcext:value-type="float">
            <text:p>3358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1-0 UNION CEMENTERA NA :UNION CEMENTERA NACIO</text:p>
          </table:table-cell>
        </table:table-row>
        <table:table-row table:style-name="ro4">
          <table:table-cell office:value-type="float" office:value="812" calcext:value-type="float">
            <text:p>812</text:p>
          </table:table-cell>
          <table:table-cell office:value-type="string" calcext:value-type="string">
            <text:p><text:s/>143,125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7" calcext:value-type="float">
            <text:p><text:s/>847.00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5902" calcext:value-type="float">
            <text:p>3359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2-0 EQUIPOS &amp; PRUEBAS <text:s/>:DB -1070987682: EQUIP</text:p>
          </table:table-cell>
        </table:table-row>
        <table:table-row table:style-name="ro4">
          <table:table-cell office:value-type="float" office:value="813" calcext:value-type="float">
            <text:p>813</text:p>
          </table:table-cell>
          <table:table-cell office:value-type="string" calcext:value-type="string">
            <text:p><text:s/>124,109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015.92" calcext:value-type="float">
            <text:p><text:s/>19,015.92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5402" calcext:value-type="float">
            <text:p>3354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7-0 ELECTMB S.A. :DB -1070987682: ELECTMB SA </text:p>
          </table:table-cell>
        </table:table-row>
        <table:table-row table:style-name="ro4">
          <table:table-cell office:value-type="float" office:value="814" calcext:value-type="float">
            <text:p>814</text:p>
          </table:table-cell>
          <table:table-cell office:value-type="string" calcext:value-type="string">
            <text:p><text:s/>123,903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6.4" calcext:value-type="float">
            <text:p><text:s/>206.40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5502" calcext:value-type="float">
            <text:p>335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8-0 MENDEZ COGOLLO EDW :DB -1070987682: MENDE</text:p>
          </table:table-cell>
        </table:table-row>
        <table:table-row table:style-name="ro4">
          <table:table-cell office:value-type="float" office:value="815" calcext:value-type="float">
            <text:p>815</text:p>
          </table:table-cell>
          <table:table-cell office:value-type="string" calcext:value-type="string">
            <text:p><text:s/>123,695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8.15" calcext:value-type="float">
            <text:p><text:s/>208.15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602" calcext:value-type="float">
            <text:p>3376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9-0 TORREGASI S.A. :DB -1070987682: TORREGASI</text:p>
          </table:table-cell>
        </table:table-row>
        <table:table-row table:style-name="ro4">
          <table:table-cell office:value-type="float" office:value="816" calcext:value-type="float">
            <text:p>816</text:p>
          </table:table-cell>
          <table:table-cell office:value-type="string" calcext:value-type="string">
            <text:p><text:s/>123,518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6.98" calcext:value-type="float">
            <text:p><text:s/>176.98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702" calcext:value-type="float">
            <text:p>337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0-0 CONECEL S.A. :CONECEL PAGO F# 32207799</text:p>
          </table:table-cell>
        </table:table-row>
        <table:table-row table:style-name="ro4">
          <table:table-cell office:value-type="float" office:value="817" calcext:value-type="float">
            <text:p>817</text:p>
          </table:table-cell>
          <table:table-cell office:value-type="string" calcext:value-type="string">
            <text:p><text:s/>123,318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0" calcext:value-type="float">
            <text:p><text:s/>200.00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40202" calcext:value-type="float">
            <text:p>3402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5-0 MINISTERIO DE TRAB :DB -1070987682: PAGO </text:p>
          </table:table-cell>
        </table:table-row>
        <table:table-row table:style-name="ro4">
          <table:table-cell office:value-type="float" office:value="818" calcext:value-type="float">
            <text:p>818</text:p>
          </table:table-cell>
          <table:table-cell office:value-type="string" calcext:value-type="string">
            <text:p><text:s/>123,118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0" calcext:value-type="float">
            <text:p><text:s/>200.00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40302" calcext:value-type="float">
            <text:p>3403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6-0 MINISTERIO DE TRAB :DB -1070987682: PAGO </text:p>
          </table:table-cell>
        </table:table-row>
        <table:table-row table:style-name="ro4">
          <table:table-cell office:value-type="float" office:value="819" calcext:value-type="float">
            <text:p>819</text:p>
          </table:table-cell>
          <table:table-cell office:value-type="string" calcext:value-type="string">
            <text:p><text:s/>122,918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0" calcext:value-type="float">
            <text:p><text:s/>200.00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40402" calcext:value-type="float">
            <text:p>3404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7-0 MINISTERIO DE TRAB :DB -1070987682: PAGO </text:p>
          </table:table-cell>
        </table:table-row>
        <table:table-row table:style-name="ro4">
          <table:table-cell office:value-type="float" office:value="820" calcext:value-type="float">
            <text:p>820</text:p>
          </table:table-cell>
          <table:table-cell office:value-type="string" calcext:value-type="string">
            <text:p><text:s/>119,979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38.64" calcext:value-type="float">
            <text:p><text:s/>2,938.64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202" calcext:value-type="float">
            <text:p>3372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5-0 SUMBA ORTEGA IVAN <text:s/>:DB -1070987682: SUMBA</text:p>
          </table:table-cell>
        </table:table-row>
        <table:table-row table:style-name="ro4">
          <table:table-cell office:value-type="float" office:value="821" calcext:value-type="float">
            <text:p>821</text:p>
          </table:table-cell>
          <table:table-cell office:value-type="string" calcext:value-type="string">
            <text:p><text:s/>119,742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7.49" calcext:value-type="float">
            <text:p><text:s/>237.49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002" calcext:value-type="float">
            <text:p>3360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3-0 ALCIVAR BRICIO HUM :</text:p>
          </table:table-cell>
        </table:table-row>
        <table:table-row table:style-name="ro4">
          <table:table-cell office:value-type="float" office:value="822" calcext:value-type="float">
            <text:p>822</text:p>
          </table:table-cell>
          <table:table-cell office:value-type="string" calcext:value-type="string">
            <text:p><text:s/>119,565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6.4" calcext:value-type="float">
            <text:p><text:s/>176.40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102" calcext:value-type="float">
            <text:p>336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4-0 BRENSAM BONILLA S. :</text:p>
          </table:table-cell>
        </table:table-row>
        <table:table-row table:style-name="ro4">
          <table:table-cell office:value-type="float" office:value="823" calcext:value-type="float">
            <text:p>823</text:p>
          </table:table-cell>
          <table:table-cell office:value-type="string" calcext:value-type="string">
            <text:p><text:s/>116,859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06.67" calcext:value-type="float">
            <text:p><text:s/>2,706.67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202" calcext:value-type="float">
            <text:p>3362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5-0 CAJAMARCA PROTECTI :</text:p>
          </table:table-cell>
        </table:table-row>
        <table:table-row table:style-name="ro4">
          <table:table-cell office:value-type="float" office:value="824" calcext:value-type="float">
            <text:p>824</text:p>
          </table:table-cell>
          <table:table-cell office:value-type="string" calcext:value-type="string">
            <text:p><text:s/>115,641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17.7" calcext:value-type="float">
            <text:p><text:s/>1,217.70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302" calcext:value-type="float">
            <text:p>3363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6-0 CARGARAUSTRAL S.A. :</text:p>
          </table:table-cell>
        </table:table-row>
        <table:table-row table:style-name="ro4">
          <table:table-cell office:value-type="float" office:value="825" calcext:value-type="float">
            <text:p>825</text:p>
          </table:table-cell>
          <table:table-cell office:value-type="string" calcext:value-type="string">
            <text:p><text:s/>115,608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.97" calcext:value-type="float">
            <text:p><text:s/>32.97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402" calcext:value-type="float">
            <text:p>3364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7-0 ELECTROLEG SA :</text:p>
          </table:table-cell>
        </table:table-row>
        <table:table-row table:style-name="ro4">
          <table:table-cell office:value-type="float" office:value="826" calcext:value-type="float">
            <text:p>826</text:p>
          </table:table-cell>
          <table:table-cell office:value-type="string" calcext:value-type="string">
            <text:p><text:s/>112,018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89.91" calcext:value-type="float">
            <text:p><text:s/>3,589.91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502" calcext:value-type="float">
            <text:p>336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8-0 NUÑEZ CALLE JOSE A :</text:p>
          </table:table-cell>
        </table:table-row>
        <table:table-row table:style-name="ro4">
          <table:table-cell office:value-type="float" office:value="827" calcext:value-type="float">
            <text:p>827</text:p>
          </table:table-cell>
          <table:table-cell office:value-type="string" calcext:value-type="string">
            <text:p><text:s/>111,860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7.54" calcext:value-type="float">
            <text:p><text:s/>157.54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602" calcext:value-type="float">
            <text:p>3366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9-0 SUKER S.A. :</text:p>
          </table:table-cell>
        </table:table-row>
        <table:table-row table:style-name="ro4">
          <table:table-cell office:value-type="float" office:value="828" calcext:value-type="float">
            <text:p>828</text:p>
          </table:table-cell>
          <table:table-cell office:value-type="string" calcext:value-type="string">
            <text:p><text:s/>111,635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5.88" calcext:value-type="float">
            <text:p><text:s/>225.88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702" calcext:value-type="float">
            <text:p>336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0-0 SWISSOIL DEL ECUAD :</text:p>
          </table:table-cell>
        </table:table-row>
        <table:table-row table:style-name="ro4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106,646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88.99" calcext:value-type="float">
            <text:p><text:s/>4,988.99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802" calcext:value-type="float">
            <text:p>3368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1-0 TECNOVIAS S.A. :</text:p>
          </table:table-cell>
        </table:table-row>
        <table:table-row table:style-name="ro4">
          <table:table-cell office:value-type="float" office:value="830" calcext:value-type="float">
            <text:p>830</text:p>
          </table:table-cell>
          <table:table-cell office:value-type="string" calcext:value-type="string">
            <text:p><text:s/>104,228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18.08" calcext:value-type="float">
            <text:p><text:s/>2,418.08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902" calcext:value-type="float">
            <text:p>3369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2-0 TORRES RONQUILLO F :</text:p>
          </table:table-cell>
        </table:table-row>
        <table:table-row table:style-name="ro4">
          <table:table-cell office:value-type="float" office:value="831" calcext:value-type="float">
            <text:p>831</text:p>
          </table:table-cell>
          <table:table-cell office:value-type="string" calcext:value-type="string">
            <text:p><text:s/>104,169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.8" calcext:value-type="float">
            <text:p><text:s/>58.80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002" calcext:value-type="float">
            <text:p>3370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3-0 TRANSPORTE CARGA P :</text:p>
          </table:table-cell>
        </table:table-row>
        <table:table-row table:style-name="ro4">
          <table:table-cell office:value-type="float" office:value="832" calcext:value-type="float">
            <text:p>832</text:p>
          </table:table-cell>
          <table:table-cell office:value-type="string" calcext:value-type="string">
            <text:p><text:s/>79,169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000" calcext:value-type="float">
            <text:p><text:s/>25,000.00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102" calcext:value-type="float">
            <text:p>337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4-0 VIADIRECTA CONSTRU :</text:p>
          </table:table-cell>
        </table:table-row>
        <table:table-row table:style-name="ro4">
          <table:table-cell office:value-type="float" office:value="833" calcext:value-type="float">
            <text:p>833</text:p>
          </table:table-cell>
          <table:table-cell office:value-type="string" calcext:value-type="string">
            <text:p><text:s/>78,862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7.15" calcext:value-type="float">
            <text:p><text:s/>307.15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402" calcext:value-type="float">
            <text:p>3374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7-0 GURUMENDI CUJILAN <text:s/>:DB -1070987682: GURUM</text:p>
          </table:table-cell>
        </table:table-row>
        <table:table-row table:style-name="ro4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78,386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5.2" calcext:value-type="float">
            <text:p><text:s/>475.20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502" calcext:value-type="float">
            <text:p>337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8-0 TRANSPORTE CARGA P :DB -1070987682: VIBAR</text:p>
          </table:table-cell>
        </table:table-row>
        <table:table-row table:style-name="ro4">
          <table:table-cell office:value-type="float" office:value="835" calcext:value-type="float">
            <text:p>835</text:p>
          </table:table-cell>
          <table:table-cell office:value-type="string" calcext:value-type="string">
            <text:p><text:s/>78,201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5.08" calcext:value-type="float">
            <text:p><text:s/>185.08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302" calcext:value-type="float">
            <text:p>3373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6-0 COMERCIAL KYWI S.A :COMERCIAL KYWI PAGO F</text:p>
          </table:table-cell>
        </table:table-row>
        <table:table-row table:style-name="ro4">
          <table:table-cell office:value-type="float" office:value="836" calcext:value-type="float">
            <text:p>836</text:p>
          </table:table-cell>
          <table:table-cell office:value-type="string" calcext:value-type="string">
            <text:p><text:s/>74,281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19.88" calcext:value-type="float">
            <text:p><text:s/>3,919.88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802" calcext:value-type="float">
            <text:p>3378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1-0 PRIN-IT S.A. :</text:p>
          </table:table-cell>
        </table:table-row>
        <table:table-row table:style-name="ro4">
          <table:table-cell office:value-type="float" office:value="837" calcext:value-type="float">
            <text:p>837</text:p>
          </table:table-cell>
          <table:table-cell office:value-type="string" calcext:value-type="string">
            <text:p><text:s/>70,525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56.51" calcext:value-type="float">
            <text:p><text:s/>3,756.51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902" calcext:value-type="float">
            <text:p>3379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2-0 PRIN-IT S.A. :</text:p>
          </table:table-cell>
        </table:table-row>
        <table:table-row table:style-name="ro4">
          <table:table-cell office:value-type="float" office:value="838" calcext:value-type="float">
            <text:p>838</text:p>
          </table:table-cell>
          <table:table-cell office:value-type="string" calcext:value-type="string">
            <text:p><text:s/>67,658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66.98" calcext:value-type="float">
            <text:p><text:s/>2,866.98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002" calcext:value-type="float">
            <text:p>3380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3-0 ZURICH SEGUROS ECU :</text:p>
          </table:table-cell>
        </table:table-row>
        <table:table-row table:style-name="ro4">
          <table:table-cell office:value-type="float" office:value="839" calcext:value-type="float">
            <text:p>839</text:p>
          </table:table-cell>
          <table:table-cell office:value-type="string" calcext:value-type="string">
            <text:p><text:s/>67,367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1.38" calcext:value-type="float">
            <text:p><text:s/>291.38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102" calcext:value-type="float">
            <text:p>338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4-0 PINTUSARIATO S.A. :</text:p>
          </table:table-cell>
        </table:table-row>
        <table:table-row table:style-name="ro4">
          <table:table-cell office:value-type="float" office:value="840" calcext:value-type="float">
            <text:p>840</text:p>
          </table:table-cell>
          <table:table-cell office:value-type="string" calcext:value-type="string">
            <text:p><text:s/>65,775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91.85" calcext:value-type="float">
            <text:p><text:s/>1,591.85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202" calcext:value-type="float">
            <text:p>3382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5-0 LIGORGURO FALCONES :DB -1070987682: LIGOR</text:p>
          </table:table-cell>
        </table:table-row>
        <table:table-row table:style-name="ro4">
          <table:table-cell office:value-type="float" office:value="841" calcext:value-type="float">
            <text:p>841</text:p>
          </table:table-cell>
          <table:table-cell office:value-type="string" calcext:value-type="string">
            <text:p><text:s/>63,270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04.43" calcext:value-type="float">
            <text:p><text:s/>2,504.43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302" calcext:value-type="float">
            <text:p>3383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6-0 LIGORGURO FALCONES :DB -1070987682: LIGOR</text:p>
          </table:table-cell>
        </table:table-row>
        <table:table-row table:style-name="ro4">
          <table:table-cell office:value-type="float" office:value="842" calcext:value-type="float">
            <text:p>842</text:p>
          </table:table-cell>
          <table:table-cell office:value-type="string" calcext:value-type="string">
            <text:p><text:s/>62,932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8.47" calcext:value-type="float">
            <text:p><text:s/>338.47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402" calcext:value-type="float">
            <text:p>3384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7-0 FRANCISCO LUVER QU :DB -1070987682: FRANC</text:p>
          </table:table-cell>
        </table:table-row>
        <table:table-row table:style-name="ro4">
          <table:table-cell office:value-type="float" office:value="843" calcext:value-type="float">
            <text:p>843</text:p>
          </table:table-cell>
          <table:table-cell office:value-type="string" calcext:value-type="string">
            <text:p><text:s/>62,732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0" calcext:value-type="float">
            <text:p><text:s/>200.00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502" calcext:value-type="float">
            <text:p>338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8-0 CORNEJO ESPINOZA J :DB -1070987682: PROVI</text:p>
          </table:table-cell>
        </table:table-row>
        <table:table-row table:style-name="ro4">
          <table:table-cell office:value-type="float" office:value="844" calcext:value-type="float">
            <text:p>844</text:p>
          </table:table-cell>
          <table:table-cell office:value-type="string" calcext:value-type="string">
            <text:p><text:s/>60,258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74.28" calcext:value-type="float">
            <text:p><text:s/>2,474.28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602" calcext:value-type="float">
            <text:p>3386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9-0 BRENSAM BONILLA S. :</text:p>
          </table:table-cell>
        </table:table-row>
        <table:table-row table:style-name="ro4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59,951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6.89" calcext:value-type="float">
            <text:p><text:s/>306.89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702" calcext:value-type="float">
            <text:p>338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0-0 COMERCIAL KYWI S.A :</text:p>
          </table:table-cell>
        </table:table-row>
        <table:table-row table:style-name="ro4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59,439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1.92" calcext:value-type="float">
            <text:p><text:s/>511.92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802" calcext:value-type="float">
            <text:p>3388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1-0 COMERCIALIZADORA O :</text:p>
          </table:table-cell>
        </table:table-row>
        <table:table-row table:style-name="ro4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55,817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21.62" calcext:value-type="float">
            <text:p><text:s/>3,621.62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902" calcext:value-type="float">
            <text:p>3389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2-0 ELECTROLEG SA :</text:p>
          </table:table-cell>
        </table:table-row>
        <table:table-row table:style-name="ro4">
          <table:table-cell office:value-type="float" office:value="848" calcext:value-type="float">
            <text:p>848</text:p>
          </table:table-cell>
          <table:table-cell office:value-type="string" calcext:value-type="string">
            <text:p><text:s/>55,444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3.28" calcext:value-type="float">
            <text:p><text:s/>373.28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002" calcext:value-type="float">
            <text:p>3390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3-0 EQUIPOS &amp; PRUEBAS <text:s/>:</text:p>
          </table:table-cell>
        </table:table-row>
        <table:table-row table:style-name="ro4">
          <table:table-cell office:value-type="float" office:value="849" calcext:value-type="float">
            <text:p>849</text:p>
          </table:table-cell>
          <table:table-cell office:value-type="string" calcext:value-type="string">
            <text:p><text:s/>52,633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10.95" calcext:value-type="float">
            <text:p><text:s/>2,810.95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102" calcext:value-type="float">
            <text:p>339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4-0 FACINSER S.A. FRAN :</text:p>
          </table:table-cell>
        </table:table-row>
        <table:table-row table:style-name="ro4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52,607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.13" calcext:value-type="float">
            <text:p><text:s/>26.13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202" calcext:value-type="float">
            <text:p>3392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5-0 GARCIA ALAÑA VICTO :</text:p>
          </table:table-cell>
        </table:table-row>
        <table:table-row table:style-name="ro4">
          <table:table-cell office:value-type="float" office:value="851" calcext:value-type="float">
            <text:p>851</text:p>
          </table:table-cell>
          <table:table-cell office:value-type="string" calcext:value-type="string">
            <text:p><text:s/>52,590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51" calcext:value-type="float">
            <text:p><text:s/>16.51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302" calcext:value-type="float">
            <text:p>3393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6-0 JORCHU SA :</text:p>
          </table:table-cell>
        </table:table-row>
        <table:table-row table:style-name="ro4">
          <table:table-cell office:value-type="float" office:value="852" calcext:value-type="float">
            <text:p>852</text:p>
          </table:table-cell>
          <table:table-cell office:value-type="string" calcext:value-type="string">
            <text:p><text:s/>41,795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794.96" calcext:value-type="float">
            <text:p><text:s/>10,794.96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402" calcext:value-type="float">
            <text:p>3394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7-0 NUÑEZ CALLE JOSE A :</text:p>
          </table:table-cell>
        </table:table-row>
        <table:table-row table:style-name="ro4">
          <table:table-cell office:value-type="float" office:value="853" calcext:value-type="float">
            <text:p>853</text:p>
          </table:table-cell>
          <table:table-cell office:value-type="string" calcext:value-type="string">
            <text:p><text:s/>41,787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8" calcext:value-type="float">
            <text:p><text:s/>7.80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502" calcext:value-type="float">
            <text:p>339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8-0 TOPIC GRANADOS MAR :</text:p>
          </table:table-cell>
        </table:table-row>
        <table:table-row table:style-name="ro4">
          <table:table-cell office:value-type="float" office:value="854" calcext:value-type="float">
            <text:p>854</text:p>
          </table:table-cell>
          <table:table-cell office:value-type="string" calcext:value-type="string">
            <text:p><text:s/>33,751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8036.56" calcext:value-type="float">
            <text:p><text:s/>8,036.56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602" calcext:value-type="float">
            <text:p>3396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9-0 TORRES RONQUILLO F :</text:p>
          </table:table-cell>
        </table:table-row>
        <table:table-row table:style-name="ro4">
          <table:table-cell office:value-type="float" office:value="855" calcext:value-type="float">
            <text:p>855</text:p>
          </table:table-cell>
          <table:table-cell office:value-type="string" calcext:value-type="string">
            <text:p><text:s/>23,168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582.72" calcext:value-type="float">
            <text:p><text:s/>10,582.72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702" calcext:value-type="float">
            <text:p>339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0-0 VIADIRECTA CONSTRU :</text:p>
          </table:table-cell>
        </table:table-row>
        <table:table-row table:style-name="ro4">
          <table:table-cell office:value-type="float" office:value="856" calcext:value-type="float">
            <text:p>856</text:p>
          </table:table-cell>
          <table:table-cell office:value-type="string" calcext:value-type="string">
            <text:p><text:s/>21,166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01.94" calcext:value-type="float">
            <text:p><text:s/>2,001.94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802" calcext:value-type="float">
            <text:p>3398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1-0 LIGORGURO FALCONES :DB -1070987682: LIGOR</text:p>
          </table:table-cell>
        </table:table-row>
        <table:table-row table:style-name="ro4">
          <table:table-cell office:value-type="float" office:value="857" calcext:value-type="float">
            <text:p>857</text:p>
          </table:table-cell>
          <table:table-cell office:value-type="string" calcext:value-type="string">
            <text:p><text:s/>20,896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0.13" calcext:value-type="float">
            <text:p><text:s/>270.13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902" calcext:value-type="float">
            <text:p>3399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2-0 OPTICA LOZANO Y AS :</text:p>
          </table:table-cell>
        </table:table-row>
        <table:table-row table:style-name="ro4">
          <table:table-cell office:value-type="float" office:value="858" calcext:value-type="float">
            <text:p>858</text:p>
          </table:table-cell>
          <table:table-cell office:value-type="string" calcext:value-type="string">
            <text:p><text:s/>20,411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4.81" calcext:value-type="float">
            <text:p><text:s/>484.81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40002" calcext:value-type="float">
            <text:p>3400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3-0 TORREGASI S.A. 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2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3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5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day number:style="long"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loext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2" loext:min-decimal-places="2" number:min-integer-digits="1" number:grouping="true"/>
      <number:text> </number:text>
    </number:number-style>
    <number:number-style style:name="N14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$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1:38:02.2417021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2:23:50.659988116</meta:creation-date>
    <meta:generator>LibreOffice/6.4.6.2$Linux_X86_64 LibreOffice_project/40$Build-2</meta:generator>
    <dc:date>2021-01-19T11:41:07.837539295</dc:date>
    <meta:editing-duration>PT1H16M15S</meta:editing-duration>
    <meta:editing-cycles>7</meta:editing-cycles>
    <meta:document-statistic meta:table-count="2" meta:cell-count="8621" meta:object-count="0"/>
  </office:meta>
</office:document-meta>
</file>